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78in"/>
    </style:style>
    <style:style style:name="co2" style:family="table-column">
      <style:table-column-properties fo:break-before="auto" style:column-width="0.6291in"/>
    </style:style>
    <style:style style:name="co3" style:family="table-column">
      <style:table-column-properties fo:break-before="auto" style:column-width="0.422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6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5811in"/>
    </style:style>
    <style:style style:name="co11" style:family="table-column">
      <style:table-column-properties fo:break-before="auto" style:column-width="1.1665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673in"/>
    </style:style>
    <style:style style:name="co14" style:family="table-column">
      <style:table-column-properties fo:break-before="auto" style:column-width="0.670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28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128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 style:data-style-name="N128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="0.06pt solid #000000"/>
    </style:style>
    <style:style style:name="ce15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fo:border="0.06pt solid #000000"/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ce17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="0.06pt solid #000000"/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uctus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6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>
            <text:p>score</text:p>
          </table:table-cell>
          <table:table-cell table:style-name="ce5" office:value-type="float" office:value="212.459124147105">
            <text:p>212.459</text:p>
          </table:table-cell>
          <table:table-cell/>
          <table:table-cell table:style-name="ce7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-ea-b124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61.34">
            <text:p>61.34</text:p>
          </table:table-cell>
          <table:table-cell table:style-name="ce3" office:value-type="float" office:value="61.309">
            <text:p>61.309</text:p>
          </table:table-cell>
          <table:table-cell table:style-name="ce3" office:value-type="float" office:value="0.518">
            <text:p>0.518</text:p>
          </table:table-cell>
          <table:table-cell table:style-name="ce3" office:value-type="float" office:value="61.312">
            <text:p>61.312</text:p>
          </table:table-cell>
          <table:table-cell table:style-name="ce2" office:value-type="float" office:value="61.827">
            <text:p>61.827</text:p>
          </table:table-cell>
          <table:table-cell table:style-name="ce3" office:value-type="float" office:value="60.783">
            <text:p>60.783</text:p>
          </table:table-cell>
          <table:table-cell table:style-name="ce3" office:value-type="float" office:value="64.441">
            <text:p>64.441</text:p>
          </table:table-cell>
          <table:table-cell table:style-name="ce3" office:value-type="float" office:value="85">
            <text:p>8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99.478">
            <text:p>99.478</text:p>
          </table:table-cell>
          <table:table-cell table:style-name="ce3" office:value-type="float" office:value="99.408">
            <text:p>99.408</text:p>
          </table:table-cell>
          <table:table-cell table:style-name="ce3" office:value-type="float" office:value="2.797">
            <text:p>2.797</text:p>
          </table:table-cell>
          <table:table-cell table:style-name="ce3" office:value-type="float" office:value="99.448">
            <text:p>99.448</text:p>
          </table:table-cell>
          <table:table-cell table:style-name="ce2" office:value-type="float" office:value="102.205">
            <text:p>102.205</text:p>
          </table:table-cell>
          <table:table-cell table:style-name="ce3" office:value-type="float" office:value="95.952">
            <text:p>95.952</text:p>
          </table:table-cell>
          <table:table-cell table:style-name="ce3" office:value-type="float" office:value="114.757">
            <text:p>114.757</text:p>
          </table:table-cell>
          <table:table-cell table:style-name="ce3" office:value-type="float" office:value="170">
            <text:p>17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40">
            <text:p>340</text:p>
          </table:table-cell>
          <table:table-cell table:style-name="ce3" office:value-type="float" office:value="188.231">
            <text:p>188.231</text:p>
          </table:table-cell>
          <table:table-cell table:style-name="ce3" office:value-type="float" office:value="188.332">
            <text:p>188.332</text:p>
          </table:table-cell>
          <table:table-cell table:style-name="ce3" office:value-type="float" office:value="13.607">
            <text:p>13.607</text:p>
          </table:table-cell>
          <table:table-cell table:style-name="ce3" office:value-type="float" office:value="188.823">
            <text:p>188.823</text:p>
          </table:table-cell>
          <table:table-cell table:style-name="ce2" office:value-type="float" office:value="201.939">
            <text:p>201.939</text:p>
          </table:table-cell>
          <table:table-cell table:style-name="ce3" office:value-type="float" office:value="99.092">
            <text:p>99.092</text:p>
          </table:table-cell>
          <table:table-cell table:style-name="ce3" office:value-type="float" office:value="243.359">
            <text:p>243.359</text:p>
          </table:table-cell>
          <table:table-cell table:style-name="ce3" office:value-type="float" office:value="340">
            <text:p>34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67">
            <text:p>167</text:p>
          </table:table-cell>
          <table:table-cell table:style-name="ce3" office:value-type="float" office:value="30.984">
            <text:p>30.984</text:p>
          </table:table-cell>
          <table:table-cell table:style-name="ce3" office:value-type="float" office:value="30.966">
            <text:p>30.966</text:p>
          </table:table-cell>
          <table:table-cell table:style-name="ce3" office:value-type="float" office:value="0.426">
            <text:p>0.426</text:p>
          </table:table-cell>
          <table:table-cell table:style-name="ce3" office:value-type="float" office:value="30.969">
            <text:p>30.969</text:p>
          </table:table-cell>
          <table:table-cell table:style-name="ce2" office:value-type="float" office:value="31.392">
            <text:p>31.392</text:p>
          </table:table-cell>
          <table:table-cell table:style-name="ce3" office:value-type="float" office:value="30.548">
            <text:p>30.548</text:p>
          </table:table-cell>
          <table:table-cell table:style-name="ce3" office:value-type="float" office:value="34.283">
            <text:p>34.283</text:p>
          </table:table-cell>
          <table:table-cell table:style-name="ce3" office:value-type="float" office:value="167">
            <text:p>16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34">
            <text:p>334</text:p>
          </table:table-cell>
          <table:table-cell table:style-name="ce3" office:value-type="float" office:value="55.181">
            <text:p>55.181</text:p>
          </table:table-cell>
          <table:table-cell table:style-name="ce3" office:value-type="float" office:value="55.149">
            <text:p>55.149</text:p>
          </table:table-cell>
          <table:table-cell table:style-name="ce3" office:value-type="float" office:value="2.677">
            <text:p>2.677</text:p>
          </table:table-cell>
          <table:table-cell table:style-name="ce3" office:value-type="float" office:value="55.214">
            <text:p>55.214</text:p>
          </table:table-cell>
          <table:table-cell table:style-name="ce2" office:value-type="float" office:value="57.826">
            <text:p>57.826</text:p>
          </table:table-cell>
          <table:table-cell table:style-name="ce3" office:value-type="float" office:value="50.733">
            <text:p>50.733</text:p>
          </table:table-cell>
          <table:table-cell table:style-name="ce3" office:value-type="float" office:value="70.37">
            <text:p>70.37</text:p>
          </table:table-cell>
          <table:table-cell table:style-name="ce3" office:value-type="float" office:value="334">
            <text:p>33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668">
            <text:p>668</text:p>
          </table:table-cell>
          <table:table-cell table:style-name="ce3" office:value-type="float" office:value="110.093">
            <text:p>110.093</text:p>
          </table:table-cell>
          <table:table-cell table:style-name="ce3" office:value-type="float" office:value="110.115">
            <text:p>110.115</text:p>
          </table:table-cell>
          <table:table-cell table:style-name="ce3" office:value-type="float" office:value="7.062">
            <text:p>7.062</text:p>
          </table:table-cell>
          <table:table-cell table:style-name="ce3" office:value-type="float" office:value="110.341">
            <text:p>110.341</text:p>
          </table:table-cell>
          <table:table-cell table:style-name="ce2" office:value-type="float" office:value="117.177">
            <text:p>117.177</text:p>
          </table:table-cell>
          <table:table-cell table:style-name="ce3" office:value-type="float" office:value="64.412">
            <text:p>64.412</text:p>
          </table:table-cell>
          <table:table-cell table:style-name="ce3" office:value-type="float" office:value="141.51">
            <text:p>141.51</text:p>
          </table:table-cell>
          <table:table-cell table:style-name="ce3" office:value-type="float" office:value="668">
            <text:p>66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25.636">
            <text:p>25.636</text:p>
          </table:table-cell>
          <table:table-cell table:style-name="ce3" office:value-type="float" office:value="25.621">
            <text:p>25.621</text:p>
          </table:table-cell>
          <table:table-cell table:style-name="ce3" office:value-type="float" office:value="0.439">
            <text:p>0.439</text:p>
          </table:table-cell>
          <table:table-cell table:style-name="ce3" office:value-type="float" office:value="25.625">
            <text:p>25.625</text:p>
          </table:table-cell>
          <table:table-cell table:style-name="ce2" office:value-type="float" office:value="26.06">
            <text:p>26.06</text:p>
          </table:table-cell>
          <table:table-cell table:style-name="ce3" office:value-type="float" office:value="25.298">
            <text:p>25.298</text:p>
          </table:table-cell>
          <table:table-cell table:style-name="ce3" office:value-type="float" office:value="29.046">
            <text:p>29.046</text:p>
          </table:table-cell>
          <table:table-cell table:style-name="ce3" office:value-type="float" office:value="205">
            <text:p>20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42.396">
            <text:p>42.396</text:p>
          </table:table-cell>
          <table:table-cell table:style-name="ce3" office:value-type="float" office:value="42.379">
            <text:p>42.379</text:p>
          </table:table-cell>
          <table:table-cell table:style-name="ce3" office:value-type="float" office:value="1.49">
            <text:p>1.49</text:p>
          </table:table-cell>
          <table:table-cell table:style-name="ce3" office:value-type="float" office:value="42.405">
            <text:p>42.405</text:p>
          </table:table-cell>
          <table:table-cell table:style-name="ce2" office:value-type="float" office:value="43.868">
            <text:p>43.868</text:p>
          </table:table-cell>
          <table:table-cell table:style-name="ce3" office:value-type="float" office:value="37.557">
            <text:p>37.557</text:p>
          </table:table-cell>
          <table:table-cell table:style-name="ce3" office:value-type="float" office:value="54.465">
            <text:p>54.465</text:p>
          </table:table-cell>
          <table:table-cell table:style-name="ce3" office:value-type="float" office:value="410">
            <text:p>41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820">
            <text:p>820</text:p>
          </table:table-cell>
          <table:table-cell table:style-name="ce3" office:value-type="float" office:value="85.908">
            <text:p>85.908</text:p>
          </table:table-cell>
          <table:table-cell table:style-name="ce3" office:value-type="float" office:value="85.902">
            <text:p>85.902</text:p>
          </table:table-cell>
          <table:table-cell table:style-name="ce3" office:value-type="float" office:value="4.407">
            <text:p>4.407</text:p>
          </table:table-cell>
          <table:table-cell table:style-name="ce3" office:value-type="float" office:value="86.015">
            <text:p>86.015</text:p>
          </table:table-cell>
          <table:table-cell table:style-name="ce2" office:value-type="float" office:value="90.309">
            <text:p>90.309</text:p>
          </table:table-cell>
          <table:table-cell table:style-name="ce3" office:value-type="float" office:value="70.666">
            <text:p>70.666</text:p>
          </table:table-cell>
          <table:table-cell table:style-name="ce3" office:value-type="float" office:value="105.907">
            <text:p>105.907</text:p>
          </table:table-cell>
          <table:table-cell table:style-name="ce3" office:value-type="float" office:value="820">
            <text:p>82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22.593">
            <text:p>622.593</text:p>
          </table:table-cell>
          <table:table-cell table:style-name="ce3" office:value-type="float" office:value="622.567">
            <text:p>622.567</text:p>
          </table:table-cell>
          <table:table-cell table:style-name="ce3" office:value-type="float" office:value="2.211">
            <text:p>2.211</text:p>
          </table:table-cell>
          <table:table-cell table:style-name="ce3" office:value-type="float" office:value="622.571">
            <text:p>622.571</text:p>
          </table:table-cell>
          <table:table-cell table:style-name="ce2" office:value-type="float" office:value="624.779">
            <text:p>624.779</text:p>
          </table:table-cell>
          <table:table-cell table:style-name="ce3" office:value-type="float" office:value="618.055">
            <text:p>618.055</text:p>
          </table:table-cell>
          <table:table-cell table:style-name="ce3" office:value-type="float" office:value="627.713">
            <text:p>627.713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860.471">
            <text:p>860.471</text:p>
          </table:table-cell>
          <table:table-cell table:style-name="ce3" office:value-type="float" office:value="859.811">
            <text:p>859.811</text:p>
          </table:table-cell>
          <table:table-cell table:style-name="ce3" office:value-type="float" office:value="27.463">
            <text:p>27.463</text:p>
          </table:table-cell>
          <table:table-cell table:style-name="ce3" office:value-type="float" office:value="860.25">
            <text:p>860.25</text:p>
          </table:table-cell>
          <table:table-cell table:style-name="ce2" office:value-type="float" office:value="887.274">
            <text:p>887.274</text:p>
          </table:table-cell>
          <table:table-cell table:style-name="ce3" office:value-type="float" office:value="830.777">
            <text:p>830.777</text:p>
          </table:table-cell>
          <table:table-cell table:style-name="ce3" office:value-type="float" office:value="921.851">
            <text:p>921.851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517.071">
            <text:p>2517.071</text:p>
          </table:table-cell>
          <table:table-cell table:style-name="ce3" office:value-type="float" office:value="2525.05">
            <text:p>2525.05</text:p>
          </table:table-cell>
          <table:table-cell table:style-name="ce3" office:value-type="float" office:value="157.999">
            <text:p>157.999</text:p>
          </table:table-cell>
          <table:table-cell table:style-name="ce3" office:value-type="float" office:value="2529.988">
            <text:p>2529.988</text:p>
          </table:table-cell>
          <table:table-cell table:style-name="ce2" office:value-type="float" office:value="2683.049">
            <text:p>2683.049</text:p>
          </table:table-cell>
          <table:table-cell table:style-name="ce3" office:value-type="float" office:value="1270.329">
            <text:p>1270.329</text:p>
          </table:table-cell>
          <table:table-cell table:style-name="ce3" office:value-type="float" office:value="2981.936">
            <text:p>2981.936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503">
            <text:p>503</text:p>
          </table:table-cell>
          <table:table-cell table:style-name="ce3" office:value-type="float" office:value="9.361">
            <text:p>9.361</text:p>
          </table:table-cell>
          <table:table-cell table:style-name="ce3" office:value-type="float" office:value="9.353">
            <text:p>9.353</text:p>
          </table:table-cell>
          <table:table-cell table:style-name="ce3" office:value-type="float" office:value="0.153">
            <text:p>0.153</text:p>
          </table:table-cell>
          <table:table-cell table:style-name="ce3" office:value-type="float" office:value="9.354">
            <text:p>9.354</text:p>
          </table:table-cell>
          <table:table-cell table:style-name="ce2" office:value-type="float" office:value="9.506">
            <text:p>9.506</text:p>
          </table:table-cell>
          <table:table-cell table:style-name="ce3" office:value-type="float" office:value="9.233">
            <text:p>9.233</text:p>
          </table:table-cell>
          <table:table-cell table:style-name="ce3" office:value-type="float" office:value="13.538">
            <text:p>13.538</text:p>
          </table:table-cell>
          <table:table-cell table:style-name="ce3" office:value-type="float" office:value="503">
            <text:p>50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006">
            <text:p>1006</text:p>
          </table:table-cell>
          <table:table-cell table:style-name="ce3" office:value-type="float" office:value="14.477">
            <text:p>14.477</text:p>
          </table:table-cell>
          <table:table-cell table:style-name="ce3" office:value-type="float" office:value="14.462">
            <text:p>14.462</text:p>
          </table:table-cell>
          <table:table-cell table:style-name="ce3" office:value-type="float" office:value="1.303">
            <text:p>1.303</text:p>
          </table:table-cell>
          <table:table-cell table:style-name="ce3" office:value-type="float" office:value="14.52">
            <text:p>14.52</text:p>
          </table:table-cell>
          <table:table-cell table:style-name="ce2" office:value-type="float" office:value="15.765">
            <text:p>15.765</text:p>
          </table:table-cell>
          <table:table-cell table:style-name="ce3" office:value-type="float" office:value="13.076">
            <text:p>13.076</text:p>
          </table:table-cell>
          <table:table-cell table:style-name="ce3" office:value-type="float" office:value="31.669">
            <text:p>31.669</text:p>
          </table:table-cell>
          <table:table-cell table:style-name="ce3" office:value-type="float" office:value="1006">
            <text:p>100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12">
            <text:p>2012</text:p>
          </table:table-cell>
          <table:table-cell table:style-name="ce3" office:value-type="float" office:value="31.551">
            <text:p>31.551</text:p>
          </table:table-cell>
          <table:table-cell table:style-name="ce3" office:value-type="float" office:value="31.526">
            <text:p>31.526</text:p>
          </table:table-cell>
          <table:table-cell table:style-name="ce3" office:value-type="float" office:value="7.45">
            <text:p>7.45</text:p>
          </table:table-cell>
          <table:table-cell table:style-name="ce3" office:value-type="float" office:value="32.394">
            <text:p>32.394</text:p>
          </table:table-cell>
          <table:table-cell table:style-name="ce2" office:value-type="float" office:value="38.976">
            <text:p>38.976</text:p>
          </table:table-cell>
          <table:table-cell table:style-name="ce3" office:value-type="float" office:value="9.572">
            <text:p>9.572</text:p>
          </table:table-cell>
          <table:table-cell table:style-name="ce3" office:value-type="float" office:value="104.767">
            <text:p>104.767</text:p>
          </table:table-cell>
          <table:table-cell table:style-name="ce3" office:value-type="float" office:value="2012">
            <text:p>201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238">
            <text:p>1238</text:p>
          </table:table-cell>
          <table:table-cell table:style-name="ce3" office:value-type="float" office:value="4.249">
            <text:p>4.249</text:p>
          </table:table-cell>
          <table:table-cell table:style-name="ce3" office:value-type="float" office:value="4.244">
            <text:p>4.244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4.248">
            <text:p>4.248</text:p>
          </table:table-cell>
          <table:table-cell table:style-name="ce2" office:value-type="float" office:value="4.434">
            <text:p>4.434</text:p>
          </table:table-cell>
          <table:table-cell table:style-name="ce3" office:value-type="float" office:value="4.16">
            <text:p>4.16</text:p>
          </table:table-cell>
          <table:table-cell table:style-name="ce3" office:value-type="float" office:value="11.555">
            <text:p>11.555</text:p>
          </table:table-cell>
          <table:table-cell table:style-name="ce3" office:value-type="float" office:value="1238">
            <text:p>123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476">
            <text:p>2476</text:p>
          </table:table-cell>
          <table:table-cell table:style-name="ce3" office:value-type="float" office:value="6.815">
            <text:p>6.815</text:p>
          </table:table-cell>
          <table:table-cell table:style-name="ce3" office:value-type="float" office:value="6.812">
            <text:p>6.812</text:p>
          </table:table-cell>
          <table:table-cell table:style-name="ce3" office:value-type="float" office:value="0.555">
            <text:p>0.555</text:p>
          </table:table-cell>
          <table:table-cell table:style-name="ce3" office:value-type="float" office:value="6.835">
            <text:p>6.835</text:p>
          </table:table-cell>
          <table:table-cell table:style-name="ce2" office:value-type="float" office:value="7.367">
            <text:p>7.367</text:p>
          </table:table-cell>
          <table:table-cell table:style-name="ce3" office:value-type="float" office:value="6.012">
            <text:p>6.012</text:p>
          </table:table-cell>
          <table:table-cell table:style-name="ce3" office:value-type="float" office:value="15.239">
            <text:p>15.239</text:p>
          </table:table-cell>
          <table:table-cell table:style-name="ce3" office:value-type="float" office:value="2476">
            <text:p>247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4952">
            <text:p>4952</text:p>
          </table:table-cell>
          <table:table-cell table:style-name="ce3" office:value-type="float" office:value="14.222">
            <text:p>14.222</text:p>
          </table:table-cell>
          <table:table-cell table:style-name="ce3" office:value-type="float" office:value="14.22">
            <text:p>14.22</text:p>
          </table:table-cell>
          <table:table-cell table:style-name="ce3" office:value-type="float" office:value="2.131">
            <text:p>2.131</text:p>
          </table:table-cell>
          <table:table-cell table:style-name="ce3" office:value-type="float" office:value="14.378">
            <text:p>14.378</text:p>
          </table:table-cell>
          <table:table-cell table:style-name="ce2" office:value-type="float" office:value="16.351">
            <text:p>16.351</text:p>
          </table:table-cell>
          <table:table-cell table:style-name="ce3" office:value-type="float" office:value="4.433">
            <text:p>4.433</text:p>
          </table:table-cell>
          <table:table-cell table:style-name="ce3" office:value-type="float" office:value="37.608">
            <text:p>37.608</text:p>
          </table:table-cell>
          <table:table-cell table:style-name="ce3" office:value-type="float" office:value="4952">
            <text:p>495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38">
            <text:p>638</text:p>
          </table:table-cell>
          <table:table-cell table:style-name="ce3" office:value-type="float" office:value="8.285">
            <text:p>8.285</text:p>
          </table:table-cell>
          <table:table-cell table:style-name="ce3" office:value-type="float" office:value="8.279">
            <text:p>8.279</text:p>
          </table:table-cell>
          <table:table-cell table:style-name="ce3" office:value-type="float" office:value="0.209">
            <text:p>0.209</text:p>
          </table:table-cell>
          <table:table-cell table:style-name="ce3" office:value-type="float" office:value="8.281">
            <text:p>8.281</text:p>
          </table:table-cell>
          <table:table-cell table:style-name="ce2" office:value-type="float" office:value="8.488">
            <text:p>8.488</text:p>
          </table:table-cell>
          <table:table-cell table:style-name="ce3" office:value-type="float" office:value="8.188">
            <text:p>8.188</text:p>
          </table:table-cell>
          <table:table-cell table:style-name="ce3" office:value-type="float" office:value="12.355">
            <text:p>12.355</text:p>
          </table:table-cell>
          <table:table-cell table:style-name="ce3" office:value-type="float" office:value="638">
            <text:p>63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276">
            <text:p>1276</text:p>
          </table:table-cell>
          <table:table-cell table:style-name="ce3" office:value-type="float" office:value="12.577">
            <text:p>12.577</text:p>
          </table:table-cell>
          <table:table-cell table:style-name="ce3" office:value-type="float" office:value="12.567">
            <text:p>12.567</text:p>
          </table:table-cell>
          <table:table-cell table:style-name="ce3" office:value-type="float" office:value="1.06">
            <text:p>1.06</text:p>
          </table:table-cell>
          <table:table-cell table:style-name="ce3" office:value-type="float" office:value="12.612">
            <text:p>12.612</text:p>
          </table:table-cell>
          <table:table-cell table:style-name="ce2" office:value-type="float" office:value="13.628">
            <text:p>13.628</text:p>
          </table:table-cell>
          <table:table-cell table:style-name="ce3" office:value-type="float" office:value="9.386">
            <text:p>9.386</text:p>
          </table:table-cell>
          <table:table-cell table:style-name="ce3" office:value-type="float" office:value="27.492">
            <text:p>27.492</text:p>
          </table:table-cell>
          <table:table-cell table:style-name="ce3" office:value-type="float" office:value="1276">
            <text:p>127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552">
            <text:p>2552</text:p>
          </table:table-cell>
          <table:table-cell table:style-name="ce3" office:value-type="float" office:value="23.256">
            <text:p>23.256</text:p>
          </table:table-cell>
          <table:table-cell table:style-name="ce3" office:value-type="float" office:value="23.249">
            <text:p>23.249</text:p>
          </table:table-cell>
          <table:table-cell table:style-name="ce3" office:value-type="float" office:value="2.578">
            <text:p>2.578</text:p>
          </table:table-cell>
          <table:table-cell table:style-name="ce3" office:value-type="float" office:value="23.391">
            <text:p>23.391</text:p>
          </table:table-cell>
          <table:table-cell table:style-name="ce2" office:value-type="float" office:value="25.827">
            <text:p>25.827</text:p>
          </table:table-cell>
          <table:table-cell table:style-name="ce3" office:value-type="float" office:value="9.006">
            <text:p>9.006</text:p>
          </table:table-cell>
          <table:table-cell table:style-name="ce3" office:value-type="float" office:value="55.65">
            <text:p>55.65</text:p>
          </table:table-cell>
          <table:table-cell table:style-name="ce3" office:value-type="float" office:value="2552">
            <text:p>255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960">
            <text:p>960</text:p>
          </table:table-cell>
          <table:table-cell table:style-name="ce3" office:value-type="float" office:value="5.525">
            <text:p>5.525</text:p>
          </table:table-cell>
          <table:table-cell table:style-name="ce3" office:value-type="float" office:value="5.521">
            <text:p>5.521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5.525">
            <text:p>5.525</text:p>
          </table:table-cell>
          <table:table-cell table:style-name="ce2" office:value-type="float" office:value="5.731">
            <text:p>5.731</text:p>
          </table:table-cell>
          <table:table-cell table:style-name="ce3" office:value-type="float" office:value="5.438">
            <text:p>5.438</text:p>
          </table:table-cell>
          <table:table-cell table:style-name="ce3" office:value-type="float" office:value="9.768">
            <text:p>9.768</text:p>
          </table:table-cell>
          <table:table-cell table:style-name="ce3" office:value-type="float" office:value="960">
            <text:p>96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920">
            <text:p>1920</text:p>
          </table:table-cell>
          <table:table-cell table:style-name="ce3" office:value-type="float" office:value="7.789">
            <text:p>7.789</text:p>
          </table:table-cell>
          <table:table-cell table:style-name="ce3" office:value-type="float" office:value="7.783">
            <text:p>7.783</text:p>
          </table:table-cell>
          <table:table-cell table:style-name="ce3" office:value-type="float" office:value="1.045">
            <text:p>1.045</text:p>
          </table:table-cell>
          <table:table-cell table:style-name="ce3" office:value-type="float" office:value="7.853">
            <text:p>7.853</text:p>
          </table:table-cell>
          <table:table-cell table:style-name="ce2" office:value-type="float" office:value="8.827">
            <text:p>8.827</text:p>
          </table:table-cell>
          <table:table-cell table:style-name="ce3" office:value-type="float" office:value="6.101">
            <text:p>6.101</text:p>
          </table:table-cell>
          <table:table-cell table:style-name="ce3" office:value-type="float" office:value="21.601">
            <text:p>21.601</text:p>
          </table:table-cell>
          <table:table-cell table:style-name="ce3" office:value-type="float" office:value="1920">
            <text:p>192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840">
            <text:p>3840</text:p>
          </table:table-cell>
          <table:table-cell table:style-name="ce3" office:value-type="float" office:value="13.536">
            <text:p>13.536</text:p>
          </table:table-cell>
          <table:table-cell table:style-name="ce3" office:value-type="float" office:value="13.53">
            <text:p>13.53</text:p>
          </table:table-cell>
          <table:table-cell table:style-name="ce3" office:value-type="float" office:value="2.884">
            <text:p>2.884</text:p>
          </table:table-cell>
          <table:table-cell table:style-name="ce3" office:value-type="float" office:value="13.834">
            <text:p>13.834</text:p>
          </table:table-cell>
          <table:table-cell table:style-name="ce2" office:value-type="float" office:value="16.414">
            <text:p>16.414</text:p>
          </table:table-cell>
          <table:table-cell table:style-name="ce3" office:value-type="float" office:value="5.742">
            <text:p>5.742</text:p>
          </table:table-cell>
          <table:table-cell table:style-name="ce3" office:value-type="float" office:value="44.437">
            <text:p>44.437</text:p>
          </table:table-cell>
          <table:table-cell table:style-name="ce3" office:value-type="float" office:value="3840">
            <text:p>384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20.7685714285714">
            <text:p>20.769</text:p>
          </table:table-cell>
          <table:table-cell table:style-name="ce8" table:formula="of:=AVERAGE([.E4];[.E7];[.E10];[.E16];[.E19];[.E22];[.E25])" office:value-type="float" office:value="20.7561428571429">
            <text:p>20.756</text:p>
          </table:table-cell>
          <table:table-cell table:style-name="ce8" table:formula="of:=AVERAGE([.F4];[.F7];[.F10];[.F16];[.F19];[.F22];[.F25])" office:value-type="float" office:value="0.306428571428571">
            <text:p>0.306</text:p>
          </table:table-cell>
          <table:table-cell table:style-name="ce8" table:formula="of:=AVERAGE([.G4];[.G7];[.G10];[.G16];[.G19];[.G22];[.G25])" office:value-type="float" office:value="20.7591428571429">
            <text:p>20.759</text:p>
          </table:table-cell>
          <table:table-cell table:style-name="ce9" table:formula="of:=AVERAGE([.H4];[.H7];[.H10];[.H16];[.H19];[.H22];[.H25])" office:value-type="float" office:value="21.0625714285714">
            <text:p>21.063</text:p>
          </table:table-cell>
          <table:table-cell table:style-name="ce8" table:formula="of:=AVERAGE([.I4];[.I7];[.I10];[.I16];[.I19];[.I22];[.I25])" office:value-type="float" office:value="20.5211428571429">
            <text:p>20.521</text:p>
          </table:table-cell>
          <table:table-cell table:style-name="ce8" table:formula="of:=AVERAGE([.J4];[.J7];[.J10];[.J16];[.J19];[.J22];[.J25])" office:value-type="float" office:value="24.998">
            <text:p>24.998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34.1018571428571">
            <text:p>34.102</text:p>
          </table:table-cell>
          <table:table-cell table:style-name="ce8" table:formula="of:=AVERAGE([.E5];[.E8];[.E11];[.E17];[.E20];[.E23];[.E26])" office:value-type="float" office:value="34.08">
            <text:p>34.080</text:p>
          </table:table-cell>
          <table:table-cell table:style-name="ce8" table:formula="of:=AVERAGE([.F5];[.F8];[.F11];[.F17];[.F20];[.F23];[.F26])" office:value-type="float" office:value="1.561">
            <text:p>1.561</text:p>
          </table:table-cell>
          <table:table-cell table:style-name="ce8" table:formula="of:=AVERAGE([.G5];[.G8];[.G11];[.G17];[.G20];[.G23];[.G26])" office:value-type="float" office:value="34.1267142857143">
            <text:p>34.127</text:p>
          </table:table-cell>
          <table:table-cell table:style-name="ce9" table:formula="of:=AVERAGE([.H5];[.H8];[.H11];[.H17];[.H20];[.H23];[.H26])" office:value-type="float" office:value="35.6408571428571">
            <text:p>35.641</text:p>
          </table:table-cell>
          <table:table-cell table:style-name="ce8" table:formula="of:=AVERAGE([.I5];[.I8];[.I11];[.I17];[.I20];[.I23];[.I26])" office:value-type="float" office:value="31.2595714285714">
            <text:p>31.260</text:p>
          </table:table-cell>
          <table:table-cell table:style-name="ce8" table:formula="of:=AVERAGE([.J5];[.J8];[.J11];[.J17];[.J20];[.J23];[.J26])" office:value-type="float" office:value="47.9418571428572">
            <text:p>47.942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66.6852857142857">
            <text:p>66.685</text:p>
          </table:table-cell>
          <table:table-cell table:style-name="ce8" table:formula="of:=AVERAGE([.E6];[.E9];[.E12];[.E18];[.E21];[.E24];[.E27])" office:value-type="float" office:value="66.6962857142857">
            <text:p>66.696</text:p>
          </table:table-cell>
          <table:table-cell table:style-name="ce8" table:formula="of:=AVERAGE([.F6];[.F9];[.F12];[.F18];[.F21];[.F24];[.F27])" office:value-type="float" office:value="5.73128571428571">
            <text:p>5.731</text:p>
          </table:table-cell>
          <table:table-cell table:style-name="ce8" table:formula="of:=AVERAGE([.G6];[.G9];[.G12];[.G18];[.G21];[.G24];[.G27])" office:value-type="float" office:value="67.0251428571429">
            <text:p>67.025</text:p>
          </table:table-cell>
          <table:table-cell table:style-name="ce9" table:formula="of:=AVERAGE([.H6];[.H9];[.H12];[.H18];[.H21];[.H24];[.H27])" office:value-type="float" office:value="72.4275714285714">
            <text:p>72.428</text:p>
          </table:table-cell>
          <table:table-cell table:style-name="ce8" table:formula="of:=AVERAGE([.I6];[.I9];[.I12];[.I18];[.I21];[.I24];[.I27])" office:value-type="float" office:value="37.5604285714286">
            <text:p>37.560</text:p>
          </table:table-cell>
          <table:table-cell table:style-name="ce8" table:formula="of:=AVERAGE([.J6];[.J9];[.J12];[.J18];[.J21];[.J24];[.J27])" office:value-type="float" office:value="104.748285714286">
            <text:p>104.74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table:formula="of:=AVERAGE([.D13])" office:value-type="float" office:value="622.593">
            <text:p>622.593</text:p>
          </table:table-cell>
          <table:table-cell table:style-name="ce3" table:formula="of:=AVERAGE([.E13])" office:value-type="float" office:value="622.567">
            <text:p>622.567</text:p>
          </table:table-cell>
          <table:table-cell table:style-name="ce3" table:formula="of:=AVERAGE([.F13])" office:value-type="float" office:value="2.211">
            <text:p>2.211</text:p>
          </table:table-cell>
          <table:table-cell table:style-name="ce3" table:formula="of:=AVERAGE([.G13])" office:value-type="float" office:value="622.571">
            <text:p>622.571</text:p>
          </table:table-cell>
          <table:table-cell table:style-name="ce2" table:formula="of:=AVERAGE([.H13])" office:value-type="float" office:value="624.779">
            <text:p>624.779</text:p>
          </table:table-cell>
          <table:table-cell table:style-name="ce3" table:formula="of:=AVERAGE([.I13])" office:value-type="float" office:value="618.055">
            <text:p>618.055</text:p>
          </table:table-cell>
          <table:table-cell table:style-name="ce3" table:formula="of:=AVERAGE([.J13])" office:value-type="float" office:value="627.713">
            <text:p>627.713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2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3" table:formula="of:=AVERAGE([.D14])" office:value-type="float" office:value="860.471">
            <text:p>860.471</text:p>
          </table:table-cell>
          <table:table-cell table:style-name="ce3" table:formula="of:=AVERAGE([.E14])" office:value-type="float" office:value="859.811">
            <text:p>859.811</text:p>
          </table:table-cell>
          <table:table-cell table:style-name="ce3" table:formula="of:=AVERAGE([.F14])" office:value-type="float" office:value="27.463">
            <text:p>27.463</text:p>
          </table:table-cell>
          <table:table-cell table:style-name="ce3" table:formula="of:=AVERAGE([.G14])" office:value-type="float" office:value="860.25">
            <text:p>860.25</text:p>
          </table:table-cell>
          <table:table-cell table:style-name="ce2" table:formula="of:=AVERAGE([.H14])" office:value-type="float" office:value="887.274">
            <text:p>887.274</text:p>
          </table:table-cell>
          <table:table-cell table:style-name="ce3" table:formula="of:=AVERAGE([.I14])" office:value-type="float" office:value="830.777">
            <text:p>830.777</text:p>
          </table:table-cell>
          <table:table-cell table:style-name="ce3" table:formula="of:=AVERAGE([.J14])" office:value-type="float" office:value="921.851">
            <text:p>921.851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2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3" table:formula="of:=AVERAGE([.D15])" office:value-type="float" office:value="2517.071">
            <text:p>2517.071</text:p>
          </table:table-cell>
          <table:table-cell table:style-name="ce3" table:formula="of:=AVERAGE([.E15])" office:value-type="float" office:value="2525.05">
            <text:p>2525.05</text:p>
          </table:table-cell>
          <table:table-cell table:style-name="ce3" table:formula="of:=AVERAGE([.F15])" office:value-type="float" office:value="157.999">
            <text:p>157.999</text:p>
          </table:table-cell>
          <table:table-cell table:style-name="ce3" table:formula="of:=AVERAGE([.G15])" office:value-type="float" office:value="2529.988">
            <text:p>2529.988</text:p>
          </table:table-cell>
          <table:table-cell table:style-name="ce2" table:formula="of:=AVERAGE([.H15])" office:value-type="float" office:value="2683.049">
            <text:p>2683.049</text:p>
          </table:table-cell>
          <table:table-cell table:style-name="ce3" table:formula="of:=AVERAGE([.I15])" office:value-type="float" office:value="1270.329">
            <text:p>1270.329</text:p>
          </table:table-cell>
          <table:table-cell table:style-name="ce3" table:formula="of:=AVERAGE([.J15])" office:value-type="float" office:value="2981.936">
            <text:p>2981.93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ea-b12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0-b66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86.3643862384172">
            <text:p>86.364</text:p>
          </table:table-cell>
          <table:table-cell/>
          <table:table-cell table:style-name="ce7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-ea-b124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75.019">
            <text:p>75.019</text:p>
          </table:table-cell>
          <table:table-cell table:style-name="ce3" office:value-type="float" office:value="74.974">
            <text:p>74.974</text:p>
          </table:table-cell>
          <table:table-cell table:style-name="ce3" office:value-type="float" office:value="0.467">
            <text:p>0.467</text:p>
          </table:table-cell>
          <table:table-cell table:style-name="ce3" office:value-type="float" office:value="74.976">
            <text:p>74.976</text:p>
          </table:table-cell>
          <table:table-cell table:style-name="ce2" office:value-type="float" office:value="75.442">
            <text:p>75.442</text:p>
          </table:table-cell>
          <table:table-cell table:style-name="ce3" office:value-type="float" office:value="74.412">
            <text:p>74.412</text:p>
          </table:table-cell>
          <table:table-cell table:style-name="ce3" office:value-type="float" office:value="78.596">
            <text:p>78.596</text:p>
          </table:table-cell>
          <table:table-cell table:style-name="ce3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10" office:value-type="float" office:value="2">
            <text:p>2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80.416">
            <text:p>80.416</text:p>
          </table:table-cell>
          <table:table-cell table:style-name="ce3" office:value-type="float" office:value="80.388">
            <text:p>80.388</text:p>
          </table:table-cell>
          <table:table-cell table:style-name="ce3" office:value-type="float" office:value="0.695">
            <text:p>0.695</text:p>
          </table:table-cell>
          <table:table-cell table:style-name="ce3" office:value-type="float" office:value="80.391">
            <text:p>80.391</text:p>
          </table:table-cell>
          <table:table-cell table:style-name="ce2" office:value-type="float" office:value="81.082">
            <text:p>81.082</text:p>
          </table:table-cell>
          <table:table-cell table:style-name="ce3" office:value-type="float" office:value="79.666">
            <text:p>79.666</text:p>
          </table:table-cell>
          <table:table-cell table:style-name="ce3" office:value-type="float" office:value="84.99">
            <text:p>84.99</text:p>
          </table:table-cell>
          <table:table-cell table:style-name="ce3" office:value-type="float" office:value="138">
            <text:p>13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76">
            <text:p>276</text:p>
          </table:table-cell>
          <table:table-cell table:style-name="ce3" office:value-type="float" office:value="84.654">
            <text:p>84.654</text:p>
          </table:table-cell>
          <table:table-cell table:style-name="ce3" office:value-type="float" office:value="84.571">
            <text:p>84.571</text:p>
          </table:table-cell>
          <table:table-cell table:style-name="ce3" office:value-type="float" office:value="2.074">
            <text:p>2.074</text:p>
          </table:table-cell>
          <table:table-cell table:style-name="ce3" office:value-type="float" office:value="84.596">
            <text:p>84.596</text:p>
          </table:table-cell>
          <table:table-cell table:style-name="ce2" office:value-type="float" office:value="86.645">
            <text:p>86.645</text:p>
          </table:table-cell>
          <table:table-cell table:style-name="ce3" office:value-type="float" office:value="82.929">
            <text:p>82.929</text:p>
          </table:table-cell>
          <table:table-cell table:style-name="ce3" office:value-type="float" office:value="109.276">
            <text:p>109.276</text:p>
          </table:table-cell>
          <table:table-cell table:style-name="ce3" office:value-type="float" office:value="276">
            <text:p>27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35.002">
            <text:p>35.002</text:p>
          </table:table-cell>
          <table:table-cell table:style-name="ce3" office:value-type="float" office:value="34.982">
            <text:p>34.982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34.984">
            <text:p>34.984</text:p>
          </table:table-cell>
          <table:table-cell table:style-name="ce2" office:value-type="float" office:value="35.417">
            <text:p>35.417</text:p>
          </table:table-cell>
          <table:table-cell table:style-name="ce3" office:value-type="float" office:value="34.542">
            <text:p>34.542</text:p>
          </table:table-cell>
          <table:table-cell table:style-name="ce3" office:value-type="float" office:value="38.548">
            <text:p>38.548</text:p>
          </table:table-cell>
          <table:table-cell table:style-name="ce3" office:value-type="float" office:value="151">
            <text:p>15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38.08">
            <text:p>38.08</text:p>
          </table:table-cell>
          <table:table-cell table:style-name="ce3" office:value-type="float" office:value="38.069">
            <text:p>38.069</text:p>
          </table:table-cell>
          <table:table-cell table:style-name="ce3" office:value-type="float" office:value="0.71">
            <text:p>0.71</text:p>
          </table:table-cell>
          <table:table-cell table:style-name="ce3" office:value-type="float" office:value="38.075">
            <text:p>38.075</text:p>
          </table:table-cell>
          <table:table-cell table:style-name="ce2" office:value-type="float" office:value="38.779">
            <text:p>38.779</text:p>
          </table:table-cell>
          <table:table-cell table:style-name="ce3" office:value-type="float" office:value="37.423">
            <text:p>37.423</text:p>
          </table:table-cell>
          <table:table-cell table:style-name="ce3" office:value-type="float" office:value="42.163">
            <text:p>42.163</text:p>
          </table:table-cell>
          <table:table-cell table:style-name="ce3" office:value-type="float" office:value="302">
            <text:p>30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604">
            <text:p>604</text:p>
          </table:table-cell>
          <table:table-cell table:style-name="ce3" office:value-type="float" office:value="40.484">
            <text:p>40.484</text:p>
          </table:table-cell>
          <table:table-cell table:style-name="ce3" office:value-type="float" office:value="40.458">
            <text:p>40.458</text:p>
          </table:table-cell>
          <table:table-cell table:style-name="ce3" office:value-type="float" office:value="1.938">
            <text:p>1.938</text:p>
          </table:table-cell>
          <table:table-cell table:style-name="ce3" office:value-type="float" office:value="40.504">
            <text:p>40.504</text:p>
          </table:table-cell>
          <table:table-cell table:style-name="ce2" office:value-type="float" office:value="42.396">
            <text:p>42.396</text:p>
          </table:table-cell>
          <table:table-cell table:style-name="ce3" office:value-type="float" office:value="39.23">
            <text:p>39.23</text:p>
          </table:table-cell>
          <table:table-cell table:style-name="ce3" office:value-type="float" office:value="57.334">
            <text:p>57.334</text:p>
          </table:table-cell>
          <table:table-cell table:style-name="ce3" office:value-type="float" office:value="604">
            <text:p>60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30.423">
            <text:p>30.423</text:p>
          </table:table-cell>
          <table:table-cell table:style-name="ce3" office:value-type="float" office:value="30.406">
            <text:p>30.406</text:p>
          </table:table-cell>
          <table:table-cell table:style-name="ce3" office:value-type="float" office:value="0.39">
            <text:p>0.39</text:p>
          </table:table-cell>
          <table:table-cell table:style-name="ce3" office:value-type="float" office:value="30.408">
            <text:p>30.408</text:p>
          </table:table-cell>
          <table:table-cell table:style-name="ce2" office:value-type="float" office:value="30.795">
            <text:p>30.795</text:p>
          </table:table-cell>
          <table:table-cell table:style-name="ce3" office:value-type="float" office:value="30.086">
            <text:p>30.086</text:p>
          </table:table-cell>
          <table:table-cell table:style-name="ce3" office:value-type="float" office:value="33.721">
            <text:p>33.721</text:p>
          </table:table-cell>
          <table:table-cell table:style-name="ce3" office:value-type="float" office:value="173">
            <text:p>17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46">
            <text:p>346</text:p>
          </table:table-cell>
          <table:table-cell table:style-name="ce3" office:value-type="float" office:value="32.782">
            <text:p>32.782</text:p>
          </table:table-cell>
          <table:table-cell table:style-name="ce3" office:value-type="float" office:value="32.771">
            <text:p>32.771</text:p>
          </table:table-cell>
          <table:table-cell table:style-name="ce3" office:value-type="float" office:value="0.71">
            <text:p>0.71</text:p>
          </table:table-cell>
          <table:table-cell table:style-name="ce3" office:value-type="float" office:value="32.779">
            <text:p>32.779</text:p>
          </table:table-cell>
          <table:table-cell table:style-name="ce2" office:value-type="float" office:value="33.481">
            <text:p>33.481</text:p>
          </table:table-cell>
          <table:table-cell table:style-name="ce3" office:value-type="float" office:value="32.317">
            <text:p>32.317</text:p>
          </table:table-cell>
          <table:table-cell table:style-name="ce3" office:value-type="float" office:value="37.105">
            <text:p>37.105</text:p>
          </table:table-cell>
          <table:table-cell table:style-name="ce3" office:value-type="float" office:value="346">
            <text:p>34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692">
            <text:p>692</text:p>
          </table:table-cell>
          <table:table-cell table:style-name="ce3" office:value-type="float" office:value="34.841">
            <text:p>34.841</text:p>
          </table:table-cell>
          <table:table-cell table:style-name="ce3" office:value-type="float" office:value="34.821">
            <text:p>34.821</text:p>
          </table:table-cell>
          <table:table-cell table:style-name="ce3" office:value-type="float" office:value="1.973">
            <text:p>1.973</text:p>
          </table:table-cell>
          <table:table-cell table:style-name="ce3" office:value-type="float" office:value="34.877">
            <text:p>34.877</text:p>
          </table:table-cell>
          <table:table-cell table:style-name="ce2" office:value-type="float" office:value="36.794">
            <text:p>36.794</text:p>
          </table:table-cell>
          <table:table-cell table:style-name="ce3" office:value-type="float" office:value="33.71">
            <text:p>33.71</text:p>
          </table:table-cell>
          <table:table-cell table:style-name="ce3" office:value-type="float" office:value="49.778">
            <text:p>49.778</text:p>
          </table:table-cell>
          <table:table-cell table:style-name="ce3" office:value-type="float" office:value="692">
            <text:p>69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73.07">
            <text:p>473.07</text:p>
          </table:table-cell>
          <table:table-cell table:style-name="ce3" office:value-type="float" office:value="473.054">
            <text:p>473.054</text:p>
          </table:table-cell>
          <table:table-cell table:style-name="ce3" office:value-type="float" office:value="1.223">
            <text:p>1.223</text:p>
          </table:table-cell>
          <table:table-cell table:style-name="ce3" office:value-type="float" office:value="473.056">
            <text:p>473.056</text:p>
          </table:table-cell>
          <table:table-cell table:style-name="ce2" office:value-type="float" office:value="474.277">
            <text:p>474.277</text:p>
          </table:table-cell>
          <table:table-cell table:style-name="ce3" office:value-type="float" office:value="470.964">
            <text:p>470.964</text:p>
          </table:table-cell>
          <table:table-cell table:style-name="ce3" office:value-type="float" office:value="475.536">
            <text:p>475.536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17.48">
            <text:p>517.48</text:p>
          </table:table-cell>
          <table:table-cell table:style-name="ce3" office:value-type="float" office:value="517.359">
            <text:p>517.359</text:p>
          </table:table-cell>
          <table:table-cell table:style-name="ce3" office:value-type="float" office:value="1.99">
            <text:p>1.99</text:p>
          </table:table-cell>
          <table:table-cell table:style-name="ce3" office:value-type="float" office:value="517.363">
            <text:p>517.363</text:p>
          </table:table-cell>
          <table:table-cell table:style-name="ce2" office:value-type="float" office:value="519.349">
            <text:p>519.349</text:p>
          </table:table-cell>
          <table:table-cell table:style-name="ce3" office:value-type="float" office:value="514.702">
            <text:p>514.702</text:p>
          </table:table-cell>
          <table:table-cell table:style-name="ce3" office:value-type="float" office:value="526.077">
            <text:p>526.077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40.328">
            <text:p>540.328</text:p>
          </table:table-cell>
          <table:table-cell table:style-name="ce3" office:value-type="float" office:value="540.245">
            <text:p>540.245</text:p>
          </table:table-cell>
          <table:table-cell table:style-name="ce3" office:value-type="float" office:value="3.755">
            <text:p>3.755</text:p>
          </table:table-cell>
          <table:table-cell table:style-name="ce3" office:value-type="float" office:value="540.258">
            <text:p>540.258</text:p>
          </table:table-cell>
          <table:table-cell table:style-name="ce2" office:value-type="float" office:value="544">
            <text:p>544</text:p>
          </table:table-cell>
          <table:table-cell table:style-name="ce3" office:value-type="float" office:value="533.274">
            <text:p>533.274</text:p>
          </table:table-cell>
          <table:table-cell table:style-name="ce3" office:value-type="float" office:value="555.548">
            <text:p>555.548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38">
            <text:p>638</text:p>
          </table:table-cell>
          <table:table-cell table:style-name="ce3" office:value-type="float" office:value="7.408">
            <text:p>7.408</text:p>
          </table:table-cell>
          <table:table-cell table:style-name="ce3" office:value-type="float" office:value="7.404">
            <text:p>7.404</text:p>
          </table:table-cell>
          <table:table-cell table:style-name="ce3" office:value-type="float" office:value="0.139">
            <text:p>0.139</text:p>
          </table:table-cell>
          <table:table-cell table:style-name="ce3" office:value-type="float" office:value="7.405">
            <text:p>7.405</text:p>
          </table:table-cell>
          <table:table-cell table:style-name="ce2" office:value-type="float" office:value="7.543">
            <text:p>7.543</text:p>
          </table:table-cell>
          <table:table-cell table:style-name="ce3" office:value-type="float" office:value="7.316">
            <text:p>7.316</text:p>
          </table:table-cell>
          <table:table-cell table:style-name="ce3" office:value-type="float" office:value="10.327">
            <text:p>10.327</text:p>
          </table:table-cell>
          <table:table-cell table:style-name="ce3" office:value-type="float" office:value="638">
            <text:p>63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276">
            <text:p>1276</text:p>
          </table:table-cell>
          <table:table-cell table:style-name="ce3" office:value-type="float" office:value="7.955">
            <text:p>7.955</text:p>
          </table:table-cell>
          <table:table-cell table:style-name="ce3" office:value-type="float" office:value="7.952">
            <text:p>7.952</text:p>
          </table:table-cell>
          <table:table-cell table:style-name="ce3" office:value-type="float" office:value="0.23">
            <text:p>0.23</text:p>
          </table:table-cell>
          <table:table-cell table:style-name="ce3" office:value-type="float" office:value="7.956">
            <text:p>7.956</text:p>
          </table:table-cell>
          <table:table-cell table:style-name="ce2" office:value-type="float" office:value="8.183">
            <text:p>8.183</text:p>
          </table:table-cell>
          <table:table-cell table:style-name="ce3" office:value-type="float" office:value="7.558">
            <text:p>7.558</text:p>
          </table:table-cell>
          <table:table-cell table:style-name="ce3" office:value-type="float" office:value="11.425">
            <text:p>11.425</text:p>
          </table:table-cell>
          <table:table-cell table:style-name="ce3" office:value-type="float" office:value="1276">
            <text:p>127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552">
            <text:p>2552</text:p>
          </table:table-cell>
          <table:table-cell table:style-name="ce3" office:value-type="float" office:value="8.368">
            <text:p>8.368</text:p>
          </table:table-cell>
          <table:table-cell table:style-name="ce3" office:value-type="float" office:value="8.365">
            <text:p>8.365</text:p>
          </table:table-cell>
          <table:table-cell table:style-name="ce3" office:value-type="float" office:value="0.734">
            <text:p>0.734</text:p>
          </table:table-cell>
          <table:table-cell table:style-name="ce3" office:value-type="float" office:value="8.397">
            <text:p>8.397</text:p>
          </table:table-cell>
          <table:table-cell table:style-name="ce2" office:value-type="float" office:value="9.098">
            <text:p>9.098</text:p>
          </table:table-cell>
          <table:table-cell table:style-name="ce3" office:value-type="float" office:value="7.35">
            <text:p>7.35</text:p>
          </table:table-cell>
          <table:table-cell table:style-name="ce3" office:value-type="float" office:value="18.242">
            <text:p>18.242</text:p>
          </table:table-cell>
          <table:table-cell table:style-name="ce3" office:value-type="float" office:value="2552">
            <text:p>255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18">
            <text:p>1418</text:p>
          </table:table-cell>
          <table:table-cell table:style-name="ce3" office:value-type="float" office:value="3.722">
            <text:p>3.722</text:p>
          </table:table-cell>
          <table:table-cell table:style-name="ce3" office:value-type="float" office:value="3.72">
            <text:p>3.72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3.722">
            <text:p>3.722</text:p>
          </table:table-cell>
          <table:table-cell table:style-name="ce2" office:value-type="float" office:value="3.848">
            <text:p>3.848</text:p>
          </table:table-cell>
          <table:table-cell table:style-name="ce3" office:value-type="float" office:value="3.65">
            <text:p>3.65</text:p>
          </table:table-cell>
          <table:table-cell table:style-name="ce3" office:value-type="float" office:value="6.956">
            <text:p>6.956</text:p>
          </table:table-cell>
          <table:table-cell table:style-name="ce3" office:value-type="float" office:value="1418">
            <text:p>141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836">
            <text:p>2836</text:p>
          </table:table-cell>
          <table:table-cell table:style-name="ce3" office:value-type="float" office:value="3.982">
            <text:p>3.982</text:p>
          </table:table-cell>
          <table:table-cell table:style-name="ce3" office:value-type="float" office:value="3.981">
            <text:p>3.981</text:p>
          </table:table-cell>
          <table:table-cell table:style-name="ce3" office:value-type="float" office:value="0.211">
            <text:p>0.211</text:p>
          </table:table-cell>
          <table:table-cell table:style-name="ce3" office:value-type="float" office:value="3.987">
            <text:p>3.987</text:p>
          </table:table-cell>
          <table:table-cell table:style-name="ce2" office:value-type="float" office:value="4.192">
            <text:p>4.192</text:p>
          </table:table-cell>
          <table:table-cell table:style-name="ce3" office:value-type="float" office:value="3.891">
            <text:p>3.891</text:p>
          </table:table-cell>
          <table:table-cell table:style-name="ce3" office:value-type="float" office:value="7.189">
            <text:p>7.189</text:p>
          </table:table-cell>
          <table:table-cell table:style-name="ce3" office:value-type="float" office:value="2836">
            <text:p>28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672">
            <text:p>5672</text:p>
          </table:table-cell>
          <table:table-cell table:style-name="ce3" office:value-type="float" office:value="4.224">
            <text:p>4.224</text:p>
          </table:table-cell>
          <table:table-cell table:style-name="ce3" office:value-type="float" office:value="4.222">
            <text:p>4.222</text:p>
          </table:table-cell>
          <table:table-cell table:style-name="ce3" office:value-type="float" office:value="0.607">
            <text:p>0.607</text:p>
          </table:table-cell>
          <table:table-cell table:style-name="ce3" office:value-type="float" office:value="4.265">
            <text:p>4.265</text:p>
          </table:table-cell>
          <table:table-cell table:style-name="ce2" office:value-type="float" office:value="4.829">
            <text:p>4.829</text:p>
          </table:table-cell>
          <table:table-cell table:style-name="ce3" office:value-type="float" office:value="3.728">
            <text:p>3.728</text:p>
          </table:table-cell>
          <table:table-cell table:style-name="ce3" office:value-type="float" office:value="16.312">
            <text:p>16.312</text:p>
          </table:table-cell>
          <table:table-cell table:style-name="ce3" office:value-type="float" office:value="5672">
            <text:p>567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6.715">
            <text:p>6.715</text:p>
          </table:table-cell>
          <table:table-cell table:style-name="ce3" office:value-type="float" office:value="6.711">
            <text:p>6.711</text:p>
          </table:table-cell>
          <table:table-cell table:style-name="ce3" office:value-type="float" office:value="0.144">
            <text:p>0.144</text:p>
          </table:table-cell>
          <table:table-cell table:style-name="ce3" office:value-type="float" office:value="6.713">
            <text:p>6.713</text:p>
          </table:table-cell>
          <table:table-cell table:style-name="ce2" office:value-type="float" office:value="6.856">
            <text:p>6.856</text:p>
          </table:table-cell>
          <table:table-cell table:style-name="ce3" office:value-type="float" office:value="6.637">
            <text:p>6.637</text:p>
          </table:table-cell>
          <table:table-cell table:style-name="ce3" office:value-type="float" office:value="9.887">
            <text:p>9.887</text:p>
          </table:table-cell>
          <table:table-cell table:style-name="ce3" office:value-type="float" office:value="784">
            <text:p>78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568">
            <text:p>1568</text:p>
          </table:table-cell>
          <table:table-cell table:style-name="ce3" office:value-type="float" office:value="7.064">
            <text:p>7.064</text:p>
          </table:table-cell>
          <table:table-cell table:style-name="ce3" office:value-type="float" office:value="7.062">
            <text:p>7.062</text:p>
          </table:table-cell>
          <table:table-cell table:style-name="ce3" office:value-type="float" office:value="0.255">
            <text:p>0.255</text:p>
          </table:table-cell>
          <table:table-cell table:style-name="ce3" office:value-type="float" office:value="7.066">
            <text:p>7.066</text:p>
          </table:table-cell>
          <table:table-cell table:style-name="ce2" office:value-type="float" office:value="7.317">
            <text:p>7.317</text:p>
          </table:table-cell>
          <table:table-cell table:style-name="ce3" office:value-type="float" office:value="6.896">
            <text:p>6.896</text:p>
          </table:table-cell>
          <table:table-cell table:style-name="ce3" office:value-type="float" office:value="10.521">
            <text:p>10.521</text:p>
          </table:table-cell>
          <table:table-cell table:style-name="ce3" office:value-type="float" office:value="1568">
            <text:p>156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136">
            <text:p>3136</text:p>
          </table:table-cell>
          <table:table-cell table:style-name="ce3" office:value-type="float" office:value="7.488">
            <text:p>7.488</text:p>
          </table:table-cell>
          <table:table-cell table:style-name="ce3" office:value-type="float" office:value="7.485">
            <text:p>7.485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7.515">
            <text:p>7.515</text:p>
          </table:table-cell>
          <table:table-cell table:style-name="ce2" office:value-type="float" office:value="8.154">
            <text:p>8.154</text:p>
          </table:table-cell>
          <table:table-cell table:style-name="ce3" office:value-type="float" office:value="6.695">
            <text:p>6.695</text:p>
          </table:table-cell>
          <table:table-cell table:style-name="ce3" office:value-type="float" office:value="18.926">
            <text:p>18.926</text:p>
          </table:table-cell>
          <table:table-cell table:style-name="ce3" office:value-type="float" office:value="3136">
            <text:p>31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274">
            <text:p>1274</text:p>
          </table:table-cell>
          <table:table-cell table:style-name="ce3" office:value-type="float" office:value="4.154">
            <text:p>4.154</text:p>
          </table:table-cell>
          <table:table-cell table:style-name="ce3" office:value-type="float" office:value="4.152">
            <text:p>4.152</text:p>
          </table:table-cell>
          <table:table-cell table:style-name="ce3" office:value-type="float" office:value="0.156">
            <text:p>0.156</text:p>
          </table:table-cell>
          <table:table-cell table:style-name="ce3" office:value-type="float" office:value="4.155">
            <text:p>4.155</text:p>
          </table:table-cell>
          <table:table-cell table:style-name="ce2" office:value-type="float" office:value="4.308">
            <text:p>4.308</text:p>
          </table:table-cell>
          <table:table-cell table:style-name="ce3" office:value-type="float" office:value="4.097">
            <text:p>4.097</text:p>
          </table:table-cell>
          <table:table-cell table:style-name="ce3" office:value-type="float" office:value="7.287">
            <text:p>7.287</text:p>
          </table:table-cell>
          <table:table-cell table:style-name="ce3" office:value-type="float" office:value="1274">
            <text:p>127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548">
            <text:p>2548</text:p>
          </table:table-cell>
          <table:table-cell table:style-name="ce3" office:value-type="float" office:value="4.386">
            <text:p>4.386</text:p>
          </table:table-cell>
          <table:table-cell table:style-name="ce3" office:value-type="float" office:value="4.384">
            <text:p>4.384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4.392">
            <text:p>4.392</text:p>
          </table:table-cell>
          <table:table-cell table:style-name="ce2" office:value-type="float" office:value="4.646">
            <text:p>4.646</text:p>
          </table:table-cell>
          <table:table-cell table:style-name="ce3" office:value-type="float" office:value="4.105">
            <text:p>4.105</text:p>
          </table:table-cell>
          <table:table-cell table:style-name="ce3" office:value-type="float" office:value="7.706">
            <text:p>7.706</text:p>
          </table:table-cell>
          <table:table-cell table:style-name="ce3" office:value-type="float" office:value="2548">
            <text:p>254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096">
            <text:p>5096</text:p>
          </table:table-cell>
          <table:table-cell table:style-name="ce3" office:value-type="float" office:value="4.657">
            <text:p>4.657</text:p>
          </table:table-cell>
          <table:table-cell table:style-name="ce3" office:value-type="float" office:value="4.655">
            <text:p>4.655</text:p>
          </table:table-cell>
          <table:table-cell table:style-name="ce3" office:value-type="float" office:value="0.66">
            <text:p>0.66</text:p>
          </table:table-cell>
          <table:table-cell table:style-name="ce3" office:value-type="float" office:value="4.702">
            <text:p>4.702</text:p>
          </table:table-cell>
          <table:table-cell table:style-name="ce2" office:value-type="float" office:value="5.315">
            <text:p>5.315</text:p>
          </table:table-cell>
          <table:table-cell table:style-name="ce3" office:value-type="float" office:value="4.127">
            <text:p>4.127</text:p>
          </table:table-cell>
          <table:table-cell table:style-name="ce3" office:value-type="float" office:value="14.541">
            <text:p>14.541</text:p>
          </table:table-cell>
          <table:table-cell table:style-name="ce3" office:value-type="float" office:value="5096">
            <text:p>509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23.2061428571429">
            <text:p>23.206</text:p>
          </table:table-cell>
          <table:table-cell table:style-name="ce8" table:formula="of:=AVERAGE([.E4];[.E7];[.E10];[.E16];[.E19];[.E22];[.E25])" office:value-type="float" office:value="23.1927142857143">
            <text:p>23.193</text:p>
          </table:table-cell>
          <table:table-cell table:style-name="ce8" table:formula="of:=AVERAGE([.F4];[.F7];[.F10];[.F16];[.F19];[.F22];[.F25])" office:value-type="float" office:value="0.265571428571429">
            <text:p>0.266</text:p>
          </table:table-cell>
          <table:table-cell table:style-name="ce8" table:formula="of:=AVERAGE([.G4];[.G7];[.G10];[.G16];[.G19];[.G22];[.G25])" office:value-type="float" office:value="23.1947142857143">
            <text:p>23.195</text:p>
          </table:table-cell>
          <table:table-cell table:style-name="ce9" table:formula="of:=AVERAGE([.H4];[.H7];[.H10];[.H16];[.H19];[.H22];[.H25])" office:value-type="float" office:value="23.4584285714286">
            <text:p>23.458</text:p>
          </table:table-cell>
          <table:table-cell table:style-name="ce8" table:formula="of:=AVERAGE([.I4];[.I7];[.I10];[.I16];[.I19];[.I22];[.I25])" office:value-type="float" office:value="22.9628571428571">
            <text:p>22.963</text:p>
          </table:table-cell>
          <table:table-cell table:style-name="ce8" table:formula="of:=AVERAGE([.J4];[.J7];[.J10];[.J16];[.J19];[.J22];[.J25])" office:value-type="float" office:value="26.4745714285714">
            <text:p>26.475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24.9521428571429">
            <text:p>24.952</text:p>
          </table:table-cell>
          <table:table-cell table:style-name="ce8" table:formula="of:=AVERAGE([.E5];[.E8];[.E11];[.E17];[.E20];[.E23];[.E26])" office:value-type="float" office:value="24.9438571428571">
            <text:p>24.944</text:p>
          </table:table-cell>
          <table:table-cell table:style-name="ce8" table:formula="of:=AVERAGE([.F5];[.F8];[.F11];[.F17];[.F20];[.F23];[.F26])" office:value-type="float" office:value="0.438857142857143">
            <text:p>0.439</text:p>
          </table:table-cell>
          <table:table-cell table:style-name="ce8" table:formula="of:=AVERAGE([.G5];[.G8];[.G11];[.G17];[.G20];[.G23];[.G26])" office:value-type="float" office:value="24.9494285714286">
            <text:p>24.949</text:p>
          </table:table-cell>
          <table:table-cell table:style-name="ce9" table:formula="of:=AVERAGE([.H5];[.H8];[.H11];[.H17];[.H20];[.H23];[.H26])" office:value-type="float" office:value="25.3828571428571">
            <text:p>25.383</text:p>
          </table:table-cell>
          <table:table-cell table:style-name="ce8" table:formula="of:=AVERAGE([.I5];[.I8];[.I11];[.I17];[.I20];[.I23];[.I26])" office:value-type="float" office:value="24.5508571428571">
            <text:p>24.551</text:p>
          </table:table-cell>
          <table:table-cell table:style-name="ce8" table:formula="of:=AVERAGE([.J5];[.J8];[.J11];[.J17];[.J20];[.J23];[.J26])" office:value-type="float" office:value="28.7284285714286">
            <text:p>28.728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26.388">
            <text:p>26.388</text:p>
          </table:table-cell>
          <table:table-cell table:style-name="ce8" table:formula="of:=AVERAGE([.E6];[.E9];[.E12];[.E18];[.E21];[.E24];[.E27])" office:value-type="float" office:value="26.3681428571429">
            <text:p>26.368</text:p>
          </table:table-cell>
          <table:table-cell table:style-name="ce8" table:formula="of:=AVERAGE([.F6];[.F9];[.F12];[.F18];[.F21];[.F24];[.F27])" office:value-type="float" office:value="1.23657142857143">
            <text:p>1.237</text:p>
          </table:table-cell>
          <table:table-cell table:style-name="ce8" table:formula="of:=AVERAGE([.G6];[.G9];[.G12];[.G18];[.G21];[.G24];[.G27])" office:value-type="float" office:value="26.408">
            <text:p>26.408</text:p>
          </table:table-cell>
          <table:table-cell table:style-name="ce9" table:formula="of:=AVERAGE([.H6];[.H9];[.H12];[.H18];[.H21];[.H24];[.H27])" office:value-type="float" office:value="27.6044285714286">
            <text:p>27.604</text:p>
          </table:table-cell>
          <table:table-cell table:style-name="ce8" table:formula="of:=AVERAGE([.I6];[.I9];[.I12];[.I18];[.I21];[.I24];[.I27])" office:value-type="float" office:value="25.3955714285714">
            <text:p>25.396</text:p>
          </table:table-cell>
          <table:table-cell table:style-name="ce8" table:formula="of:=AVERAGE([.J6];[.J9];[.J12];[.J18];[.J21];[.J24];[.J27])" office:value-type="float" office:value="40.6298571428571">
            <text:p>40.63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73.07">
            <text:p>473.070</text:p>
          </table:table-cell>
          <table:table-cell table:style-name="ce8" table:formula="of:=AVERAGE([.E13])" office:value-type="float" office:value="473.054">
            <text:p>473.054</text:p>
          </table:table-cell>
          <table:table-cell table:style-name="ce8" table:formula="of:=AVERAGE([.F13])" office:value-type="float" office:value="1.223">
            <text:p>1.223</text:p>
          </table:table-cell>
          <table:table-cell table:style-name="ce8" table:formula="of:=AVERAGE([.G13])" office:value-type="float" office:value="473.056">
            <text:p>473.056</text:p>
          </table:table-cell>
          <table:table-cell table:style-name="ce9" table:formula="of:=AVERAGE([.H13])" office:value-type="float" office:value="474.277">
            <text:p>474.277</text:p>
          </table:table-cell>
          <table:table-cell table:style-name="ce8" table:formula="of:=AVERAGE([.I13])" office:value-type="float" office:value="470.964">
            <text:p>470.964</text:p>
          </table:table-cell>
          <table:table-cell table:style-name="ce8" table:formula="of:=AVERAGE([.J13])" office:value-type="float" office:value="475.536">
            <text:p>475.536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517.48">
            <text:p>517.480</text:p>
          </table:table-cell>
          <table:table-cell table:style-name="ce8" table:formula="of:=AVERAGE([.E14])" office:value-type="float" office:value="517.359">
            <text:p>517.359</text:p>
          </table:table-cell>
          <table:table-cell table:style-name="ce8" table:formula="of:=AVERAGE([.F14])" office:value-type="float" office:value="1.99">
            <text:p>1.990</text:p>
          </table:table-cell>
          <table:table-cell table:style-name="ce8" table:formula="of:=AVERAGE([.G14])" office:value-type="float" office:value="517.363">
            <text:p>517.363</text:p>
          </table:table-cell>
          <table:table-cell table:style-name="ce9" table:formula="of:=AVERAGE([.H14])" office:value-type="float" office:value="519.349">
            <text:p>519.349</text:p>
          </table:table-cell>
          <table:table-cell table:style-name="ce8" table:formula="of:=AVERAGE([.I14])" office:value-type="float" office:value="514.702">
            <text:p>514.702</text:p>
          </table:table-cell>
          <table:table-cell table:style-name="ce8" table:formula="of:=AVERAGE([.J14])" office:value-type="float" office:value="526.077">
            <text:p>526.077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540.328">
            <text:p>540.328</text:p>
          </table:table-cell>
          <table:table-cell table:style-name="ce8" table:formula="of:=AVERAGE([.E15])" office:value-type="float" office:value="540.245">
            <text:p>540.245</text:p>
          </table:table-cell>
          <table:table-cell table:style-name="ce8" table:formula="of:=AVERAGE([.F15])" office:value-type="float" office:value="3.755">
            <text:p>3.755</text:p>
          </table:table-cell>
          <table:table-cell table:style-name="ce8" table:formula="of:=AVERAGE([.G15])" office:value-type="float" office:value="540.258">
            <text:p>540.258</text:p>
          </table:table-cell>
          <table:table-cell table:style-name="ce9" table:formula="of:=AVERAGE([.H15])" office:value-type="float" office:value="544">
            <text:p>544.000</text:p>
          </table:table-cell>
          <table:table-cell table:style-name="ce8" table:formula="of:=AVERAGE([.I15])" office:value-type="float" office:value="533.274">
            <text:p>533.274</text:p>
          </table:table-cell>
          <table:table-cell table:style-name="ce8" table:formula="of:=AVERAGE([.J15])" office:value-type="float" office:value="555.548">
            <text:p>555.54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ea-b12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0-b66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4.1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2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76.2601032771112">
            <text:p>76.260</text:p>
          </table:table-cell>
          <table:table-cell/>
          <table:table-cell table:style-name="ce7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-ea-b124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66.192">
            <text:p>66.192</text:p>
          </table:table-cell>
          <table:table-cell table:style-name="ce3" office:value-type="float" office:value="66.161">
            <text:p>66.161</text:p>
          </table:table-cell>
          <table:table-cell table:style-name="ce3" office:value-type="float" office:value="0.654">
            <text:p>0.654</text:p>
          </table:table-cell>
          <table:table-cell table:style-name="ce3" office:value-type="float" office:value="66.164">
            <text:p>66.164</text:p>
          </table:table-cell>
          <table:table-cell table:style-name="ce2" office:value-type="float" office:value="66.815">
            <text:p>66.815</text:p>
          </table:table-cell>
          <table:table-cell table:style-name="ce3" office:value-type="float" office:value="65.486">
            <text:p>65.486</text:p>
          </table:table-cell>
          <table:table-cell table:style-name="ce3" office:value-type="float" office:value="69.239">
            <text:p>69.239</text:p>
          </table:table-cell>
          <table:table-cell table:style-name="ce3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70.534">
            <text:p>70.534</text:p>
          </table:table-cell>
          <table:table-cell table:style-name="ce3" office:value-type="float" office:value="70.51">
            <text:p>70.51</text:p>
          </table:table-cell>
          <table:table-cell table:style-name="ce3" office:value-type="float" office:value="0.654">
            <text:p>0.654</text:p>
          </table:table-cell>
          <table:table-cell table:style-name="ce3" office:value-type="float" office:value="70.513">
            <text:p>70.513</text:p>
          </table:table-cell>
          <table:table-cell table:style-name="ce2" office:value-type="float" office:value="71.164">
            <text:p>71.164</text:p>
          </table:table-cell>
          <table:table-cell table:style-name="ce3" office:value-type="float" office:value="69.835">
            <text:p>69.835</text:p>
          </table:table-cell>
          <table:table-cell table:style-name="ce3" office:value-type="float" office:value="75.074">
            <text:p>75.074</text:p>
          </table:table-cell>
          <table:table-cell table:style-name="ce3" office:value-type="float" office:value="158">
            <text:p>15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74.297">
            <text:p>74.297</text:p>
          </table:table-cell>
          <table:table-cell table:style-name="ce3" office:value-type="float" office:value="74.26">
            <text:p>74.26</text:p>
          </table:table-cell>
          <table:table-cell table:style-name="ce3" office:value-type="float" office:value="1.869">
            <text:p>1.869</text:p>
          </table:table-cell>
          <table:table-cell table:style-name="ce3" office:value-type="float" office:value="74.283">
            <text:p>74.283</text:p>
          </table:table-cell>
          <table:table-cell table:style-name="ce2" office:value-type="float" office:value="76.129">
            <text:p>76.129</text:p>
          </table:table-cell>
          <table:table-cell table:style-name="ce3" office:value-type="float" office:value="72.161">
            <text:p>72.161</text:p>
          </table:table-cell>
          <table:table-cell table:style-name="ce3" office:value-type="float" office:value="88.23">
            <text:p>88.23</text:p>
          </table:table-cell>
          <table:table-cell table:style-name="ce3" office:value-type="float" office:value="316">
            <text:p>31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31.911">
            <text:p>31.911</text:p>
          </table:table-cell>
          <table:table-cell table:style-name="ce3" office:value-type="float" office:value="31.891">
            <text:p>31.891</text:p>
          </table:table-cell>
          <table:table-cell table:style-name="ce3" office:value-type="float" office:value="0.443">
            <text:p>0.443</text:p>
          </table:table-cell>
          <table:table-cell table:style-name="ce3" office:value-type="float" office:value="31.894">
            <text:p>31.894</text:p>
          </table:table-cell>
          <table:table-cell table:style-name="ce2" office:value-type="float" office:value="32.334">
            <text:p>32.334</text:p>
          </table:table-cell>
          <table:table-cell table:style-name="ce3" office:value-type="float" office:value="31.464">
            <text:p>31.464</text:p>
          </table:table-cell>
          <table:table-cell table:style-name="ce3" office:value-type="float" office:value="35.639">
            <text:p>35.639</text:p>
          </table:table-cell>
          <table:table-cell table:style-name="ce3" office:value-type="float" office:value="165">
            <text:p>16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30">
            <text:p>330</text:p>
          </table:table-cell>
          <table:table-cell table:style-name="ce3" office:value-type="float" office:value="34.935">
            <text:p>34.935</text:p>
          </table:table-cell>
          <table:table-cell table:style-name="ce3" office:value-type="float" office:value="34.923">
            <text:p>34.923</text:p>
          </table:table-cell>
          <table:table-cell table:style-name="ce3" office:value-type="float" office:value="0.682">
            <text:p>0.682</text:p>
          </table:table-cell>
          <table:table-cell table:style-name="ce3" office:value-type="float" office:value="34.93">
            <text:p>34.93</text:p>
          </table:table-cell>
          <table:table-cell table:style-name="ce2" office:value-type="float" office:value="35.606">
            <text:p>35.606</text:p>
          </table:table-cell>
          <table:table-cell table:style-name="ce3" office:value-type="float" office:value="34.418">
            <text:p>34.418</text:p>
          </table:table-cell>
          <table:table-cell table:style-name="ce3" office:value-type="float" office:value="39.172">
            <text:p>39.172</text:p>
          </table:table-cell>
          <table:table-cell table:style-name="ce3" office:value-type="float" office:value="330">
            <text:p>33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660">
            <text:p>660</text:p>
          </table:table-cell>
          <table:table-cell table:style-name="ce3" office:value-type="float" office:value="37.153">
            <text:p>37.153</text:p>
          </table:table-cell>
          <table:table-cell table:style-name="ce3" office:value-type="float" office:value="37.137">
            <text:p>37.137</text:p>
          </table:table-cell>
          <table:table-cell table:style-name="ce3" office:value-type="float" office:value="1.744">
            <text:p>1.744</text:p>
          </table:table-cell>
          <table:table-cell table:style-name="ce3" office:value-type="float" office:value="37.178">
            <text:p>37.178</text:p>
          </table:table-cell>
          <table:table-cell table:style-name="ce2" office:value-type="float" office:value="38.881">
            <text:p>38.881</text:p>
          </table:table-cell>
          <table:table-cell table:style-name="ce3" office:value-type="float" office:value="35.902">
            <text:p>35.902</text:p>
          </table:table-cell>
          <table:table-cell table:style-name="ce3" office:value-type="float" office:value="48.594">
            <text:p>48.594</text:p>
          </table:table-cell>
          <table:table-cell table:style-name="ce3" office:value-type="float" office:value="660">
            <text:p>66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27.625">
            <text:p>27.625</text:p>
          </table:table-cell>
          <table:table-cell table:style-name="ce3" office:value-type="float" office:value="27.608">
            <text:p>27.608</text:p>
          </table:table-cell>
          <table:table-cell table:style-name="ce3" office:value-type="float" office:value="0.537">
            <text:p>0.537</text:p>
          </table:table-cell>
          <table:table-cell table:style-name="ce3" office:value-type="float" office:value="27.613">
            <text:p>27.613</text:p>
          </table:table-cell>
          <table:table-cell table:style-name="ce2" office:value-type="float" office:value="28.145">
            <text:p>28.145</text:p>
          </table:table-cell>
          <table:table-cell table:style-name="ce3" office:value-type="float" office:value="27.19">
            <text:p>27.19</text:p>
          </table:table-cell>
          <table:table-cell table:style-name="ce3" office:value-type="float" office:value="31.187">
            <text:p>31.187</text:p>
          </table:table-cell>
          <table:table-cell table:style-name="ce3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9.656">
            <text:p>29.656</text:p>
          </table:table-cell>
          <table:table-cell table:style-name="ce3" office:value-type="float" office:value="29.645">
            <text:p>29.645</text:p>
          </table:table-cell>
          <table:table-cell table:style-name="ce3" office:value-type="float" office:value="0.741">
            <text:p>0.741</text:p>
          </table:table-cell>
          <table:table-cell table:style-name="ce3" office:value-type="float" office:value="29.654">
            <text:p>29.654</text:p>
          </table:table-cell>
          <table:table-cell table:style-name="ce2" office:value-type="float" office:value="30.385">
            <text:p>30.385</text:p>
          </table:table-cell>
          <table:table-cell table:style-name="ce3" office:value-type="float" office:value="29.206">
            <text:p>29.206</text:p>
          </table:table-cell>
          <table:table-cell table:style-name="ce3" office:value-type="float" office:value="34.32">
            <text:p>34.32</text:p>
          </table:table-cell>
          <table:table-cell table:style-name="ce3" office:value-type="float" office:value="380">
            <text:p>38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760">
            <text:p>760</text:p>
          </table:table-cell>
          <table:table-cell table:style-name="ce3" office:value-type="float" office:value="31.674">
            <text:p>31.674</text:p>
          </table:table-cell>
          <table:table-cell table:style-name="ce3" office:value-type="float" office:value="31.656">
            <text:p>31.656</text:p>
          </table:table-cell>
          <table:table-cell table:style-name="ce3" office:value-type="float" office:value="1.757">
            <text:p>1.757</text:p>
          </table:table-cell>
          <table:table-cell table:style-name="ce3" office:value-type="float" office:value="31.705">
            <text:p>31.705</text:p>
          </table:table-cell>
          <table:table-cell table:style-name="ce2" office:value-type="float" office:value="33.414">
            <text:p>33.414</text:p>
          </table:table-cell>
          <table:table-cell table:style-name="ce3" office:value-type="float" office:value="30.647">
            <text:p>30.647</text:p>
          </table:table-cell>
          <table:table-cell table:style-name="ce3" office:value-type="float" office:value="46.095">
            <text:p>46.095</text:p>
          </table:table-cell>
          <table:table-cell table:style-name="ce3" office:value-type="float" office:value="760">
            <text:p>76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11.342">
            <text:p>411.342</text:p>
          </table:table-cell>
          <table:table-cell table:style-name="ce3" office:value-type="float" office:value="411.239">
            <text:p>411.239</text:p>
          </table:table-cell>
          <table:table-cell table:style-name="ce3" office:value-type="float" office:value="0.957">
            <text:p>0.957</text:p>
          </table:table-cell>
          <table:table-cell table:style-name="ce3" office:value-type="float" office:value="411.24">
            <text:p>411.24</text:p>
          </table:table-cell>
          <table:table-cell table:style-name="ce2" office:value-type="float" office:value="412.195">
            <text:p>412.195</text:p>
          </table:table-cell>
          <table:table-cell table:style-name="ce3" office:value-type="float" office:value="408.423">
            <text:p>408.423</text:p>
          </table:table-cell>
          <table:table-cell table:style-name="ce3" office:value-type="float" office:value="416.626">
            <text:p>416.626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53.188">
            <text:p>453.188</text:p>
          </table:table-cell>
          <table:table-cell table:style-name="ce3" office:value-type="float" office:value="453.164">
            <text:p>453.164</text:p>
          </table:table-cell>
          <table:table-cell table:style-name="ce3" office:value-type="float" office:value="1.957">
            <text:p>1.957</text:p>
          </table:table-cell>
          <table:table-cell table:style-name="ce3" office:value-type="float" office:value="453.168">
            <text:p>453.168</text:p>
          </table:table-cell>
          <table:table-cell table:style-name="ce2" office:value-type="float" office:value="455.12">
            <text:p>455.12</text:p>
          </table:table-cell>
          <table:table-cell table:style-name="ce3" office:value-type="float" office:value="449.69">
            <text:p>449.69</text:p>
          </table:table-cell>
          <table:table-cell table:style-name="ce3" office:value-type="float" office:value="457.867">
            <text:p>457.867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75.281">
            <text:p>475.281</text:p>
          </table:table-cell>
          <table:table-cell table:style-name="ce3" office:value-type="float" office:value="475.17">
            <text:p>475.17</text:p>
          </table:table-cell>
          <table:table-cell table:style-name="ce3" office:value-type="float" office:value="3.559">
            <text:p>3.559</text:p>
          </table:table-cell>
          <table:table-cell table:style-name="ce3" office:value-type="float" office:value="475.183">
            <text:p>475.183</text:p>
          </table:table-cell>
          <table:table-cell table:style-name="ce2" office:value-type="float" office:value="478.729">
            <text:p>478.729</text:p>
          </table:table-cell>
          <table:table-cell table:style-name="ce3" office:value-type="float" office:value="470.786">
            <text:p>470.786</text:p>
          </table:table-cell>
          <table:table-cell table:style-name="ce3" office:value-type="float" office:value="490.631">
            <text:p>490.631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67">
            <text:p>667</text:p>
          </table:table-cell>
          <table:table-cell table:style-name="ce3" office:value-type="float" office:value="6.948">
            <text:p>6.948</text:p>
          </table:table-cell>
          <table:table-cell table:style-name="ce3" office:value-type="float" office:value="6.943">
            <text:p>6.943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6.944">
            <text:p>6.944</text:p>
          </table:table-cell>
          <table:table-cell table:style-name="ce2" office:value-type="float" office:value="7.071">
            <text:p>7.071</text:p>
          </table:table-cell>
          <table:table-cell table:style-name="ce3" office:value-type="float" office:value="6.867">
            <text:p>6.867</text:p>
          </table:table-cell>
          <table:table-cell table:style-name="ce3" office:value-type="float" office:value="10.05">
            <text:p>10.05</text:p>
          </table:table-cell>
          <table:table-cell table:style-name="ce3" office:value-type="float" office:value="667">
            <text:p>66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334">
            <text:p>1334</text:p>
          </table:table-cell>
          <table:table-cell table:style-name="ce3" office:value-type="float" office:value="7.494">
            <text:p>7.494</text:p>
          </table:table-cell>
          <table:table-cell table:style-name="ce3" office:value-type="float" office:value="7.491">
            <text:p>7.491</text:p>
          </table:table-cell>
          <table:table-cell table:style-name="ce3" office:value-type="float" office:value="0.228">
            <text:p>0.228</text:p>
          </table:table-cell>
          <table:table-cell table:style-name="ce3" office:value-type="float" office:value="7.495">
            <text:p>7.495</text:p>
          </table:table-cell>
          <table:table-cell table:style-name="ce2" office:value-type="float" office:value="7.719">
            <text:p>7.719</text:p>
          </table:table-cell>
          <table:table-cell table:style-name="ce3" office:value-type="float" office:value="6.917">
            <text:p>6.917</text:p>
          </table:table-cell>
          <table:table-cell table:style-name="ce3" office:value-type="float" office:value="11.011">
            <text:p>11.011</text:p>
          </table:table-cell>
          <table:table-cell table:style-name="ce3" office:value-type="float" office:value="1334">
            <text:p>133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668">
            <text:p>2668</text:p>
          </table:table-cell>
          <table:table-cell table:style-name="ce3" office:value-type="float" office:value="7.864">
            <text:p>7.864</text:p>
          </table:table-cell>
          <table:table-cell table:style-name="ce3" office:value-type="float" office:value="7.86">
            <text:p>7.86</text:p>
          </table:table-cell>
          <table:table-cell table:style-name="ce3" office:value-type="float" office:value="0.643">
            <text:p>0.643</text:p>
          </table:table-cell>
          <table:table-cell table:style-name="ce3" office:value-type="float" office:value="7.887">
            <text:p>7.887</text:p>
          </table:table-cell>
          <table:table-cell table:style-name="ce2" office:value-type="float" office:value="8.503">
            <text:p>8.503</text:p>
          </table:table-cell>
          <table:table-cell table:style-name="ce3" office:value-type="float" office:value="6.905">
            <text:p>6.905</text:p>
          </table:table-cell>
          <table:table-cell table:style-name="ce3" office:value-type="float" office:value="17.727">
            <text:p>17.727</text:p>
          </table:table-cell>
          <table:table-cell table:style-name="ce3" office:value-type="float" office:value="2668">
            <text:p>266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61">
            <text:p>1461</text:p>
          </table:table-cell>
          <table:table-cell table:style-name="ce3" office:value-type="float" office:value="3.626">
            <text:p>3.626</text:p>
          </table:table-cell>
          <table:table-cell table:style-name="ce3" office:value-type="float" office:value="3.624">
            <text:p>3.624</text:p>
          </table:table-cell>
          <table:table-cell table:style-name="ce3" office:value-type="float" office:value="0.123">
            <text:p>0.123</text:p>
          </table:table-cell>
          <table:table-cell table:style-name="ce3" office:value-type="float" office:value="3.626">
            <text:p>3.626</text:p>
          </table:table-cell>
          <table:table-cell table:style-name="ce2" office:value-type="float" office:value="3.747">
            <text:p>3.747</text:p>
          </table:table-cell>
          <table:table-cell table:style-name="ce3" office:value-type="float" office:value="3.579">
            <text:p>3.579</text:p>
          </table:table-cell>
          <table:table-cell table:style-name="ce3" office:value-type="float" office:value="6.643">
            <text:p>6.643</text:p>
          </table:table-cell>
          <table:table-cell table:style-name="ce3" office:value-type="float" office:value="1461">
            <text:p>146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922">
            <text:p>2922</text:p>
          </table:table-cell>
          <table:table-cell table:style-name="ce3" office:value-type="float" office:value="3.864">
            <text:p>3.864</text:p>
          </table:table-cell>
          <table:table-cell table:style-name="ce3" office:value-type="float" office:value="3.863">
            <text:p>3.863</text:p>
          </table:table-cell>
          <table:table-cell table:style-name="ce3" office:value-type="float" office:value="0.208">
            <text:p>0.208</text:p>
          </table:table-cell>
          <table:table-cell table:style-name="ce3" office:value-type="float" office:value="3.869">
            <text:p>3.869</text:p>
          </table:table-cell>
          <table:table-cell table:style-name="ce2" office:value-type="float" office:value="4.072">
            <text:p>4.072</text:p>
          </table:table-cell>
          <table:table-cell table:style-name="ce3" office:value-type="float" office:value="3.593">
            <text:p>3.593</text:p>
          </table:table-cell>
          <table:table-cell table:style-name="ce3" office:value-type="float" office:value="7.094">
            <text:p>7.094</text:p>
          </table:table-cell>
          <table:table-cell table:style-name="ce3" office:value-type="float" office:value="2922">
            <text:p>292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844">
            <text:p>5844</text:p>
          </table:table-cell>
          <table:table-cell table:style-name="ce3" office:value-type="float" office:value="4.116">
            <text:p>4.116</text:p>
          </table:table-cell>
          <table:table-cell table:style-name="ce3" office:value-type="float" office:value="4.114">
            <text:p>4.114</text:p>
          </table:table-cell>
          <table:table-cell table:style-name="ce3" office:value-type="float" office:value="0.68">
            <text:p>0.68</text:p>
          </table:table-cell>
          <table:table-cell table:style-name="ce3" office:value-type="float" office:value="4.169">
            <text:p>4.169</text:p>
          </table:table-cell>
          <table:table-cell table:style-name="ce2" office:value-type="float" office:value="4.793">
            <text:p>4.793</text:p>
          </table:table-cell>
          <table:table-cell table:style-name="ce3" office:value-type="float" office:value="3.617">
            <text:p>3.617</text:p>
          </table:table-cell>
          <table:table-cell table:style-name="ce3" office:value-type="float" office:value="17.087">
            <text:p>17.087</text:p>
          </table:table-cell>
          <table:table-cell table:style-name="ce3" office:value-type="float" office:value="5844">
            <text:p>584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13">
            <text:p>813</text:p>
          </table:table-cell>
          <table:table-cell table:style-name="ce3" office:value-type="float" office:value="6.502">
            <text:p>6.502</text:p>
          </table:table-cell>
          <table:table-cell table:style-name="ce3" office:value-type="float" office:value="6.498">
            <text:p>6.498</text:p>
          </table:table-cell>
          <table:table-cell table:style-name="ce3" office:value-type="float" office:value="0.174">
            <text:p>0.174</text:p>
          </table:table-cell>
          <table:table-cell table:style-name="ce3" office:value-type="float" office:value="6.5">
            <text:p>6.5</text:p>
          </table:table-cell>
          <table:table-cell table:style-name="ce2" office:value-type="float" office:value="6.672">
            <text:p>6.672</text:p>
          </table:table-cell>
          <table:table-cell table:style-name="ce3" office:value-type="float" office:value="6.437">
            <text:p>6.437</text:p>
          </table:table-cell>
          <table:table-cell table:style-name="ce3" office:value-type="float" office:value="9.706">
            <text:p>9.706</text:p>
          </table:table-cell>
          <table:table-cell table:style-name="ce3" office:value-type="float" office:value="813">
            <text:p>81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626">
            <text:p>1626</text:p>
          </table:table-cell>
          <table:table-cell table:style-name="ce3" office:value-type="float" office:value="6.866">
            <text:p>6.866</text:p>
          </table:table-cell>
          <table:table-cell table:style-name="ce3" office:value-type="float" office:value="6.862">
            <text:p>6.862</text:p>
          </table:table-cell>
          <table:table-cell table:style-name="ce3" office:value-type="float" office:value="0.317">
            <text:p>0.317</text:p>
          </table:table-cell>
          <table:table-cell table:style-name="ce3" office:value-type="float" office:value="6.869">
            <text:p>6.869</text:p>
          </table:table-cell>
          <table:table-cell table:style-name="ce2" office:value-type="float" office:value="7.179">
            <text:p>7.179</text:p>
          </table:table-cell>
          <table:table-cell table:style-name="ce3" office:value-type="float" office:value="6.496">
            <text:p>6.496</text:p>
          </table:table-cell>
          <table:table-cell table:style-name="ce3" office:value-type="float" office:value="13.22">
            <text:p>13.22</text:p>
          </table:table-cell>
          <table:table-cell table:style-name="ce3" office:value-type="float" office:value="1626">
            <text:p>162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252">
            <text:p>3252</text:p>
          </table:table-cell>
          <table:table-cell table:style-name="ce3" office:value-type="float" office:value="7.298">
            <text:p>7.298</text:p>
          </table:table-cell>
          <table:table-cell table:style-name="ce3" office:value-type="float" office:value="7.295">
            <text:p>7.295</text:p>
          </table:table-cell>
          <table:table-cell table:style-name="ce3" office:value-type="float" office:value="0.535">
            <text:p>0.535</text:p>
          </table:table-cell>
          <table:table-cell table:style-name="ce3" office:value-type="float" office:value="7.315">
            <text:p>7.315</text:p>
          </table:table-cell>
          <table:table-cell table:style-name="ce2" office:value-type="float" office:value="7.83">
            <text:p>7.83</text:p>
          </table:table-cell>
          <table:table-cell table:style-name="ce3" office:value-type="float" office:value="7.127">
            <text:p>7.127</text:p>
          </table:table-cell>
          <table:table-cell table:style-name="ce3" office:value-type="float" office:value="17.141">
            <text:p>17.141</text:p>
          </table:table-cell>
          <table:table-cell table:style-name="ce3" office:value-type="float" office:value="3252">
            <text:p>325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317">
            <text:p>1317</text:p>
          </table:table-cell>
          <table:table-cell table:style-name="ce3" office:value-type="float" office:value="3.992">
            <text:p>3.992</text:p>
          </table:table-cell>
          <table:table-cell table:style-name="ce3" office:value-type="float" office:value="3.99">
            <text:p>3.99</text:p>
          </table:table-cell>
          <table:table-cell table:style-name="ce3" office:value-type="float" office:value="0.153">
            <text:p>0.153</text:p>
          </table:table-cell>
          <table:table-cell table:style-name="ce3" office:value-type="float" office:value="3.993">
            <text:p>3.993</text:p>
          </table:table-cell>
          <table:table-cell table:style-name="ce2" office:value-type="float" office:value="4.143">
            <text:p>4.143</text:p>
          </table:table-cell>
          <table:table-cell table:style-name="ce3" office:value-type="float" office:value="3.939">
            <text:p>3.939</text:p>
          </table:table-cell>
          <table:table-cell table:style-name="ce3" office:value-type="float" office:value="6.982">
            <text:p>6.982</text:p>
          </table:table-cell>
          <table:table-cell table:style-name="ce3" office:value-type="float" office:value="1317">
            <text:p>131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634">
            <text:p>2634</text:p>
          </table:table-cell>
          <table:table-cell table:style-name="ce3" office:value-type="float" office:value="4.225">
            <text:p>4.225</text:p>
          </table:table-cell>
          <table:table-cell table:style-name="ce3" office:value-type="float" office:value="4.224">
            <text:p>4.224</text:p>
          </table:table-cell>
          <table:table-cell table:style-name="ce3" office:value-type="float" office:value="0.256">
            <text:p>0.256</text:p>
          </table:table-cell>
          <table:table-cell table:style-name="ce3" office:value-type="float" office:value="4.231">
            <text:p>4.231</text:p>
          </table:table-cell>
          <table:table-cell table:style-name="ce2" office:value-type="float" office:value="4.48">
            <text:p>4.48</text:p>
          </table:table-cell>
          <table:table-cell table:style-name="ce3" office:value-type="float" office:value="3.954">
            <text:p>3.954</text:p>
          </table:table-cell>
          <table:table-cell table:style-name="ce3" office:value-type="float" office:value="7.438">
            <text:p>7.438</text:p>
          </table:table-cell>
          <table:table-cell table:style-name="ce3" office:value-type="float" office:value="2634">
            <text:p>263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268">
            <text:p>5268</text:p>
          </table:table-cell>
          <table:table-cell table:style-name="ce3" office:value-type="float" office:value="4.494">
            <text:p>4.494</text:p>
          </table:table-cell>
          <table:table-cell table:style-name="ce3" office:value-type="float" office:value="4.492">
            <text:p>4.492</text:p>
          </table:table-cell>
          <table:table-cell table:style-name="ce3" office:value-type="float" office:value="0.623">
            <text:p>0.623</text:p>
          </table:table-cell>
          <table:table-cell table:style-name="ce3" office:value-type="float" office:value="4.535">
            <text:p>4.535</text:p>
          </table:table-cell>
          <table:table-cell table:style-name="ce2" office:value-type="float" office:value="5.115">
            <text:p>5.115</text:p>
          </table:table-cell>
          <table:table-cell table:style-name="ce3" office:value-type="float" office:value="3.973">
            <text:p>3.973</text:p>
          </table:table-cell>
          <table:table-cell table:style-name="ce3" office:value-type="float" office:value="14.386">
            <text:p>14.386</text:p>
          </table:table-cell>
          <table:table-cell table:style-name="ce3" office:value-type="float" office:value="5268">
            <text:p>526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20.9708571428571">
            <text:p>20.971</text:p>
          </table:table-cell>
          <table:table-cell table:style-name="ce8" table:formula="of:=AVERAGE([.E4];[.E7];[.E10];[.E16];[.E19];[.E22];[.E25])" office:value-type="float" office:value="20.9592857142857">
            <text:p>20.959</text:p>
          </table:table-cell>
          <table:table-cell table:style-name="ce8" table:formula="of:=AVERAGE([.F4];[.F7];[.F10];[.F16];[.F19];[.F22];[.F25])" office:value-type="float" office:value="0.316">
            <text:p>0.316</text:p>
          </table:table-cell>
          <table:table-cell table:style-name="ce8" table:formula="of:=AVERAGE([.G4];[.G7];[.G10];[.G16];[.G19];[.G22];[.G25])" office:value-type="float" office:value="20.962">
            <text:p>20.962</text:p>
          </table:table-cell>
          <table:table-cell table:style-name="ce9" table:formula="of:=AVERAGE([.H4];[.H7];[.H10];[.H16];[.H19];[.H22];[.H25])" office:value-type="float" office:value="21.2752857142857">
            <text:p>21.275</text:p>
          </table:table-cell>
          <table:table-cell table:style-name="ce8" table:formula="of:=AVERAGE([.I4];[.I7];[.I10];[.I16];[.I19];[.I22];[.I25])" office:value-type="float" office:value="20.7088571428571">
            <text:p>20.709</text:p>
          </table:table-cell>
          <table:table-cell table:style-name="ce8" table:formula="of:=AVERAGE([.J4];[.J7];[.J10];[.J16];[.J19];[.J22];[.J25])" office:value-type="float" office:value="24.2065714285714">
            <text:p>24.207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22.5105714285714">
            <text:p>22.511</text:p>
          </table:table-cell>
          <table:table-cell table:style-name="ce8" table:formula="of:=AVERAGE([.E5];[.E8];[.E11];[.E17];[.E20];[.E23];[.E26])" office:value-type="float" office:value="22.5025714285714">
            <text:p>22.503</text:p>
          </table:table-cell>
          <table:table-cell table:style-name="ce8" table:formula="of:=AVERAGE([.F5];[.F8];[.F11];[.F17];[.F20];[.F23];[.F26])" office:value-type="float" office:value="0.440857142857143">
            <text:p>0.441</text:p>
          </table:table-cell>
          <table:table-cell table:style-name="ce8" table:formula="of:=AVERAGE([.G5];[.G8];[.G11];[.G17];[.G20];[.G23];[.G26])" office:value-type="float" office:value="22.5087142857143">
            <text:p>22.509</text:p>
          </table:table-cell>
          <table:table-cell table:style-name="ce9" table:formula="of:=AVERAGE([.H5];[.H8];[.H11];[.H17];[.H20];[.H23];[.H26])" office:value-type="float" office:value="22.9435714285714">
            <text:p>22.944</text:p>
          </table:table-cell>
          <table:table-cell table:style-name="ce8" table:formula="of:=AVERAGE([.I5];[.I8];[.I11];[.I17];[.I20];[.I23];[.I26])" office:value-type="float" office:value="22.0598571428571">
            <text:p>22.060</text:p>
          </table:table-cell>
          <table:table-cell table:style-name="ce8" table:formula="of:=AVERAGE([.J5];[.J8];[.J11];[.J17];[.J20];[.J23];[.J26])" office:value-type="float" office:value="26.7612857142857">
            <text:p>26.761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23.8422857142857">
            <text:p>23.842</text:p>
          </table:table-cell>
          <table:table-cell table:style-name="ce8" table:formula="of:=AVERAGE([.E6];[.E9];[.E12];[.E18];[.E21];[.E24];[.E27])" office:value-type="float" office:value="23.8305714285714">
            <text:p>23.831</text:p>
          </table:table-cell>
          <table:table-cell table:style-name="ce8" table:formula="of:=AVERAGE([.F6];[.F9];[.F12];[.F18];[.F21];[.F24];[.F27])" office:value-type="float" office:value="1.12157142857143">
            <text:p>1.122</text:p>
          </table:table-cell>
          <table:table-cell table:style-name="ce8" table:formula="of:=AVERAGE([.G6];[.G9];[.G12];[.G18];[.G21];[.G24];[.G27])" office:value-type="float" office:value="23.8674285714286">
            <text:p>23.867</text:p>
          </table:table-cell>
          <table:table-cell table:style-name="ce9" table:formula="of:=AVERAGE([.H6];[.H9];[.H12];[.H18];[.H21];[.H24];[.H27])" office:value-type="float" office:value="24.9521428571429">
            <text:p>24.952</text:p>
          </table:table-cell>
          <table:table-cell table:style-name="ce8" table:formula="of:=AVERAGE([.I6];[.I9];[.I12];[.I18];[.I21];[.I24];[.I27])" office:value-type="float" office:value="22.9045714285714">
            <text:p>22.905</text:p>
          </table:table-cell>
          <table:table-cell table:style-name="ce8" table:formula="of:=AVERAGE([.J6];[.J9];[.J12];[.J18];[.J21];[.J24];[.J27])" office:value-type="float" office:value="35.6085714285714">
            <text:p>35.60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11.342">
            <text:p>411.342</text:p>
          </table:table-cell>
          <table:table-cell table:style-name="ce8" table:formula="of:=AVERAGE([.E13])" office:value-type="float" office:value="411.239">
            <text:p>411.239</text:p>
          </table:table-cell>
          <table:table-cell table:style-name="ce8" table:formula="of:=AVERAGE([.F13])" office:value-type="float" office:value="0.957">
            <text:p>0.957</text:p>
          </table:table-cell>
          <table:table-cell table:style-name="ce8" table:formula="of:=AVERAGE([.G13])" office:value-type="float" office:value="411.24">
            <text:p>411.240</text:p>
          </table:table-cell>
          <table:table-cell table:style-name="ce9" table:formula="of:=AVERAGE([.H13])" office:value-type="float" office:value="412.195">
            <text:p>412.195</text:p>
          </table:table-cell>
          <table:table-cell table:style-name="ce8" table:formula="of:=AVERAGE([.I13])" office:value-type="float" office:value="408.423">
            <text:p>408.423</text:p>
          </table:table-cell>
          <table:table-cell table:style-name="ce8" table:formula="of:=AVERAGE([.J13])" office:value-type="float" office:value="416.626">
            <text:p>416.626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453.188">
            <text:p>453.188</text:p>
          </table:table-cell>
          <table:table-cell table:style-name="ce8" table:formula="of:=AVERAGE([.E14])" office:value-type="float" office:value="453.164">
            <text:p>453.164</text:p>
          </table:table-cell>
          <table:table-cell table:style-name="ce8" table:formula="of:=AVERAGE([.F14])" office:value-type="float" office:value="1.957">
            <text:p>1.957</text:p>
          </table:table-cell>
          <table:table-cell table:style-name="ce8" table:formula="of:=AVERAGE([.G14])" office:value-type="float" office:value="453.168">
            <text:p>453.168</text:p>
          </table:table-cell>
          <table:table-cell table:style-name="ce9" table:formula="of:=AVERAGE([.H14])" office:value-type="float" office:value="455.12">
            <text:p>455.120</text:p>
          </table:table-cell>
          <table:table-cell table:style-name="ce8" table:formula="of:=AVERAGE([.I14])" office:value-type="float" office:value="449.69">
            <text:p>449.690</text:p>
          </table:table-cell>
          <table:table-cell table:style-name="ce8" table:formula="of:=AVERAGE([.J14])" office:value-type="float" office:value="457.867">
            <text:p>457.867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475.281">
            <text:p>475.281</text:p>
          </table:table-cell>
          <table:table-cell table:style-name="ce8" table:formula="of:=AVERAGE([.E15])" office:value-type="float" office:value="475.17">
            <text:p>475.170</text:p>
          </table:table-cell>
          <table:table-cell table:style-name="ce8" table:formula="of:=AVERAGE([.F15])" office:value-type="float" office:value="3.559">
            <text:p>3.559</text:p>
          </table:table-cell>
          <table:table-cell table:style-name="ce8" table:formula="of:=AVERAGE([.G15])" office:value-type="float" office:value="475.183">
            <text:p>475.183</text:p>
          </table:table-cell>
          <table:table-cell table:style-name="ce9" table:formula="of:=AVERAGE([.H15])" office:value-type="float" office:value="478.729">
            <text:p>478.729</text:p>
          </table:table-cell>
          <table:table-cell table:style-name="ce8" table:formula="of:=AVERAGE([.I15])" office:value-type="float" office:value="470.786">
            <text:p>470.786</text:p>
          </table:table-cell>
          <table:table-cell table:style-name="ce8" table:formula="of:=AVERAGE([.J15])" office:value-type="float" office:value="490.631">
            <text:p>490.63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ea-b12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0-b66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4.2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52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75.9819392955743">
            <text:p>75.982</text:p>
          </table:table-cell>
          <table:table-cell/>
          <table:table-cell table:style-name="ce7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-ea-b124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66.122">
            <text:p>66.122</text:p>
          </table:table-cell>
          <table:table-cell table:style-name="ce3" office:value-type="float" office:value="66.083">
            <text:p>66.083</text:p>
          </table:table-cell>
          <table:table-cell table:style-name="ce3" office:value-type="float" office:value="0.423">
            <text:p>0.423</text:p>
          </table:table-cell>
          <table:table-cell table:style-name="ce3" office:value-type="float" office:value="66.084">
            <text:p>66.084</text:p>
          </table:table-cell>
          <table:table-cell table:style-name="ce2" office:value-type="float" office:value="66.506">
            <text:p>66.506</text:p>
          </table:table-cell>
          <table:table-cell table:style-name="ce3" office:value-type="float" office:value="65.634">
            <text:p>65.634</text:p>
          </table:table-cell>
          <table:table-cell table:style-name="ce3" office:value-type="float" office:value="69.601">
            <text:p>69.601</text:p>
          </table:table-cell>
          <table:table-cell table:style-name="ce3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71.109">
            <text:p>71.109</text:p>
          </table:table-cell>
          <table:table-cell table:style-name="ce3" office:value-type="float" office:value="71.082">
            <text:p>71.082</text:p>
          </table:table-cell>
          <table:table-cell table:style-name="ce3" office:value-type="float" office:value="0.741">
            <text:p>0.741</text:p>
          </table:table-cell>
          <table:table-cell table:style-name="ce3" office:value-type="float" office:value="71.086">
            <text:p>71.086</text:p>
          </table:table-cell>
          <table:table-cell table:style-name="ce2" office:value-type="float" office:value="71.823">
            <text:p>71.823</text:p>
          </table:table-cell>
          <table:table-cell table:style-name="ce3" office:value-type="float" office:value="70.353">
            <text:p>70.353</text:p>
          </table:table-cell>
          <table:table-cell table:style-name="ce3" office:value-type="float" office:value="76.15">
            <text:p>76.15</text:p>
          </table:table-cell>
          <table:table-cell table:style-name="ce3" office:value-type="float" office:value="158">
            <text:p>15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75.182">
            <text:p>75.182</text:p>
          </table:table-cell>
          <table:table-cell table:style-name="ce3" office:value-type="float" office:value="75.16">
            <text:p>75.16</text:p>
          </table:table-cell>
          <table:table-cell table:style-name="ce3" office:value-type="float" office:value="2.099">
            <text:p>2.099</text:p>
          </table:table-cell>
          <table:table-cell table:style-name="ce3" office:value-type="float" office:value="75.189">
            <text:p>75.189</text:p>
          </table:table-cell>
          <table:table-cell table:style-name="ce2" office:value-type="float" office:value="77.259">
            <text:p>77.259</text:p>
          </table:table-cell>
          <table:table-cell table:style-name="ce3" office:value-type="float" office:value="73.157">
            <text:p>73.157</text:p>
          </table:table-cell>
          <table:table-cell table:style-name="ce3" office:value-type="float" office:value="84.318">
            <text:p>84.318</text:p>
          </table:table-cell>
          <table:table-cell table:style-name="ce3" office:value-type="float" office:value="316">
            <text:p>31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63">
            <text:p>163</text:p>
          </table:table-cell>
          <table:table-cell table:style-name="ce3" office:value-type="float" office:value="32.005">
            <text:p>32.005</text:p>
          </table:table-cell>
          <table:table-cell table:style-name="ce3" office:value-type="float" office:value="31.98">
            <text:p>31.98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31.983">
            <text:p>31.983</text:p>
          </table:table-cell>
          <table:table-cell table:style-name="ce2" office:value-type="float" office:value="32.43">
            <text:p>32.43</text:p>
          </table:table-cell>
          <table:table-cell table:style-name="ce3" office:value-type="float" office:value="31.623">
            <text:p>31.623</text:p>
          </table:table-cell>
          <table:table-cell table:style-name="ce3" office:value-type="float" office:value="36.342">
            <text:p>36.342</text:p>
          </table:table-cell>
          <table:table-cell table:style-name="ce3" office:value-type="float" office:value="163">
            <text:p>16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26">
            <text:p>326</text:p>
          </table:table-cell>
          <table:table-cell table:style-name="ce3" office:value-type="float" office:value="35.017">
            <text:p>35.017</text:p>
          </table:table-cell>
          <table:table-cell table:style-name="ce3" office:value-type="float" office:value="35.005">
            <text:p>35.005</text:p>
          </table:table-cell>
          <table:table-cell table:style-name="ce3" office:value-type="float" office:value="0.699">
            <text:p>0.699</text:p>
          </table:table-cell>
          <table:table-cell table:style-name="ce3" office:value-type="float" office:value="35.012">
            <text:p>35.012</text:p>
          </table:table-cell>
          <table:table-cell table:style-name="ce2" office:value-type="float" office:value="35.704">
            <text:p>35.704</text:p>
          </table:table-cell>
          <table:table-cell table:style-name="ce3" office:value-type="float" office:value="34.315">
            <text:p>34.315</text:p>
          </table:table-cell>
          <table:table-cell table:style-name="ce3" office:value-type="float" office:value="39.515">
            <text:p>39.515</text:p>
          </table:table-cell>
          <table:table-cell table:style-name="ce3" office:value-type="float" office:value="326">
            <text:p>32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652">
            <text:p>652</text:p>
          </table:table-cell>
          <table:table-cell table:style-name="ce3" office:value-type="float" office:value="37.285">
            <text:p>37.285</text:p>
          </table:table-cell>
          <table:table-cell table:style-name="ce3" office:value-type="float" office:value="37.264">
            <text:p>37.264</text:p>
          </table:table-cell>
          <table:table-cell table:style-name="ce3" office:value-type="float" office:value="1.738">
            <text:p>1.738</text:p>
          </table:table-cell>
          <table:table-cell table:style-name="ce3" office:value-type="float" office:value="37.304">
            <text:p>37.304</text:p>
          </table:table-cell>
          <table:table-cell table:style-name="ce2" office:value-type="float" office:value="39.002">
            <text:p>39.002</text:p>
          </table:table-cell>
          <table:table-cell table:style-name="ce3" office:value-type="float" office:value="36.014">
            <text:p>36.014</text:p>
          </table:table-cell>
          <table:table-cell table:style-name="ce3" office:value-type="float" office:value="52.285">
            <text:p>52.285</text:p>
          </table:table-cell>
          <table:table-cell table:style-name="ce3" office:value-type="float" office:value="652">
            <text:p>65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28.056">
            <text:p>28.056</text:p>
          </table:table-cell>
          <table:table-cell table:style-name="ce3" office:value-type="float" office:value="28.041">
            <text:p>28.041</text:p>
          </table:table-cell>
          <table:table-cell table:style-name="ce3" office:value-type="float" office:value="0.576">
            <text:p>0.576</text:p>
          </table:table-cell>
          <table:table-cell table:style-name="ce3" office:value-type="float" office:value="28.047">
            <text:p>28.047</text:p>
          </table:table-cell>
          <table:table-cell table:style-name="ce2" office:value-type="float" office:value="28.617">
            <text:p>28.617</text:p>
          </table:table-cell>
          <table:table-cell table:style-name="ce3" office:value-type="float" office:value="27.625">
            <text:p>27.625</text:p>
          </table:table-cell>
          <table:table-cell table:style-name="ce3" office:value-type="float" office:value="31.386">
            <text:p>31.386</text:p>
          </table:table-cell>
          <table:table-cell table:style-name="ce3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30.027">
            <text:p>30.027</text:p>
          </table:table-cell>
          <table:table-cell table:style-name="ce3" office:value-type="float" office:value="30.016">
            <text:p>30.016</text:p>
          </table:table-cell>
          <table:table-cell table:style-name="ce3" office:value-type="float" office:value="0.752">
            <text:p>0.752</text:p>
          </table:table-cell>
          <table:table-cell table:style-name="ce3" office:value-type="float" office:value="30.025">
            <text:p>30.025</text:p>
          </table:table-cell>
          <table:table-cell table:style-name="ce2" office:value-type="float" office:value="30.768">
            <text:p>30.768</text:p>
          </table:table-cell>
          <table:table-cell table:style-name="ce3" office:value-type="float" office:value="29.526">
            <text:p>29.526</text:p>
          </table:table-cell>
          <table:table-cell table:style-name="ce3" office:value-type="float" office:value="34.677">
            <text:p>34.677</text:p>
          </table:table-cell>
          <table:table-cell table:style-name="ce3" office:value-type="float" office:value="380">
            <text:p>38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760">
            <text:p>760</text:p>
          </table:table-cell>
          <table:table-cell table:style-name="ce3" office:value-type="float" office:value="31.942">
            <text:p>31.942</text:p>
          </table:table-cell>
          <table:table-cell table:style-name="ce3" office:value-type="float" office:value="31.923">
            <text:p>31.923</text:p>
          </table:table-cell>
          <table:table-cell table:style-name="ce3" office:value-type="float" office:value="1.868">
            <text:p>1.868</text:p>
          </table:table-cell>
          <table:table-cell table:style-name="ce3" office:value-type="float" office:value="31.978">
            <text:p>31.978</text:p>
          </table:table-cell>
          <table:table-cell table:style-name="ce2" office:value-type="float" office:value="33.792">
            <text:p>33.792</text:p>
          </table:table-cell>
          <table:table-cell table:style-name="ce3" office:value-type="float" office:value="27.803">
            <text:p>27.803</text:p>
          </table:table-cell>
          <table:table-cell table:style-name="ce3" office:value-type="float" office:value="50.108">
            <text:p>50.108</text:p>
          </table:table-cell>
          <table:table-cell table:style-name="ce3" office:value-type="float" office:value="760">
            <text:p>76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05.332">
            <text:p>405.332</text:p>
          </table:table-cell>
          <table:table-cell table:style-name="ce3" office:value-type="float" office:value="405.296">
            <text:p>405.296</text:p>
          </table:table-cell>
          <table:table-cell table:style-name="ce3" office:value-type="float" office:value="1.344">
            <text:p>1.344</text:p>
          </table:table-cell>
          <table:table-cell table:style-name="ce3" office:value-type="float" office:value="405.299">
            <text:p>405.299</text:p>
          </table:table-cell>
          <table:table-cell table:style-name="ce2" office:value-type="float" office:value="406.641">
            <text:p>406.641</text:p>
          </table:table-cell>
          <table:table-cell table:style-name="ce3" office:value-type="float" office:value="402.756">
            <text:p>402.756</text:p>
          </table:table-cell>
          <table:table-cell table:style-name="ce3" office:value-type="float" office:value="408.717">
            <text:p>408.717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55.813">
            <text:p>455.813</text:p>
          </table:table-cell>
          <table:table-cell table:style-name="ce3" office:value-type="float" office:value="455.756">
            <text:p>455.756</text:p>
          </table:table-cell>
          <table:table-cell table:style-name="ce3" office:value-type="float" office:value="1.723">
            <text:p>1.723</text:p>
          </table:table-cell>
          <table:table-cell table:style-name="ce3" office:value-type="float" office:value="455.759">
            <text:p>455.759</text:p>
          </table:table-cell>
          <table:table-cell table:style-name="ce2" office:value-type="float" office:value="457.479">
            <text:p>457.479</text:p>
          </table:table-cell>
          <table:table-cell table:style-name="ce3" office:value-type="float" office:value="453.427">
            <text:p>453.427</text:p>
          </table:table-cell>
          <table:table-cell table:style-name="ce3" office:value-type="float" office:value="460.939">
            <text:p>460.939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69.391">
            <text:p>469.391</text:p>
          </table:table-cell>
          <table:table-cell table:style-name="ce3" office:value-type="float" office:value="469.301">
            <text:p>469.301</text:p>
          </table:table-cell>
          <table:table-cell table:style-name="ce3" office:value-type="float" office:value="3.559">
            <text:p>3.559</text:p>
          </table:table-cell>
          <table:table-cell table:style-name="ce3" office:value-type="float" office:value="469.314">
            <text:p>469.314</text:p>
          </table:table-cell>
          <table:table-cell table:style-name="ce2" office:value-type="float" office:value="472.859">
            <text:p>472.859</text:p>
          </table:table-cell>
          <table:table-cell table:style-name="ce3" office:value-type="float" office:value="464.535">
            <text:p>464.535</text:p>
          </table:table-cell>
          <table:table-cell table:style-name="ce3" office:value-type="float" office:value="483.099">
            <text:p>483.099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94">
            <text:p>694</text:p>
          </table:table-cell>
          <table:table-cell table:style-name="ce3" office:value-type="float" office:value="6.85">
            <text:p>6.85</text:p>
          </table:table-cell>
          <table:table-cell table:style-name="ce3" office:value-type="float" office:value="6.846">
            <text:p>6.846</text:p>
          </table:table-cell>
          <table:table-cell table:style-name="ce3" office:value-type="float" office:value="0.168">
            <text:p>0.168</text:p>
          </table:table-cell>
          <table:table-cell table:style-name="ce3" office:value-type="float" office:value="6.848">
            <text:p>6.848</text:p>
          </table:table-cell>
          <table:table-cell table:style-name="ce2" office:value-type="float" office:value="7.014">
            <text:p>7.014</text:p>
          </table:table-cell>
          <table:table-cell table:style-name="ce3" office:value-type="float" office:value="6.759">
            <text:p>6.759</text:p>
          </table:table-cell>
          <table:table-cell table:style-name="ce3" office:value-type="float" office:value="9.932">
            <text:p>9.932</text:p>
          </table:table-cell>
          <table:table-cell table:style-name="ce3" office:value-type="float" office:value="694">
            <text:p>69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388">
            <text:p>1388</text:p>
          </table:table-cell>
          <table:table-cell table:style-name="ce3" office:value-type="float" office:value="7.483">
            <text:p>7.483</text:p>
          </table:table-cell>
          <table:table-cell table:style-name="ce3" office:value-type="float" office:value="7.48">
            <text:p>7.48</text:p>
          </table:table-cell>
          <table:table-cell table:style-name="ce3" office:value-type="float" office:value="0.264">
            <text:p>0.264</text:p>
          </table:table-cell>
          <table:table-cell table:style-name="ce3" office:value-type="float" office:value="7.485">
            <text:p>7.485</text:p>
          </table:table-cell>
          <table:table-cell table:style-name="ce2" office:value-type="float" office:value="7.744">
            <text:p>7.744</text:p>
          </table:table-cell>
          <table:table-cell table:style-name="ce3" office:value-type="float" office:value="6.898">
            <text:p>6.898</text:p>
          </table:table-cell>
          <table:table-cell table:style-name="ce3" office:value-type="float" office:value="11.065">
            <text:p>11.065</text:p>
          </table:table-cell>
          <table:table-cell table:style-name="ce3" office:value-type="float" office:value="1388">
            <text:p>138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776">
            <text:p>2776</text:p>
          </table:table-cell>
          <table:table-cell table:style-name="ce3" office:value-type="float" office:value="7.801">
            <text:p>7.801</text:p>
          </table:table-cell>
          <table:table-cell table:style-name="ce3" office:value-type="float" office:value="7.797">
            <text:p>7.797</text:p>
          </table:table-cell>
          <table:table-cell table:style-name="ce3" office:value-type="float" office:value="0.665">
            <text:p>0.665</text:p>
          </table:table-cell>
          <table:table-cell table:style-name="ce3" office:value-type="float" office:value="7.826">
            <text:p>7.826</text:p>
          </table:table-cell>
          <table:table-cell table:style-name="ce2" office:value-type="float" office:value="8.462">
            <text:p>8.462</text:p>
          </table:table-cell>
          <table:table-cell table:style-name="ce3" office:value-type="float" office:value="6.913">
            <text:p>6.913</text:p>
          </table:table-cell>
          <table:table-cell table:style-name="ce3" office:value-type="float" office:value="17.467">
            <text:p>17.467</text:p>
          </table:table-cell>
          <table:table-cell table:style-name="ce3" office:value-type="float" office:value="2776">
            <text:p>277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82">
            <text:p>1482</text:p>
          </table:table-cell>
          <table:table-cell table:style-name="ce3" office:value-type="float" office:value="3.566">
            <text:p>3.566</text:p>
          </table:table-cell>
          <table:table-cell table:style-name="ce3" office:value-type="float" office:value="3.564">
            <text:p>3.564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3.567">
            <text:p>3.567</text:p>
          </table:table-cell>
          <table:table-cell table:style-name="ce2" office:value-type="float" office:value="3.714">
            <text:p>3.714</text:p>
          </table:table-cell>
          <table:table-cell table:style-name="ce3" office:value-type="float" office:value="3.519">
            <text:p>3.519</text:p>
          </table:table-cell>
          <table:table-cell table:style-name="ce3" office:value-type="float" office:value="6.743">
            <text:p>6.743</text:p>
          </table:table-cell>
          <table:table-cell table:style-name="ce3" office:value-type="float" office:value="1482">
            <text:p>148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964">
            <text:p>2964</text:p>
          </table:table-cell>
          <table:table-cell table:style-name="ce3" office:value-type="float" office:value="3.844">
            <text:p>3.844</text:p>
          </table:table-cell>
          <table:table-cell table:style-name="ce3" office:value-type="float" office:value="3.843">
            <text:p>3.843</text:p>
          </table:table-cell>
          <table:table-cell table:style-name="ce3" office:value-type="float" office:value="0.218">
            <text:p>0.218</text:p>
          </table:table-cell>
          <table:table-cell table:style-name="ce3" office:value-type="float" office:value="3.849">
            <text:p>3.849</text:p>
          </table:table-cell>
          <table:table-cell table:style-name="ce2" office:value-type="float" office:value="4.06">
            <text:p>4.06</text:p>
          </table:table-cell>
          <table:table-cell table:style-name="ce3" office:value-type="float" office:value="3.588">
            <text:p>3.588</text:p>
          </table:table-cell>
          <table:table-cell table:style-name="ce3" office:value-type="float" office:value="7.037">
            <text:p>7.037</text:p>
          </table:table-cell>
          <table:table-cell table:style-name="ce3" office:value-type="float" office:value="2964">
            <text:p>296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928">
            <text:p>5928</text:p>
          </table:table-cell>
          <table:table-cell table:style-name="ce3" office:value-type="float" office:value="4.055">
            <text:p>4.055</text:p>
          </table:table-cell>
          <table:table-cell table:style-name="ce3" office:value-type="float" office:value="4.053">
            <text:p>4.053</text:p>
          </table:table-cell>
          <table:table-cell table:style-name="ce3" office:value-type="float" office:value="0.574">
            <text:p>0.574</text:p>
          </table:table-cell>
          <table:table-cell table:style-name="ce3" office:value-type="float" office:value="4.094">
            <text:p>4.094</text:p>
          </table:table-cell>
          <table:table-cell table:style-name="ce2" office:value-type="float" office:value="4.628">
            <text:p>4.628</text:p>
          </table:table-cell>
          <table:table-cell table:style-name="ce3" office:value-type="float" office:value="3.597">
            <text:p>3.597</text:p>
          </table:table-cell>
          <table:table-cell table:style-name="ce3" office:value-type="float" office:value="13.841">
            <text:p>13.841</text:p>
          </table:table-cell>
          <table:table-cell table:style-name="ce3" office:value-type="float" office:value="5928">
            <text:p>59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22">
            <text:p>822</text:p>
          </table:table-cell>
          <table:table-cell table:style-name="ce3" office:value-type="float" office:value="6.414">
            <text:p>6.414</text:p>
          </table:table-cell>
          <table:table-cell table:style-name="ce3" office:value-type="float" office:value="6.41">
            <text:p>6.41</text:p>
          </table:table-cell>
          <table:table-cell table:style-name="ce3" office:value-type="float" office:value="0.187">
            <text:p>0.187</text:p>
          </table:table-cell>
          <table:table-cell table:style-name="ce3" office:value-type="float" office:value="6.413">
            <text:p>6.413</text:p>
          </table:table-cell>
          <table:table-cell table:style-name="ce2" office:value-type="float" office:value="6.597">
            <text:p>6.597</text:p>
          </table:table-cell>
          <table:table-cell table:style-name="ce3" office:value-type="float" office:value="6.342">
            <text:p>6.342</text:p>
          </table:table-cell>
          <table:table-cell table:style-name="ce3" office:value-type="float" office:value="9.854">
            <text:p>9.854</text:p>
          </table:table-cell>
          <table:table-cell table:style-name="ce3" office:value-type="float" office:value="822">
            <text:p>82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644">
            <text:p>1644</text:p>
          </table:table-cell>
          <table:table-cell table:style-name="ce3" office:value-type="float" office:value="6.791">
            <text:p>6.791</text:p>
          </table:table-cell>
          <table:table-cell table:style-name="ce3" office:value-type="float" office:value="6.789">
            <text:p>6.789</text:p>
          </table:table-cell>
          <table:table-cell table:style-name="ce3" office:value-type="float" office:value="0.262">
            <text:p>0.262</text:p>
          </table:table-cell>
          <table:table-cell table:style-name="ce3" office:value-type="float" office:value="6.794">
            <text:p>6.794</text:p>
          </table:table-cell>
          <table:table-cell table:style-name="ce2" office:value-type="float" office:value="7.051">
            <text:p>7.051</text:p>
          </table:table-cell>
          <table:table-cell table:style-name="ce3" office:value-type="float" office:value="6.414">
            <text:p>6.414</text:p>
          </table:table-cell>
          <table:table-cell table:style-name="ce3" office:value-type="float" office:value="9.914">
            <text:p>9.914</text:p>
          </table:table-cell>
          <table:table-cell table:style-name="ce3" office:value-type="float" office:value="1644">
            <text:p>164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288">
            <text:p>3288</text:p>
          </table:table-cell>
          <table:table-cell table:style-name="ce3" office:value-type="float" office:value="7.174">
            <text:p>7.174</text:p>
          </table:table-cell>
          <table:table-cell table:style-name="ce3" office:value-type="float" office:value="7.17">
            <text:p>7.17</text:p>
          </table:table-cell>
          <table:table-cell table:style-name="ce3" office:value-type="float" office:value="0.654">
            <text:p>0.654</text:p>
          </table:table-cell>
          <table:table-cell table:style-name="ce3" office:value-type="float" office:value="7.2">
            <text:p>7.2</text:p>
          </table:table-cell>
          <table:table-cell table:style-name="ce2" office:value-type="float" office:value="7.824">
            <text:p>7.824</text:p>
          </table:table-cell>
          <table:table-cell table:style-name="ce3" office:value-type="float" office:value="6.41">
            <text:p>6.41</text:p>
          </table:table-cell>
          <table:table-cell table:style-name="ce3" office:value-type="float" office:value="23.184">
            <text:p>23.184</text:p>
          </table:table-cell>
          <table:table-cell table:style-name="ce3" office:value-type="float" office:value="3288">
            <text:p>328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3.949">
            <text:p>3.949</text:p>
          </table:table-cell>
          <table:table-cell table:style-name="ce3" office:value-type="float" office:value="3.946">
            <text:p>3.946</text:p>
          </table:table-cell>
          <table:table-cell table:style-name="ce3" office:value-type="float" office:value="0.177">
            <text:p>0.177</text:p>
          </table:table-cell>
          <table:table-cell table:style-name="ce3" office:value-type="float" office:value="3.95">
            <text:p>3.95</text:p>
          </table:table-cell>
          <table:table-cell table:style-name="ce2" office:value-type="float" office:value="4.124">
            <text:p>4.124</text:p>
          </table:table-cell>
          <table:table-cell table:style-name="ce3" office:value-type="float" office:value="3.892">
            <text:p>3.892</text:p>
          </table:table-cell>
          <table:table-cell table:style-name="ce3" office:value-type="float" office:value="7.114">
            <text:p>7.114</text:p>
          </table:table-cell>
          <table:table-cell table:style-name="ce3" office:value-type="float" office:value="1345">
            <text:p>134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690">
            <text:p>2690</text:p>
          </table:table-cell>
          <table:table-cell table:style-name="ce3" office:value-type="float" office:value="4.187">
            <text:p>4.187</text:p>
          </table:table-cell>
          <table:table-cell table:style-name="ce3" office:value-type="float" office:value="4.186">
            <text:p>4.186</text:p>
          </table:table-cell>
          <table:table-cell table:style-name="ce3" office:value-type="float" office:value="0.261">
            <text:p>0.261</text:p>
          </table:table-cell>
          <table:table-cell table:style-name="ce3" office:value-type="float" office:value="4.194">
            <text:p>4.194</text:p>
          </table:table-cell>
          <table:table-cell table:style-name="ce2" office:value-type="float" office:value="4.447">
            <text:p>4.447</text:p>
          </table:table-cell>
          <table:table-cell table:style-name="ce3" office:value-type="float" office:value="3.934">
            <text:p>3.934</text:p>
          </table:table-cell>
          <table:table-cell table:style-name="ce3" office:value-type="float" office:value="7.515">
            <text:p>7.515</text:p>
          </table:table-cell>
          <table:table-cell table:style-name="ce3" office:value-type="float" office:value="2690">
            <text:p>269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380">
            <text:p>5380</text:p>
          </table:table-cell>
          <table:table-cell table:style-name="ce3" office:value-type="float" office:value="4.434">
            <text:p>4.434</text:p>
          </table:table-cell>
          <table:table-cell table:style-name="ce3" office:value-type="float" office:value="4.432">
            <text:p>4.432</text:p>
          </table:table-cell>
          <table:table-cell table:style-name="ce3" office:value-type="float" office:value="0.589">
            <text:p>0.589</text:p>
          </table:table-cell>
          <table:table-cell table:style-name="ce3" office:value-type="float" office:value="4.471">
            <text:p>4.471</text:p>
          </table:table-cell>
          <table:table-cell table:style-name="ce2" office:value-type="float" office:value="5.021">
            <text:p>5.021</text:p>
          </table:table-cell>
          <table:table-cell table:style-name="ce3" office:value-type="float" office:value="3.96">
            <text:p>3.96</text:p>
          </table:table-cell>
          <table:table-cell table:style-name="ce3" office:value-type="float" office:value="14.307">
            <text:p>14.307</text:p>
          </table:table-cell>
          <table:table-cell table:style-name="ce3" office:value-type="float" office:value="5380">
            <text:p>538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20.9945714285714">
            <text:p>20.995</text:p>
          </table:table-cell>
          <table:table-cell table:style-name="ce8" table:formula="of:=AVERAGE([.E4];[.E7];[.E10];[.E16];[.E19];[.E22];[.E25])" office:value-type="float" office:value="20.9814285714286">
            <text:p>20.981</text:p>
          </table:table-cell>
          <table:table-cell table:style-name="ce8" table:formula="of:=AVERAGE([.F4];[.F7];[.F10];[.F16];[.F19];[.F22];[.F25])" office:value-type="float" office:value="0.304428571428571">
            <text:p>0.304</text:p>
          </table:table-cell>
          <table:table-cell table:style-name="ce8" table:formula="of:=AVERAGE([.G4];[.G7];[.G10];[.G16];[.G19];[.G22];[.G25])" office:value-type="float" office:value="20.9845714285714">
            <text:p>20.985</text:p>
          </table:table-cell>
          <table:table-cell table:style-name="ce9" table:formula="of:=AVERAGE([.H4];[.H7];[.H10];[.H16];[.H19];[.H22];[.H25])" office:value-type="float" office:value="21.286">
            <text:p>21.286</text:p>
          </table:table-cell>
          <table:table-cell table:style-name="ce8" table:formula="of:=AVERAGE([.I4];[.I7];[.I10];[.I16];[.I19];[.I22];[.I25])" office:value-type="float" office:value="20.7705714285714">
            <text:p>20.771</text:p>
          </table:table-cell>
          <table:table-cell table:style-name="ce8" table:formula="of:=AVERAGE([.J4];[.J7];[.J10];[.J16];[.J19];[.J22];[.J25])" office:value-type="float" office:value="24.4245714285714">
            <text:p>24.425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22.6368571428571">
            <text:p>22.637</text:p>
          </table:table-cell>
          <table:table-cell table:style-name="ce8" table:formula="of:=AVERAGE([.E5];[.E8];[.E11];[.E17];[.E20];[.E23];[.E26])" office:value-type="float" office:value="22.6287142857143">
            <text:p>22.629</text:p>
          </table:table-cell>
          <table:table-cell table:style-name="ce8" table:formula="of:=AVERAGE([.F5];[.F8];[.F11];[.F17];[.F20];[.F23];[.F26])" office:value-type="float" office:value="0.456714285714286">
            <text:p>0.457</text:p>
          </table:table-cell>
          <table:table-cell table:style-name="ce8" table:formula="of:=AVERAGE([.G5];[.G8];[.G11];[.G17];[.G20];[.G23];[.G26])" office:value-type="float" office:value="22.635">
            <text:p>22.635</text:p>
          </table:table-cell>
          <table:table-cell table:style-name="ce9" table:formula="of:=AVERAGE([.H5];[.H8];[.H11];[.H17];[.H20];[.H23];[.H26])" office:value-type="float" office:value="23.0852857142857">
            <text:p>23.085</text:p>
          </table:table-cell>
          <table:table-cell table:style-name="ce8" table:formula="of:=AVERAGE([.I5];[.I8];[.I11];[.I17];[.I20];[.I23];[.I26])" office:value-type="float" office:value="22.1468571428571">
            <text:p>22.147</text:p>
          </table:table-cell>
          <table:table-cell table:style-name="ce8" table:formula="of:=AVERAGE([.J5];[.J8];[.J11];[.J17];[.J20];[.J23];[.J26])" office:value-type="float" office:value="26.5532857142857">
            <text:p>26.553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23.9818571428571">
            <text:p>23.982</text:p>
          </table:table-cell>
          <table:table-cell table:style-name="ce8" table:formula="of:=AVERAGE([.E6];[.E9];[.E12];[.E18];[.E21];[.E24];[.E27])" office:value-type="float" office:value="23.9712857142857">
            <text:p>23.971</text:p>
          </table:table-cell>
          <table:table-cell table:style-name="ce8" table:formula="of:=AVERAGE([.F6];[.F9];[.F12];[.F18];[.F21];[.F24];[.F27])" office:value-type="float" office:value="1.16957142857143">
            <text:p>1.170</text:p>
          </table:table-cell>
          <table:table-cell table:style-name="ce8" table:formula="of:=AVERAGE([.G6];[.G9];[.G12];[.G18];[.G21];[.G24];[.G27])" office:value-type="float" office:value="24.0088571428571">
            <text:p>24.009</text:p>
          </table:table-cell>
          <table:table-cell table:style-name="ce9" table:formula="of:=AVERAGE([.H6];[.H9];[.H12];[.H18];[.H21];[.H24];[.H27])" office:value-type="float" office:value="25.1411428571429">
            <text:p>25.141</text:p>
          </table:table-cell>
          <table:table-cell table:style-name="ce8" table:formula="of:=AVERAGE([.I6];[.I9];[.I12];[.I18];[.I21];[.I24];[.I27])" office:value-type="float" office:value="22.5505714285714">
            <text:p>22.551</text:p>
          </table:table-cell>
          <table:table-cell table:style-name="ce8" table:formula="of:=AVERAGE([.J6];[.J9];[.J12];[.J18];[.J21];[.J24];[.J27])" office:value-type="float" office:value="36.5014285714286">
            <text:p>36.50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05.332">
            <text:p>405.332</text:p>
          </table:table-cell>
          <table:table-cell table:style-name="ce8" table:formula="of:=AVERAGE([.E13])" office:value-type="float" office:value="405.296">
            <text:p>405.296</text:p>
          </table:table-cell>
          <table:table-cell table:style-name="ce8" table:formula="of:=AVERAGE([.F13])" office:value-type="float" office:value="1.344">
            <text:p>1.344</text:p>
          </table:table-cell>
          <table:table-cell table:style-name="ce8" table:formula="of:=AVERAGE([.G13])" office:value-type="float" office:value="405.299">
            <text:p>405.299</text:p>
          </table:table-cell>
          <table:table-cell table:style-name="ce9" table:formula="of:=AVERAGE([.H13])" office:value-type="float" office:value="406.641">
            <text:p>406.641</text:p>
          </table:table-cell>
          <table:table-cell table:style-name="ce8" table:formula="of:=AVERAGE([.I13])" office:value-type="float" office:value="402.756">
            <text:p>402.756</text:p>
          </table:table-cell>
          <table:table-cell table:style-name="ce8" table:formula="of:=AVERAGE([.J13])" office:value-type="float" office:value="408.717">
            <text:p>408.717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455.813">
            <text:p>455.813</text:p>
          </table:table-cell>
          <table:table-cell table:style-name="ce8" table:formula="of:=AVERAGE([.E14])" office:value-type="float" office:value="455.756">
            <text:p>455.756</text:p>
          </table:table-cell>
          <table:table-cell table:style-name="ce8" table:formula="of:=AVERAGE([.F14])" office:value-type="float" office:value="1.723">
            <text:p>1.723</text:p>
          </table:table-cell>
          <table:table-cell table:style-name="ce8" table:formula="of:=AVERAGE([.G14])" office:value-type="float" office:value="455.759">
            <text:p>455.759</text:p>
          </table:table-cell>
          <table:table-cell table:style-name="ce9" table:formula="of:=AVERAGE([.H14])" office:value-type="float" office:value="457.479">
            <text:p>457.479</text:p>
          </table:table-cell>
          <table:table-cell table:style-name="ce8" table:formula="of:=AVERAGE([.I14])" office:value-type="float" office:value="453.427">
            <text:p>453.427</text:p>
          </table:table-cell>
          <table:table-cell table:style-name="ce8" table:formula="of:=AVERAGE([.J14])" office:value-type="float" office:value="460.939">
            <text:p>460.939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469.391">
            <text:p>469.391</text:p>
          </table:table-cell>
          <table:table-cell table:style-name="ce8" table:formula="of:=AVERAGE([.E15])" office:value-type="float" office:value="469.301">
            <text:p>469.301</text:p>
          </table:table-cell>
          <table:table-cell table:style-name="ce8" table:formula="of:=AVERAGE([.F15])" office:value-type="float" office:value="3.559">
            <text:p>3.559</text:p>
          </table:table-cell>
          <table:table-cell table:style-name="ce8" table:formula="of:=AVERAGE([.G15])" office:value-type="float" office:value="469.314">
            <text:p>469.314</text:p>
          </table:table-cell>
          <table:table-cell table:style-name="ce9" table:formula="of:=AVERAGE([.H15])" office:value-type="float" office:value="472.859">
            <text:p>472.859</text:p>
          </table:table-cell>
          <table:table-cell table:style-name="ce8" table:formula="of:=AVERAGE([.I15])" office:value-type="float" office:value="464.535">
            <text:p>464.535</text:p>
          </table:table-cell>
          <table:table-cell table:style-name="ce8" table:formula="of:=AVERAGE([.J15])" office:value-type="float" office:value="483.099">
            <text:p>483.09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ea-b12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0-b66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2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53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75.7305308870708">
            <text:p>75.731</text:p>
          </table:table-cell>
          <table:table-cell/>
          <table:table-cell table:style-name="ce7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66.263">
            <text:p>66.263</text:p>
          </table:table-cell>
          <table:table-cell table:style-name="ce3" office:value-type="float" office:value="66.233">
            <text:p>66.233</text:p>
          </table:table-cell>
          <table:table-cell table:style-name="ce3" office:value-type="float" office:value="0.747">
            <text:p>0.747</text:p>
          </table:table-cell>
          <table:table-cell table:style-name="ce3" office:value-type="float" office:value="66.237">
            <text:p>66.237</text:p>
          </table:table-cell>
          <table:table-cell table:style-name="ce2" office:value-type="float" office:value="66.98">
            <text:p>66.98</text:p>
          </table:table-cell>
          <table:table-cell table:style-name="ce3" office:value-type="float" office:value="65.514">
            <text:p>65.514</text:p>
          </table:table-cell>
          <table:table-cell table:style-name="ce3" office:value-type="float" office:value="69.355">
            <text:p>69.355</text:p>
          </table:table-cell>
          <table:table-cell table:style-name="ce3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71.269">
            <text:p>71.269</text:p>
          </table:table-cell>
          <table:table-cell table:style-name="ce3" office:value-type="float" office:value="71.263">
            <text:p>71.263</text:p>
          </table:table-cell>
          <table:table-cell table:style-name="ce3" office:value-type="float" office:value="1.585">
            <text:p>1.585</text:p>
          </table:table-cell>
          <table:table-cell table:style-name="ce3" office:value-type="float" office:value="71.28">
            <text:p>71.28</text:p>
          </table:table-cell>
          <table:table-cell table:style-name="ce2" office:value-type="float" office:value="72.848">
            <text:p>72.848</text:p>
          </table:table-cell>
          <table:table-cell table:style-name="ce3" office:value-type="float" office:value="66.567">
            <text:p>66.567</text:p>
          </table:table-cell>
          <table:table-cell table:style-name="ce3" office:value-type="float" office:value="76.955">
            <text:p>76.955</text:p>
          </table:table-cell>
          <table:table-cell table:style-name="ce3" office:value-type="float" office:value="158">
            <text:p>15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75.124">
            <text:p>75.124</text:p>
          </table:table-cell>
          <table:table-cell table:style-name="ce3" office:value-type="float" office:value="75.097">
            <text:p>75.097</text:p>
          </table:table-cell>
          <table:table-cell table:style-name="ce3" office:value-type="float" office:value="2.655">
            <text:p>2.655</text:p>
          </table:table-cell>
          <table:table-cell table:style-name="ce3" office:value-type="float" office:value="75.144">
            <text:p>75.144</text:p>
          </table:table-cell>
          <table:table-cell table:style-name="ce2" office:value-type="float" office:value="77.752">
            <text:p>77.752</text:p>
          </table:table-cell>
          <table:table-cell table:style-name="ce3" office:value-type="float" office:value="66.953">
            <text:p>66.953</text:p>
          </table:table-cell>
          <table:table-cell table:style-name="ce3" office:value-type="float" office:value="91.813">
            <text:p>91.813</text:p>
          </table:table-cell>
          <table:table-cell table:style-name="ce3" office:value-type="float" office:value="316">
            <text:p>31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32.139">
            <text:p>32.139</text:p>
          </table:table-cell>
          <table:table-cell table:style-name="ce3" office:value-type="float" office:value="32.116">
            <text:p>32.116</text:p>
          </table:table-cell>
          <table:table-cell table:style-name="ce3" office:value-type="float" office:value="0.431">
            <text:p>0.431</text:p>
          </table:table-cell>
          <table:table-cell table:style-name="ce3" office:value-type="float" office:value="32.119">
            <text:p>32.119</text:p>
          </table:table-cell>
          <table:table-cell table:style-name="ce2" office:value-type="float" office:value="32.547">
            <text:p>32.547</text:p>
          </table:table-cell>
          <table:table-cell table:style-name="ce3" office:value-type="float" office:value="31.741">
            <text:p>31.741</text:p>
          </table:table-cell>
          <table:table-cell table:style-name="ce3" office:value-type="float" office:value="36.212">
            <text:p>36.212</text:p>
          </table:table-cell>
          <table:table-cell table:style-name="ce3" office:value-type="float" office:value="162">
            <text:p>16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24">
            <text:p>324</text:p>
          </table:table-cell>
          <table:table-cell table:style-name="ce3" office:value-type="float" office:value="34.981">
            <text:p>34.981</text:p>
          </table:table-cell>
          <table:table-cell table:style-name="ce3" office:value-type="float" office:value="34.971">
            <text:p>34.971</text:p>
          </table:table-cell>
          <table:table-cell table:style-name="ce3" office:value-type="float" office:value="0.703">
            <text:p>0.703</text:p>
          </table:table-cell>
          <table:table-cell table:style-name="ce3" office:value-type="float" office:value="34.978">
            <text:p>34.978</text:p>
          </table:table-cell>
          <table:table-cell table:style-name="ce2" office:value-type="float" office:value="35.673">
            <text:p>35.673</text:p>
          </table:table-cell>
          <table:table-cell table:style-name="ce3" office:value-type="float" office:value="34.425">
            <text:p>34.425</text:p>
          </table:table-cell>
          <table:table-cell table:style-name="ce3" office:value-type="float" office:value="38.975">
            <text:p>38.975</text:p>
          </table:table-cell>
          <table:table-cell table:style-name="ce3" office:value-type="float" office:value="324">
            <text:p>32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648">
            <text:p>648</text:p>
          </table:table-cell>
          <table:table-cell table:style-name="ce3" office:value-type="float" office:value="37.286">
            <text:p>37.286</text:p>
          </table:table-cell>
          <table:table-cell table:style-name="ce3" office:value-type="float" office:value="37.272">
            <text:p>37.272</text:p>
          </table:table-cell>
          <table:table-cell table:style-name="ce3" office:value-type="float" office:value="1.754">
            <text:p>1.754</text:p>
          </table:table-cell>
          <table:table-cell table:style-name="ce3" office:value-type="float" office:value="37.313">
            <text:p>37.313</text:p>
          </table:table-cell>
          <table:table-cell table:style-name="ce2" office:value-type="float" office:value="39.026">
            <text:p>39.026</text:p>
          </table:table-cell>
          <table:table-cell table:style-name="ce3" office:value-type="float" office:value="35.89">
            <text:p>35.89</text:p>
          </table:table-cell>
          <table:table-cell table:style-name="ce3" office:value-type="float" office:value="47.283">
            <text:p>47.283</text:p>
          </table:table-cell>
          <table:table-cell table:style-name="ce3" office:value-type="float" office:value="648">
            <text:p>64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88">
            <text:p>188</text:p>
          </table:table-cell>
          <table:table-cell table:style-name="ce3" office:value-type="float" office:value="27.43">
            <text:p>27.43</text:p>
          </table:table-cell>
          <table:table-cell table:style-name="ce3" office:value-type="float" office:value="27.413">
            <text:p>27.413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27.416">
            <text:p>27.416</text:p>
          </table:table-cell>
          <table:table-cell table:style-name="ce2" office:value-type="float" office:value="27.857">
            <text:p>27.857</text:p>
          </table:table-cell>
          <table:table-cell table:style-name="ce3" office:value-type="float" office:value="27.129">
            <text:p>27.129</text:p>
          </table:table-cell>
          <table:table-cell table:style-name="ce3" office:value-type="float" office:value="30.954">
            <text:p>30.954</text:p>
          </table:table-cell>
          <table:table-cell table:style-name="ce3" office:value-type="float" office:value="188">
            <text:p>18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76">
            <text:p>376</text:p>
          </table:table-cell>
          <table:table-cell table:style-name="ce3" office:value-type="float" office:value="29.714">
            <text:p>29.714</text:p>
          </table:table-cell>
          <table:table-cell table:style-name="ce3" office:value-type="float" office:value="29.701">
            <text:p>29.701</text:p>
          </table:table-cell>
          <table:table-cell table:style-name="ce3" office:value-type="float" office:value="0.777">
            <text:p>0.777</text:p>
          </table:table-cell>
          <table:table-cell table:style-name="ce3" office:value-type="float" office:value="29.711">
            <text:p>29.711</text:p>
          </table:table-cell>
          <table:table-cell table:style-name="ce2" office:value-type="float" office:value="30.477">
            <text:p>30.477</text:p>
          </table:table-cell>
          <table:table-cell table:style-name="ce3" office:value-type="float" office:value="29.202">
            <text:p>29.202</text:p>
          </table:table-cell>
          <table:table-cell table:style-name="ce3" office:value-type="float" office:value="35.079">
            <text:p>35.079</text:p>
          </table:table-cell>
          <table:table-cell table:style-name="ce3" office:value-type="float" office:value="376">
            <text:p>37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752">
            <text:p>752</text:p>
          </table:table-cell>
          <table:table-cell table:style-name="ce3" office:value-type="float" office:value="31.893">
            <text:p>31.893</text:p>
          </table:table-cell>
          <table:table-cell table:style-name="ce3" office:value-type="float" office:value="31.876">
            <text:p>31.876</text:p>
          </table:table-cell>
          <table:table-cell table:style-name="ce3" office:value-type="float" office:value="1.878">
            <text:p>1.878</text:p>
          </table:table-cell>
          <table:table-cell table:style-name="ce3" office:value-type="float" office:value="31.931">
            <text:p>31.931</text:p>
          </table:table-cell>
          <table:table-cell table:style-name="ce2" office:value-type="float" office:value="33.754">
            <text:p>33.754</text:p>
          </table:table-cell>
          <table:table-cell table:style-name="ce3" office:value-type="float" office:value="30.346">
            <text:p>30.346</text:p>
          </table:table-cell>
          <table:table-cell table:style-name="ce3" office:value-type="float" office:value="46.033">
            <text:p>46.033</text:p>
          </table:table-cell>
          <table:table-cell table:style-name="ce3" office:value-type="float" office:value="752">
            <text:p>75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06.026">
            <text:p>406.026</text:p>
          </table:table-cell>
          <table:table-cell table:style-name="ce3" office:value-type="float" office:value="406.099">
            <text:p>406.099</text:p>
          </table:table-cell>
          <table:table-cell table:style-name="ce3" office:value-type="float" office:value="0.858">
            <text:p>0.858</text:p>
          </table:table-cell>
          <table:table-cell table:style-name="ce3" office:value-type="float" office:value="406.1">
            <text:p>406.1</text:p>
          </table:table-cell>
          <table:table-cell table:style-name="ce2" office:value-type="float" office:value="406.957">
            <text:p>406.957</text:p>
          </table:table-cell>
          <table:table-cell table:style-name="ce3" office:value-type="float" office:value="402.354">
            <text:p>402.354</text:p>
          </table:table-cell>
          <table:table-cell table:style-name="ce3" office:value-type="float" office:value="408.019">
            <text:p>408.019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50.363">
            <text:p>450.363</text:p>
          </table:table-cell>
          <table:table-cell table:style-name="ce3" office:value-type="float" office:value="450.326">
            <text:p>450.326</text:p>
          </table:table-cell>
          <table:table-cell table:style-name="ce3" office:value-type="float" office:value="1.491">
            <text:p>1.491</text:p>
          </table:table-cell>
          <table:table-cell table:style-name="ce3" office:value-type="float" office:value="450.328">
            <text:p>450.328</text:p>
          </table:table-cell>
          <table:table-cell table:style-name="ce2" office:value-type="float" office:value="451.817">
            <text:p>451.817</text:p>
          </table:table-cell>
          <table:table-cell table:style-name="ce3" office:value-type="float" office:value="447.939">
            <text:p>447.939</text:p>
          </table:table-cell>
          <table:table-cell table:style-name="ce3" office:value-type="float" office:value="454.568">
            <text:p>454.568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66.981">
            <text:p>466.981</text:p>
          </table:table-cell>
          <table:table-cell table:style-name="ce3" office:value-type="float" office:value="466.835">
            <text:p>466.835</text:p>
          </table:table-cell>
          <table:table-cell table:style-name="ce3" office:value-type="float" office:value="4.335">
            <text:p>4.335</text:p>
          </table:table-cell>
          <table:table-cell table:style-name="ce3" office:value-type="float" office:value="466.855">
            <text:p>466.855</text:p>
          </table:table-cell>
          <table:table-cell table:style-name="ce2" office:value-type="float" office:value="471.17">
            <text:p>471.17</text:p>
          </table:table-cell>
          <table:table-cell table:style-name="ce3" office:value-type="float" office:value="460.946">
            <text:p>460.946</text:p>
          </table:table-cell>
          <table:table-cell table:style-name="ce3" office:value-type="float" office:value="487.323">
            <text:p>487.323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84">
            <text:p>684</text:p>
          </table:table-cell>
          <table:table-cell table:style-name="ce3" office:value-type="float" office:value="6.947">
            <text:p>6.947</text:p>
          </table:table-cell>
          <table:table-cell table:style-name="ce3" office:value-type="float" office:value="6.943">
            <text:p>6.943</text:p>
          </table:table-cell>
          <table:table-cell table:style-name="ce3" office:value-type="float" office:value="0.131">
            <text:p>0.131</text:p>
          </table:table-cell>
          <table:table-cell table:style-name="ce3" office:value-type="float" office:value="6.944">
            <text:p>6.944</text:p>
          </table:table-cell>
          <table:table-cell table:style-name="ce2" office:value-type="float" office:value="7.074">
            <text:p>7.074</text:p>
          </table:table-cell>
          <table:table-cell table:style-name="ce3" office:value-type="float" office:value="6.866">
            <text:p>6.866</text:p>
          </table:table-cell>
          <table:table-cell table:style-name="ce3" office:value-type="float" office:value="10.016">
            <text:p>10.016</text:p>
          </table:table-cell>
          <table:table-cell table:style-name="ce3" office:value-type="float" office:value="684">
            <text:p>68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368">
            <text:p>1368</text:p>
          </table:table-cell>
          <table:table-cell table:style-name="ce3" office:value-type="float" office:value="7.479">
            <text:p>7.479</text:p>
          </table:table-cell>
          <table:table-cell table:style-name="ce3" office:value-type="float" office:value="7.477">
            <text:p>7.477</text:p>
          </table:table-cell>
          <table:table-cell table:style-name="ce3" office:value-type="float" office:value="0.216">
            <text:p>0.216</text:p>
          </table:table-cell>
          <table:table-cell table:style-name="ce3" office:value-type="float" office:value="7.48">
            <text:p>7.48</text:p>
          </table:table-cell>
          <table:table-cell table:style-name="ce2" office:value-type="float" office:value="7.692">
            <text:p>7.692</text:p>
          </table:table-cell>
          <table:table-cell table:style-name="ce3" office:value-type="float" office:value="7.322">
            <text:p>7.322</text:p>
          </table:table-cell>
          <table:table-cell table:style-name="ce3" office:value-type="float" office:value="10.95">
            <text:p>10.95</text:p>
          </table:table-cell>
          <table:table-cell table:style-name="ce3" office:value-type="float" office:value="1368">
            <text:p>136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736">
            <text:p>2736</text:p>
          </table:table-cell>
          <table:table-cell table:style-name="ce3" office:value-type="float" office:value="7.812">
            <text:p>7.812</text:p>
          </table:table-cell>
          <table:table-cell table:style-name="ce3" office:value-type="float" office:value="7.809">
            <text:p>7.809</text:p>
          </table:table-cell>
          <table:table-cell table:style-name="ce3" office:value-type="float" office:value="0.61">
            <text:p>0.61</text:p>
          </table:table-cell>
          <table:table-cell table:style-name="ce3" office:value-type="float" office:value="7.833">
            <text:p>7.833</text:p>
          </table:table-cell>
          <table:table-cell table:style-name="ce2" office:value-type="float" office:value="8.419">
            <text:p>8.419</text:p>
          </table:table-cell>
          <table:table-cell table:style-name="ce3" office:value-type="float" office:value="6.895">
            <text:p>6.895</text:p>
          </table:table-cell>
          <table:table-cell table:style-name="ce3" office:value-type="float" office:value="17.867">
            <text:p>17.867</text:p>
          </table:table-cell>
          <table:table-cell table:style-name="ce3" office:value-type="float" office:value="2736">
            <text:p>27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62">
            <text:p>1462</text:p>
          </table:table-cell>
          <table:table-cell table:style-name="ce3" office:value-type="float" office:value="3.613">
            <text:p>3.613</text:p>
          </table:table-cell>
          <table:table-cell table:style-name="ce3" office:value-type="float" office:value="3.611">
            <text:p>3.611</text:p>
          </table:table-cell>
          <table:table-cell table:style-name="ce3" office:value-type="float" office:value="0.127">
            <text:p>0.127</text:p>
          </table:table-cell>
          <table:table-cell table:style-name="ce3" office:value-type="float" office:value="3.614">
            <text:p>3.614</text:p>
          </table:table-cell>
          <table:table-cell table:style-name="ce2" office:value-type="float" office:value="3.738">
            <text:p>3.738</text:p>
          </table:table-cell>
          <table:table-cell table:style-name="ce3" office:value-type="float" office:value="3.543">
            <text:p>3.543</text:p>
          </table:table-cell>
          <table:table-cell table:style-name="ce3" office:value-type="float" office:value="6.781">
            <text:p>6.781</text:p>
          </table:table-cell>
          <table:table-cell table:style-name="ce3" office:value-type="float" office:value="1462">
            <text:p>146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924">
            <text:p>2924</text:p>
          </table:table-cell>
          <table:table-cell table:style-name="ce3" office:value-type="float" office:value="3.857">
            <text:p>3.857</text:p>
          </table:table-cell>
          <table:table-cell table:style-name="ce3" office:value-type="float" office:value="3.856">
            <text:p>3.856</text:p>
          </table:table-cell>
          <table:table-cell table:style-name="ce3" office:value-type="float" office:value="0.212">
            <text:p>0.212</text:p>
          </table:table-cell>
          <table:table-cell table:style-name="ce3" office:value-type="float" office:value="3.862">
            <text:p>3.862</text:p>
          </table:table-cell>
          <table:table-cell table:style-name="ce2" office:value-type="float" office:value="4.068">
            <text:p>4.068</text:p>
          </table:table-cell>
          <table:table-cell table:style-name="ce3" office:value-type="float" office:value="3.681">
            <text:p>3.681</text:p>
          </table:table-cell>
          <table:table-cell table:style-name="ce3" office:value-type="float" office:value="7.12">
            <text:p>7.12</text:p>
          </table:table-cell>
          <table:table-cell table:style-name="ce3" office:value-type="float" office:value="2924">
            <text:p>292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848">
            <text:p>5848</text:p>
          </table:table-cell>
          <table:table-cell table:style-name="ce3" office:value-type="float" office:value="4.08">
            <text:p>4.08</text:p>
          </table:table-cell>
          <table:table-cell table:style-name="ce3" office:value-type="float" office:value="4.078">
            <text:p>4.078</text:p>
          </table:table-cell>
          <table:table-cell table:style-name="ce3" office:value-type="float" office:value="0.482">
            <text:p>0.482</text:p>
          </table:table-cell>
          <table:table-cell table:style-name="ce3" office:value-type="float" office:value="4.106">
            <text:p>4.106</text:p>
          </table:table-cell>
          <table:table-cell table:style-name="ce2" office:value-type="float" office:value="4.56">
            <text:p>4.56</text:p>
          </table:table-cell>
          <table:table-cell table:style-name="ce3" office:value-type="float" office:value="3.889">
            <text:p>3.889</text:p>
          </table:table-cell>
          <table:table-cell table:style-name="ce3" office:value-type="float" office:value="16.998">
            <text:p>16.998</text:p>
          </table:table-cell>
          <table:table-cell table:style-name="ce3" office:value-type="float" office:value="5848">
            <text:p>584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21">
            <text:p>821</text:p>
          </table:table-cell>
          <table:table-cell table:style-name="ce3" office:value-type="float" office:value="6.442">
            <text:p>6.442</text:p>
          </table:table-cell>
          <table:table-cell table:style-name="ce3" office:value-type="float" office:value="6.438">
            <text:p>6.438</text:p>
          </table:table-cell>
          <table:table-cell table:style-name="ce3" office:value-type="float" office:value="0.174">
            <text:p>0.174</text:p>
          </table:table-cell>
          <table:table-cell table:style-name="ce3" office:value-type="float" office:value="6.44">
            <text:p>6.44</text:p>
          </table:table-cell>
          <table:table-cell table:style-name="ce2" office:value-type="float" office:value="6.611">
            <text:p>6.611</text:p>
          </table:table-cell>
          <table:table-cell table:style-name="ce3" office:value-type="float" office:value="6.365">
            <text:p>6.365</text:p>
          </table:table-cell>
          <table:table-cell table:style-name="ce3" office:value-type="float" office:value="9.714">
            <text:p>9.714</text:p>
          </table:table-cell>
          <table:table-cell table:style-name="ce3" office:value-type="float" office:value="821">
            <text:p>82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642">
            <text:p>1642</text:p>
          </table:table-cell>
          <table:table-cell table:style-name="ce3" office:value-type="float" office:value="6.796">
            <text:p>6.796</text:p>
          </table:table-cell>
          <table:table-cell table:style-name="ce3" office:value-type="float" office:value="6.794">
            <text:p>6.794</text:p>
          </table:table-cell>
          <table:table-cell table:style-name="ce3" office:value-type="float" office:value="0.277">
            <text:p>0.277</text:p>
          </table:table-cell>
          <table:table-cell table:style-name="ce3" office:value-type="float" office:value="6.8">
            <text:p>6.8</text:p>
          </table:table-cell>
          <table:table-cell table:style-name="ce2" office:value-type="float" office:value="7.071">
            <text:p>7.071</text:p>
          </table:table-cell>
          <table:table-cell table:style-name="ce3" office:value-type="float" office:value="6.424">
            <text:p>6.424</text:p>
          </table:table-cell>
          <table:table-cell table:style-name="ce3" office:value-type="float" office:value="10.291">
            <text:p>10.291</text:p>
          </table:table-cell>
          <table:table-cell table:style-name="ce3" office:value-type="float" office:value="1642">
            <text:p>164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284">
            <text:p>3284</text:p>
          </table:table-cell>
          <table:table-cell table:style-name="ce3" office:value-type="float" office:value="7.195">
            <text:p>7.195</text:p>
          </table:table-cell>
          <table:table-cell table:style-name="ce3" office:value-type="float" office:value="7.191">
            <text:p>7.191</text:p>
          </table:table-cell>
          <table:table-cell table:style-name="ce3" office:value-type="float" office:value="0.604">
            <text:p>0.604</text:p>
          </table:table-cell>
          <table:table-cell table:style-name="ce3" office:value-type="float" office:value="7.217">
            <text:p>7.217</text:p>
          </table:table-cell>
          <table:table-cell table:style-name="ce2" office:value-type="float" office:value="7.796">
            <text:p>7.796</text:p>
          </table:table-cell>
          <table:table-cell table:style-name="ce3" office:value-type="float" office:value="6.492">
            <text:p>6.492</text:p>
          </table:table-cell>
          <table:table-cell table:style-name="ce3" office:value-type="float" office:value="20.015">
            <text:p>20.015</text:p>
          </table:table-cell>
          <table:table-cell table:style-name="ce3" office:value-type="float" office:value="3284">
            <text:p>328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325">
            <text:p>1325</text:p>
          </table:table-cell>
          <table:table-cell table:style-name="ce3" office:value-type="float" office:value="3.968">
            <text:p>3.968</text:p>
          </table:table-cell>
          <table:table-cell table:style-name="ce3" office:value-type="float" office:value="3.965">
            <text:p>3.965</text:p>
          </table:table-cell>
          <table:table-cell table:style-name="ce3" office:value-type="float" office:value="0.156">
            <text:p>0.156</text:p>
          </table:table-cell>
          <table:table-cell table:style-name="ce3" office:value-type="float" office:value="3.968">
            <text:p>3.968</text:p>
          </table:table-cell>
          <table:table-cell table:style-name="ce2" office:value-type="float" office:value="4.121">
            <text:p>4.121</text:p>
          </table:table-cell>
          <table:table-cell table:style-name="ce3" office:value-type="float" office:value="3.913">
            <text:p>3.913</text:p>
          </table:table-cell>
          <table:table-cell table:style-name="ce3" office:value-type="float" office:value="7.211">
            <text:p>7.211</text:p>
          </table:table-cell>
          <table:table-cell table:style-name="ce3" office:value-type="float" office:value="1325">
            <text:p>13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650">
            <text:p>2650</text:p>
          </table:table-cell>
          <table:table-cell table:style-name="ce3" office:value-type="float" office:value="4.193">
            <text:p>4.193</text:p>
          </table:table-cell>
          <table:table-cell table:style-name="ce3" office:value-type="float" office:value="4.192">
            <text:p>4.192</text:p>
          </table:table-cell>
          <table:table-cell table:style-name="ce3" office:value-type="float" office:value="0.249">
            <text:p>0.249</text:p>
          </table:table-cell>
          <table:table-cell table:style-name="ce3" office:value-type="float" office:value="4.199">
            <text:p>4.199</text:p>
          </table:table-cell>
          <table:table-cell table:style-name="ce2" office:value-type="float" office:value="4.44">
            <text:p>4.44</text:p>
          </table:table-cell>
          <table:table-cell table:style-name="ce3" office:value-type="float" office:value="4.123">
            <text:p>4.123</text:p>
          </table:table-cell>
          <table:table-cell table:style-name="ce3" office:value-type="float" office:value="7.787">
            <text:p>7.787</text:p>
          </table:table-cell>
          <table:table-cell table:style-name="ce3" office:value-type="float" office:value="2650">
            <text:p>26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300">
            <text:p>5300</text:p>
          </table:table-cell>
          <table:table-cell table:style-name="ce3" office:value-type="float" office:value="4.453">
            <text:p>4.453</text:p>
          </table:table-cell>
          <table:table-cell table:style-name="ce3" office:value-type="float" office:value="4.451">
            <text:p>4.451</text:p>
          </table:table-cell>
          <table:table-cell table:style-name="ce3" office:value-type="float" office:value="0.633">
            <text:p>0.633</text:p>
          </table:table-cell>
          <table:table-cell table:style-name="ce3" office:value-type="float" office:value="4.495">
            <text:p>4.495</text:p>
          </table:table-cell>
          <table:table-cell table:style-name="ce2" office:value-type="float" office:value="5.084">
            <text:p>5.084</text:p>
          </table:table-cell>
          <table:table-cell table:style-name="ce3" office:value-type="float" office:value="4.005">
            <text:p>4.005</text:p>
          </table:table-cell>
          <table:table-cell table:style-name="ce3" office:value-type="float" office:value="15.416">
            <text:p>15.416</text:p>
          </table:table-cell>
          <table:table-cell table:style-name="ce3" office:value-type="float" office:value="5300">
            <text:p>530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20.9717142857143">
            <text:p>20.972</text:p>
          </table:table-cell>
          <table:table-cell table:style-name="ce8" table:formula="of:=AVERAGE([.E4];[.E7];[.E10];[.E16];[.E19];[.E22];[.E25])" office:value-type="float" office:value="20.9598571428571">
            <text:p>20.960</text:p>
          </table:table-cell>
          <table:table-cell table:style-name="ce8" table:formula="of:=AVERAGE([.F4];[.F7];[.F10];[.F16];[.F19];[.F22];[.F25])" office:value-type="float" office:value="0.315714285714286">
            <text:p>0.316</text:p>
          </table:table-cell>
          <table:table-cell table:style-name="ce8" table:formula="of:=AVERAGE([.G4];[.G7];[.G10];[.G16];[.G19];[.G22];[.G25])" office:value-type="float" office:value="20.9625714285714">
            <text:p>20.963</text:p>
          </table:table-cell>
          <table:table-cell table:style-name="ce9" table:formula="of:=AVERAGE([.H4];[.H7];[.H10];[.H16];[.H19];[.H22];[.H25])" office:value-type="float" office:value="21.2754285714286">
            <text:p>21.275</text:p>
          </table:table-cell>
          <table:table-cell table:style-name="ce8" table:formula="of:=AVERAGE([.I4];[.I7];[.I10];[.I16];[.I19];[.I22];[.I25])" office:value-type="float" office:value="20.7244285714286">
            <text:p>20.724</text:p>
          </table:table-cell>
          <table:table-cell table:style-name="ce8" table:formula="of:=AVERAGE([.J4];[.J7];[.J10];[.J16];[.J19];[.J22];[.J25])" office:value-type="float" office:value="24.3204285714286">
            <text:p>24.320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22.6127142857143">
            <text:p>22.613</text:p>
          </table:table-cell>
          <table:table-cell table:style-name="ce8" table:formula="of:=AVERAGE([.E5];[.E8];[.E11];[.E17];[.E20];[.E23];[.E26])" office:value-type="float" office:value="22.6077142857143">
            <text:p>22.608</text:p>
          </table:table-cell>
          <table:table-cell table:style-name="ce8" table:formula="of:=AVERAGE([.F5];[.F8];[.F11];[.F17];[.F20];[.F23];[.F26])" office:value-type="float" office:value="0.574142857142857">
            <text:p>0.574</text:p>
          </table:table-cell>
          <table:table-cell table:style-name="ce8" table:formula="of:=AVERAGE([.G5];[.G8];[.G11];[.G17];[.G20];[.G23];[.G26])" office:value-type="float" office:value="22.6157142857143">
            <text:p>22.616</text:p>
          </table:table-cell>
          <table:table-cell table:style-name="ce9" table:formula="of:=AVERAGE([.H5];[.H8];[.H11];[.H17];[.H20];[.H23];[.H26])" office:value-type="float" office:value="23.1812857142857">
            <text:p>23.181</text:p>
          </table:table-cell>
          <table:table-cell table:style-name="ce8" table:formula="of:=AVERAGE([.I5];[.I8];[.I11];[.I17];[.I20];[.I23];[.I26])" office:value-type="float" office:value="21.6777142857143">
            <text:p>21.678</text:p>
          </table:table-cell>
          <table:table-cell table:style-name="ce8" table:formula="of:=AVERAGE([.J5];[.J8];[.J11];[.J17];[.J20];[.J23];[.J26])" office:value-type="float" office:value="26.7367142857143">
            <text:p>26.737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23.9775714285714">
            <text:p>23.978</text:p>
          </table:table-cell>
          <table:table-cell table:style-name="ce8" table:formula="of:=AVERAGE([.E6];[.E9];[.E12];[.E18];[.E21];[.E24];[.E27])" office:value-type="float" office:value="23.9677142857143">
            <text:p>23.968</text:p>
          </table:table-cell>
          <table:table-cell table:style-name="ce8" table:formula="of:=AVERAGE([.F6];[.F9];[.F12];[.F18];[.F21];[.F24];[.F27])" office:value-type="float" office:value="1.23085714285714">
            <text:p>1.231</text:p>
          </table:table-cell>
          <table:table-cell table:style-name="ce8" table:formula="of:=AVERAGE([.G6];[.G9];[.G12];[.G18];[.G21];[.G24];[.G27])" office:value-type="float" office:value="24.0055714285714">
            <text:p>24.006</text:p>
          </table:table-cell>
          <table:table-cell table:style-name="ce9" table:formula="of:=AVERAGE([.H6];[.H9];[.H12];[.H18];[.H21];[.H24];[.H27])" office:value-type="float" office:value="25.1987142857143">
            <text:p>25.199</text:p>
          </table:table-cell>
          <table:table-cell table:style-name="ce8" table:formula="of:=AVERAGE([.I6];[.I9];[.I12];[.I18];[.I21];[.I24];[.I27])" office:value-type="float" office:value="22.0671428571429">
            <text:p>22.067</text:p>
          </table:table-cell>
          <table:table-cell table:style-name="ce8" table:formula="of:=AVERAGE([.J6];[.J9];[.J12];[.J18];[.J21];[.J24];[.J27])" office:value-type="float" office:value="36.4892857142857">
            <text:p>36.48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06.026">
            <text:p>406.026</text:p>
          </table:table-cell>
          <table:table-cell table:style-name="ce8" table:formula="of:=AVERAGE([.E13])" office:value-type="float" office:value="406.099">
            <text:p>406.099</text:p>
          </table:table-cell>
          <table:table-cell table:style-name="ce8" table:formula="of:=AVERAGE([.F13])" office:value-type="float" office:value="0.858">
            <text:p>0.858</text:p>
          </table:table-cell>
          <table:table-cell table:style-name="ce8" table:formula="of:=AVERAGE([.G13])" office:value-type="float" office:value="406.1">
            <text:p>406.100</text:p>
          </table:table-cell>
          <table:table-cell table:style-name="ce9" table:formula="of:=AVERAGE([.H13])" office:value-type="float" office:value="406.957">
            <text:p>406.957</text:p>
          </table:table-cell>
          <table:table-cell table:style-name="ce8" table:formula="of:=AVERAGE([.I13])" office:value-type="float" office:value="402.354">
            <text:p>402.354</text:p>
          </table:table-cell>
          <table:table-cell table:style-name="ce8" table:formula="of:=AVERAGE([.J13])" office:value-type="float" office:value="408.019">
            <text:p>408.019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450.363">
            <text:p>450.363</text:p>
          </table:table-cell>
          <table:table-cell table:style-name="ce8" table:formula="of:=AVERAGE([.E14])" office:value-type="float" office:value="450.326">
            <text:p>450.326</text:p>
          </table:table-cell>
          <table:table-cell table:style-name="ce8" table:formula="of:=AVERAGE([.F14])" office:value-type="float" office:value="1.491">
            <text:p>1.491</text:p>
          </table:table-cell>
          <table:table-cell table:style-name="ce8" table:formula="of:=AVERAGE([.G14])" office:value-type="float" office:value="450.328">
            <text:p>450.328</text:p>
          </table:table-cell>
          <table:table-cell table:style-name="ce9" table:formula="of:=AVERAGE([.H14])" office:value-type="float" office:value="451.817">
            <text:p>451.817</text:p>
          </table:table-cell>
          <table:table-cell table:style-name="ce8" table:formula="of:=AVERAGE([.I14])" office:value-type="float" office:value="447.939">
            <text:p>447.939</text:p>
          </table:table-cell>
          <table:table-cell table:style-name="ce8" table:formula="of:=AVERAGE([.J14])" office:value-type="float" office:value="454.568">
            <text:p>454.568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466.981">
            <text:p>466.981</text:p>
          </table:table-cell>
          <table:table-cell table:style-name="ce8" table:formula="of:=AVERAGE([.E15])" office:value-type="float" office:value="466.835">
            <text:p>466.835</text:p>
          </table:table-cell>
          <table:table-cell table:style-name="ce8" table:formula="of:=AVERAGE([.F15])" office:value-type="float" office:value="4.335">
            <text:p>4.335</text:p>
          </table:table-cell>
          <table:table-cell table:style-name="ce8" table:formula="of:=AVERAGE([.G15])" office:value-type="float" office:value="466.855">
            <text:p>466.855</text:p>
          </table:table-cell>
          <table:table-cell table:style-name="ce9" table:formula="of:=AVERAGE([.H15])" office:value-type="float" office:value="471.17">
            <text:p>471.170</text:p>
          </table:table-cell>
          <table:table-cell table:style-name="ce8" table:formula="of:=AVERAGE([.I15])" office:value-type="float" office:value="460.946">
            <text:p>460.946</text:p>
          </table:table-cell>
          <table:table-cell table:style-name="ce8" table:formula="of:=AVERAGE([.J15])" office:value-type="float" office:value="487.323">
            <text:p>487.32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3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binarysearch.threshold = 20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54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5" office:value-type="float" office:value="75.4353245889738">
            <text:p>75.435</text:p>
          </table:table-cell>
          <table:table-cell/>
          <table:table-cell table:style-name="ce7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-ea-b124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office:value-type="string">
            <text:p>[ms/op]</text:p>
          </table:table-cell>
          <table:table-cell table:style-name="ce6" table:number-columns-repeated="1012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61.244">
            <text:p>61.244</text:p>
          </table:table-cell>
          <table:table-cell table:style-name="ce3" office:value-type="float" office:value="61.197">
            <text:p>61.197</text:p>
          </table:table-cell>
          <table:table-cell table:style-name="ce3" office:value-type="float" office:value="0.322">
            <text:p>0.322</text:p>
          </table:table-cell>
          <table:table-cell table:style-name="ce3" office:value-type="float" office:value="61.198">
            <text:p>61.198</text:p>
          </table:table-cell>
          <table:table-cell table:style-name="ce2" office:value-type="float" office:value="61.519">
            <text:p>61.519</text:p>
          </table:table-cell>
          <table:table-cell table:style-name="ce3" office:value-type="float" office:value="60.732">
            <text:p>60.732</text:p>
          </table:table-cell>
          <table:table-cell table:style-name="ce3" office:value-type="float" office:value="65.63">
            <text:p>65.63</text:p>
          </table:table-cell>
          <table:table-cell table:style-name="ce3" office:value-type="float" office:value="84">
            <text:p>8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68">
            <text:p>168</text:p>
          </table:table-cell>
          <table:table-cell table:style-name="ce3" office:value-type="float" office:value="65.793">
            <text:p>65.793</text:p>
          </table:table-cell>
          <table:table-cell table:style-name="ce3" office:value-type="float" office:value="65.765">
            <text:p>65.765</text:p>
          </table:table-cell>
          <table:table-cell table:style-name="ce3" office:value-type="float" office:value="0.797">
            <text:p>0.797</text:p>
          </table:table-cell>
          <table:table-cell table:style-name="ce3" office:value-type="float" office:value="65.77">
            <text:p>65.77</text:p>
          </table:table-cell>
          <table:table-cell table:style-name="ce2" office:value-type="float" office:value="66.562">
            <text:p>66.562</text:p>
          </table:table-cell>
          <table:table-cell table:style-name="ce3" office:value-type="float" office:value="65.08">
            <text:p>65.08</text:p>
          </table:table-cell>
          <table:table-cell table:style-name="ce3" office:value-type="float" office:value="71.224">
            <text:p>71.224</text:p>
          </table:table-cell>
          <table:table-cell table:style-name="ce3" office:value-type="float" office:value="168">
            <text:p>16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1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69.758">
            <text:p>69.758</text:p>
          </table:table-cell>
          <table:table-cell table:style-name="ce3" office:value-type="float" office:value="69.73">
            <text:p>69.73</text:p>
          </table:table-cell>
          <table:table-cell table:style-name="ce3" office:value-type="float" office:value="2.164">
            <text:p>2.164</text:p>
          </table:table-cell>
          <table:table-cell table:style-name="ce3" office:value-type="float" office:value="69.763">
            <text:p>69.763</text:p>
          </table:table-cell>
          <table:table-cell table:style-name="ce2" office:value-type="float" office:value="71.894">
            <text:p>71.894</text:p>
          </table:table-cell>
          <table:table-cell table:style-name="ce3" office:value-type="float" office:value="68.009">
            <text:p>68.009</text:p>
          </table:table-cell>
          <table:table-cell table:style-name="ce3" office:value-type="float" office:value="80.852">
            <text:p>80.852</text:p>
          </table:table-cell>
          <table:table-cell table:style-name="ce3" office:value-type="float" office:value="336">
            <text:p>3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69">
            <text:p>169</text:p>
          </table:table-cell>
          <table:table-cell table:style-name="ce3" office:value-type="float" office:value="31.102">
            <text:p>31.102</text:p>
          </table:table-cell>
          <table:table-cell table:style-name="ce3" office:value-type="float" office:value="31.083">
            <text:p>31.083</text:p>
          </table:table-cell>
          <table:table-cell table:style-name="ce3" office:value-type="float" office:value="0.392">
            <text:p>0.392</text:p>
          </table:table-cell>
          <table:table-cell table:style-name="ce3" office:value-type="float" office:value="31.085">
            <text:p>31.085</text:p>
          </table:table-cell>
          <table:table-cell table:style-name="ce2" office:value-type="float" office:value="31.475">
            <text:p>31.475</text:p>
          </table:table-cell>
          <table:table-cell table:style-name="ce3" office:value-type="float" office:value="30.742">
            <text:p>30.742</text:p>
          </table:table-cell>
          <table:table-cell table:style-name="ce3" office:value-type="float" office:value="34.617">
            <text:p>34.617</text:p>
          </table:table-cell>
          <table:table-cell table:style-name="ce3" office:value-type="float" office:value="169">
            <text:p>16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34.07">
            <text:p>34.07</text:p>
          </table:table-cell>
          <table:table-cell table:style-name="ce3" office:value-type="float" office:value="34.059">
            <text:p>34.059</text:p>
          </table:table-cell>
          <table:table-cell table:style-name="ce3" office:value-type="float" office:value="0.729">
            <text:p>0.729</text:p>
          </table:table-cell>
          <table:table-cell table:style-name="ce3" office:value-type="float" office:value="34.066">
            <text:p>34.066</text:p>
          </table:table-cell>
          <table:table-cell table:style-name="ce2" office:value-type="float" office:value="34.787">
            <text:p>34.787</text:p>
          </table:table-cell>
          <table:table-cell table:style-name="ce3" office:value-type="float" office:value="33.578">
            <text:p>33.578</text:p>
          </table:table-cell>
          <table:table-cell table:style-name="ce3" office:value-type="float" office:value="38.36">
            <text:p>38.36</text:p>
          </table:table-cell>
          <table:table-cell table:style-name="ce3" office:value-type="float" office:value="338">
            <text:p>33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boulder_2013-13-30-06-13-20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676">
            <text:p>676</text:p>
          </table:table-cell>
          <table:table-cell table:style-name="ce3" office:value-type="float" office:value="36.704">
            <text:p>36.704</text:p>
          </table:table-cell>
          <table:table-cell table:style-name="ce3" office:value-type="float" office:value="36.691">
            <text:p>36.691</text:p>
          </table:table-cell>
          <table:table-cell table:style-name="ce3" office:value-type="float" office:value="1.714">
            <text:p>1.714</text:p>
          </table:table-cell>
          <table:table-cell table:style-name="ce3" office:value-type="float" office:value="36.731">
            <text:p>36.731</text:p>
          </table:table-cell>
          <table:table-cell table:style-name="ce2" office:value-type="float" office:value="38.405">
            <text:p>38.405</text:p>
          </table:table-cell>
          <table:table-cell table:style-name="ce3" office:value-type="float" office:value="34.813">
            <text:p>34.813</text:p>
          </table:table-cell>
          <table:table-cell table:style-name="ce3" office:value-type="float" office:value="47.286">
            <text:p>47.286</text:p>
          </table:table-cell>
          <table:table-cell table:style-name="ce3" office:value-type="float" office:value="676">
            <text:p>67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25.032">
            <text:p>25.032</text:p>
          </table:table-cell>
          <table:table-cell table:style-name="ce3" office:value-type="float" office:value="25.016">
            <text:p>25.016</text:p>
          </table:table-cell>
          <table:table-cell table:style-name="ce3" office:value-type="float" office:value="0.429">
            <text:p>0.429</text:p>
          </table:table-cell>
          <table:table-cell table:style-name="ce3" office:value-type="float" office:value="25.02">
            <text:p>25.02</text:p>
          </table:table-cell>
          <table:table-cell table:style-name="ce2" office:value-type="float" office:value="25.445">
            <text:p>25.445</text:p>
          </table:table-cell>
          <table:table-cell table:style-name="ce3" office:value-type="float" office:value="24.68">
            <text:p>24.68</text:p>
          </table:table-cell>
          <table:table-cell table:style-name="ce3" office:value-type="float" office:value="28.471">
            <text:p>28.471</text:p>
          </table:table-cell>
          <table:table-cell table:style-name="ce3" office:value-type="float" office:value="207">
            <text:p>20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414">
            <text:p>414</text:p>
          </table:table-cell>
          <table:table-cell table:style-name="ce3" office:value-type="float" office:value="27.081">
            <text:p>27.081</text:p>
          </table:table-cell>
          <table:table-cell table:style-name="ce3" office:value-type="float" office:value="27.07">
            <text:p>27.07</text:p>
          </table:table-cell>
          <table:table-cell table:style-name="ce3" office:value-type="float" office:value="0.723">
            <text:p>0.723</text:p>
          </table:table-cell>
          <table:table-cell table:style-name="ce3" office:value-type="float" office:value="27.079">
            <text:p>27.079</text:p>
          </table:table-cell>
          <table:table-cell table:style-name="ce2" office:value-type="float" office:value="27.793">
            <text:p>27.793</text:p>
          </table:table-cell>
          <table:table-cell table:style-name="ce3" office:value-type="float" office:value="26.437">
            <text:p>26.437</text:p>
          </table:table-cell>
          <table:table-cell table:style-name="ce3" office:value-type="float" office:value="32.466">
            <text:p>32.466</text:p>
          </table:table-cell>
          <table:table-cell table:style-name="ce3" office:value-type="float" office:value="414">
            <text:p>4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3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828">
            <text:p>828</text:p>
          </table:table-cell>
          <table:table-cell table:style-name="ce3" office:value-type="float" office:value="29.15">
            <text:p>29.15</text:p>
          </table:table-cell>
          <table:table-cell table:style-name="ce3" office:value-type="float" office:value="29.134">
            <text:p>29.134</text:p>
          </table:table-cell>
          <table:table-cell table:style-name="ce3" office:value-type="float" office:value="2.04">
            <text:p>2.04</text:p>
          </table:table-cell>
          <table:table-cell table:style-name="ce3" office:value-type="float" office:value="29.205">
            <text:p>29.205</text:p>
          </table:table-cell>
          <table:table-cell table:style-name="ce2" office:value-type="float" office:value="31.174">
            <text:p>31.174</text:p>
          </table:table-cell>
          <table:table-cell table:style-name="ce3" office:value-type="float" office:value="27.433">
            <text:p>27.433</text:p>
          </table:table-cell>
          <table:table-cell table:style-name="ce3" office:value-type="float" office:value="44.56">
            <text:p>44.56</text:p>
          </table:table-cell>
          <table:table-cell table:style-name="ce3" office:value-type="float" office:value="828">
            <text:p>8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12.963">
            <text:p>412.963</text:p>
          </table:table-cell>
          <table:table-cell table:style-name="ce3" office:value-type="float" office:value="412.952">
            <text:p>412.952</text:p>
          </table:table-cell>
          <table:table-cell table:style-name="ce3" office:value-type="float" office:value="0.753">
            <text:p>0.753</text:p>
          </table:table-cell>
          <table:table-cell table:style-name="ce3" office:value-type="float" office:value="412.952">
            <text:p>412.952</text:p>
          </table:table-cell>
          <table:table-cell table:style-name="ce2" office:value-type="float" office:value="413.705">
            <text:p>413.705</text:p>
          </table:table-cell>
          <table:table-cell table:style-name="ce3" office:value-type="float" office:value="411.414">
            <text:p>411.414</text:p>
          </table:table-cell>
          <table:table-cell table:style-name="ce3" office:value-type="float" office:value="414.785">
            <text:p>414.785</text:p>
          </table:table-cell>
          <table:table-cell table:style-name="ce3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56.334">
            <text:p>456.334</text:p>
          </table:table-cell>
          <table:table-cell table:style-name="ce3" office:value-type="float" office:value="456.292">
            <text:p>456.292</text:p>
          </table:table-cell>
          <table:table-cell table:style-name="ce3" office:value-type="float" office:value="1.781">
            <text:p>1.781</text:p>
          </table:table-cell>
          <table:table-cell table:style-name="ce3" office:value-type="float" office:value="456.296">
            <text:p>456.296</text:p>
          </table:table-cell>
          <table:table-cell table:style-name="ce2" office:value-type="float" office:value="458.074">
            <text:p>458.074</text:p>
          </table:table-cell>
          <table:table-cell table:style-name="ce3" office:value-type="float" office:value="452.98">
            <text:p>452.98</text:p>
          </table:table-cell>
          <table:table-cell table:style-name="ce3" office:value-type="float" office:value="461.708">
            <text:p>461.708</text:p>
          </table:table-cell>
          <table:table-cell table:style-name="ce3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hp_alllayers_2013-00-30-07-00-4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75.04">
            <text:p>475.04</text:p>
          </table:table-cell>
          <table:table-cell table:style-name="ce3" office:value-type="float" office:value="474.965">
            <text:p>474.965</text:p>
          </table:table-cell>
          <table:table-cell table:style-name="ce3" office:value-type="float" office:value="3.686">
            <text:p>3.686</text:p>
          </table:table-cell>
          <table:table-cell table:style-name="ce3" office:value-type="float" office:value="474.98">
            <text:p>474.98</text:p>
          </table:table-cell>
          <table:table-cell table:style-name="ce2" office:value-type="float" office:value="478.651">
            <text:p>478.651</text:p>
          </table:table-cell>
          <table:table-cell table:style-name="ce3" office:value-type="float" office:value="470.271">
            <text:p>470.271</text:p>
          </table:table-cell>
          <table:table-cell table:style-name="ce3" office:value-type="float" office:value="487.157">
            <text:p>487.157</text:p>
          </table:table-cell>
          <table:table-cell table:style-name="ce3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6.924">
            <text:p>6.924</text:p>
          </table:table-cell>
          <table:table-cell table:style-name="ce3" office:value-type="float" office:value="6.919">
            <text:p>6.919</text:p>
          </table:table-cell>
          <table:table-cell table:style-name="ce3" office:value-type="float" office:value="0.135">
            <text:p>0.135</text:p>
          </table:table-cell>
          <table:table-cell table:style-name="ce3" office:value-type="float" office:value="6.921">
            <text:p>6.921</text:p>
          </table:table-cell>
          <table:table-cell table:style-name="ce2" office:value-type="float" office:value="7.055">
            <text:p>7.055</text:p>
          </table:table-cell>
          <table:table-cell table:style-name="ce3" office:value-type="float" office:value="6.843">
            <text:p>6.843</text:p>
          </table:table-cell>
          <table:table-cell table:style-name="ce3" office:value-type="float" office:value="10.262">
            <text:p>10.262</text:p>
          </table:table-cell>
          <table:table-cell table:style-name="ce3" office:value-type="float" office:value="679">
            <text:p>67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358">
            <text:p>1358</text:p>
          </table:table-cell>
          <table:table-cell table:style-name="ce3" office:value-type="float" office:value="7.492">
            <text:p>7.492</text:p>
          </table:table-cell>
          <table:table-cell table:style-name="ce3" office:value-type="float" office:value="7.489">
            <text:p>7.489</text:p>
          </table:table-cell>
          <table:table-cell table:style-name="ce3" office:value-type="float" office:value="0.205">
            <text:p>0.205</text:p>
          </table:table-cell>
          <table:table-cell table:style-name="ce3" office:value-type="float" office:value="7.492">
            <text:p>7.492</text:p>
          </table:table-cell>
          <table:table-cell table:style-name="ce2" office:value-type="float" office:value="7.694">
            <text:p>7.694</text:p>
          </table:table-cell>
          <table:table-cell table:style-name="ce3" office:value-type="float" office:value="7.364">
            <text:p>7.364</text:p>
          </table:table-cell>
          <table:table-cell table:style-name="ce3" office:value-type="float" office:value="10.696">
            <text:p>10.696</text:p>
          </table:table-cell>
          <table:table-cell table:style-name="ce3" office:value-type="float" office:value="1358">
            <text:p>135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5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716">
            <text:p>2716</text:p>
          </table:table-cell>
          <table:table-cell table:style-name="ce3" office:value-type="float" office:value="7.83">
            <text:p>7.83</text:p>
          </table:table-cell>
          <table:table-cell table:style-name="ce3" office:value-type="float" office:value="7.827">
            <text:p>7.827</text:p>
          </table:table-cell>
          <table:table-cell table:style-name="ce3" office:value-type="float" office:value="0.638">
            <text:p>0.638</text:p>
          </table:table-cell>
          <table:table-cell table:style-name="ce3" office:value-type="float" office:value="7.853">
            <text:p>7.853</text:p>
          </table:table-cell>
          <table:table-cell table:style-name="ce2" office:value-type="float" office:value="8.464">
            <text:p>8.464</text:p>
          </table:table-cell>
          <table:table-cell table:style-name="ce3" office:value-type="float" office:value="6.852">
            <text:p>6.852</text:p>
          </table:table-cell>
          <table:table-cell table:style-name="ce3" office:value-type="float" office:value="17.754">
            <text:p>17.754</text:p>
          </table:table-cell>
          <table:table-cell table:style-name="ce3" office:value-type="float" office:value="2716">
            <text:p>271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461">
            <text:p>1461</text:p>
          </table:table-cell>
          <table:table-cell table:style-name="ce3" office:value-type="float" office:value="3.608">
            <text:p>3.608</text:p>
          </table:table-cell>
          <table:table-cell table:style-name="ce3" office:value-type="float" office:value="3.606">
            <text:p>3.606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3.608">
            <text:p>3.608</text:p>
          </table:table-cell>
          <table:table-cell table:style-name="ce2" office:value-type="float" office:value="3.733">
            <text:p>3.733</text:p>
          </table:table-cell>
          <table:table-cell table:style-name="ce3" office:value-type="float" office:value="3.537">
            <text:p>3.537</text:p>
          </table:table-cell>
          <table:table-cell table:style-name="ce3" office:value-type="float" office:value="6.909">
            <text:p>6.909</text:p>
          </table:table-cell>
          <table:table-cell table:style-name="ce3" office:value-type="float" office:value="1461">
            <text:p>146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922">
            <text:p>2922</text:p>
          </table:table-cell>
          <table:table-cell table:style-name="ce3" office:value-type="float" office:value="3.854">
            <text:p>3.854</text:p>
          </table:table-cell>
          <table:table-cell table:style-name="ce3" office:value-type="float" office:value="3.853">
            <text:p>3.853</text:p>
          </table:table-cell>
          <table:table-cell table:style-name="ce3" office:value-type="float" office:value="0.203">
            <text:p>0.203</text:p>
          </table:table-cell>
          <table:table-cell table:style-name="ce3" office:value-type="float" office:value="3.858">
            <text:p>3.858</text:p>
          </table:table-cell>
          <table:table-cell table:style-name="ce2" office:value-type="float" office:value="4.055">
            <text:p>4.055</text:p>
          </table:table-cell>
          <table:table-cell table:style-name="ce3" office:value-type="float" office:value="3.604">
            <text:p>3.604</text:p>
          </table:table-cell>
          <table:table-cell table:style-name="ce3" office:value-type="float" office:value="7.095">
            <text:p>7.095</text:p>
          </table:table-cell>
          <table:table-cell table:style-name="ce3" office:value-type="float" office:value="2922">
            <text:p>292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spearfish_2013-11-30-06-11-19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844">
            <text:p>5844</text:p>
          </table:table-cell>
          <table:table-cell table:style-name="ce3" office:value-type="float" office:value="4.083">
            <text:p>4.083</text:p>
          </table:table-cell>
          <table:table-cell table:style-name="ce3" office:value-type="float" office:value="4.081">
            <text:p>4.081</text:p>
          </table:table-cell>
          <table:table-cell table:style-name="ce3" office:value-type="float" office:value="0.506">
            <text:p>0.506</text:p>
          </table:table-cell>
          <table:table-cell table:style-name="ce3" office:value-type="float" office:value="4.112">
            <text:p>4.112</text:p>
          </table:table-cell>
          <table:table-cell table:style-name="ce2" office:value-type="float" office:value="4.586">
            <text:p>4.586</text:p>
          </table:table-cell>
          <table:table-cell table:style-name="ce3" office:value-type="float" office:value="3.601">
            <text:p>3.601</text:p>
          </table:table-cell>
          <table:table-cell table:style-name="ce3" office:value-type="float" office:value="16.115">
            <text:p>16.115</text:p>
          </table:table-cell>
          <table:table-cell table:style-name="ce3" office:value-type="float" office:value="5844">
            <text:p>584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813">
            <text:p>813</text:p>
          </table:table-cell>
          <table:table-cell table:style-name="ce3" office:value-type="float" office:value="6.472">
            <text:p>6.472</text:p>
          </table:table-cell>
          <table:table-cell table:style-name="ce3" office:value-type="float" office:value="6.468">
            <text:p>6.468</text:p>
          </table:table-cell>
          <table:table-cell table:style-name="ce3" office:value-type="float" office:value="0.174">
            <text:p>0.174</text:p>
          </table:table-cell>
          <table:table-cell table:style-name="ce3" office:value-type="float" office:value="6.471">
            <text:p>6.471</text:p>
          </table:table-cell>
          <table:table-cell table:style-name="ce2" office:value-type="float" office:value="6.643">
            <text:p>6.643</text:p>
          </table:table-cell>
          <table:table-cell table:style-name="ce3" office:value-type="float" office:value="6.404">
            <text:p>6.404</text:p>
          </table:table-cell>
          <table:table-cell table:style-name="ce3" office:value-type="float" office:value="9.647">
            <text:p>9.647</text:p>
          </table:table-cell>
          <table:table-cell table:style-name="ce3" office:value-type="float" office:value="813">
            <text:p>81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1626">
            <text:p>1626</text:p>
          </table:table-cell>
          <table:table-cell table:style-name="ce3" office:value-type="float" office:value="6.824">
            <text:p>6.824</text:p>
          </table:table-cell>
          <table:table-cell table:style-name="ce3" office:value-type="float" office:value="6.822">
            <text:p>6.822</text:p>
          </table:table-cell>
          <table:table-cell table:style-name="ce3" office:value-type="float" office:value="0.282">
            <text:p>0.282</text:p>
          </table:table-cell>
          <table:table-cell table:style-name="ce3" office:value-type="float" office:value="6.828">
            <text:p>6.828</text:p>
          </table:table-cell>
          <table:table-cell table:style-name="ce2" office:value-type="float" office:value="7.104">
            <text:p>7.104</text:p>
          </table:table-cell>
          <table:table-cell table:style-name="ce3" office:value-type="float" office:value="6.74">
            <text:p>6.74</text:p>
          </table:table-cell>
          <table:table-cell table:style-name="ce3" office:value-type="float" office:value="10.41">
            <text:p>10.41</text:p>
          </table:table-cell>
          <table:table-cell table:style-name="ce3" office:value-type="float" office:value="1626">
            <text:p>162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6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252">
            <text:p>3252</text:p>
          </table:table-cell>
          <table:table-cell table:style-name="ce3" office:value-type="float" office:value="7.236">
            <text:p>7.236</text:p>
          </table:table-cell>
          <table:table-cell table:style-name="ce3" office:value-type="float" office:value="7.232">
            <text:p>7.232</text:p>
          </table:table-cell>
          <table:table-cell table:style-name="ce3" office:value-type="float" office:value="0.678">
            <text:p>0.678</text:p>
          </table:table-cell>
          <table:table-cell table:style-name="ce3" office:value-type="float" office:value="7.264">
            <text:p>7.264</text:p>
          </table:table-cell>
          <table:table-cell table:style-name="ce2" office:value-type="float" office:value="7.911">
            <text:p>7.911</text:p>
          </table:table-cell>
          <table:table-cell table:style-name="ce3" office:value-type="float" office:value="6.872">
            <text:p>6.872</text:p>
          </table:table-cell>
          <table:table-cell table:style-name="ce3" office:value-type="float" office:value="18.51">
            <text:p>18.51</text:p>
          </table:table-cell>
          <table:table-cell table:style-name="ce3" office:value-type="float" office:value="3252">
            <text:p>325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1328">
            <text:p>1328</text:p>
          </table:table-cell>
          <table:table-cell table:style-name="ce3" office:value-type="float" office:value="3.975">
            <text:p>3.975</text:p>
          </table:table-cell>
          <table:table-cell table:style-name="ce3" office:value-type="float" office:value="3.973">
            <text:p>3.973</text:p>
          </table:table-cell>
          <table:table-cell table:style-name="ce3" office:value-type="float" office:value="0.159">
            <text:p>0.159</text:p>
          </table:table-cell>
          <table:table-cell table:style-name="ce3" office:value-type="float" office:value="3.976">
            <text:p>3.976</text:p>
          </table:table-cell>
          <table:table-cell table:style-name="ce2" office:value-type="float" office:value="4.132">
            <text:p>4.132</text:p>
          </table:table-cell>
          <table:table-cell table:style-name="ce3" office:value-type="float" office:value="3.915">
            <text:p>3.915</text:p>
          </table:table-cell>
          <table:table-cell table:style-name="ce3" office:value-type="float" office:value="7.226">
            <text:p>7.226</text:p>
          </table:table-cell>
          <table:table-cell table:style-name="ce3" office:value-type="float" office:value="1328">
            <text:p>13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656">
            <text:p>2656</text:p>
          </table:table-cell>
          <table:table-cell table:style-name="ce3" office:value-type="float" office:value="4.196">
            <text:p>4.196</text:p>
          </table:table-cell>
          <table:table-cell table:style-name="ce3" office:value-type="float" office:value="4.195">
            <text:p>4.195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4.202">
            <text:p>4.202</text:p>
          </table:table-cell>
          <table:table-cell table:style-name="ce2" office:value-type="float" office:value="4.444">
            <text:p>4.444</text:p>
          </table:table-cell>
          <table:table-cell table:style-name="ce3" office:value-type="float" office:value="4.057">
            <text:p>4.057</text:p>
          </table:table-cell>
          <table:table-cell table:style-name="ce3" office:value-type="float" office:value="7.644">
            <text:p>7.644</text:p>
          </table:table-cell>
          <table:table-cell table:style-name="ce3" office:value-type="float" office:value="2656">
            <text:p>265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c_topp:states_2013-11-30-06-11-07.ser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5312">
            <text:p>5312</text:p>
          </table:table-cell>
          <table:table-cell table:style-name="ce3" office:value-type="float" office:value="4.473">
            <text:p>4.473</text:p>
          </table:table-cell>
          <table:table-cell table:style-name="ce3" office:value-type="float" office:value="4.471">
            <text:p>4.471</text:p>
          </table:table-cell>
          <table:table-cell table:style-name="ce3" office:value-type="float" office:value="0.672">
            <text:p>0.672</text:p>
          </table:table-cell>
          <table:table-cell table:style-name="ce3" office:value-type="float" office:value="4.521">
            <text:p>4.521</text:p>
          </table:table-cell>
          <table:table-cell table:style-name="ce2" office:value-type="float" office:value="5.143">
            <text:p>5.143</text:p>
          </table:table-cell>
          <table:table-cell table:style-name="ce3" office:value-type="float" office:value="3.943">
            <text:p>3.943</text:p>
          </table:table-cell>
          <table:table-cell table:style-name="ce3" office:value-type="float" office:value="14.76">
            <text:p>14.76</text:p>
          </table:table-cell>
          <table:table-cell table:style-name="ce3" office:value-type="float" office:value="5312">
            <text:p>531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4];[.D7];[.D10];[.D16];[.D19];[.D22];[.D25])" office:value-type="float" office:value="19.7652857142857">
            <text:p>19.765</text:p>
          </table:table-cell>
          <table:table-cell table:style-name="ce8" table:formula="of:=AVERAGE([.E4];[.E7];[.E10];[.E16];[.E19];[.E22];[.E25])" office:value-type="float" office:value="19.7517142857143">
            <text:p>19.752</text:p>
          </table:table-cell>
          <table:table-cell table:style-name="ce8" table:formula="of:=AVERAGE([.F4];[.F7];[.F10];[.F16];[.F19];[.F22];[.F25])" office:value-type="float" office:value="0.248428571428571">
            <text:p>0.248</text:p>
          </table:table-cell>
          <table:table-cell table:style-name="ce8" table:formula="of:=AVERAGE([.G4];[.G7];[.G10];[.G16];[.G19];[.G22];[.G25])" office:value-type="float" office:value="19.7541428571429">
            <text:p>19.754</text:p>
          </table:table-cell>
          <table:table-cell table:style-name="ce9" table:formula="of:=AVERAGE([.H4];[.H7];[.H10];[.H16];[.H19];[.H22];[.H25])" office:value-type="float" office:value="20.0002857142857">
            <text:p>20.000</text:p>
          </table:table-cell>
          <table:table-cell table:style-name="ce8" table:formula="of:=AVERAGE([.I4];[.I7];[.I10];[.I16];[.I19];[.I22];[.I25])" office:value-type="float" office:value="19.5504285714286">
            <text:p>19.550</text:p>
          </table:table-cell>
          <table:table-cell table:style-name="ce8" table:formula="of:=AVERAGE([.J4];[.J7];[.J10];[.J16];[.J19];[.J22];[.J25])" office:value-type="float" office:value="23.2517142857143">
            <text:p>23.252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5];[.D8];[.D11];[.D17];[.D20];[.D23];[.D26])" office:value-type="float" office:value="21.33">
            <text:p>21.330</text:p>
          </table:table-cell>
          <table:table-cell table:style-name="ce8" table:formula="of:=AVERAGE([.E5];[.E8];[.E11];[.E17];[.E20];[.E23];[.E26])" office:value-type="float" office:value="21.3218571428571">
            <text:p>21.322</text:p>
          </table:table-cell>
          <table:table-cell table:style-name="ce8" table:formula="of:=AVERAGE([.F5];[.F8];[.F11];[.F17];[.F20];[.F23];[.F26])" office:value-type="float" office:value="0.455571428571429">
            <text:p>0.456</text:p>
          </table:table-cell>
          <table:table-cell table:style-name="ce8" table:formula="of:=AVERAGE([.G5];[.G8];[.G11];[.G17];[.G20];[.G23];[.G26])" office:value-type="float" office:value="21.3278571428571">
            <text:p>21.328</text:p>
          </table:table-cell>
          <table:table-cell table:style-name="ce9" table:formula="of:=AVERAGE([.H5];[.H8];[.H11];[.H17];[.H20];[.H23];[.H26])" office:value-type="float" office:value="21.777">
            <text:p>21.777</text:p>
          </table:table-cell>
          <table:table-cell table:style-name="ce8" table:formula="of:=AVERAGE([.I5];[.I8];[.I11];[.I17];[.I20];[.I23];[.I26])" office:value-type="float" office:value="20.98">
            <text:p>20.980</text:p>
          </table:table-cell>
          <table:table-cell table:style-name="ce8" table:formula="of:=AVERAGE([.J5];[.J8];[.J11];[.J17];[.J20];[.J23];[.J26])" office:value-type="float" office:value="25.4135714285714">
            <text:p>25.414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6];[.D9];[.D12];[.D18];[.D21];[.D24];[.D27])" office:value-type="float" office:value="22.7477142857143">
            <text:p>22.748</text:p>
          </table:table-cell>
          <table:table-cell table:style-name="ce8" table:formula="of:=AVERAGE([.E6];[.E9];[.E12];[.E18];[.E21];[.E24];[.E27])" office:value-type="float" office:value="22.738">
            <text:p>22.738</text:p>
          </table:table-cell>
          <table:table-cell table:style-name="ce8" table:formula="of:=AVERAGE([.F6];[.F9];[.F12];[.F18];[.F21];[.F24];[.F27])" office:value-type="float" office:value="1.20171428571429">
            <text:p>1.202</text:p>
          </table:table-cell>
          <table:table-cell table:style-name="ce8" table:formula="of:=AVERAGE([.G6];[.G9];[.G12];[.G18];[.G21];[.G24];[.G27])" office:value-type="float" office:value="22.7784285714286">
            <text:p>22.778</text:p>
          </table:table-cell>
          <table:table-cell table:style-name="ce9" table:formula="of:=AVERAGE([.H6];[.H9];[.H12];[.H18];[.H21];[.H24];[.H27])" office:value-type="float" office:value="23.9395714285714">
            <text:p>23.940</text:p>
          </table:table-cell>
          <table:table-cell table:style-name="ce8" table:formula="of:=AVERAGE([.I6];[.I9];[.I12];[.I18];[.I21];[.I24];[.I27])" office:value-type="float" office:value="21.6461428571429">
            <text:p>21.646</text:p>
          </table:table-cell>
          <table:table-cell table:style-name="ce8" table:formula="of:=AVERAGE([.J6];[.J9];[.J12];[.J18];[.J21];[.J24];[.J27])" office:value-type="float" office:value="34.2624285714286">
            <text:p>34.26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8" table:formula="of:=AVERAGE([.D13])" office:value-type="float" office:value="412.963">
            <text:p>412.963</text:p>
          </table:table-cell>
          <table:table-cell table:style-name="ce8" table:formula="of:=AVERAGE([.E13])" office:value-type="float" office:value="412.952">
            <text:p>412.952</text:p>
          </table:table-cell>
          <table:table-cell table:style-name="ce8" table:formula="of:=AVERAGE([.F13])" office:value-type="float" office:value="0.753">
            <text:p>0.753</text:p>
          </table:table-cell>
          <table:table-cell table:style-name="ce8" table:formula="of:=AVERAGE([.G13])" office:value-type="float" office:value="412.952">
            <text:p>412.952</text:p>
          </table:table-cell>
          <table:table-cell table:style-name="ce9" table:formula="of:=AVERAGE([.H13])" office:value-type="float" office:value="413.705">
            <text:p>413.705</text:p>
          </table:table-cell>
          <table:table-cell table:style-name="ce8" table:formula="of:=AVERAGE([.I13])" office:value-type="float" office:value="411.414">
            <text:p>411.414</text:p>
          </table:table-cell>
          <table:table-cell table:style-name="ce8" table:formula="of:=AVERAGE([.J13])" office:value-type="float" office:value="414.785">
            <text:p>414.785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8" table:formula="of:=AVERAGE([.D14])" office:value-type="float" office:value="456.334">
            <text:p>456.334</text:p>
          </table:table-cell>
          <table:table-cell table:style-name="ce8" table:formula="of:=AVERAGE([.E14])" office:value-type="float" office:value="456.292">
            <text:p>456.292</text:p>
          </table:table-cell>
          <table:table-cell table:style-name="ce8" table:formula="of:=AVERAGE([.F14])" office:value-type="float" office:value="1.781">
            <text:p>1.781</text:p>
          </table:table-cell>
          <table:table-cell table:style-name="ce8" table:formula="of:=AVERAGE([.G14])" office:value-type="float" office:value="456.296">
            <text:p>456.296</text:p>
          </table:table-cell>
          <table:table-cell table:style-name="ce9" table:formula="of:=AVERAGE([.H14])" office:value-type="float" office:value="458.074">
            <text:p>458.074</text:p>
          </table:table-cell>
          <table:table-cell table:style-name="ce8" table:formula="of:=AVERAGE([.I14])" office:value-type="float" office:value="452.98">
            <text:p>452.980</text:p>
          </table:table-cell>
          <table:table-cell table:style-name="ce8" table:formula="of:=AVERAGE([.J14])" office:value-type="float" office:value="461.708">
            <text:p>461.708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8" table:formula="of:=AVERAGE([.D15])" office:value-type="float" office:value="475.04">
            <text:p>475.040</text:p>
          </table:table-cell>
          <table:table-cell table:style-name="ce8" table:formula="of:=AVERAGE([.E15])" office:value-type="float" office:value="474.965">
            <text:p>474.965</text:p>
          </table:table-cell>
          <table:table-cell table:style-name="ce8" table:formula="of:=AVERAGE([.F15])" office:value-type="float" office:value="3.686">
            <text:p>3.686</text:p>
          </table:table-cell>
          <table:table-cell table:style-name="ce8" table:formula="of:=AVERAGE([.G15])" office:value-type="float" office:value="474.98">
            <text:p>474.980</text:p>
          </table:table-cell>
          <table:table-cell table:style-name="ce9" table:formula="of:=AVERAGE([.H15])" office:value-type="float" office:value="478.651">
            <text:p>478.651</text:p>
          </table:table-cell>
          <table:table-cell table:style-name="ce8" table:formula="of:=AVERAGE([.I15])" office:value-type="float" office:value="470.271">
            <text:p>470.271</text:p>
          </table:table-cell>
          <table:table-cell table:style-name="ce8" table:formula="of:=AVERAGE([.J15])" office:value-type="float" office:value="487.157">
            <text:p>487.15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ea-b12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0-b66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4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1_vs_42" table:style-name="ta1" table:print="false">
        <table:shapes>
          <draw:frame draw:z-index="0" draw:style-name="gr1" svg:width="8.7008in" svg:height="5.3346in" svg:x="0in" svg:y="6.0354in">
            <draw:object draw:notify-on-update-of-ranges="Marlin41_vs_42.A4:Marlin41_vs_42.B27 Marlin41_vs_42.H3:Marlin41_vs_42.H3 Marlin41_vs_42.H4:Marlin41_vs_42.H27" xlink:href="./Object 1" xlink:type="simple" xlink:show="embed" xlink:actuate="onLoad"/>
            <draw:image xlink:href="./ObjectReplacements/Object 1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41.B1]/[Marlin42.B1]" office:value-type="percentage" office:value="1.13249763017747">
            <text:p>113.25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4])/[Marlin42.D4]" office:value-type="percentage" office:value="1.13335448392555">
            <text:p>113.34%</text:p>
          </table:table-cell>
          <table:table-cell table:style-name="ce14" table:formula="of:=([Marlin41.E4])/[Marlin42.E4]" office:value-type="percentage" office:value="1.1332053626759">
            <text:p>113.32%</text:p>
          </table:table-cell>
          <table:table-cell table:style-name="ce14" table:formula="of:=([Marlin41.F4])/[Marlin42.F4]" office:value-type="percentage" office:value="0.714067278287462">
            <text:p>71.41%</text:p>
          </table:table-cell>
          <table:table-cell table:style-name="ce14" table:formula="of:=([Marlin41.G4])/[Marlin42.G4]" office:value-type="percentage" office:value="1.13318420893537">
            <text:p>113.32%</text:p>
          </table:table-cell>
          <table:table-cell table:style-name="ce17" table:formula="of:=([Marlin41.H4])/[Marlin42.H4]" office:value-type="percentage" office:value="1.12911771308838">
            <text:p>112.91%</text:p>
          </table:table-cell>
          <table:table-cell table:style-name="ce14" table:formula="of:=([Marlin41.I4])/[Marlin42.I4]" office:value-type="percentage" office:value="1.13630394282747">
            <text:p>113.63%</text:p>
          </table:table-cell>
          <table:table-cell table:style-name="ce14" table:formula="of:=([Marlin41.J4])/[Marlin42.J4]" office:value-type="percentage" office:value="1.13514059995089">
            <text:p>113.51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5])/[Marlin42.D5]" office:value-type="percentage" office:value="1.14010264553265">
            <text:p>114.01%</text:p>
          </table:table-cell>
          <table:table-cell table:style-name="ce14" table:formula="of:=([Marlin41.E5])/[Marlin42.E5]" office:value-type="percentage" office:value="1.14009360374415">
            <text:p>114.01%</text:p>
          </table:table-cell>
          <table:table-cell table:style-name="ce14" table:formula="of:=([Marlin41.F5])/[Marlin42.F5]" office:value-type="percentage" office:value="1.06269113149847">
            <text:p>106.27%</text:p>
          </table:table-cell>
          <table:table-cell table:style-name="ce14" table:formula="of:=([Marlin41.G5])/[Marlin42.G5]" office:value-type="percentage" office:value="1.14008764341327">
            <text:p>114.01%</text:p>
          </table:table-cell>
          <table:table-cell table:style-name="ce17" table:formula="of:=([Marlin41.H5])/[Marlin42.H5]" office:value-type="percentage" office:value="1.13936821988646">
            <text:p>113.94%</text:p>
          </table:table-cell>
          <table:table-cell table:style-name="ce14" table:formula="of:=([Marlin41.I5])/[Marlin42.I5]" office:value-type="percentage" office:value="1.14077468318179">
            <text:p>114.08%</text:p>
          </table:table-cell>
          <table:table-cell table:style-name="ce14" table:formula="of:=([Marlin41.J5])/[Marlin42.J5]" office:value-type="percentage" office:value="1.13208301142872">
            <text:p>113.2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6])/[Marlin42.D6]" office:value-type="percentage" office:value="1.13939997577291">
            <text:p>113.94%</text:p>
          </table:table-cell>
          <table:table-cell table:style-name="ce14" table:formula="of:=([Marlin41.E6])/[Marlin42.E6]" office:value-type="percentage" office:value="1.1388499865338">
            <text:p>113.88%</text:p>
          </table:table-cell>
          <table:table-cell table:style-name="ce14" table:formula="of:=([Marlin41.F6])/[Marlin42.F6]" office:value-type="percentage" office:value="1.10968432316747">
            <text:p>110.97%</text:p>
          </table:table-cell>
          <table:table-cell table:style-name="ce14" table:formula="of:=([Marlin41.G6])/[Marlin42.G6]" office:value-type="percentage" office:value="1.13883391893165">
            <text:p>113.88%</text:p>
          </table:table-cell>
          <table:table-cell table:style-name="ce17" table:formula="of:=([Marlin41.H6])/[Marlin42.H6]" office:value-type="percentage" office:value="1.13813395683642">
            <text:p>113.81%</text:p>
          </table:table-cell>
          <table:table-cell table:style-name="ce14" table:formula="of:=([Marlin41.I6])/[Marlin42.I6]" office:value-type="percentage" office:value="1.14922187885423">
            <text:p>114.92%</text:p>
          </table:table-cell>
          <table:table-cell table:style-name="ce14" table:formula="of:=([Marlin41.J6])/[Marlin42.J6]" office:value-type="percentage" office:value="1.23853564547206">
            <text:p>123.8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7])/[Marlin42.D7]" office:value-type="percentage" office:value="1.09686315063771">
            <text:p>109.69%</text:p>
          </table:table-cell>
          <table:table-cell table:style-name="ce14" table:formula="of:=([Marlin41.E7])/[Marlin42.E7]" office:value-type="percentage" office:value="1.09692389702424">
            <text:p>109.69%</text:p>
          </table:table-cell>
          <table:table-cell table:style-name="ce14" table:formula="of:=([Marlin41.F7])/[Marlin42.F7]" office:value-type="percentage" office:value="0.981941309255079">
            <text:p>98.19%</text:p>
          </table:table-cell>
          <table:table-cell table:style-name="ce14" table:formula="of:=([Marlin41.G7])/[Marlin42.G7]" office:value-type="percentage" office:value="1.09688342634978">
            <text:p>109.69%</text:p>
          </table:table-cell>
          <table:table-cell table:style-name="ce17" table:formula="of:=([Marlin41.H7])/[Marlin42.H7]" office:value-type="percentage" office:value="1.09534854951444">
            <text:p>109.53%</text:p>
          </table:table-cell>
          <table:table-cell table:style-name="ce14" table:formula="of:=([Marlin41.I7])/[Marlin42.I7]" office:value-type="percentage" office:value="1.09782608695652">
            <text:p>109.78%</text:p>
          </table:table-cell>
          <table:table-cell table:style-name="ce14" table:formula="of:=([Marlin41.J7])/[Marlin42.J7]" office:value-type="percentage" office:value="1.08162406352591">
            <text:p>108.1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8])/[Marlin42.D8]" office:value-type="percentage" office:value="1.09002433090024">
            <text:p>109.00%</text:p>
          </table:table-cell>
          <table:table-cell table:style-name="ce14" table:formula="of:=([Marlin41.E8])/[Marlin42.E8]" office:value-type="percentage" office:value="1.09008389886321">
            <text:p>109.01%</text:p>
          </table:table-cell>
          <table:table-cell table:style-name="ce14" table:formula="of:=([Marlin41.F8])/[Marlin42.F8]" office:value-type="percentage" office:value="1.04105571847507">
            <text:p>104.11%</text:p>
          </table:table-cell>
          <table:table-cell table:style-name="ce14" table:formula="of:=([Marlin41.G8])/[Marlin42.G8]" office:value-type="percentage" office:value="1.09003721729173">
            <text:p>109.00%</text:p>
          </table:table-cell>
          <table:table-cell table:style-name="ce17" table:formula="of:=([Marlin41.H8])/[Marlin42.H8]" office:value-type="percentage" office:value="1.08911419423693">
            <text:p>108.91%</text:p>
          </table:table-cell>
          <table:table-cell table:style-name="ce14" table:formula="of:=([Marlin41.I8])/[Marlin42.I8]" office:value-type="percentage" office:value="1.0873089662386">
            <text:p>108.73%</text:p>
          </table:table-cell>
          <table:table-cell table:style-name="ce14" table:formula="of:=([Marlin41.J8])/[Marlin42.J8]" office:value-type="percentage" office:value="1.07635556009394">
            <text:p>107.64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9])/[Marlin42.D9]" office:value-type="percentage" office:value="1.08965628616801">
            <text:p>108.97%</text:p>
          </table:table-cell>
          <table:table-cell table:style-name="ce14" table:formula="of:=([Marlin41.E9])/[Marlin42.E9]" office:value-type="percentage" office:value="1.08942564019711">
            <text:p>108.94%</text:p>
          </table:table-cell>
          <table:table-cell table:style-name="ce14" table:formula="of:=([Marlin41.F9])/[Marlin42.F9]" office:value-type="percentage" office:value="1.11123853211009">
            <text:p>111.12%</text:p>
          </table:table-cell>
          <table:table-cell table:style-name="ce14" table:formula="of:=([Marlin41.G9])/[Marlin42.G9]" office:value-type="percentage" office:value="1.08946150949486">
            <text:p>108.95%</text:p>
          </table:table-cell>
          <table:table-cell table:style-name="ce17" table:formula="of:=([Marlin41.H9])/[Marlin42.H9]" office:value-type="percentage" office:value="1.09040405339369">
            <text:p>109.04%</text:p>
          </table:table-cell>
          <table:table-cell table:style-name="ce14" table:formula="of:=([Marlin41.I9])/[Marlin42.I9]" office:value-type="percentage" office:value="1.09269678569439">
            <text:p>109.27%</text:p>
          </table:table-cell>
          <table:table-cell table:style-name="ce14" table:formula="of:=([Marlin41.J9])/[Marlin42.J9]" office:value-type="percentage" office:value="1.17985759558793">
            <text:p>117.9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0])/[Marlin42.D10]" office:value-type="percentage" office:value="1.1012850678733">
            <text:p>110.13%</text:p>
          </table:table-cell>
          <table:table-cell table:style-name="ce14" table:formula="of:=([Marlin41.E10])/[Marlin42.E10]" office:value-type="percentage" office:value="1.10134743552593">
            <text:p>110.13%</text:p>
          </table:table-cell>
          <table:table-cell table:style-name="ce14" table:formula="of:=([Marlin41.F10])/[Marlin42.F10]" office:value-type="percentage" office:value="0.726256983240223">
            <text:p>72.63%</text:p>
          </table:table-cell>
          <table:table-cell table:style-name="ce14" table:formula="of:=([Marlin41.G10])/[Marlin42.G10]" office:value-type="percentage" office:value="1.10122043964799">
            <text:p>110.12%</text:p>
          </table:table-cell>
          <table:table-cell table:style-name="ce17" table:formula="of:=([Marlin41.H10])/[Marlin42.H10]" office:value-type="percentage" office:value="1.09415526736543">
            <text:p>109.42%</text:p>
          </table:table-cell>
          <table:table-cell table:style-name="ce14" table:formula="of:=([Marlin41.I10])/[Marlin42.I10]" office:value-type="percentage" office:value="1.10650974623023">
            <text:p>110.65%</text:p>
          </table:table-cell>
          <table:table-cell table:style-name="ce14" table:formula="of:=([Marlin41.J10])/[Marlin42.J10]" office:value-type="percentage" office:value="1.08125180363613">
            <text:p>108.1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1])/[Marlin42.D11]" office:value-type="percentage" office:value="1.10540868626922">
            <text:p>110.54%</text:p>
          </table:table-cell>
          <table:table-cell table:style-name="ce14" table:formula="of:=([Marlin41.E11])/[Marlin42.E11]" office:value-type="percentage" office:value="1.10544779895429">
            <text:p>110.54%</text:p>
          </table:table-cell>
          <table:table-cell table:style-name="ce14" table:formula="of:=([Marlin41.F11])/[Marlin42.F11]" office:value-type="percentage" office:value="0.958164642375169">
            <text:p>95.82%</text:p>
          </table:table-cell>
          <table:table-cell table:style-name="ce14" table:formula="of:=([Marlin41.G11])/[Marlin42.G11]" office:value-type="percentage" office:value="1.10538207324476">
            <text:p>110.54%</text:p>
          </table:table-cell>
          <table:table-cell table:style-name="ce17" table:formula="of:=([Marlin41.H11])/[Marlin42.H11]" office:value-type="percentage" office:value="1.1018923811091">
            <text:p>110.19%</text:p>
          </table:table-cell>
          <table:table-cell table:style-name="ce14" table:formula="of:=([Marlin41.I11])/[Marlin42.I11]" office:value-type="percentage" office:value="1.10651920838184">
            <text:p>110.65%</text:p>
          </table:table-cell>
          <table:table-cell table:style-name="ce14" table:formula="of:=([Marlin41.J11])/[Marlin42.J11]" office:value-type="percentage" office:value="1.08114801864802">
            <text:p>108.1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2])/[Marlin42.D12]" office:value-type="percentage" office:value="1.09998737134558">
            <text:p>110.00%</text:p>
          </table:table-cell>
          <table:table-cell table:style-name="ce14" table:formula="of:=([Marlin41.E12])/[Marlin42.E12]" office:value-type="percentage" office:value="1.09998104624716">
            <text:p>110.00%</text:p>
          </table:table-cell>
          <table:table-cell table:style-name="ce14" table:formula="of:=([Marlin41.F12])/[Marlin42.F12]" office:value-type="percentage" office:value="1.12293682413204">
            <text:p>112.29%</text:p>
          </table:table-cell>
          <table:table-cell table:style-name="ce14" table:formula="of:=([Marlin41.G12])/[Marlin42.G12]" office:value-type="percentage" office:value="1.10004731114966">
            <text:p>110.00%</text:p>
          </table:table-cell>
          <table:table-cell table:style-name="ce17" table:formula="of:=([Marlin41.H12])/[Marlin42.H12]" office:value-type="percentage" office:value="1.10115520440534">
            <text:p>110.12%</text:p>
          </table:table-cell>
          <table:table-cell table:style-name="ce14" table:formula="of:=([Marlin41.I12])/[Marlin42.I12]" office:value-type="percentage" office:value="1.09994452964401">
            <text:p>109.99%</text:p>
          </table:table-cell>
          <table:table-cell table:style-name="ce14" table:formula="of:=([Marlin41.J12])/[Marlin42.J12]" office:value-type="percentage" office:value="1.07990020609611">
            <text:p>107.9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3])/[Marlin42.D13]" office:value-type="percentage" office:value="1.15006490949137">
            <text:p>115.01%</text:p>
          </table:table-cell>
          <table:table-cell table:style-name="ce14" table:formula="of:=([Marlin41.E13])/[Marlin42.E13]" office:value-type="percentage" office:value="1.15031405095334">
            <text:p>115.03%</text:p>
          </table:table-cell>
          <table:table-cell table:style-name="ce14" table:formula="of:=([Marlin41.F13])/[Marlin42.F13]" office:value-type="percentage" office:value="1.27795193312435">
            <text:p>127.80%</text:p>
          </table:table-cell>
          <table:table-cell table:style-name="ce14" table:formula="of:=([Marlin41.G13])/[Marlin42.G13]" office:value-type="percentage" office:value="1.15031611710923">
            <text:p>115.03%</text:p>
          </table:table-cell>
          <table:table-cell table:style-name="ce17" table:formula="of:=([Marlin41.H13])/[Marlin42.H13]" office:value-type="percentage" office:value="1.15061318065479">
            <text:p>115.06%</text:p>
          </table:table-cell>
          <table:table-cell table:style-name="ce14" table:formula="of:=([Marlin41.I13])/[Marlin42.I13]" office:value-type="percentage" office:value="1.15312800699275">
            <text:p>115.31%</text:p>
          </table:table-cell>
          <table:table-cell table:style-name="ce14" table:formula="of:=([Marlin41.J13])/[Marlin42.J13]" office:value-type="percentage" office:value="1.14139780042532">
            <text:p>114.1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4])/[Marlin42.D14]" office:value-type="percentage" office:value="1.14186606882795">
            <text:p>114.19%</text:p>
          </table:table-cell>
          <table:table-cell table:style-name="ce14" table:formula="of:=([Marlin41.E14])/[Marlin42.E14]" office:value-type="percentage" office:value="1.14165953164859">
            <text:p>114.17%</text:p>
          </table:table-cell>
          <table:table-cell table:style-name="ce14" table:formula="of:=([Marlin41.F14])/[Marlin42.F14]" office:value-type="percentage" office:value="1.01686254471129">
            <text:p>101.69%</text:p>
          </table:table-cell>
          <table:table-cell table:style-name="ce14" table:formula="of:=([Marlin41.G14])/[Marlin42.G14]" office:value-type="percentage" office:value="1.14165828125552">
            <text:p>114.17%</text:p>
          </table:table-cell>
          <table:table-cell table:style-name="ce17" table:formula="of:=([Marlin41.H14])/[Marlin42.H14]" office:value-type="percentage" office:value="1.14112541747232">
            <text:p>114.11%</text:p>
          </table:table-cell>
          <table:table-cell table:style-name="ce14" table:formula="of:=([Marlin41.I14])/[Marlin42.I14]" office:value-type="percentage" office:value="1.14457070426294">
            <text:p>114.46%</text:p>
          </table:table-cell>
          <table:table-cell table:style-name="ce14" table:formula="of:=([Marlin41.J14])/[Marlin42.J14]" office:value-type="percentage" office:value="1.14897339183649">
            <text:p>114.9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5])/[Marlin42.D15]" office:value-type="percentage" office:value="1.13686008908414">
            <text:p>113.69%</text:p>
          </table:table-cell>
          <table:table-cell table:style-name="ce14" table:formula="of:=([Marlin41.E15])/[Marlin42.E15]" office:value-type="percentage" office:value="1.13695098596292">
            <text:p>113.70%</text:p>
          </table:table-cell>
          <table:table-cell table:style-name="ce14" table:formula="of:=([Marlin41.F15])/[Marlin42.F15]" office:value-type="percentage" office:value="1.0550716493397">
            <text:p>105.51%</text:p>
          </table:table-cell>
          <table:table-cell table:style-name="ce14" table:formula="of:=([Marlin41.G15])/[Marlin42.G15]" office:value-type="percentage" office:value="1.13694723927413">
            <text:p>113.69%</text:p>
          </table:table-cell>
          <table:table-cell table:style-name="ce17" table:formula="of:=([Marlin41.H15])/[Marlin42.H15]" office:value-type="percentage" office:value="1.13634227297699">
            <text:p>113.63%</text:p>
          </table:table-cell>
          <table:table-cell table:style-name="ce14" table:formula="of:=([Marlin41.I15])/[Marlin42.I15]" office:value-type="percentage" office:value="1.13273121970492">
            <text:p>113.27%</text:p>
          </table:table-cell>
          <table:table-cell table:style-name="ce14" table:formula="of:=([Marlin41.J15])/[Marlin42.J15]" office:value-type="percentage" office:value="1.13231328635981">
            <text:p>113.2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6])/[Marlin42.D16]" office:value-type="percentage" office:value="1.06620610247553">
            <text:p>106.62%</text:p>
          </table:table-cell>
          <table:table-cell table:style-name="ce14" table:formula="of:=([Marlin41.E16])/[Marlin42.E16]" office:value-type="percentage" office:value="1.06639781074464">
            <text:p>106.64%</text:p>
          </table:table-cell>
          <table:table-cell table:style-name="ce14" table:formula="of:=([Marlin41.F16])/[Marlin42.F16]" office:value-type="percentage" office:value="1.0859375">
            <text:p>108.59%</text:p>
          </table:table-cell>
          <table:table-cell table:style-name="ce14" table:formula="of:=([Marlin41.G16])/[Marlin42.G16]" office:value-type="percentage" office:value="1.06638824884793">
            <text:p>106.64%</text:p>
          </table:table-cell>
          <table:table-cell table:style-name="ce17" table:formula="of:=([Marlin41.H16])/[Marlin42.H16]" office:value-type="percentage" office:value="1.06675152029416">
            <text:p>106.68%</text:p>
          </table:table-cell>
          <table:table-cell table:style-name="ce14" table:formula="of:=([Marlin41.I16])/[Marlin42.I16]" office:value-type="percentage" office:value="1.06538517547692">
            <text:p>106.54%</text:p>
          </table:table-cell>
          <table:table-cell table:style-name="ce14" table:formula="of:=([Marlin41.J16])/[Marlin42.J16]" office:value-type="percentage" office:value="1.02756218905473">
            <text:p>102.7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7])/[Marlin42.D17]" office:value-type="percentage" office:value="1.06151587937016">
            <text:p>106.15%</text:p>
          </table:table-cell>
          <table:table-cell table:style-name="ce14" table:formula="of:=([Marlin41.E17])/[Marlin42.E17]" office:value-type="percentage" office:value="1.06154051528501">
            <text:p>106.15%</text:p>
          </table:table-cell>
          <table:table-cell table:style-name="ce14" table:formula="of:=([Marlin41.F17])/[Marlin42.F17]" office:value-type="percentage" office:value="1.00877192982456">
            <text:p>100.88%</text:p>
          </table:table-cell>
          <table:table-cell table:style-name="ce14" table:formula="of:=([Marlin41.G17])/[Marlin42.G17]" office:value-type="percentage" office:value="1.06150767178119">
            <text:p>106.15%</text:p>
          </table:table-cell>
          <table:table-cell table:style-name="ce17" table:formula="of:=([Marlin41.H17])/[Marlin42.H17]" office:value-type="percentage" office:value="1.06011141339552">
            <text:p>106.01%</text:p>
          </table:table-cell>
          <table:table-cell table:style-name="ce14" table:formula="of:=([Marlin41.I17])/[Marlin42.I17]" office:value-type="percentage" office:value="1.09267023275987">
            <text:p>109.27%</text:p>
          </table:table-cell>
          <table:table-cell table:style-name="ce14" table:formula="of:=([Marlin41.J17])/[Marlin42.J17]" office:value-type="percentage" office:value="1.03759876487149">
            <text:p>103.7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8])/[Marlin42.D18]" office:value-type="percentage" office:value="1.06408952187182">
            <text:p>106.41%</text:p>
          </table:table-cell>
          <table:table-cell table:style-name="ce14" table:formula="of:=([Marlin41.E18])/[Marlin42.E18]" office:value-type="percentage" office:value="1.06424936386768">
            <text:p>106.42%</text:p>
          </table:table-cell>
          <table:table-cell table:style-name="ce14" table:formula="of:=([Marlin41.F18])/[Marlin42.F18]" office:value-type="percentage" office:value="1.14152410575428">
            <text:p>114.15%</text:p>
          </table:table-cell>
          <table:table-cell table:style-name="ce14" table:formula="of:=([Marlin41.G18])/[Marlin42.G18]" office:value-type="percentage" office:value="1.0646633701027">
            <text:p>106.47%</text:p>
          </table:table-cell>
          <table:table-cell table:style-name="ce17" table:formula="of:=([Marlin41.H18])/[Marlin42.H18]" office:value-type="percentage" office:value="1.06997530283429">
            <text:p>107.00%</text:p>
          </table:table-cell>
          <table:table-cell table:style-name="ce14" table:formula="of:=([Marlin41.I18])/[Marlin42.I18]" office:value-type="percentage" office:value="1.06444605358436">
            <text:p>106.44%</text:p>
          </table:table-cell>
          <table:table-cell table:style-name="ce14" table:formula="of:=([Marlin41.J18])/[Marlin42.J18]" office:value-type="percentage" office:value="1.02905172900096">
            <text:p>102.9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19])/[Marlin42.D19]" office:value-type="percentage" office:value="1.02647545504688">
            <text:p>102.65%</text:p>
          </table:table-cell>
          <table:table-cell table:style-name="ce14" table:formula="of:=([Marlin41.E19])/[Marlin42.E19]" office:value-type="percentage" office:value="1.02649006622517">
            <text:p>102.65%</text:p>
          </table:table-cell>
          <table:table-cell table:style-name="ce14" table:formula="of:=([Marlin41.F19])/[Marlin42.F19]" office:value-type="percentage" office:value="1.04065040650407">
            <text:p>104.07%</text:p>
          </table:table-cell>
          <table:table-cell table:style-name="ce14" table:formula="of:=([Marlin41.G19])/[Marlin42.G19]" office:value-type="percentage" office:value="1.02647545504688">
            <text:p>102.65%</text:p>
          </table:table-cell>
          <table:table-cell table:style-name="ce17" table:formula="of:=([Marlin41.H19])/[Marlin42.H19]" office:value-type="percentage" office:value="1.02695489725113">
            <text:p>102.70%</text:p>
          </table:table-cell>
          <table:table-cell table:style-name="ce14" table:formula="of:=([Marlin41.I19])/[Marlin42.I19]" office:value-type="percentage" office:value="1.01983794355965">
            <text:p>101.98%</text:p>
          </table:table-cell>
          <table:table-cell table:style-name="ce14" table:formula="of:=([Marlin41.J19])/[Marlin42.J19]" office:value-type="percentage" office:value="1.04711726629535">
            <text:p>104.71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0])/[Marlin42.D20]" office:value-type="percentage" office:value="1.03053830227743">
            <text:p>103.05%</text:p>
          </table:table-cell>
          <table:table-cell table:style-name="ce14" table:formula="of:=([Marlin41.E20])/[Marlin42.E20]" office:value-type="percentage" office:value="1.03054620761067">
            <text:p>103.05%</text:p>
          </table:table-cell>
          <table:table-cell table:style-name="ce14" table:formula="of:=([Marlin41.F20])/[Marlin42.F20]" office:value-type="percentage" office:value="1.01442307692308">
            <text:p>101.44%</text:p>
          </table:table-cell>
          <table:table-cell table:style-name="ce14" table:formula="of:=([Marlin41.G20])/[Marlin42.G20]" office:value-type="percentage" office:value="1.03049883690876">
            <text:p>103.05%</text:p>
          </table:table-cell>
          <table:table-cell table:style-name="ce17" table:formula="of:=([Marlin41.H20])/[Marlin42.H20]" office:value-type="percentage" office:value="1.0294695481336">
            <text:p>102.95%</text:p>
          </table:table-cell>
          <table:table-cell table:style-name="ce14" table:formula="of:=([Marlin41.I20])/[Marlin42.I20]" office:value-type="percentage" office:value="1.08293904814918">
            <text:p>108.29%</text:p>
          </table:table-cell>
          <table:table-cell table:style-name="ce14" table:formula="of:=([Marlin41.J20])/[Marlin42.J20]" office:value-type="percentage" office:value="1.01339159853397">
            <text:p>101.34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1])/[Marlin42.D21]" office:value-type="percentage" office:value="1.02623906705539">
            <text:p>102.62%</text:p>
          </table:table-cell>
          <table:table-cell table:style-name="ce14" table:formula="of:=([Marlin41.E21])/[Marlin42.E21]" office:value-type="percentage" office:value="1.02625182304327">
            <text:p>102.63%</text:p>
          </table:table-cell>
          <table:table-cell table:style-name="ce14" table:formula="of:=([Marlin41.F21])/[Marlin42.F21]" office:value-type="percentage" office:value="0.892647058823529">
            <text:p>89.26%</text:p>
          </table:table-cell>
          <table:table-cell table:style-name="ce14" table:formula="of:=([Marlin41.G21])/[Marlin42.G21]" office:value-type="percentage" office:value="1.0230271048213">
            <text:p>102.30%</text:p>
          </table:table-cell>
          <table:table-cell table:style-name="ce17" table:formula="of:=([Marlin41.H21])/[Marlin42.H21]" office:value-type="percentage" office:value="1.00751095347382">
            <text:p>100.75%</text:p>
          </table:table-cell>
          <table:table-cell table:style-name="ce14" table:formula="of:=([Marlin41.I21])/[Marlin42.I21]" office:value-type="percentage" office:value="1.03068841581421">
            <text:p>103.07%</text:p>
          </table:table-cell>
          <table:table-cell table:style-name="ce14" table:formula="of:=([Marlin41.J21])/[Marlin42.J21]" office:value-type="percentage" office:value="0.954643881313279">
            <text:p>95.4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2])/[Marlin42.D22]" office:value-type="percentage" office:value="1.03275915103045">
            <text:p>103.28%</text:p>
          </table:table-cell>
          <table:table-cell table:style-name="ce14" table:formula="of:=([Marlin41.E22])/[Marlin42.E22]" office:value-type="percentage" office:value="1.03277931671283">
            <text:p>103.28%</text:p>
          </table:table-cell>
          <table:table-cell table:style-name="ce14" table:formula="of:=([Marlin41.F22])/[Marlin42.F22]" office:value-type="percentage" office:value="0.827586206896552">
            <text:p>82.76%</text:p>
          </table:table-cell>
          <table:table-cell table:style-name="ce14" table:formula="of:=([Marlin41.G22])/[Marlin42.G22]" office:value-type="percentage" office:value="1.03276923076923">
            <text:p>103.28%</text:p>
          </table:table-cell>
          <table:table-cell table:style-name="ce17" table:formula="of:=([Marlin41.H22])/[Marlin42.H22]" office:value-type="percentage" office:value="1.02757793764988">
            <text:p>102.76%</text:p>
          </table:table-cell>
          <table:table-cell table:style-name="ce14" table:formula="of:=([Marlin41.I22])/[Marlin42.I22]" office:value-type="percentage" office:value="1.03107037439801">
            <text:p>103.11%</text:p>
          </table:table-cell>
          <table:table-cell table:style-name="ce14" table:formula="of:=([Marlin41.J22])/[Marlin42.J22]" office:value-type="percentage" office:value="1.01864825880898">
            <text:p>101.8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3])/[Marlin42.D23]" office:value-type="percentage" office:value="1.02883775123798">
            <text:p>102.88%</text:p>
          </table:table-cell>
          <table:table-cell table:style-name="ce14" table:formula="of:=([Marlin41.E23])/[Marlin42.E23]" office:value-type="percentage" office:value="1.02914602156806">
            <text:p>102.91%</text:p>
          </table:table-cell>
          <table:table-cell table:style-name="ce14" table:formula="of:=([Marlin41.F23])/[Marlin42.F23]" office:value-type="percentage" office:value="0.804416403785489">
            <text:p>80.44%</text:p>
          </table:table-cell>
          <table:table-cell table:style-name="ce14" table:formula="of:=([Marlin41.G23])/[Marlin42.G23]" office:value-type="percentage" office:value="1.02867957490173">
            <text:p>102.87%</text:p>
          </table:table-cell>
          <table:table-cell table:style-name="ce17" table:formula="of:=([Marlin41.H23])/[Marlin42.H23]" office:value-type="percentage" office:value="1.01922273297117">
            <text:p>101.92%</text:p>
          </table:table-cell>
          <table:table-cell table:style-name="ce14" table:formula="of:=([Marlin41.I23])/[Marlin42.I23]" office:value-type="percentage" office:value="1.0615763546798">
            <text:p>106.16%</text:p>
          </table:table-cell>
          <table:table-cell table:style-name="ce14" table:formula="of:=([Marlin41.J23])/[Marlin42.J23]" office:value-type="percentage" office:value="0.795839636913767">
            <text:p>79.5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4])/[Marlin42.D24]" office:value-type="percentage" office:value="1.02603453000822">
            <text:p>102.60%</text:p>
          </table:table-cell>
          <table:table-cell table:style-name="ce14" table:formula="of:=([Marlin41.E24])/[Marlin42.E24]" office:value-type="percentage" office:value="1.02604523646333">
            <text:p>102.60%</text:p>
          </table:table-cell>
          <table:table-cell table:style-name="ce14" table:formula="of:=([Marlin41.F24])/[Marlin42.F24]" office:value-type="percentage" office:value="1.25233644859813">
            <text:p>125.23%</text:p>
          </table:table-cell>
          <table:table-cell table:style-name="ce14" table:formula="of:=([Marlin41.G24])/[Marlin42.G24]" office:value-type="percentage" office:value="1.02734107997266">
            <text:p>102.73%</text:p>
          </table:table-cell>
          <table:table-cell table:style-name="ce17" table:formula="of:=([Marlin41.H24])/[Marlin42.H24]" office:value-type="percentage" office:value="1.04137931034483">
            <text:p>104.14%</text:p>
          </table:table-cell>
          <table:table-cell table:style-name="ce14" table:formula="of:=([Marlin41.I24])/[Marlin42.I24]" office:value-type="percentage" office:value="0.939385435667181">
            <text:p>93.94%</text:p>
          </table:table-cell>
          <table:table-cell table:style-name="ce14" table:formula="of:=([Marlin41.J24])/[Marlin42.J24]" office:value-type="percentage" office:value="1.10413628143049">
            <text:p>110.4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5])/[Marlin42.D25]" office:value-type="percentage" office:value="1.04058116232465">
            <text:p>104.06%</text:p>
          </table:table-cell>
          <table:table-cell table:style-name="ce14" table:formula="of:=([Marlin41.E25])/[Marlin42.E25]" office:value-type="percentage" office:value="1.0406015037594">
            <text:p>104.06%</text:p>
          </table:table-cell>
          <table:table-cell table:style-name="ce14" table:formula="of:=([Marlin41.F25])/[Marlin42.F25]" office:value-type="percentage" office:value="1.01960784313725">
            <text:p>101.96%</text:p>
          </table:table-cell>
          <table:table-cell table:style-name="ce14" table:formula="of:=([Marlin41.G25])/[Marlin42.G25]" office:value-type="percentage" office:value="1.04057099924869">
            <text:p>104.06%</text:p>
          </table:table-cell>
          <table:table-cell table:style-name="ce17" table:formula="of:=([Marlin41.H25])/[Marlin42.H25]" office:value-type="percentage" office:value="1.03982621288921">
            <text:p>103.98%</text:p>
          </table:table-cell>
          <table:table-cell table:style-name="ce14" table:formula="of:=([Marlin41.I25])/[Marlin42.I25]" office:value-type="percentage" office:value="1.04011170347804">
            <text:p>104.01%</text:p>
          </table:table-cell>
          <table:table-cell table:style-name="ce14" table:formula="of:=([Marlin41.J25])/[Marlin42.J25]" office:value-type="percentage" office:value="1.04368375823546">
            <text:p>104.3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6])/[Marlin42.D26]" office:value-type="percentage" office:value="1.03810650887574">
            <text:p>103.81%</text:p>
          </table:table-cell>
          <table:table-cell table:style-name="ce14" table:formula="of:=([Marlin41.E26])/[Marlin42.E26]" office:value-type="percentage" office:value="1.03787878787879">
            <text:p>103.79%</text:p>
          </table:table-cell>
          <table:table-cell table:style-name="ce14" table:formula="of:=([Marlin41.F26])/[Marlin42.F26]" office:value-type="percentage" office:value="1.01953125">
            <text:p>101.95%</text:p>
          </table:table-cell>
          <table:table-cell table:style-name="ce14" table:formula="of:=([Marlin41.G26])/[Marlin42.G26]" office:value-type="percentage" office:value="1.03805246986528">
            <text:p>103.81%</text:p>
          </table:table-cell>
          <table:table-cell table:style-name="ce17" table:formula="of:=([Marlin41.H26])/[Marlin42.H26]" office:value-type="percentage" office:value="1.03705357142857">
            <text:p>103.71%</text:p>
          </table:table-cell>
          <table:table-cell table:style-name="ce14" table:formula="of:=([Marlin41.I26])/[Marlin42.I26]" office:value-type="percentage" office:value="1.03818917551846">
            <text:p>103.82%</text:p>
          </table:table-cell>
          <table:table-cell table:style-name="ce14" table:formula="of:=([Marlin41.J26])/[Marlin42.J26]" office:value-type="percentage" office:value="1.03603119118042">
            <text:p>103.6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1.D27])/[Marlin42.D27]" office:value-type="percentage" office:value="1.03627058299956">
            <text:p>103.63%</text:p>
          </table:table-cell>
          <table:table-cell table:style-name="ce14" table:formula="of:=([Marlin41.E27])/[Marlin42.E27]" office:value-type="percentage" office:value="1.03628673196794">
            <text:p>103.63%</text:p>
          </table:table-cell>
          <table:table-cell table:style-name="ce14" table:formula="of:=([Marlin41.F27])/[Marlin42.F27]" office:value-type="percentage" office:value="1.05939004815409">
            <text:p>105.94%</text:p>
          </table:table-cell>
          <table:table-cell table:style-name="ce14" table:formula="of:=([Marlin41.G27])/[Marlin42.G27]" office:value-type="percentage" office:value="1.03682469680265">
            <text:p>103.68%</text:p>
          </table:table-cell>
          <table:table-cell table:style-name="ce17" table:formula="of:=([Marlin41.H27])/[Marlin42.H27]" office:value-type="percentage" office:value="1.03910068426197">
            <text:p>103.91%</text:p>
          </table:table-cell>
          <table:table-cell table:style-name="ce14" table:formula="of:=([Marlin41.I27])/[Marlin42.I27]" office:value-type="percentage" office:value="1.03876164107727">
            <text:p>103.88%</text:p>
          </table:table-cell>
          <table:table-cell table:style-name="ce14" table:formula="of:=([Marlin41.J27])/[Marlin42.J27]" office:value-type="percentage" office:value="1.01077436396497">
            <text:p>101.0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41.D29]/[Marlin42.D29]" office:value-type="percentage" office:value="1.10659009782283">
            <text:p>110.66%</text:p>
          </table:table-cell>
          <table:table-cell table:style-name="ce15" table:formula="of:=[Marlin41.E29]/[Marlin42.E29]" office:value-type="percentage" office:value="1.10656033807041">
            <text:p>110.66%</text:p>
          </table:table-cell>
          <table:table-cell table:style-name="ce15" table:formula="of:=[Marlin41.F29]/[Marlin42.F29]" office:value-type="percentage" office:value="0.840415913200723">
            <text:p>84.04%</text:p>
          </table:table-cell>
          <table:table-cell table:style-name="ce15" table:formula="of:=[Marlin41.G29]/[Marlin42.G29]" office:value-type="percentage" office:value="1.1065124647321">
            <text:p>110.65%</text:p>
          </table:table-cell>
          <table:table-cell table:style-name="ce17" table:formula="of:=[Marlin41.H29]/[Marlin42.H29]" office:value-type="percentage" office:value="1.10261403237828">
            <text:p>110.26%</text:p>
          </table:table-cell>
          <table:table-cell table:style-name="ce15" table:formula="of:=[Marlin41.I29]/[Marlin42.I29]" office:value-type="percentage" office:value="1.10884231729695">
            <text:p>110.88%</text:p>
          </table:table-cell>
          <table:table-cell table:style-name="ce15" table:formula="of:=[Marlin41.J29]/[Marlin42.J29]" office:value-type="percentage" office:value="1.09369356609185">
            <text:p>109.37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41.D30]/[Marlin42.D30]" office:value-type="percentage" office:value="1.10846332516786">
            <text:p>110.85%</text:p>
          </table:table-cell>
          <table:table-cell table:style-name="ce15" table:formula="of:=[Marlin41.E30]/[Marlin42.E30]" office:value-type="percentage" office:value="1.10848918853718">
            <text:p>110.85%</text:p>
          </table:table-cell>
          <table:table-cell table:style-name="ce15" table:formula="of:=[Marlin41.F30]/[Marlin42.F30]" office:value-type="percentage" office:value="0.995463383020091">
            <text:p>99.55%</text:p>
          </table:table-cell>
          <table:table-cell table:style-name="ce15" table:formula="of:=[Marlin41.G30]/[Marlin42.G30]" office:value-type="percentage" office:value="1.10843419374084">
            <text:p>110.84%</text:p>
          </table:table-cell>
          <table:table-cell table:style-name="ce17" table:formula="of:=[Marlin41.H30]/[Marlin42.H30]" office:value-type="percentage" office:value="1.10631673982753">
            <text:p>110.63%</text:p>
          </table:table-cell>
          <table:table-cell table:style-name="ce15" table:formula="of:=[Marlin41.I30]/[Marlin42.I30]" office:value-type="percentage" office:value="1.11292004222278">
            <text:p>111.29%</text:p>
          </table:table-cell>
          <table:table-cell table:style-name="ce15" table:formula="of:=[Marlin41.J30]/[Marlin42.J30]" office:value-type="percentage" office:value="1.07350703841904">
            <text:p>107.35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41.D31]/[Marlin42.D31]" office:value-type="percentage" office:value="1.10677308024159">
            <text:p>110.68%</text:p>
          </table:table-cell>
          <table:table-cell table:style-name="ce15" table:formula="of:=[Marlin41.E31]/[Marlin42.E31]" office:value-type="percentage" office:value="1.10648386826046">
            <text:p>110.65%</text:p>
          </table:table-cell>
          <table:table-cell table:style-name="ce15" table:formula="of:=[Marlin41.F31]/[Marlin42.F31]" office:value-type="percentage" office:value="1.10253470895427">
            <text:p>110.25%</text:p>
          </table:table-cell>
          <table:table-cell table:style-name="ce15" table:formula="of:=[Marlin41.G31]/[Marlin42.G31]" office:value-type="percentage" office:value="1.10644512545489">
            <text:p>110.64%</text:p>
          </table:table-cell>
          <table:table-cell table:style-name="ce17" table:formula="of:=[Marlin41.H31]/[Marlin42.H31]" office:value-type="percentage" office:value="1.10629490739415">
            <text:p>110.63%</text:p>
          </table:table-cell>
          <table:table-cell table:style-name="ce15" table:formula="of:=[Marlin41.I31]/[Marlin42.I31]" office:value-type="percentage" office:value="1.108755582167">
            <text:p>110.88%</text:p>
          </table:table-cell>
          <table:table-cell table:style-name="ce15" table:formula="of:=[Marlin41.J31]/[Marlin42.J31]" office:value-type="percentage" office:value="1.141013399663">
            <text:p>114.10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41.D33]/[Marlin42.D33]" office:value-type="percentage" office:value="1.15006490949137">
            <text:p>115.01%</text:p>
          </table:table-cell>
          <table:table-cell table:style-name="ce16" table:formula="of:=[Marlin41.E33]/[Marlin42.E33]" office:value-type="percentage" office:value="1.15031405095334">
            <text:p>115.03%</text:p>
          </table:table-cell>
          <table:table-cell table:style-name="ce16" table:formula="of:=[Marlin41.F33]/[Marlin42.F33]" office:value-type="percentage" office:value="1.27795193312435">
            <text:p>127.80%</text:p>
          </table:table-cell>
          <table:table-cell table:style-name="ce16" table:formula="of:=[Marlin41.G33]/[Marlin42.G33]" office:value-type="percentage" office:value="1.15031611710923">
            <text:p>115.03%</text:p>
          </table:table-cell>
          <table:table-cell table:style-name="ce18" table:formula="of:=[Marlin41.H33]/[Marlin42.H33]" office:value-type="percentage" office:value="1.15061318065479">
            <text:p>115.06%</text:p>
          </table:table-cell>
          <table:table-cell table:style-name="ce16" table:formula="of:=[Marlin41.I33]/[Marlin42.I33]" office:value-type="percentage" office:value="1.15312800699275">
            <text:p>115.31%</text:p>
          </table:table-cell>
          <table:table-cell table:style-name="ce16" table:formula="of:=[Marlin41.J33]/[Marlin42.J33]" office:value-type="percentage" office:value="1.14139780042532">
            <text:p>114.14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41.D34]/[Marlin42.D34]" office:value-type="percentage" office:value="1.14186606882795">
            <text:p>114.19%</text:p>
          </table:table-cell>
          <table:table-cell table:style-name="ce16" table:formula="of:=[Marlin41.E34]/[Marlin42.E34]" office:value-type="percentage" office:value="1.14165953164859">
            <text:p>114.17%</text:p>
          </table:table-cell>
          <table:table-cell table:style-name="ce16" table:formula="of:=[Marlin41.F34]/[Marlin42.F34]" office:value-type="percentage" office:value="1.01686254471129">
            <text:p>101.69%</text:p>
          </table:table-cell>
          <table:table-cell table:style-name="ce16" table:formula="of:=[Marlin41.G34]/[Marlin42.G34]" office:value-type="percentage" office:value="1.14165828125552">
            <text:p>114.17%</text:p>
          </table:table-cell>
          <table:table-cell table:style-name="ce18" table:formula="of:=[Marlin41.H34]/[Marlin42.H34]" office:value-type="percentage" office:value="1.14112541747232">
            <text:p>114.11%</text:p>
          </table:table-cell>
          <table:table-cell table:style-name="ce16" table:formula="of:=[Marlin41.I34]/[Marlin42.I34]" office:value-type="percentage" office:value="1.14457070426294">
            <text:p>114.46%</text:p>
          </table:table-cell>
          <table:table-cell table:style-name="ce16" table:formula="of:=[Marlin41.J34]/[Marlin42.J34]" office:value-type="percentage" office:value="1.14897339183649">
            <text:p>114.90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41.D35]/[Marlin42.D35]" office:value-type="percentage" office:value="1.13686008908414">
            <text:p>113.69%</text:p>
          </table:table-cell>
          <table:table-cell table:style-name="ce16" table:formula="of:=[Marlin41.E35]/[Marlin42.E35]" office:value-type="percentage" office:value="1.13695098596292">
            <text:p>113.70%</text:p>
          </table:table-cell>
          <table:table-cell table:style-name="ce16" table:formula="of:=[Marlin41.F35]/[Marlin42.F35]" office:value-type="percentage" office:value="1.0550716493397">
            <text:p>105.51%</text:p>
          </table:table-cell>
          <table:table-cell table:style-name="ce16" table:formula="of:=[Marlin41.G35]/[Marlin42.G35]" office:value-type="percentage" office:value="1.13694723927413">
            <text:p>113.69%</text:p>
          </table:table-cell>
          <table:table-cell table:style-name="ce18" table:formula="of:=[Marlin41.H35]/[Marlin42.H35]" office:value-type="percentage" office:value="1.13634227297699">
            <text:p>113.63%</text:p>
          </table:table-cell>
          <table:table-cell table:style-name="ce16" table:formula="of:=[Marlin41.I35]/[Marlin42.I35]" office:value-type="percentage" office:value="1.13273121970492">
            <text:p>113.27%</text:p>
          </table:table-cell>
          <table:table-cell table:style-name="ce16" table:formula="of:=[Marlin41.J35]/[Marlin42.J35]" office:value-type="percentage" office:value="1.13231328635981">
            <text:p>113.23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42_vs_52" table:style-name="ta1" table:print="false">
        <table:shapes>
          <draw:frame draw:z-index="0" draw:style-name="gr1" svg:width="8.7008in" svg:height="5.3346in" svg:x="0in" svg:y="6.0354in">
            <draw:object draw:notify-on-update-of-ranges="Marlin42_vs_52.A4:Marlin42_vs_52.B27 Marlin42_vs_52.H3:Marlin42_vs_52.H3 Marlin42_vs_52.H4:Marlin42_vs_52.H27" xlink:href="./Object 2" xlink:type="simple" xlink:show="embed" xlink:actuate="onLoad"/>
            <draw:image xlink:href="./ObjectReplacements/Object 2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42.B1]/[Marlin52.B1]" office:value-type="percentage" office:value="1.00366092237334">
            <text:p>100.37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4])/[Marlin52.D4]" office:value-type="percentage" office:value="1.00105864916367">
            <text:p>100.11%</text:p>
          </table:table-cell>
          <table:table-cell table:style-name="ce14" table:formula="of:=([Marlin42.E4])/[Marlin52.E4]" office:value-type="percentage" office:value="1.00118033382262">
            <text:p>100.12%</text:p>
          </table:table-cell>
          <table:table-cell table:style-name="ce14" table:formula="of:=([Marlin42.F4])/[Marlin52.F4]" office:value-type="percentage" office:value="1.54609929078014">
            <text:p>154.61%</text:p>
          </table:table-cell>
          <table:table-cell table:style-name="ce14" table:formula="of:=([Marlin42.G4])/[Marlin52.G4]" office:value-type="percentage" office:value="1.00121058047334">
            <text:p>100.12%</text:p>
          </table:table-cell>
          <table:table-cell table:style-name="ce17" table:formula="of:=([Marlin42.H4])/[Marlin52.H4]" office:value-type="percentage" office:value="1.00464619733558">
            <text:p>100.46%</text:p>
          </table:table-cell>
          <table:table-cell table:style-name="ce14" table:formula="of:=([Marlin42.I4])/[Marlin52.I4]" office:value-type="percentage" office:value="0.997745071152147">
            <text:p>99.77%</text:p>
          </table:table-cell>
          <table:table-cell table:style-name="ce14" table:formula="of:=([Marlin42.J4])/[Marlin52.J4]" office:value-type="percentage" office:value="0.994798925302797">
            <text:p>99.48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5])/[Marlin52.D5]" office:value-type="percentage" office:value="0.991913822441604">
            <text:p>99.19%</text:p>
          </table:table-cell>
          <table:table-cell table:style-name="ce14" table:formula="of:=([Marlin42.E5])/[Marlin52.E5]" office:value-type="percentage" office:value="0.991952955741257">
            <text:p>99.20%</text:p>
          </table:table-cell>
          <table:table-cell table:style-name="ce14" table:formula="of:=([Marlin42.F5])/[Marlin52.F5]" office:value-type="percentage" office:value="0.882591093117409">
            <text:p>88.26%</text:p>
          </table:table-cell>
          <table:table-cell table:style-name="ce14" table:formula="of:=([Marlin42.G5])/[Marlin52.G5]" office:value-type="percentage" office:value="0.991939341079819">
            <text:p>99.19%</text:p>
          </table:table-cell>
          <table:table-cell table:style-name="ce17" table:formula="of:=([Marlin42.H5])/[Marlin52.H5]" office:value-type="percentage" office:value="0.990824666193281">
            <text:p>99.08%</text:p>
          </table:table-cell>
          <table:table-cell table:style-name="ce14" table:formula="of:=([Marlin42.I5])/[Marlin52.I5]" office:value-type="percentage" office:value="0.992637129902065">
            <text:p>99.26%</text:p>
          </table:table-cell>
          <table:table-cell table:style-name="ce14" table:formula="of:=([Marlin42.J5])/[Marlin52.J5]" office:value-type="percentage" office:value="0.985869993434012">
            <text:p>98.59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6])/[Marlin52.D6]" office:value-type="percentage" office:value="0.988228565348089">
            <text:p>98.82%</text:p>
          </table:table-cell>
          <table:table-cell table:style-name="ce14" table:formula="of:=([Marlin42.E6])/[Marlin52.E6]" office:value-type="percentage" office:value="0.988025545502927">
            <text:p>98.80%</text:p>
          </table:table-cell>
          <table:table-cell table:style-name="ce14" table:formula="of:=([Marlin42.F6])/[Marlin52.F6]" office:value-type="percentage" office:value="0.890424011434016">
            <text:p>89.04%</text:p>
          </table:table-cell>
          <table:table-cell table:style-name="ce14" table:formula="of:=([Marlin42.G6])/[Marlin52.G6]" office:value-type="percentage" office:value="0.987950365079998">
            <text:p>98.80%</text:p>
          </table:table-cell>
          <table:table-cell table:style-name="ce17" table:formula="of:=([Marlin42.H6])/[Marlin52.H6]" office:value-type="percentage" office:value="0.985373872299667">
            <text:p>98.54%</text:p>
          </table:table-cell>
          <table:table-cell table:style-name="ce14" table:formula="of:=([Marlin42.I6])/[Marlin52.I6]" office:value-type="percentage" office:value="0.986385445001845">
            <text:p>98.64%</text:p>
          </table:table-cell>
          <table:table-cell table:style-name="ce14" table:formula="of:=([Marlin42.J6])/[Marlin52.J6]" office:value-type="percentage" office:value="1.04639578737636">
            <text:p>104.6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7])/[Marlin52.D7]" office:value-type="percentage" office:value="0.99706295891267">
            <text:p>99.71%</text:p>
          </table:table-cell>
          <table:table-cell table:style-name="ce14" table:formula="of:=([Marlin42.E7])/[Marlin52.E7]" office:value-type="percentage" office:value="0.997217010631645">
            <text:p>99.72%</text:p>
          </table:table-cell>
          <table:table-cell table:style-name="ce14" table:formula="of:=([Marlin42.F7])/[Marlin52.F7]" office:value-type="percentage" office:value="0.984444444444444">
            <text:p>98.44%</text:p>
          </table:table-cell>
          <table:table-cell table:style-name="ce14" table:formula="of:=([Marlin42.G7])/[Marlin52.G7]" office:value-type="percentage" office:value="0.997217271675578">
            <text:p>99.72%</text:p>
          </table:table-cell>
          <table:table-cell table:style-name="ce17" table:formula="of:=([Marlin42.H7])/[Marlin52.H7]" office:value-type="percentage" office:value="0.997039777983349">
            <text:p>99.70%</text:p>
          </table:table-cell>
          <table:table-cell table:style-name="ce14" table:formula="of:=([Marlin42.I7])/[Marlin52.I7]" office:value-type="percentage" office:value="0.994972014040414">
            <text:p>99.50%</text:p>
          </table:table-cell>
          <table:table-cell table:style-name="ce14" table:formula="of:=([Marlin42.J7])/[Marlin52.J7]" office:value-type="percentage" office:value="0.980655990314237">
            <text:p>98.0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8])/[Marlin52.D8]" office:value-type="percentage" office:value="0.997658280263872">
            <text:p>99.77%</text:p>
          </table:table-cell>
          <table:table-cell table:style-name="ce14" table:formula="of:=([Marlin42.E8])/[Marlin52.E8]" office:value-type="percentage" office:value="0.997657477503214">
            <text:p>99.77%</text:p>
          </table:table-cell>
          <table:table-cell table:style-name="ce14" table:formula="of:=([Marlin42.F8])/[Marlin52.F8]" office:value-type="percentage" office:value="0.975679542203147">
            <text:p>97.57%</text:p>
          </table:table-cell>
          <table:table-cell table:style-name="ce14" table:formula="of:=([Marlin42.G8])/[Marlin52.G8]" office:value-type="percentage" office:value="0.997657945847138">
            <text:p>99.77%</text:p>
          </table:table-cell>
          <table:table-cell table:style-name="ce17" table:formula="of:=([Marlin42.H8])/[Marlin52.H8]" office:value-type="percentage" office:value="0.997255209500336">
            <text:p>99.73%</text:p>
          </table:table-cell>
          <table:table-cell table:style-name="ce14" table:formula="of:=([Marlin42.I8])/[Marlin52.I8]" office:value-type="percentage" office:value="1.00300160279761">
            <text:p>100.30%</text:p>
          </table:table-cell>
          <table:table-cell table:style-name="ce14" table:formula="of:=([Marlin42.J8])/[Marlin52.J8]" office:value-type="percentage" office:value="0.991319751992914">
            <text:p>99.13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9])/[Marlin52.D9]" office:value-type="percentage" office:value="0.996459702293147">
            <text:p>99.65%</text:p>
          </table:table-cell>
          <table:table-cell table:style-name="ce14" table:formula="of:=([Marlin42.E9])/[Marlin52.E9]" office:value-type="percentage" office:value="0.996591884929154">
            <text:p>99.66%</text:p>
          </table:table-cell>
          <table:table-cell table:style-name="ce14" table:formula="of:=([Marlin42.F9])/[Marlin52.F9]" office:value-type="percentage" office:value="1.00345224395857">
            <text:p>100.35%</text:p>
          </table:table-cell>
          <table:table-cell table:style-name="ce14" table:formula="of:=([Marlin42.G9])/[Marlin52.G9]" office:value-type="percentage" office:value="0.996622346129101">
            <text:p>99.66%</text:p>
          </table:table-cell>
          <table:table-cell table:style-name="ce17" table:formula="of:=([Marlin42.H9])/[Marlin52.H9]" office:value-type="percentage" office:value="0.996897594995128">
            <text:p>99.69%</text:p>
          </table:table-cell>
          <table:table-cell table:style-name="ce14" table:formula="of:=([Marlin42.I9])/[Marlin52.I9]" office:value-type="percentage" office:value="0.996890098295107">
            <text:p>99.69%</text:p>
          </table:table-cell>
          <table:table-cell table:style-name="ce14" table:formula="of:=([Marlin42.J9])/[Marlin52.J9]" office:value-type="percentage" office:value="0.929406139428134">
            <text:p>92.9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0])/[Marlin52.D10]" office:value-type="percentage" office:value="0.984637867122897">
            <text:p>98.46%</text:p>
          </table:table-cell>
          <table:table-cell table:style-name="ce14" table:formula="of:=([Marlin42.E10])/[Marlin52.E10]" office:value-type="percentage" office:value="0.984558325309368">
            <text:p>98.46%</text:p>
          </table:table-cell>
          <table:table-cell table:style-name="ce14" table:formula="of:=([Marlin42.F10])/[Marlin52.F10]" office:value-type="percentage" office:value="0.932291666666667">
            <text:p>93.23%</text:p>
          </table:table-cell>
          <table:table-cell table:style-name="ce14" table:formula="of:=([Marlin42.G10])/[Marlin52.G10]" office:value-type="percentage" office:value="0.984525974257496">
            <text:p>98.45%</text:p>
          </table:table-cell>
          <table:table-cell table:style-name="ce17" table:formula="of:=([Marlin42.H10])/[Marlin52.H10]" office:value-type="percentage" office:value="0.983506307439634">
            <text:p>98.35%</text:p>
          </table:table-cell>
          <table:table-cell table:style-name="ce14" table:formula="of:=([Marlin42.I10])/[Marlin52.I10]" office:value-type="percentage" office:value="0.984253393665158">
            <text:p>98.43%</text:p>
          </table:table-cell>
          <table:table-cell table:style-name="ce14" table:formula="of:=([Marlin42.J10])/[Marlin52.J10]" office:value-type="percentage" office:value="0.993659593449309">
            <text:p>99.3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1])/[Marlin52.D11]" office:value-type="percentage" office:value="0.98764445332534">
            <text:p>98.76%</text:p>
          </table:table-cell>
          <table:table-cell table:style-name="ce14" table:formula="of:=([Marlin42.E11])/[Marlin52.E11]" office:value-type="percentage" office:value="0.987639925373134">
            <text:p>98.76%</text:p>
          </table:table-cell>
          <table:table-cell table:style-name="ce14" table:formula="of:=([Marlin42.F11])/[Marlin52.F11]" office:value-type="percentage" office:value="0.985372340425532">
            <text:p>98.54%</text:p>
          </table:table-cell>
          <table:table-cell table:style-name="ce14" table:formula="of:=([Marlin42.G11])/[Marlin52.G11]" office:value-type="percentage" office:value="0.987643630308077">
            <text:p>98.76%</text:p>
          </table:table-cell>
          <table:table-cell table:style-name="ce17" table:formula="of:=([Marlin42.H11])/[Marlin52.H11]" office:value-type="percentage" office:value="0.987552002080083">
            <text:p>98.76%</text:p>
          </table:table-cell>
          <table:table-cell table:style-name="ce14" table:formula="of:=([Marlin42.I11])/[Marlin52.I11]" office:value-type="percentage" office:value="0.989162094425252">
            <text:p>98.92%</text:p>
          </table:table-cell>
          <table:table-cell table:style-name="ce14" table:formula="of:=([Marlin42.J11])/[Marlin52.J11]" office:value-type="percentage" office:value="0.989704991781296">
            <text:p>98.97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2])/[Marlin52.D12]" office:value-type="percentage" office:value="0.991609792749358">
            <text:p>99.16%</text:p>
          </table:table-cell>
          <table:table-cell table:style-name="ce14" table:formula="of:=([Marlin42.E12])/[Marlin52.E12]" office:value-type="percentage" office:value="0.991636124424396">
            <text:p>99.16%</text:p>
          </table:table-cell>
          <table:table-cell table:style-name="ce14" table:formula="of:=([Marlin42.F12])/[Marlin52.F12]" office:value-type="percentage" office:value="0.940578158458244">
            <text:p>94.06%</text:p>
          </table:table-cell>
          <table:table-cell table:style-name="ce14" table:formula="of:=([Marlin42.G12])/[Marlin52.G12]" office:value-type="percentage" office:value="0.991462880730502">
            <text:p>99.15%</text:p>
          </table:table-cell>
          <table:table-cell table:style-name="ce17" table:formula="of:=([Marlin42.H12])/[Marlin52.H12]" office:value-type="percentage" office:value="0.988813920454545">
            <text:p>98.88%</text:p>
          </table:table-cell>
          <table:table-cell table:style-name="ce14" table:formula="of:=([Marlin42.I12])/[Marlin52.I12]" office:value-type="percentage" office:value="1.10229111966335">
            <text:p>110.23%</text:p>
          </table:table-cell>
          <table:table-cell table:style-name="ce14" table:formula="of:=([Marlin42.J12])/[Marlin52.J12]" office:value-type="percentage" office:value="0.919912987946037">
            <text:p>91.9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3])/[Marlin52.D13]" office:value-type="percentage" office:value="1.01482735140576">
            <text:p>101.48%</text:p>
          </table:table-cell>
          <table:table-cell table:style-name="ce14" table:formula="of:=([Marlin42.E13])/[Marlin52.E13]" office:value-type="percentage" office:value="1.01466335715132">
            <text:p>101.47%</text:p>
          </table:table-cell>
          <table:table-cell table:style-name="ce14" table:formula="of:=([Marlin42.F13])/[Marlin52.F13]" office:value-type="percentage" office:value="0.712053571428571">
            <text:p>71.21%</text:p>
          </table:table-cell>
          <table:table-cell table:style-name="ce14" table:formula="of:=([Marlin42.G13])/[Marlin52.G13]" office:value-type="percentage" office:value="1.01465831398548">
            <text:p>101.47%</text:p>
          </table:table-cell>
          <table:table-cell table:style-name="ce17" table:formula="of:=([Marlin42.H13])/[Marlin52.H13]" office:value-type="percentage" office:value="1.01365823908558">
            <text:p>101.37%</text:p>
          </table:table-cell>
          <table:table-cell table:style-name="ce14" table:formula="of:=([Marlin42.I13])/[Marlin52.I13]" office:value-type="percentage" office:value="1.01407055388374">
            <text:p>101.41%</text:p>
          </table:table-cell>
          <table:table-cell table:style-name="ce14" table:formula="of:=([Marlin42.J13])/[Marlin52.J13]" office:value-type="percentage" office:value="1.01935079774025">
            <text:p>101.9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4])/[Marlin52.D14]" office:value-type="percentage" office:value="0.994241059381808">
            <text:p>99.42%</text:p>
          </table:table-cell>
          <table:table-cell table:style-name="ce14" table:formula="of:=([Marlin42.E14])/[Marlin52.E14]" office:value-type="percentage" office:value="0.99431274629407">
            <text:p>99.43%</text:p>
          </table:table-cell>
          <table:table-cell table:style-name="ce14" table:formula="of:=([Marlin42.F14])/[Marlin52.F14]" office:value-type="percentage" office:value="1.13580963435868">
            <text:p>113.58%</text:p>
          </table:table-cell>
          <table:table-cell table:style-name="ce14" table:formula="of:=([Marlin42.G14])/[Marlin52.G14]" office:value-type="percentage" office:value="0.994314977872077">
            <text:p>99.43%</text:p>
          </table:table-cell>
          <table:table-cell table:style-name="ce17" table:formula="of:=([Marlin42.H14])/[Marlin52.H14]" office:value-type="percentage" office:value="0.994843479154234">
            <text:p>99.48%</text:p>
          </table:table-cell>
          <table:table-cell table:style-name="ce14" table:formula="of:=([Marlin42.I14])/[Marlin52.I14]" office:value-type="percentage" office:value="0.99175832052348">
            <text:p>99.18%</text:p>
          </table:table-cell>
          <table:table-cell table:style-name="ce14" table:formula="of:=([Marlin42.J14])/[Marlin52.J14]" office:value-type="percentage" office:value="0.993335343722271">
            <text:p>99.33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5])/[Marlin52.D15]" office:value-type="percentage" office:value="1.01254817412349">
            <text:p>101.25%</text:p>
          </table:table-cell>
          <table:table-cell table:style-name="ce14" table:formula="of:=([Marlin42.E15])/[Marlin52.E15]" office:value-type="percentage" office:value="1.01250583314333">
            <text:p>101.25%</text:p>
          </table:table-cell>
          <table:table-cell table:style-name="ce14" table:formula="of:=([Marlin42.F15])/[Marlin52.F15]" office:value-type="percentage" office:value="1">
            <text:p>100.00%</text:p>
          </table:table-cell>
          <table:table-cell table:style-name="ce14" table:formula="of:=([Marlin42.G15])/[Marlin52.G15]" office:value-type="percentage" office:value="1.0125054867317">
            <text:p>101.25%</text:p>
          </table:table-cell>
          <table:table-cell table:style-name="ce17" table:formula="of:=([Marlin42.H15])/[Marlin52.H15]" office:value-type="percentage" office:value="1.01241384852567">
            <text:p>101.24%</text:p>
          </table:table-cell>
          <table:table-cell table:style-name="ce14" table:formula="of:=([Marlin42.I15])/[Marlin52.I15]" office:value-type="percentage" office:value="1.01345646721991">
            <text:p>101.35%</text:p>
          </table:table-cell>
          <table:table-cell table:style-name="ce14" table:formula="of:=([Marlin42.J15])/[Marlin52.J15]" office:value-type="percentage" office:value="1.01559100722626">
            <text:p>101.5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6])/[Marlin52.D16]" office:value-type="percentage" office:value="1.01430656934307">
            <text:p>101.43%</text:p>
          </table:table-cell>
          <table:table-cell table:style-name="ce14" table:formula="of:=([Marlin42.E16])/[Marlin52.E16]" office:value-type="percentage" office:value="1.01416885772714">
            <text:p>101.42%</text:p>
          </table:table-cell>
          <table:table-cell table:style-name="ce14" table:formula="of:=([Marlin42.F16])/[Marlin52.F16]" office:value-type="percentage" office:value="0.761904761904762">
            <text:p>76.19%</text:p>
          </table:table-cell>
          <table:table-cell table:style-name="ce14" table:formula="of:=([Marlin42.G16])/[Marlin52.G16]" office:value-type="percentage" office:value="1.01401869158879">
            <text:p>101.40%</text:p>
          </table:table-cell>
          <table:table-cell table:style-name="ce17" table:formula="of:=([Marlin42.H16])/[Marlin52.H16]" office:value-type="percentage" office:value="1.00812660393499">
            <text:p>100.81%</text:p>
          </table:table-cell>
          <table:table-cell table:style-name="ce14" table:formula="of:=([Marlin42.I16])/[Marlin52.I16]" office:value-type="percentage" office:value="1.01597869507324">
            <text:p>101.60%</text:p>
          </table:table-cell>
          <table:table-cell table:style-name="ce14" table:formula="of:=([Marlin42.J16])/[Marlin52.J16]" office:value-type="percentage" office:value="1.0118807893677">
            <text:p>101.19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7])/[Marlin52.D17]" office:value-type="percentage" office:value="1.00146999866364">
            <text:p>100.15%</text:p>
          </table:table-cell>
          <table:table-cell table:style-name="ce14" table:formula="of:=([Marlin42.E17])/[Marlin52.E17]" office:value-type="percentage" office:value="1.00147058823529">
            <text:p>100.15%</text:p>
          </table:table-cell>
          <table:table-cell table:style-name="ce14" table:formula="of:=([Marlin42.F17])/[Marlin52.F17]" office:value-type="percentage" office:value="0.863636363636364">
            <text:p>86.36%</text:p>
          </table:table-cell>
          <table:table-cell table:style-name="ce14" table:formula="of:=([Marlin42.G17])/[Marlin52.G17]" office:value-type="percentage" office:value="1.00133600534402">
            <text:p>100.13%</text:p>
          </table:table-cell>
          <table:table-cell table:style-name="ce17" table:formula="of:=([Marlin42.H17])/[Marlin52.H17]" office:value-type="percentage" office:value="0.996771694214876">
            <text:p>99.68%</text:p>
          </table:table-cell>
          <table:table-cell table:style-name="ce14" table:formula="of:=([Marlin42.I17])/[Marlin52.I17]" office:value-type="percentage" office:value="1.00275442157147">
            <text:p>100.28%</text:p>
          </table:table-cell>
          <table:table-cell table:style-name="ce14" table:formula="of:=([Marlin42.J17])/[Marlin52.J17]" office:value-type="percentage" office:value="0.995119746949842">
            <text:p>99.5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8])/[Marlin52.D18]" office:value-type="percentage" office:value="1.0080758877067">
            <text:p>100.81%</text:p>
          </table:table-cell>
          <table:table-cell table:style-name="ce14" table:formula="of:=([Marlin42.E18])/[Marlin52.E18]" office:value-type="percentage" office:value="1.00808003078107">
            <text:p>100.81%</text:p>
          </table:table-cell>
          <table:table-cell table:style-name="ce14" table:formula="of:=([Marlin42.F18])/[Marlin52.F18]" office:value-type="percentage" office:value="0.966917293233083">
            <text:p>96.69%</text:p>
          </table:table-cell>
          <table:table-cell table:style-name="ce14" table:formula="of:=([Marlin42.G18])/[Marlin52.G18]" office:value-type="percentage" office:value="1.00779453105034">
            <text:p>100.78%</text:p>
          </table:table-cell>
          <table:table-cell table:style-name="ce17" table:formula="of:=([Marlin42.H18])/[Marlin52.H18]" office:value-type="percentage" office:value="1.00484519026235">
            <text:p>100.48%</text:p>
          </table:table-cell>
          <table:table-cell table:style-name="ce14" table:formula="of:=([Marlin42.I18])/[Marlin52.I18]" office:value-type="percentage" office:value="0.998842760017359">
            <text:p>99.88%</text:p>
          </table:table-cell>
          <table:table-cell table:style-name="ce14" table:formula="of:=([Marlin42.J18])/[Marlin52.J18]" office:value-type="percentage" office:value="1.01488521211427">
            <text:p>101.4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19])/[Marlin52.D19]" office:value-type="percentage" office:value="1.01682557487381">
            <text:p>101.68%</text:p>
          </table:table-cell>
          <table:table-cell table:style-name="ce14" table:formula="of:=([Marlin42.E19])/[Marlin52.E19]" office:value-type="percentage" office:value="1.01683501683502">
            <text:p>101.68%</text:p>
          </table:table-cell>
          <table:table-cell table:style-name="ce14" table:formula="of:=([Marlin42.F19])/[Marlin52.F19]" office:value-type="percentage" office:value="0.82">
            <text:p>82.00%</text:p>
          </table:table-cell>
          <table:table-cell table:style-name="ce14" table:formula="of:=([Marlin42.G19])/[Marlin52.G19]" office:value-type="percentage" office:value="1.01654051023269">
            <text:p>101.65%</text:p>
          </table:table-cell>
          <table:table-cell table:style-name="ce17" table:formula="of:=([Marlin42.H19])/[Marlin52.H19]" office:value-type="percentage" office:value="1.00888529886914">
            <text:p>100.89%</text:p>
          </table:table-cell>
          <table:table-cell table:style-name="ce14" table:formula="of:=([Marlin42.I19])/[Marlin52.I19]" office:value-type="percentage" office:value="1.01705029838022">
            <text:p>101.71%</text:p>
          </table:table-cell>
          <table:table-cell table:style-name="ce14" table:formula="of:=([Marlin42.J19])/[Marlin52.J19]" office:value-type="percentage" office:value="0.985169805724455">
            <text:p>98.52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0])/[Marlin52.D20]" office:value-type="percentage" office:value="1.00520291363163">
            <text:p>100.52%</text:p>
          </table:table-cell>
          <table:table-cell table:style-name="ce14" table:formula="of:=([Marlin42.E20])/[Marlin52.E20]" office:value-type="percentage" office:value="1.00520426749935">
            <text:p>100.52%</text:p>
          </table:table-cell>
          <table:table-cell table:style-name="ce14" table:formula="of:=([Marlin42.F20])/[Marlin52.F20]" office:value-type="percentage" office:value="0.954128440366972">
            <text:p>95.41%</text:p>
          </table:table-cell>
          <table:table-cell table:style-name="ce14" table:formula="of:=([Marlin42.G20])/[Marlin52.G20]" office:value-type="percentage" office:value="1.00519615484541">
            <text:p>100.52%</text:p>
          </table:table-cell>
          <table:table-cell table:style-name="ce17" table:formula="of:=([Marlin42.H20])/[Marlin52.H20]" office:value-type="percentage" office:value="1.00295566502463">
            <text:p>100.30%</text:p>
          </table:table-cell>
          <table:table-cell table:style-name="ce14" table:formula="of:=([Marlin42.I20])/[Marlin52.I20]" office:value-type="percentage" office:value="1.00139353400223">
            <text:p>100.14%</text:p>
          </table:table-cell>
          <table:table-cell table:style-name="ce14" table:formula="of:=([Marlin42.J20])/[Marlin52.J20]" office:value-type="percentage" office:value="1.0081000426318">
            <text:p>100.8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1])/[Marlin52.D21]" office:value-type="percentage" office:value="1.01504315659679">
            <text:p>101.50%</text:p>
          </table:table-cell>
          <table:table-cell table:style-name="ce14" table:formula="of:=([Marlin42.E21])/[Marlin52.E21]" office:value-type="percentage" office:value="1.01505057981742">
            <text:p>101.51%</text:p>
          </table:table-cell>
          <table:table-cell table:style-name="ce14" table:formula="of:=([Marlin42.F21])/[Marlin52.F21]" office:value-type="percentage" office:value="1.18466898954704">
            <text:p>118.47%</text:p>
          </table:table-cell>
          <table:table-cell table:style-name="ce14" table:formula="of:=([Marlin42.G21])/[Marlin52.G21]" office:value-type="percentage" office:value="1.01831949193942">
            <text:p>101.83%</text:p>
          </table:table-cell>
          <table:table-cell table:style-name="ce17" table:formula="of:=([Marlin42.H21])/[Marlin52.H21]" office:value-type="percentage" office:value="1.03565254969749">
            <text:p>103.57%</text:p>
          </table:table-cell>
          <table:table-cell table:style-name="ce14" table:formula="of:=([Marlin42.I21])/[Marlin52.I21]" office:value-type="percentage" office:value="1.00556018904643">
            <text:p>100.56%</text:p>
          </table:table-cell>
          <table:table-cell table:style-name="ce14" table:formula="of:=([Marlin42.J21])/[Marlin52.J21]" office:value-type="percentage" office:value="1.23452062712232">
            <text:p>123.4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2])/[Marlin52.D22]" office:value-type="percentage" office:value="1.01371998752728">
            <text:p>101.37%</text:p>
          </table:table-cell>
          <table:table-cell table:style-name="ce14" table:formula="of:=([Marlin42.E22])/[Marlin52.E22]" office:value-type="percentage" office:value="1.01372854914197">
            <text:p>101.37%</text:p>
          </table:table-cell>
          <table:table-cell table:style-name="ce14" table:formula="of:=([Marlin42.F22])/[Marlin52.F22]" office:value-type="percentage" office:value="0.93048128342246">
            <text:p>93.05%</text:p>
          </table:table-cell>
          <table:table-cell table:style-name="ce14" table:formula="of:=([Marlin42.G22])/[Marlin52.G22]" office:value-type="percentage" office:value="1.01356619366911">
            <text:p>101.36%</text:p>
          </table:table-cell>
          <table:table-cell table:style-name="ce17" table:formula="of:=([Marlin42.H22])/[Marlin52.H22]" office:value-type="percentage" office:value="1.01136880400182">
            <text:p>101.14%</text:p>
          </table:table-cell>
          <table:table-cell table:style-name="ce14" table:formula="of:=([Marlin42.I22])/[Marlin52.I22]" office:value-type="percentage" office:value="1.01497950173447">
            <text:p>101.50%</text:p>
          </table:table-cell>
          <table:table-cell table:style-name="ce14" table:formula="of:=([Marlin42.J22])/[Marlin52.J22]" office:value-type="percentage" office:value="0.984980718489953">
            <text:p>98.50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3])/[Marlin52.D23]" office:value-type="percentage" office:value="1.01104402886173">
            <text:p>101.10%</text:p>
          </table:table-cell>
          <table:table-cell table:style-name="ce14" table:formula="of:=([Marlin42.E23])/[Marlin52.E23]" office:value-type="percentage" office:value="1.01075268817204">
            <text:p>101.08%</text:p>
          </table:table-cell>
          <table:table-cell table:style-name="ce14" table:formula="of:=([Marlin42.F23])/[Marlin52.F23]" office:value-type="percentage" office:value="1.20992366412214">
            <text:p>120.99%</text:p>
          </table:table-cell>
          <table:table-cell table:style-name="ce14" table:formula="of:=([Marlin42.G23])/[Marlin52.G23]" office:value-type="percentage" office:value="1.01103915219311">
            <text:p>101.10%</text:p>
          </table:table-cell>
          <table:table-cell table:style-name="ce17" table:formula="of:=([Marlin42.H23])/[Marlin52.H23]" office:value-type="percentage" office:value="1.01815345341086">
            <text:p>101.82%</text:p>
          </table:table-cell>
          <table:table-cell table:style-name="ce14" table:formula="of:=([Marlin42.I23])/[Marlin52.I23]" office:value-type="percentage" office:value="1.01278453383224">
            <text:p>101.28%</text:p>
          </table:table-cell>
          <table:table-cell table:style-name="ce14" table:formula="of:=([Marlin42.J23])/[Marlin52.J23]" office:value-type="percentage" office:value="1.33346782328021">
            <text:p>133.3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4])/[Marlin52.D24]" office:value-type="percentage" office:value="1.01728463897407">
            <text:p>101.73%</text:p>
          </table:table-cell>
          <table:table-cell table:style-name="ce14" table:formula="of:=([Marlin42.E24])/[Marlin52.E24]" office:value-type="percentage" office:value="1.01743375174338">
            <text:p>101.74%</text:p>
          </table:table-cell>
          <table:table-cell table:style-name="ce14" table:formula="of:=([Marlin42.F24])/[Marlin52.F24]" office:value-type="percentage" office:value="0.818042813455658">
            <text:p>81.80%</text:p>
          </table:table-cell>
          <table:table-cell table:style-name="ce14" table:formula="of:=([Marlin42.G24])/[Marlin52.G24]" office:value-type="percentage" office:value="1.01597222222222">
            <text:p>101.60%</text:p>
          </table:table-cell>
          <table:table-cell table:style-name="ce17" table:formula="of:=([Marlin42.H24])/[Marlin52.H24]" office:value-type="percentage" office:value="1.00076687116564">
            <text:p>100.08%</text:p>
          </table:table-cell>
          <table:table-cell table:style-name="ce14" table:formula="of:=([Marlin42.I24])/[Marlin52.I24]" office:value-type="percentage" office:value="1.11185647425897">
            <text:p>111.19%</text:p>
          </table:table-cell>
          <table:table-cell table:style-name="ce14" table:formula="of:=([Marlin42.J24])/[Marlin52.J24]" office:value-type="percentage" office:value="0.739346100759144">
            <text:p>73.9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5])/[Marlin52.D25]" office:value-type="percentage" office:value="1.01088883261585">
            <text:p>101.09%</text:p>
          </table:table-cell>
          <table:table-cell table:style-name="ce14" table:formula="of:=([Marlin42.E25])/[Marlin52.E25]" office:value-type="percentage" office:value="1.01115053218449">
            <text:p>101.12%</text:p>
          </table:table-cell>
          <table:table-cell table:style-name="ce14" table:formula="of:=([Marlin42.F25])/[Marlin52.F25]" office:value-type="percentage" office:value="0.864406779661017">
            <text:p>86.44%</text:p>
          </table:table-cell>
          <table:table-cell table:style-name="ce14" table:formula="of:=([Marlin42.G25])/[Marlin52.G25]" office:value-type="percentage" office:value="1.01088607594937">
            <text:p>101.09%</text:p>
          </table:table-cell>
          <table:table-cell table:style-name="ce17" table:formula="of:=([Marlin42.H25])/[Marlin52.H25]" office:value-type="percentage" office:value="1.00460717749758">
            <text:p>100.46%</text:p>
          </table:table-cell>
          <table:table-cell table:style-name="ce14" table:formula="of:=([Marlin42.I25])/[Marlin52.I25]" office:value-type="percentage" office:value="1.01207605344296">
            <text:p>101.21%</text:p>
          </table:table-cell>
          <table:table-cell table:style-name="ce14" table:formula="of:=([Marlin42.J25])/[Marlin52.J25]" office:value-type="percentage" office:value="0.981445037953331">
            <text:p>98.1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6])/[Marlin52.D26]" office:value-type="percentage" office:value="1.0090757105326">
            <text:p>100.91%</text:p>
          </table:table-cell>
          <table:table-cell table:style-name="ce14" table:formula="of:=([Marlin42.E26])/[Marlin52.E26]" office:value-type="percentage" office:value="1.0090778786431">
            <text:p>100.91%</text:p>
          </table:table-cell>
          <table:table-cell table:style-name="ce14" table:formula="of:=([Marlin42.F26])/[Marlin52.F26]" office:value-type="percentage" office:value="0.980842911877395">
            <text:p>98.08%</text:p>
          </table:table-cell>
          <table:table-cell table:style-name="ce14" table:formula="of:=([Marlin42.G26])/[Marlin52.G26]" office:value-type="percentage" office:value="1.00882212684788">
            <text:p>100.88%</text:p>
          </table:table-cell>
          <table:table-cell table:style-name="ce17" table:formula="of:=([Marlin42.H26])/[Marlin52.H26]" office:value-type="percentage" office:value="1.00742073307848">
            <text:p>100.74%</text:p>
          </table:table-cell>
          <table:table-cell table:style-name="ce14" table:formula="of:=([Marlin42.I26])/[Marlin52.I26]" office:value-type="percentage" office:value="1.00508388408744">
            <text:p>100.51%</text:p>
          </table:table-cell>
          <table:table-cell table:style-name="ce14" table:formula="of:=([Marlin42.J26])/[Marlin52.J26]" office:value-type="percentage" office:value="0.989753825681969">
            <text:p>98.9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42.D27])/[Marlin52.D27]" office:value-type="percentage" office:value="1.01353179972936">
            <text:p>101.35%</text:p>
          </table:table-cell>
          <table:table-cell table:style-name="ce14" table:formula="of:=([Marlin42.E27])/[Marlin52.E27]" office:value-type="percentage" office:value="1.01353790613718">
            <text:p>101.35%</text:p>
          </table:table-cell>
          <table:table-cell table:style-name="ce14" table:formula="of:=([Marlin42.F27])/[Marlin52.F27]" office:value-type="percentage" office:value="1.05772495755518">
            <text:p>105.77%</text:p>
          </table:table-cell>
          <table:table-cell table:style-name="ce14" table:formula="of:=([Marlin42.G27])/[Marlin52.G27]" office:value-type="percentage" office:value="1.01431447103556">
            <text:p>101.43%</text:p>
          </table:table-cell>
          <table:table-cell table:style-name="ce17" table:formula="of:=([Marlin42.H27])/[Marlin52.H27]" office:value-type="percentage" office:value="1.01872137024497">
            <text:p>101.87%</text:p>
          </table:table-cell>
          <table:table-cell table:style-name="ce14" table:formula="of:=([Marlin42.I27])/[Marlin52.I27]" office:value-type="percentage" office:value="1.00328282828283">
            <text:p>100.33%</text:p>
          </table:table-cell>
          <table:table-cell table:style-name="ce14" table:formula="of:=([Marlin42.J27])/[Marlin52.J27]" office:value-type="percentage" office:value="1.00552177255889">
            <text:p>100.5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42.D29]/[Marlin52.D29]" office:value-type="percentage" office:value="0.998870456308433">
            <text:p>99.89%</text:p>
          </table:table-cell>
          <table:table-cell table:style-name="ce15" table:formula="of:=[Marlin42.E29]/[Marlin52.E29]" office:value-type="percentage" office:value="0.998944644924083">
            <text:p>99.89%</text:p>
          </table:table-cell>
          <table:table-cell table:style-name="ce15" table:formula="of:=[Marlin42.F29]/[Marlin52.F29]" office:value-type="percentage" office:value="1.03801032379165">
            <text:p>103.80%</text:p>
          </table:table-cell>
          <table:table-cell table:style-name="ce15" table:formula="of:=[Marlin42.G29]/[Marlin52.G29]" office:value-type="percentage" office:value="0.998924379816464">
            <text:p>99.89%</text:p>
          </table:table-cell>
          <table:table-cell table:style-name="ce17" table:formula="of:=[Marlin42.H29]/[Marlin52.H29]" office:value-type="percentage" office:value="0.999496651051664">
            <text:p>99.95%</text:p>
          </table:table-cell>
          <table:table-cell table:style-name="ce15" table:formula="of:=[Marlin42.I29]/[Marlin52.I29]" office:value-type="percentage" office:value="0.997028763222692">
            <text:p>99.70%</text:p>
          </table:table-cell>
          <table:table-cell table:style-name="ce15" table:formula="of:=[Marlin42.J29]/[Marlin52.J29]" office:value-type="percentage" office:value="0.991074561916571">
            <text:p>99.11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42.D30]/[Marlin52.D30]" office:value-type="percentage" office:value="0.994421234648929">
            <text:p>99.44%</text:p>
          </table:table-cell>
          <table:table-cell table:style-name="ce15" table:formula="of:=[Marlin42.E30]/[Marlin52.E30]" office:value-type="percentage" office:value="0.994425540242801">
            <text:p>99.44%</text:p>
          </table:table-cell>
          <table:table-cell table:style-name="ce15" table:formula="of:=[Marlin42.F30]/[Marlin52.F30]" office:value-type="percentage" office:value="0.965279949953081">
            <text:p>96.53%</text:p>
          </table:table-cell>
          <table:table-cell table:style-name="ce15" table:formula="of:=[Marlin42.G30]/[Marlin52.G30]" office:value-type="percentage" office:value="0.994420776925747">
            <text:p>99.44%</text:p>
          </table:table-cell>
          <table:table-cell table:style-name="ce17" table:formula="of:=[Marlin42.H30]/[Marlin52.H30]" office:value-type="percentage" office:value="0.993861272177083">
            <text:p>99.39%</text:p>
          </table:table-cell>
          <table:table-cell table:style-name="ce15" table:formula="of:=[Marlin42.I30]/[Marlin52.I30]" office:value-type="percentage" office:value="0.99607167737441">
            <text:p>99.61%</text:p>
          </table:table-cell>
          <table:table-cell table:style-name="ce15" table:formula="of:=[Marlin42.J30]/[Marlin52.J30]" office:value-type="percentage" office:value="1.00783330553658">
            <text:p>100.78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42.D31]/[Marlin52.D31]" office:value-type="percentage" office:value="0.994180124260602">
            <text:p>99.42%</text:p>
          </table:table-cell>
          <table:table-cell table:style-name="ce15" table:formula="of:=[Marlin42.E31]/[Marlin52.E31]" office:value-type="percentage" office:value="0.994129881584515">
            <text:p>99.41%</text:p>
          </table:table-cell>
          <table:table-cell table:style-name="ce15" table:formula="of:=[Marlin42.F31]/[Marlin52.F31]" office:value-type="percentage" office:value="0.958959325760352">
            <text:p>95.90%</text:p>
          </table:table-cell>
          <table:table-cell table:style-name="ce15" table:formula="of:=[Marlin42.G31]/[Marlin52.G31]" office:value-type="percentage" office:value="0.994109316799752">
            <text:p>99.41%</text:p>
          </table:table-cell>
          <table:table-cell table:style-name="ce17" table:formula="of:=[Marlin42.H31]/[Marlin52.H31]" office:value-type="percentage" office:value="0.992482441984681">
            <text:p>99.25%</text:p>
          </table:table-cell>
          <table:table-cell table:style-name="ce15" table:formula="of:=[Marlin42.I31]/[Marlin52.I31]" office:value-type="percentage" office:value="1.01569805009693">
            <text:p>101.57%</text:p>
          </table:table-cell>
          <table:table-cell table:style-name="ce15" table:formula="of:=[Marlin42.J31]/[Marlin52.J31]" office:value-type="percentage" office:value="0.975539117842746">
            <text:p>97.55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42.D33]/[Marlin52.D33]" office:value-type="percentage" office:value="1.01482735140576">
            <text:p>101.48%</text:p>
          </table:table-cell>
          <table:table-cell table:style-name="ce16" table:formula="of:=[Marlin42.E33]/[Marlin52.E33]" office:value-type="percentage" office:value="1.01466335715132">
            <text:p>101.47%</text:p>
          </table:table-cell>
          <table:table-cell table:style-name="ce16" table:formula="of:=[Marlin42.F33]/[Marlin52.F33]" office:value-type="percentage" office:value="0.712053571428571">
            <text:p>71.21%</text:p>
          </table:table-cell>
          <table:table-cell table:style-name="ce16" table:formula="of:=[Marlin42.G33]/[Marlin52.G33]" office:value-type="percentage" office:value="1.01465831398548">
            <text:p>101.47%</text:p>
          </table:table-cell>
          <table:table-cell table:style-name="ce18" table:formula="of:=[Marlin42.H33]/[Marlin52.H33]" office:value-type="percentage" office:value="1.01365823908558">
            <text:p>101.37%</text:p>
          </table:table-cell>
          <table:table-cell table:style-name="ce16" table:formula="of:=[Marlin42.I33]/[Marlin52.I33]" office:value-type="percentage" office:value="1.01407055388374">
            <text:p>101.41%</text:p>
          </table:table-cell>
          <table:table-cell table:style-name="ce16" table:formula="of:=[Marlin42.J33]/[Marlin52.J33]" office:value-type="percentage" office:value="1.01935079774025">
            <text:p>101.94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42.D34]/[Marlin52.D34]" office:value-type="percentage" office:value="0.994241059381808">
            <text:p>99.42%</text:p>
          </table:table-cell>
          <table:table-cell table:style-name="ce16" table:formula="of:=[Marlin42.E34]/[Marlin52.E34]" office:value-type="percentage" office:value="0.99431274629407">
            <text:p>99.43%</text:p>
          </table:table-cell>
          <table:table-cell table:style-name="ce16" table:formula="of:=[Marlin42.F34]/[Marlin52.F34]" office:value-type="percentage" office:value="1.13580963435868">
            <text:p>113.58%</text:p>
          </table:table-cell>
          <table:table-cell table:style-name="ce16" table:formula="of:=[Marlin42.G34]/[Marlin52.G34]" office:value-type="percentage" office:value="0.994314977872077">
            <text:p>99.43%</text:p>
          </table:table-cell>
          <table:table-cell table:style-name="ce18" table:formula="of:=[Marlin42.H34]/[Marlin52.H34]" office:value-type="percentage" office:value="0.994843479154234">
            <text:p>99.48%</text:p>
          </table:table-cell>
          <table:table-cell table:style-name="ce16" table:formula="of:=[Marlin42.I34]/[Marlin52.I34]" office:value-type="percentage" office:value="0.99175832052348">
            <text:p>99.18%</text:p>
          </table:table-cell>
          <table:table-cell table:style-name="ce16" table:formula="of:=[Marlin42.J34]/[Marlin52.J34]" office:value-type="percentage" office:value="0.993335343722271">
            <text:p>99.33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42.D35]/[Marlin52.D35]" office:value-type="percentage" office:value="1.01254817412349">
            <text:p>101.25%</text:p>
          </table:table-cell>
          <table:table-cell table:style-name="ce16" table:formula="of:=[Marlin42.E35]/[Marlin52.E35]" office:value-type="percentage" office:value="1.01250583314333">
            <text:p>101.25%</text:p>
          </table:table-cell>
          <table:table-cell table:style-name="ce16" table:formula="of:=[Marlin42.F35]/[Marlin52.F35]" office:value-type="percentage" office:value="1">
            <text:p>100.00%</text:p>
          </table:table-cell>
          <table:table-cell table:style-name="ce16" table:formula="of:=[Marlin42.G35]/[Marlin52.G35]" office:value-type="percentage" office:value="1.0125054867317">
            <text:p>101.25%</text:p>
          </table:table-cell>
          <table:table-cell table:style-name="ce18" table:formula="of:=[Marlin42.H35]/[Marlin52.H35]" office:value-type="percentage" office:value="1.01241384852567">
            <text:p>101.24%</text:p>
          </table:table-cell>
          <table:table-cell table:style-name="ce16" table:formula="of:=[Marlin42.I35]/[Marlin52.I35]" office:value-type="percentage" office:value="1.01345646721991">
            <text:p>101.35%</text:p>
          </table:table-cell>
          <table:table-cell table:style-name="ce16" table:formula="of:=[Marlin42.J35]/[Marlin52.J35]" office:value-type="percentage" office:value="1.01559100722626">
            <text:p>101.56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52_vs_53" table:style-name="ta1" table:print="false">
        <table:shapes>
          <draw:frame draw:z-index="0" draw:style-name="gr1" svg:width="8.7008in" svg:height="5.3346in" svg:x="0in" svg:y="6.0354in">
            <draw:object draw:notify-on-update-of-ranges="Marlin52_vs_53.A4:Marlin52_vs_53.B27 Marlin52_vs_53.H3:Marlin52_vs_53.H3 Marlin52_vs_53.H4:Marlin52_vs_53.H27" xlink:href="./Object 4" xlink:type="simple" xlink:show="embed" xlink:actuate="onLoad"/>
            <draw:image xlink:href="./ObjectReplacements/Object 4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52.B1]/[Marlin53.B1]" office:value-type="percentage" office:value="1.00331977612673">
            <text:p>100.33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4])/[Marlin53.D4]" office:value-type="percentage" office:value="0.997872115660323">
            <text:p>99.79%</text:p>
          </table:table-cell>
          <table:table-cell table:style-name="ce14" table:formula="of:=([Marlin52.E4])/[Marlin53.E4]" office:value-type="percentage" office:value="0.997735267917805">
            <text:p>99.77%</text:p>
          </table:table-cell>
          <table:table-cell table:style-name="ce14" table:formula="of:=([Marlin52.F4])/[Marlin53.F4]" office:value-type="percentage" office:value="0.566265060240964">
            <text:p>56.63%</text:p>
          </table:table-cell>
          <table:table-cell table:style-name="ce14" table:formula="of:=([Marlin52.G4])/[Marlin53.G4]" office:value-type="percentage" office:value="0.997690112776847">
            <text:p>99.77%</text:p>
          </table:table-cell>
          <table:table-cell table:style-name="ce17" table:formula="of:=([Marlin52.H4])/[Marlin53.H4]" office:value-type="percentage" office:value="0.992923260674828">
            <text:p>99.29%</text:p>
          </table:table-cell>
          <table:table-cell table:style-name="ce14" table:formula="of:=([Marlin52.I4])/[Marlin53.I4]" office:value-type="percentage" office:value="1.00183166956681">
            <text:p>100.18%</text:p>
          </table:table-cell>
          <table:table-cell table:style-name="ce14" table:formula="of:=([Marlin52.J4])/[Marlin53.J4]" office:value-type="percentage" office:value="1.00354696849542">
            <text:p>100.3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5])/[Marlin53.D5]" office:value-type="percentage" office:value="0.997754984635676">
            <text:p>99.78%</text:p>
          </table:table-cell>
          <table:table-cell table:style-name="ce14" table:formula="of:=([Marlin52.E5])/[Marlin53.E5]" office:value-type="percentage" office:value="0.99746011254087">
            <text:p>99.75%</text:p>
          </table:table-cell>
          <table:table-cell table:style-name="ce14" table:formula="of:=([Marlin52.F5])/[Marlin53.F5]" office:value-type="percentage" office:value="0.467507886435331">
            <text:p>46.75%</text:p>
          </table:table-cell>
          <table:table-cell table:style-name="ce14" table:formula="of:=([Marlin52.G5])/[Marlin53.G5]" office:value-type="percentage" office:value="0.997278338945006">
            <text:p>99.73%</text:p>
          </table:table-cell>
          <table:table-cell table:style-name="ce17" table:formula="of:=([Marlin52.H5])/[Marlin53.H5]" office:value-type="percentage" office:value="0.985929606852625">
            <text:p>98.59%</text:p>
          </table:table-cell>
          <table:table-cell table:style-name="ce14" table:formula="of:=([Marlin52.I5])/[Marlin53.I5]" office:value-type="percentage" office:value="1.05687502816711">
            <text:p>105.69%</text:p>
          </table:table-cell>
          <table:table-cell table:style-name="ce14" table:formula="of:=([Marlin52.J5])/[Marlin53.J5]" office:value-type="percentage" office:value="0.989539341173413">
            <text:p>98.9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6])/[Marlin53.D6]" office:value-type="percentage" office:value="1.00077205686598">
            <text:p>100.08%</text:p>
          </table:table-cell>
          <table:table-cell table:style-name="ce14" table:formula="of:=([Marlin52.E6])/[Marlin53.E6]" office:value-type="percentage" office:value="1.00083891500326">
            <text:p>100.08%</text:p>
          </table:table-cell>
          <table:table-cell table:style-name="ce14" table:formula="of:=([Marlin52.F6])/[Marlin53.F6]" office:value-type="percentage" office:value="0.790583804143126">
            <text:p>79.06%</text:p>
          </table:table-cell>
          <table:table-cell table:style-name="ce14" table:formula="of:=([Marlin52.G6])/[Marlin53.G6]" office:value-type="percentage" office:value="1.0005988502076">
            <text:p>100.06%</text:p>
          </table:table-cell>
          <table:table-cell table:style-name="ce17" table:formula="of:=([Marlin52.H6])/[Marlin53.H6]" office:value-type="percentage" office:value="0.993659327091265">
            <text:p>99.37%</text:p>
          </table:table-cell>
          <table:table-cell table:style-name="ce14" table:formula="of:=([Marlin52.I6])/[Marlin53.I6]" office:value-type="percentage" office:value="1.09266201663854">
            <text:p>109.27%</text:p>
          </table:table-cell>
          <table:table-cell table:style-name="ce14" table:formula="of:=([Marlin52.J6])/[Marlin53.J6]" office:value-type="percentage" office:value="0.918366680099768">
            <text:p>91.8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7])/[Marlin53.D7]" office:value-type="percentage" office:value="0.995830610784405">
            <text:p>99.58%</text:p>
          </table:table-cell>
          <table:table-cell table:style-name="ce14" table:formula="of:=([Marlin52.E7])/[Marlin53.E7]" office:value-type="percentage" office:value="0.99576535060406">
            <text:p>99.58%</text:p>
          </table:table-cell>
          <table:table-cell table:style-name="ce14" table:formula="of:=([Marlin52.F7])/[Marlin53.F7]" office:value-type="percentage" office:value="1.04408352668213">
            <text:p>104.41%</text:p>
          </table:table-cell>
          <table:table-cell table:style-name="ce14" table:formula="of:=([Marlin52.G7])/[Marlin53.G7]" office:value-type="percentage" office:value="0.995765746131573">
            <text:p>99.58%</text:p>
          </table:table-cell>
          <table:table-cell table:style-name="ce17" table:formula="of:=([Marlin52.H7])/[Marlin53.H7]" office:value-type="percentage" office:value="0.996405198635819">
            <text:p>99.64%</text:p>
          </table:table-cell>
          <table:table-cell table:style-name="ce14" table:formula="of:=([Marlin52.I7])/[Marlin53.I7]" office:value-type="percentage" office:value="0.996282410762106">
            <text:p>99.63%</text:p>
          </table:table-cell>
          <table:table-cell table:style-name="ce14" table:formula="of:=([Marlin52.J7])/[Marlin53.J7]" office:value-type="percentage" office:value="1.00358997017563">
            <text:p>100.3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8])/[Marlin53.D8]" office:value-type="percentage" office:value="1.0010291300992">
            <text:p>100.10%</text:p>
          </table:table-cell>
          <table:table-cell table:style-name="ce14" table:formula="of:=([Marlin52.E8])/[Marlin53.E8]" office:value-type="percentage" office:value="1.00097223413686">
            <text:p>100.10%</text:p>
          </table:table-cell>
          <table:table-cell table:style-name="ce14" table:formula="of:=([Marlin52.F8])/[Marlin53.F8]" office:value-type="percentage" office:value="0.994310099573257">
            <text:p>99.43%</text:p>
          </table:table-cell>
          <table:table-cell table:style-name="ce14" table:formula="of:=([Marlin52.G8])/[Marlin53.G8]" office:value-type="percentage" office:value="1.00097203956773">
            <text:p>100.10%</text:p>
          </table:table-cell>
          <table:table-cell table:style-name="ce17" table:formula="of:=([Marlin52.H8])/[Marlin53.H8]" office:value-type="percentage" office:value="1.00086900456928">
            <text:p>100.09%</text:p>
          </table:table-cell>
          <table:table-cell table:style-name="ce14" table:formula="of:=([Marlin52.I8])/[Marlin53.I8]" office:value-type="percentage" office:value="0.99680464778504">
            <text:p>99.68%</text:p>
          </table:table-cell>
          <table:table-cell table:style-name="ce14" table:formula="of:=([Marlin52.J8])/[Marlin53.J8]" office:value-type="percentage" office:value="1.01385503527903">
            <text:p>101.39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9])/[Marlin53.D9]" office:value-type="percentage" office:value="0.999973180282143">
            <text:p>100.00%</text:p>
          </table:table-cell>
          <table:table-cell table:style-name="ce14" table:formula="of:=([Marlin52.E9])/[Marlin53.E9]" office:value-type="percentage" office:value="0.999785361665594">
            <text:p>99.98%</text:p>
          </table:table-cell>
          <table:table-cell table:style-name="ce14" table:formula="of:=([Marlin52.F9])/[Marlin53.F9]" office:value-type="percentage" office:value="0.990877993158495">
            <text:p>99.09%</text:p>
          </table:table-cell>
          <table:table-cell table:style-name="ce14" table:formula="of:=([Marlin52.G9])/[Marlin53.G9]" office:value-type="percentage" office:value="0.999758797202047">
            <text:p>99.98%</text:p>
          </table:table-cell>
          <table:table-cell table:style-name="ce17" table:formula="of:=([Marlin52.H9])/[Marlin53.H9]" office:value-type="percentage" office:value="0.999385025367704">
            <text:p>99.94%</text:p>
          </table:table-cell>
          <table:table-cell table:style-name="ce14" table:formula="of:=([Marlin52.I9])/[Marlin53.I9]" office:value-type="percentage" office:value="1.00345500139315">
            <text:p>100.35%</text:p>
          </table:table-cell>
          <table:table-cell table:style-name="ce14" table:formula="of:=([Marlin52.J9])/[Marlin53.J9]" office:value-type="percentage" office:value="1.10578854979591">
            <text:p>110.5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0])/[Marlin53.D10]" office:value-type="percentage" office:value="1.022821728035">
            <text:p>102.28%</text:p>
          </table:table-cell>
          <table:table-cell table:style-name="ce14" table:formula="of:=([Marlin52.E10])/[Marlin53.E10]" office:value-type="percentage" office:value="1.02290883887207">
            <text:p>102.29%</text:p>
          </table:table-cell>
          <table:table-cell table:style-name="ce14" table:formula="of:=([Marlin52.F10])/[Marlin53.F10]" office:value-type="percentage" office:value="1.2972972972973">
            <text:p>129.73%</text:p>
          </table:table-cell>
          <table:table-cell table:style-name="ce14" table:formula="of:=([Marlin52.G10])/[Marlin53.G10]" office:value-type="percentage" office:value="1.02301575722206">
            <text:p>102.30%</text:p>
          </table:table-cell>
          <table:table-cell table:style-name="ce17" table:formula="of:=([Marlin52.H10])/[Marlin53.H10]" office:value-type="percentage" office:value="1.02728219119072">
            <text:p>102.73%</text:p>
          </table:table-cell>
          <table:table-cell table:style-name="ce14" table:formula="of:=([Marlin52.I10])/[Marlin53.I10]" office:value-type="percentage" office:value="1.01828301817244">
            <text:p>101.83%</text:p>
          </table:table-cell>
          <table:table-cell table:style-name="ce14" table:formula="of:=([Marlin52.J10])/[Marlin53.J10]" office:value-type="percentage" office:value="1.01395619306067">
            <text:p>101.40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1])/[Marlin53.D11]" office:value-type="percentage" office:value="1.01053375513226">
            <text:p>101.05%</text:p>
          </table:table-cell>
          <table:table-cell table:style-name="ce14" table:formula="of:=([Marlin52.E11])/[Marlin53.E11]" office:value-type="percentage" office:value="1.01060570351167">
            <text:p>101.06%</text:p>
          </table:table-cell>
          <table:table-cell table:style-name="ce14" table:formula="of:=([Marlin52.F11])/[Marlin53.F11]" office:value-type="percentage" office:value="0.967824967824968">
            <text:p>96.78%</text:p>
          </table:table-cell>
          <table:table-cell table:style-name="ce14" table:formula="of:=([Marlin52.G11])/[Marlin53.G11]" office:value-type="percentage" office:value="1.0105684763219">
            <text:p>101.06%</text:p>
          </table:table-cell>
          <table:table-cell table:style-name="ce17" table:formula="of:=([Marlin52.H11])/[Marlin53.H11]" office:value-type="percentage" office:value="1.00954818387637">
            <text:p>100.95%</text:p>
          </table:table-cell>
          <table:table-cell table:style-name="ce14" table:formula="of:=([Marlin52.I11])/[Marlin53.I11]" office:value-type="percentage" office:value="1.01109513047052">
            <text:p>101.11%</text:p>
          </table:table-cell>
          <table:table-cell table:style-name="ce14" table:formula="of:=([Marlin52.J11])/[Marlin53.J11]" office:value-type="percentage" office:value="0.988540152227828">
            <text:p>98.8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2])/[Marlin53.D12]" office:value-type="percentage" office:value="1.00153638729502">
            <text:p>100.15%</text:p>
          </table:table-cell>
          <table:table-cell table:style-name="ce14" table:formula="of:=([Marlin52.E12])/[Marlin53.E12]" office:value-type="percentage" office:value="1.00147446354624">
            <text:p>100.15%</text:p>
          </table:table-cell>
          <table:table-cell table:style-name="ce14" table:formula="of:=([Marlin52.F12])/[Marlin53.F12]" office:value-type="percentage" office:value="0.994675186368477">
            <text:p>99.47%</text:p>
          </table:table-cell>
          <table:table-cell table:style-name="ce14" table:formula="of:=([Marlin52.G12])/[Marlin53.G12]" office:value-type="percentage" office:value="1.00147192383577">
            <text:p>100.15%</text:p>
          </table:table-cell>
          <table:table-cell table:style-name="ce17" table:formula="of:=([Marlin52.H12])/[Marlin53.H12]" office:value-type="percentage" office:value="1.00112579249867">
            <text:p>100.11%</text:p>
          </table:table-cell>
          <table:table-cell table:style-name="ce14" table:formula="of:=([Marlin52.I12])/[Marlin53.I12]" office:value-type="percentage" office:value="0.916199828642984">
            <text:p>91.62%</text:p>
          </table:table-cell>
          <table:table-cell table:style-name="ce14" table:formula="of:=([Marlin52.J12])/[Marlin53.J12]" office:value-type="percentage" office:value="1.08852345056807">
            <text:p>108.8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3])/[Marlin53.D13]" office:value-type="percentage" office:value="0.998290749853458">
            <text:p>99.83%</text:p>
          </table:table-cell>
          <table:table-cell table:style-name="ce14" table:formula="of:=([Marlin52.E13])/[Marlin53.E13]" office:value-type="percentage" office:value="0.99802264964947">
            <text:p>99.80%</text:p>
          </table:table-cell>
          <table:table-cell table:style-name="ce14" table:formula="of:=([Marlin52.F13])/[Marlin53.F13]" office:value-type="percentage" office:value="1.56643356643357">
            <text:p>156.64%</text:p>
          </table:table-cell>
          <table:table-cell table:style-name="ce14" table:formula="of:=([Marlin52.G13])/[Marlin53.G13]" office:value-type="percentage" office:value="0.998027579413937">
            <text:p>99.80%</text:p>
          </table:table-cell>
          <table:table-cell table:style-name="ce17" table:formula="of:=([Marlin52.H13])/[Marlin53.H13]" office:value-type="percentage" office:value="0.999223505186052">
            <text:p>99.92%</text:p>
          </table:table-cell>
          <table:table-cell table:style-name="ce14" table:formula="of:=([Marlin52.I13])/[Marlin53.I13]" office:value-type="percentage" office:value="1.00099912017775">
            <text:p>100.10%</text:p>
          </table:table-cell>
          <table:table-cell table:style-name="ce14" table:formula="of:=([Marlin52.J13])/[Marlin53.J13]" office:value-type="percentage" office:value="1.00171070464856">
            <text:p>100.1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4])/[Marlin53.D14]" office:value-type="percentage" office:value="1.01210134935596">
            <text:p>101.21%</text:p>
          </table:table-cell>
          <table:table-cell table:style-name="ce14" table:formula="of:=([Marlin52.E14])/[Marlin53.E14]" office:value-type="percentage" office:value="1.01205793136528">
            <text:p>101.21%</text:p>
          </table:table-cell>
          <table:table-cell table:style-name="ce14" table:formula="of:=([Marlin52.F14])/[Marlin53.F14]" office:value-type="percentage" office:value="1.15560026827632">
            <text:p>115.56%</text:p>
          </table:table-cell>
          <table:table-cell table:style-name="ce14" table:formula="of:=([Marlin52.G14])/[Marlin53.G14]" office:value-type="percentage" office:value="1.01206009841715">
            <text:p>101.21%</text:p>
          </table:table-cell>
          <table:table-cell table:style-name="ce17" table:formula="of:=([Marlin52.H14])/[Marlin53.H14]" office:value-type="percentage" office:value="1.01253162231611">
            <text:p>101.25%</text:p>
          </table:table-cell>
          <table:table-cell table:style-name="ce14" table:formula="of:=([Marlin52.I14])/[Marlin53.I14]" office:value-type="percentage" office:value="1.01225166819589">
            <text:p>101.23%</text:p>
          </table:table-cell>
          <table:table-cell table:style-name="ce14" table:formula="of:=([Marlin52.J14])/[Marlin53.J14]" office:value-type="percentage" office:value="1.01401550483096">
            <text:p>101.4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5])/[Marlin53.D15]" office:value-type="percentage" office:value="1.00516080954043">
            <text:p>100.52%</text:p>
          </table:table-cell>
          <table:table-cell table:style-name="ce14" table:formula="of:=([Marlin52.E15])/[Marlin53.E15]" office:value-type="percentage" office:value="1.00528238028425">
            <text:p>100.53%</text:p>
          </table:table-cell>
          <table:table-cell table:style-name="ce14" table:formula="of:=([Marlin52.F15])/[Marlin53.F15]" office:value-type="percentage" office:value="0.820991926182237">
            <text:p>82.10%</text:p>
          </table:table-cell>
          <table:table-cell table:style-name="ce14" table:formula="of:=([Marlin52.G15])/[Marlin53.G15]" office:value-type="percentage" office:value="1.00526716003898">
            <text:p>100.53%</text:p>
          </table:table-cell>
          <table:table-cell table:style-name="ce17" table:formula="of:=([Marlin52.H15])/[Marlin53.H15]" office:value-type="percentage" office:value="1.00358469342276">
            <text:p>100.36%</text:p>
          </table:table-cell>
          <table:table-cell table:style-name="ce14" table:formula="of:=([Marlin52.I15])/[Marlin53.I15]" office:value-type="percentage" office:value="1.00778616150265">
            <text:p>100.78%</text:p>
          </table:table-cell>
          <table:table-cell table:style-name="ce14" table:formula="of:=([Marlin52.J15])/[Marlin53.J15]" office:value-type="percentage" office:value="0.991332237550865">
            <text:p>99.1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6])/[Marlin53.D16]" office:value-type="percentage" office:value="0.986037138333093">
            <text:p>98.60%</text:p>
          </table:table-cell>
          <table:table-cell table:style-name="ce14" table:formula="of:=([Marlin52.E16])/[Marlin53.E16]" office:value-type="percentage" office:value="0.986029094051563">
            <text:p>98.60%</text:p>
          </table:table-cell>
          <table:table-cell table:style-name="ce14" table:formula="of:=([Marlin52.F16])/[Marlin53.F16]" office:value-type="percentage" office:value="1.2824427480916">
            <text:p>128.24%</text:p>
          </table:table-cell>
          <table:table-cell table:style-name="ce14" table:formula="of:=([Marlin52.G16])/[Marlin53.G16]" office:value-type="percentage" office:value="0.986175115207373">
            <text:p>98.62%</text:p>
          </table:table-cell>
          <table:table-cell table:style-name="ce17" table:formula="of:=([Marlin52.H16])/[Marlin53.H16]" office:value-type="percentage" office:value="0.991518235793045">
            <text:p>99.15%</text:p>
          </table:table-cell>
          <table:table-cell table:style-name="ce14" table:formula="of:=([Marlin52.I16])/[Marlin53.I16]" office:value-type="percentage" office:value="0.984415962714827">
            <text:p>98.44%</text:p>
          </table:table-cell>
          <table:table-cell table:style-name="ce14" table:formula="of:=([Marlin52.J16])/[Marlin53.J16]" office:value-type="percentage" office:value="0.991613418530351">
            <text:p>99.16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7])/[Marlin53.D17]" office:value-type="percentage" office:value="1.00053483085974">
            <text:p>100.05%</text:p>
          </table:table-cell>
          <table:table-cell table:style-name="ce14" table:formula="of:=([Marlin52.E17])/[Marlin53.E17]" office:value-type="percentage" office:value="1.00040123044002">
            <text:p>100.04%</text:p>
          </table:table-cell>
          <table:table-cell table:style-name="ce14" table:formula="of:=([Marlin52.F17])/[Marlin53.F17]" office:value-type="percentage" office:value="1.22222222222222">
            <text:p>122.22%</text:p>
          </table:table-cell>
          <table:table-cell table:style-name="ce14" table:formula="of:=([Marlin52.G17])/[Marlin53.G17]" office:value-type="percentage" office:value="1.00066844919786">
            <text:p>100.07%</text:p>
          </table:table-cell>
          <table:table-cell table:style-name="ce17" table:formula="of:=([Marlin52.H17])/[Marlin53.H17]" office:value-type="percentage" office:value="1.00676027041082">
            <text:p>100.68%</text:p>
          </table:table-cell>
          <table:table-cell table:style-name="ce14" table:formula="of:=([Marlin52.I17])/[Marlin53.I17]" office:value-type="percentage" office:value="0.942092324501502">
            <text:p>94.21%</text:p>
          </table:table-cell>
          <table:table-cell table:style-name="ce14" table:formula="of:=([Marlin52.J17])/[Marlin53.J17]" office:value-type="percentage" office:value="1.01050228310502">
            <text:p>101.0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8])/[Marlin53.D18]" office:value-type="percentage" office:value="0.998591909882232">
            <text:p>99.86%</text:p>
          </table:table-cell>
          <table:table-cell table:style-name="ce14" table:formula="of:=([Marlin52.E18])/[Marlin53.E18]" office:value-type="percentage" office:value="0.99846331156358">
            <text:p>99.85%</text:p>
          </table:table-cell>
          <table:table-cell table:style-name="ce14" table:formula="of:=([Marlin52.F18])/[Marlin53.F18]" office:value-type="percentage" office:value="1.09016393442623">
            <text:p>109.02%</text:p>
          </table:table-cell>
          <table:table-cell table:style-name="ce14" table:formula="of:=([Marlin52.G18])/[Marlin53.G18]" office:value-type="percentage" office:value="0.999106344950849">
            <text:p>99.91%</text:p>
          </table:table-cell>
          <table:table-cell table:style-name="ce17" table:formula="of:=([Marlin52.H18])/[Marlin53.H18]" office:value-type="percentage" office:value="1.00510749495189">
            <text:p>100.51%</text:p>
          </table:table-cell>
          <table:table-cell table:style-name="ce14" table:formula="of:=([Marlin52.I18])/[Marlin53.I18]" office:value-type="percentage" office:value="1.00261058738216">
            <text:p>100.26%</text:p>
          </table:table-cell>
          <table:table-cell table:style-name="ce14" table:formula="of:=([Marlin52.J18])/[Marlin53.J18]" office:value-type="percentage" office:value="0.977612357978396">
            <text:p>97.7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19])/[Marlin53.D19]" office:value-type="percentage" office:value="0.986991419872682">
            <text:p>98.70%</text:p>
          </table:table-cell>
          <table:table-cell table:style-name="ce14" table:formula="of:=([Marlin52.E19])/[Marlin53.E19]" office:value-type="percentage" office:value="0.98698421489892">
            <text:p>98.70%</text:p>
          </table:table-cell>
          <table:table-cell table:style-name="ce14" table:formula="of:=([Marlin52.F19])/[Marlin53.F19]" office:value-type="percentage" office:value="1.18110236220472">
            <text:p>118.11%</text:p>
          </table:table-cell>
          <table:table-cell table:style-name="ce14" table:formula="of:=([Marlin52.G19])/[Marlin53.G19]" office:value-type="percentage" office:value="0.98699501936912">
            <text:p>98.70%</text:p>
          </table:table-cell>
          <table:table-cell table:style-name="ce17" table:formula="of:=([Marlin52.H19])/[Marlin53.H19]" office:value-type="percentage" office:value="0.993579454253612">
            <text:p>99.36%</text:p>
          </table:table-cell>
          <table:table-cell table:style-name="ce14" table:formula="of:=([Marlin52.I19])/[Marlin53.I19]" office:value-type="percentage" office:value="0.993226079593565">
            <text:p>99.32%</text:p>
          </table:table-cell>
          <table:table-cell table:style-name="ce14" table:formula="of:=([Marlin52.J19])/[Marlin53.J19]" office:value-type="percentage" office:value="0.994396106768913">
            <text:p>99.4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0])/[Marlin53.D20]" office:value-type="percentage" office:value="0.996629504796474">
            <text:p>99.66%</text:p>
          </table:table-cell>
          <table:table-cell table:style-name="ce14" table:formula="of:=([Marlin52.E20])/[Marlin53.E20]" office:value-type="percentage" office:value="0.996628630705394">
            <text:p>99.66%</text:p>
          </table:table-cell>
          <table:table-cell table:style-name="ce14" table:formula="of:=([Marlin52.F20])/[Marlin53.F20]" office:value-type="percentage" office:value="1.02830188679245">
            <text:p>102.83%</text:p>
          </table:table-cell>
          <table:table-cell table:style-name="ce14" table:formula="of:=([Marlin52.G20])/[Marlin53.G20]" office:value-type="percentage" office:value="0.996633868461937">
            <text:p>99.66%</text:p>
          </table:table-cell>
          <table:table-cell table:style-name="ce17" table:formula="of:=([Marlin52.H20])/[Marlin53.H20]" office:value-type="percentage" office:value="0.99803343166175">
            <text:p>99.80%</text:p>
          </table:table-cell>
          <table:table-cell table:style-name="ce14" table:formula="of:=([Marlin52.I20])/[Marlin53.I20]" office:value-type="percentage" office:value="0.974735126324368">
            <text:p>97.47%</text:p>
          </table:table-cell>
          <table:table-cell table:style-name="ce14" table:formula="of:=([Marlin52.J20])/[Marlin53.J20]" office:value-type="percentage" office:value="0.988342696629213">
            <text:p>98.83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1])/[Marlin53.D21]" office:value-type="percentage" office:value="0.993872549019608">
            <text:p>99.39%</text:p>
          </table:table-cell>
          <table:table-cell table:style-name="ce14" table:formula="of:=([Marlin52.E21])/[Marlin53.E21]" office:value-type="percentage" office:value="0.993869543894066">
            <text:p>99.39%</text:p>
          </table:table-cell>
          <table:table-cell table:style-name="ce14" table:formula="of:=([Marlin52.F21])/[Marlin53.F21]" office:value-type="percentage" office:value="1.19087136929461">
            <text:p>119.09%</text:p>
          </table:table-cell>
          <table:table-cell table:style-name="ce14" table:formula="of:=([Marlin52.G21])/[Marlin53.G21]" office:value-type="percentage" office:value="0.997077447637604">
            <text:p>99.71%</text:p>
          </table:table-cell>
          <table:table-cell table:style-name="ce17" table:formula="of:=([Marlin52.H21])/[Marlin53.H21]" office:value-type="percentage" office:value="1.01491228070175">
            <text:p>101.49%</text:p>
          </table:table-cell>
          <table:table-cell table:style-name="ce14" table:formula="of:=([Marlin52.I21])/[Marlin53.I21]" office:value-type="percentage" office:value="0.924916430959115">
            <text:p>92.49%</text:p>
          </table:table-cell>
          <table:table-cell table:style-name="ce14" table:formula="of:=([Marlin52.J21])/[Marlin53.J21]" office:value-type="percentage" office:value="0.814272267325567">
            <text:p>81.4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2])/[Marlin53.D22]" office:value-type="percentage" office:value="0.995653523750388">
            <text:p>99.57%</text:p>
          </table:table-cell>
          <table:table-cell table:style-name="ce14" table:formula="of:=([Marlin52.E22])/[Marlin53.E22]" office:value-type="percentage" office:value="0.99565082323703">
            <text:p>99.57%</text:p>
          </table:table-cell>
          <table:table-cell table:style-name="ce14" table:formula="of:=([Marlin52.F22])/[Marlin53.F22]" office:value-type="percentage" office:value="1.07471264367816">
            <text:p>107.47%</text:p>
          </table:table-cell>
          <table:table-cell table:style-name="ce14" table:formula="of:=([Marlin52.G22])/[Marlin53.G22]" office:value-type="percentage" office:value="0.995807453416149">
            <text:p>99.58%</text:p>
          </table:table-cell>
          <table:table-cell table:style-name="ce17" table:formula="of:=([Marlin52.H22])/[Marlin53.H22]" office:value-type="percentage" office:value="0.997882317349871">
            <text:p>99.79%</text:p>
          </table:table-cell>
          <table:table-cell table:style-name="ce14" table:formula="of:=([Marlin52.I22])/[Marlin53.I22]" office:value-type="percentage" office:value="0.996386488609584">
            <text:p>99.64%</text:p>
          </table:table-cell>
          <table:table-cell table:style-name="ce14" table:formula="of:=([Marlin52.J22])/[Marlin53.J22]" office:value-type="percentage" office:value="1.01441218859378">
            <text:p>101.4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3])/[Marlin53.D23]" office:value-type="percentage" office:value="0.999264273101825">
            <text:p>99.93%</text:p>
          </table:table-cell>
          <table:table-cell table:style-name="ce14" table:formula="of:=([Marlin52.E23])/[Marlin53.E23]" office:value-type="percentage" office:value="0.999264056520459">
            <text:p>99.93%</text:p>
          </table:table-cell>
          <table:table-cell table:style-name="ce14" table:formula="of:=([Marlin52.F23])/[Marlin53.F23]" office:value-type="percentage" office:value="0.945848375451264">
            <text:p>94.58%</text:p>
          </table:table-cell>
          <table:table-cell table:style-name="ce14" table:formula="of:=([Marlin52.G23])/[Marlin53.G23]" office:value-type="percentage" office:value="0.999117647058824">
            <text:p>99.91%</text:p>
          </table:table-cell>
          <table:table-cell table:style-name="ce17" table:formula="of:=([Marlin52.H23])/[Marlin53.H23]" office:value-type="percentage" office:value="0.997171545750248">
            <text:p>99.72%</text:p>
          </table:table-cell>
          <table:table-cell table:style-name="ce14" table:formula="of:=([Marlin52.I23])/[Marlin53.I23]" office:value-type="percentage" office:value="0.998443337484433">
            <text:p>99.84%</text:p>
          </table:table-cell>
          <table:table-cell table:style-name="ce14" table:formula="of:=([Marlin52.J23])/[Marlin53.J23]" office:value-type="percentage" office:value="0.963366048003109">
            <text:p>96.34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4])/[Marlin53.D24]" office:value-type="percentage" office:value="0.997081306462821">
            <text:p>99.71%</text:p>
          </table:table-cell>
          <table:table-cell table:style-name="ce14" table:formula="of:=([Marlin52.E24])/[Marlin53.E24]" office:value-type="percentage" office:value="0.997079682937004">
            <text:p>99.71%</text:p>
          </table:table-cell>
          <table:table-cell table:style-name="ce14" table:formula="of:=([Marlin52.F24])/[Marlin53.F24]" office:value-type="percentage" office:value="1.08278145695364">
            <text:p>108.28%</text:p>
          </table:table-cell>
          <table:table-cell table:style-name="ce14" table:formula="of:=([Marlin52.G24])/[Marlin53.G24]" office:value-type="percentage" office:value="0.997644450602744">
            <text:p>99.76%</text:p>
          </table:table-cell>
          <table:table-cell table:style-name="ce17" table:formula="of:=([Marlin52.H24])/[Marlin53.H24]" office:value-type="percentage" office:value="1.00359158542842">
            <text:p>100.36%</text:p>
          </table:table-cell>
          <table:table-cell table:style-name="ce14" table:formula="of:=([Marlin52.I24])/[Marlin53.I24]" office:value-type="percentage" office:value="0.987369069624153">
            <text:p>98.74%</text:p>
          </table:table-cell>
          <table:table-cell table:style-name="ce14" table:formula="of:=([Marlin52.J24])/[Marlin53.J24]" office:value-type="percentage" office:value="1.15833125156133">
            <text:p>115.8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5])/[Marlin53.D25]" office:value-type="percentage" office:value="0.995211693548387">
            <text:p>99.52%</text:p>
          </table:table-cell>
          <table:table-cell table:style-name="ce14" table:formula="of:=([Marlin52.E25])/[Marlin53.E25]" office:value-type="percentage" office:value="0.995208070617907">
            <text:p>99.52%</text:p>
          </table:table-cell>
          <table:table-cell table:style-name="ce14" table:formula="of:=([Marlin52.F25])/[Marlin53.F25]" office:value-type="percentage" office:value="1.13461538461538">
            <text:p>113.46%</text:p>
          </table:table-cell>
          <table:table-cell table:style-name="ce14" table:formula="of:=([Marlin52.G25])/[Marlin53.G25]" office:value-type="percentage" office:value="0.995463709677419">
            <text:p>99.55%</text:p>
          </table:table-cell>
          <table:table-cell table:style-name="ce17" table:formula="of:=([Marlin52.H25])/[Marlin53.H25]" office:value-type="percentage" office:value="1.00072797864596">
            <text:p>100.07%</text:p>
          </table:table-cell>
          <table:table-cell table:style-name="ce14" table:formula="of:=([Marlin52.I25])/[Marlin53.I25]" office:value-type="percentage" office:value="0.994633273703041">
            <text:p>99.46%</text:p>
          </table:table-cell>
          <table:table-cell table:style-name="ce14" table:formula="of:=([Marlin52.J25])/[Marlin53.J25]" office:value-type="percentage" office:value="0.986548328941894">
            <text:p>98.6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6])/[Marlin53.D26]" office:value-type="percentage" office:value="0.998569043644169">
            <text:p>99.86%</text:p>
          </table:table-cell>
          <table:table-cell table:style-name="ce14" table:formula="of:=([Marlin52.E26])/[Marlin53.E26]" office:value-type="percentage" office:value="0.998568702290076">
            <text:p>99.86%</text:p>
          </table:table-cell>
          <table:table-cell table:style-name="ce14" table:formula="of:=([Marlin52.F26])/[Marlin53.F26]" office:value-type="percentage" office:value="1.04819277108434">
            <text:p>104.82%</text:p>
          </table:table-cell>
          <table:table-cell table:style-name="ce14" table:formula="of:=([Marlin52.G26])/[Marlin53.G26]" office:value-type="percentage" office:value="0.998809240295308">
            <text:p>99.88%</text:p>
          </table:table-cell>
          <table:table-cell table:style-name="ce17" table:formula="of:=([Marlin52.H26])/[Marlin53.H26]" office:value-type="percentage" office:value="1.00157657657658">
            <text:p>100.16%</text:p>
          </table:table-cell>
          <table:table-cell table:style-name="ce14" table:formula="of:=([Marlin52.I26])/[Marlin53.I26]" office:value-type="percentage" office:value="0.954159592529711">
            <text:p>95.42%</text:p>
          </table:table-cell>
          <table:table-cell table:style-name="ce14" table:formula="of:=([Marlin52.J26])/[Marlin53.J26]" office:value-type="percentage" office:value="0.965069988442276">
            <text:p>96.51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2.D27])/[Marlin53.D27]" office:value-type="percentage" office:value="0.995733213563889">
            <text:p>99.57%</text:p>
          </table:table-cell>
          <table:table-cell table:style-name="ce14" table:formula="of:=([Marlin52.E27])/[Marlin53.E27]" office:value-type="percentage" office:value="0.995731296337902">
            <text:p>99.57%</text:p>
          </table:table-cell>
          <table:table-cell table:style-name="ce14" table:formula="of:=([Marlin52.F27])/[Marlin53.F27]" office:value-type="percentage" office:value="0.930489731437599">
            <text:p>93.05%</text:p>
          </table:table-cell>
          <table:table-cell table:style-name="ce14" table:formula="of:=([Marlin52.G27])/[Marlin53.G27]" office:value-type="percentage" office:value="0.994660734149054">
            <text:p>99.47%</text:p>
          </table:table-cell>
          <table:table-cell table:style-name="ce17" table:formula="of:=([Marlin52.H27])/[Marlin53.H27]" office:value-type="percentage" office:value="0.987608182533438">
            <text:p>98.76%</text:p>
          </table:table-cell>
          <table:table-cell table:style-name="ce14" table:formula="of:=([Marlin52.I27])/[Marlin53.I27]" office:value-type="percentage" office:value="0.98876404494382">
            <text:p>98.88%</text:p>
          </table:table-cell>
          <table:table-cell table:style-name="ce14" table:formula="of:=([Marlin52.J27])/[Marlin53.J27]" office:value-type="percentage" office:value="0.928061754021796">
            <text:p>92.8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52.D29]/[Marlin53.D29]" office:value-type="percentage" office:value="1.00108990340731">
            <text:p>100.11%</text:p>
          </table:table-cell>
          <table:table-cell table:style-name="ce15" table:formula="of:=[Marlin52.E29]/[Marlin53.E29]" office:value-type="percentage" office:value="1.00102917822504">
            <text:p>100.10%</text:p>
          </table:table-cell>
          <table:table-cell table:style-name="ce15" table:formula="of:=[Marlin52.F29]/[Marlin53.F29]" office:value-type="percentage" office:value="0.964253393665158">
            <text:p>96.43%</text:p>
          </table:table-cell>
          <table:table-cell table:style-name="ce15" table:formula="of:=[Marlin52.G29]/[Marlin53.G29]" office:value-type="percentage" office:value="1.00104948956644">
            <text:p>100.10%</text:p>
          </table:table-cell>
          <table:table-cell table:style-name="ce17" table:formula="of:=[Marlin52.H29]/[Marlin53.H29]" office:value-type="percentage" office:value="1.00049688440052">
            <text:p>100.05%</text:p>
          </table:table-cell>
          <table:table-cell table:style-name="ce15" table:formula="of:=[Marlin52.I29]/[Marlin53.I29]" office:value-type="percentage" office:value="1.00222649599162">
            <text:p>100.22%</text:p>
          </table:table-cell>
          <table:table-cell table:style-name="ce15" table:formula="of:=[Marlin52.J29]/[Marlin53.J29]" office:value-type="percentage" office:value="1.00428211438943">
            <text:p>100.43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52.D30]/[Marlin53.D30]" office:value-type="percentage" office:value="1.00106766736792">
            <text:p>100.11%</text:p>
          </table:table-cell>
          <table:table-cell table:style-name="ce15" table:formula="of:=[Marlin52.E30]/[Marlin53.E30]" office:value-type="percentage" office:value="1.00092888647364">
            <text:p>100.09%</text:p>
          </table:table-cell>
          <table:table-cell table:style-name="ce15" table:formula="of:=[Marlin52.F30]/[Marlin53.F30]" office:value-type="percentage" office:value="0.795471510325952">
            <text:p>79.55%</text:p>
          </table:table-cell>
          <table:table-cell table:style-name="ce15" table:formula="of:=[Marlin52.G30]/[Marlin53.G30]" office:value-type="percentage" office:value="1.00085275724844">
            <text:p>100.09%</text:p>
          </table:table-cell>
          <table:table-cell table:style-name="ce17" table:formula="of:=[Marlin52.H30]/[Marlin53.H30]" office:value-type="percentage" office:value="0.995858728407767">
            <text:p>99.59%</text:p>
          </table:table-cell>
          <table:table-cell table:style-name="ce15" table:formula="of:=[Marlin52.I30]/[Marlin53.I30]" office:value-type="percentage" office:value="1.02164171235766">
            <text:p>102.16%</text:p>
          </table:table-cell>
          <table:table-cell table:style-name="ce15" table:formula="of:=[Marlin52.J30]/[Marlin53.J30]" office:value-type="percentage" office:value="0.993139449766773">
            <text:p>99.31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52.D31]/[Marlin53.D31]" office:value-type="percentage" office:value="1.00017873846392">
            <text:p>100.02%</text:p>
          </table:table-cell>
          <table:table-cell table:style-name="ce15" table:formula="of:=[Marlin52.E31]/[Marlin53.E31]" office:value-type="percentage" office:value="1.00014900997771">
            <text:p>100.01%</text:p>
          </table:table-cell>
          <table:table-cell table:style-name="ce15" table:formula="of:=[Marlin52.F31]/[Marlin53.F31]" office:value-type="percentage" office:value="0.950208913649025">
            <text:p>95.02%</text:p>
          </table:table-cell>
          <table:table-cell table:style-name="ce15" table:formula="of:=[Marlin52.G31]/[Marlin53.G31]" office:value-type="percentage" office:value="1.00013687298782">
            <text:p>100.01%</text:p>
          </table:table-cell>
          <table:table-cell table:style-name="ce17" table:formula="of:=[Marlin52.H31]/[Marlin53.H31]" office:value-type="percentage" office:value="0.997715302934957">
            <text:p>99.77%</text:p>
          </table:table-cell>
          <table:table-cell table:style-name="ce15" table:formula="of:=[Marlin52.I31]/[Marlin53.I31]" office:value-type="percentage" office:value="1.02190716644009">
            <text:p>102.19%</text:p>
          </table:table-cell>
          <table:table-cell table:style-name="ce15" table:formula="of:=[Marlin52.J31]/[Marlin53.J31]" office:value-type="percentage" office:value="1.00033277870216">
            <text:p>100.03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52.D33]/[Marlin53.D33]" office:value-type="percentage" office:value="0.998290749853458">
            <text:p>99.83%</text:p>
          </table:table-cell>
          <table:table-cell table:style-name="ce16" table:formula="of:=[Marlin52.E33]/[Marlin53.E33]" office:value-type="percentage" office:value="0.99802264964947">
            <text:p>99.80%</text:p>
          </table:table-cell>
          <table:table-cell table:style-name="ce16" table:formula="of:=[Marlin52.F33]/[Marlin53.F33]" office:value-type="percentage" office:value="1.56643356643357">
            <text:p>156.64%</text:p>
          </table:table-cell>
          <table:table-cell table:style-name="ce16" table:formula="of:=[Marlin52.G33]/[Marlin53.G33]" office:value-type="percentage" office:value="0.998027579413937">
            <text:p>99.80%</text:p>
          </table:table-cell>
          <table:table-cell table:style-name="ce18" table:formula="of:=[Marlin52.H33]/[Marlin53.H33]" office:value-type="percentage" office:value="0.999223505186052">
            <text:p>99.92%</text:p>
          </table:table-cell>
          <table:table-cell table:style-name="ce16" table:formula="of:=[Marlin52.I33]/[Marlin53.I33]" office:value-type="percentage" office:value="1.00099912017775">
            <text:p>100.10%</text:p>
          </table:table-cell>
          <table:table-cell table:style-name="ce16" table:formula="of:=[Marlin52.J33]/[Marlin53.J33]" office:value-type="percentage" office:value="1.00171070464856">
            <text:p>100.17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52.D34]/[Marlin53.D34]" office:value-type="percentage" office:value="1.01210134935596">
            <text:p>101.21%</text:p>
          </table:table-cell>
          <table:table-cell table:style-name="ce16" table:formula="of:=[Marlin52.E34]/[Marlin53.E34]" office:value-type="percentage" office:value="1.01205793136528">
            <text:p>101.21%</text:p>
          </table:table-cell>
          <table:table-cell table:style-name="ce16" table:formula="of:=[Marlin52.F34]/[Marlin53.F34]" office:value-type="percentage" office:value="1.15560026827632">
            <text:p>115.56%</text:p>
          </table:table-cell>
          <table:table-cell table:style-name="ce16" table:formula="of:=[Marlin52.G34]/[Marlin53.G34]" office:value-type="percentage" office:value="1.01206009841715">
            <text:p>101.21%</text:p>
          </table:table-cell>
          <table:table-cell table:style-name="ce18" table:formula="of:=[Marlin52.H34]/[Marlin53.H34]" office:value-type="percentage" office:value="1.01253162231611">
            <text:p>101.25%</text:p>
          </table:table-cell>
          <table:table-cell table:style-name="ce16" table:formula="of:=[Marlin52.I34]/[Marlin53.I34]" office:value-type="percentage" office:value="1.01225166819589">
            <text:p>101.23%</text:p>
          </table:table-cell>
          <table:table-cell table:style-name="ce16" table:formula="of:=[Marlin52.J34]/[Marlin53.J34]" office:value-type="percentage" office:value="1.01401550483096">
            <text:p>101.40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52.D35]/[Marlin53.D35]" office:value-type="percentage" office:value="1.00516080954043">
            <text:p>100.52%</text:p>
          </table:table-cell>
          <table:table-cell table:style-name="ce16" table:formula="of:=[Marlin52.E35]/[Marlin53.E35]" office:value-type="percentage" office:value="1.00528238028425">
            <text:p>100.53%</text:p>
          </table:table-cell>
          <table:table-cell table:style-name="ce16" table:formula="of:=[Marlin52.F35]/[Marlin53.F35]" office:value-type="percentage" office:value="0.820991926182237">
            <text:p>82.10%</text:p>
          </table:table-cell>
          <table:table-cell table:style-name="ce16" table:formula="of:=[Marlin52.G35]/[Marlin53.G35]" office:value-type="percentage" office:value="1.00526716003898">
            <text:p>100.53%</text:p>
          </table:table-cell>
          <table:table-cell table:style-name="ce18" table:formula="of:=[Marlin52.H35]/[Marlin53.H35]" office:value-type="percentage" office:value="1.00358469342276">
            <text:p>100.36%</text:p>
          </table:table-cell>
          <table:table-cell table:style-name="ce16" table:formula="of:=[Marlin52.I35]/[Marlin53.I35]" office:value-type="percentage" office:value="1.00778616150265">
            <text:p>100.78%</text:p>
          </table:table-cell>
          <table:table-cell table:style-name="ce16" table:formula="of:=[Marlin52.J35]/[Marlin53.J35]" office:value-type="percentage" office:value="0.991332237550865">
            <text:p>99.13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53_vs_54" table:style-name="ta1" table:print="false">
        <table:shapes>
          <draw:frame draw:z-index="0" draw:style-name="gr1" svg:width="8.7008in" svg:height="5.3346in" svg:x="0in" svg:y="6.0354in">
            <draw:object draw:notify-on-update-of-ranges="Marlin53_vs_54.A4:Marlin53_vs_54.B27 Marlin53_vs_54.H3:Marlin53_vs_54.H3 Marlin53_vs_54.H4:Marlin53_vs_54.H27" xlink:href="./Object 6" xlink:type="simple" xlink:show="embed" xlink:actuate="onLoad"/>
            <draw:image xlink:href="./ObjectReplacements/Object 6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Marlin53.B1]/[Marlin54.B1]" office:value-type="percentage" office:value="1.00391336949507">
            <text:p>100.39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4])/[Marlin54.D4]" office:value-type="percentage" office:value="1.08195088498465">
            <text:p>108.20%</text:p>
          </table:table-cell>
          <table:table-cell table:style-name="ce14" table:formula="of:=([Marlin53.E4])/[Marlin54.E4]" office:value-type="percentage" office:value="1.08229161560207">
            <text:p>108.23%</text:p>
          </table:table-cell>
          <table:table-cell table:style-name="ce14" table:formula="of:=([Marlin53.F4])/[Marlin54.F4]" office:value-type="percentage" office:value="2.31987577639752">
            <text:p>231.99%</text:p>
          </table:table-cell>
          <table:table-cell table:style-name="ce14" table:formula="of:=([Marlin53.G4])/[Marlin54.G4]" office:value-type="percentage" office:value="1.08233929213373">
            <text:p>108.23%</text:p>
          </table:table-cell>
          <table:table-cell table:style-name="ce17" table:formula="of:=([Marlin53.H4])/[Marlin54.H4]" office:value-type="percentage" office:value="1.08876932329849">
            <text:p>108.88%</text:p>
          </table:table-cell>
          <table:table-cell table:style-name="ce14" table:formula="of:=([Marlin53.I4])/[Marlin54.I4]" office:value-type="percentage" office:value="1.07873937956926">
            <text:p>107.87%</text:p>
          </table:table-cell>
          <table:table-cell table:style-name="ce14" table:formula="of:=([Marlin53.J4])/[Marlin54.J4]" office:value-type="percentage" office:value="1.05675758037483">
            <text:p>105.68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5])/[Marlin54.D5]" office:value-type="percentage" office:value="1.0832307388324">
            <text:p>108.32%</text:p>
          </table:table-cell>
          <table:table-cell table:style-name="ce14" table:formula="of:=([Marlin53.E5])/[Marlin54.E5]" office:value-type="percentage" office:value="1.0836006994602">
            <text:p>108.36%</text:p>
          </table:table-cell>
          <table:table-cell table:style-name="ce14" table:formula="of:=([Marlin53.F5])/[Marlin54.F5]" office:value-type="percentage" office:value="1.98870765370138">
            <text:p>198.87%</text:p>
          </table:table-cell>
          <table:table-cell table:style-name="ce14" table:formula="of:=([Marlin53.G5])/[Marlin54.G5]" office:value-type="percentage" office:value="1.08377679793219">
            <text:p>108.38%</text:p>
          </table:table-cell>
          <table:table-cell table:style-name="ce17" table:formula="of:=([Marlin53.H5])/[Marlin54.H5]" office:value-type="percentage" office:value="1.09443826808089">
            <text:p>109.44%</text:p>
          </table:table-cell>
          <table:table-cell table:style-name="ce14" table:formula="of:=([Marlin53.I5])/[Marlin54.I5]" office:value-type="percentage" office:value="1.02284880147511">
            <text:p>102.28%</text:p>
          </table:table-cell>
          <table:table-cell table:style-name="ce14" table:formula="of:=([Marlin53.J5])/[Marlin54.J5]" office:value-type="percentage" office:value="1.08046445018533">
            <text:p>108.0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6])/[Marlin54.D6]" office:value-type="percentage" office:value="1.07692307692308">
            <text:p>107.69%</text:p>
          </table:table-cell>
          <table:table-cell table:style-name="ce14" table:formula="of:=([Marlin53.E6])/[Marlin54.E6]" office:value-type="percentage" office:value="1.07696830632439">
            <text:p>107.70%</text:p>
          </table:table-cell>
          <table:table-cell table:style-name="ce14" table:formula="of:=([Marlin53.F6])/[Marlin54.F6]" office:value-type="percentage" office:value="1.22689463955638">
            <text:p>122.69%</text:p>
          </table:table-cell>
          <table:table-cell table:style-name="ce14" table:formula="of:=([Marlin53.G6])/[Marlin54.G6]" office:value-type="percentage" office:value="1.07713257744076">
            <text:p>107.71%</text:p>
          </table:table-cell>
          <table:table-cell table:style-name="ce17" table:formula="of:=([Marlin53.H6])/[Marlin54.H6]" office:value-type="percentage" office:value="1.0814810693521">
            <text:p>108.15%</text:p>
          </table:table-cell>
          <table:table-cell table:style-name="ce14" table:formula="of:=([Marlin53.I6])/[Marlin54.I6]" office:value-type="percentage" office:value="0.984472643326619">
            <text:p>98.45%</text:p>
          </table:table-cell>
          <table:table-cell table:style-name="ce14" table:formula="of:=([Marlin53.J6])/[Marlin54.J6]" office:value-type="percentage" office:value="1.13556869341513">
            <text:p>113.5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7])/[Marlin54.D7]" office:value-type="percentage" office:value="1.03334190727284">
            <text:p>103.33%</text:p>
          </table:table-cell>
          <table:table-cell table:style-name="ce14" table:formula="of:=([Marlin53.E7])/[Marlin54.E7]" office:value-type="percentage" office:value="1.03323360036033">
            <text:p>103.32%</text:p>
          </table:table-cell>
          <table:table-cell table:style-name="ce14" table:formula="of:=([Marlin53.F7])/[Marlin54.F7]" office:value-type="percentage" office:value="1.09948979591837">
            <text:p>109.95%</text:p>
          </table:table-cell>
          <table:table-cell table:style-name="ce14" table:formula="of:=([Marlin53.G7])/[Marlin54.G7]" office:value-type="percentage" office:value="1.03326363197684">
            <text:p>103.33%</text:p>
          </table:table-cell>
          <table:table-cell table:style-name="ce17" table:formula="of:=([Marlin53.H7])/[Marlin54.H7]" office:value-type="percentage" office:value="1.03405877680699">
            <text:p>103.41%</text:p>
          </table:table-cell>
          <table:table-cell table:style-name="ce14" table:formula="of:=([Marlin53.I7])/[Marlin54.I7]" office:value-type="percentage" office:value="1.03249625918938">
            <text:p>103.25%</text:p>
          </table:table-cell>
          <table:table-cell table:style-name="ce14" table:formula="of:=([Marlin53.J7])/[Marlin54.J7]" office:value-type="percentage" office:value="1.04607562758182">
            <text:p>104.61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8])/[Marlin54.D8]" office:value-type="percentage" office:value="1.02673906662753">
            <text:p>102.67%</text:p>
          </table:table-cell>
          <table:table-cell table:style-name="ce14" table:formula="of:=([Marlin53.E8])/[Marlin54.E8]" office:value-type="percentage" office:value="1.02677706333128">
            <text:p>102.68%</text:p>
          </table:table-cell>
          <table:table-cell table:style-name="ce14" table:formula="of:=([Marlin53.F8])/[Marlin54.F8]" office:value-type="percentage" office:value="0.964334705075446">
            <text:p>96.43%</text:p>
          </table:table-cell>
          <table:table-cell table:style-name="ce14" table:formula="of:=([Marlin53.G8])/[Marlin54.G8]" office:value-type="percentage" office:value="1.0267715610873">
            <text:p>102.68%</text:p>
          </table:table-cell>
          <table:table-cell table:style-name="ce17" table:formula="of:=([Marlin53.H8])/[Marlin54.H8]" office:value-type="percentage" office:value="1.02546928450283">
            <text:p>102.55%</text:p>
          </table:table-cell>
          <table:table-cell table:style-name="ce14" table:formula="of:=([Marlin53.I8])/[Marlin54.I8]" office:value-type="percentage" office:value="1.02522484960391">
            <text:p>102.52%</text:p>
          </table:table-cell>
          <table:table-cell table:style-name="ce14" table:formula="of:=([Marlin53.J8])/[Marlin54.J8]" office:value-type="percentage" office:value="1.01603232533889">
            <text:p>101.60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9])/[Marlin54.D9]" office:value-type="percentage" office:value="1.01585658238884">
            <text:p>101.59%</text:p>
          </table:table-cell>
          <table:table-cell table:style-name="ce14" table:formula="of:=([Marlin53.E9])/[Marlin54.E9]" office:value-type="percentage" office:value="1.01583494589954">
            <text:p>101.58%</text:p>
          </table:table-cell>
          <table:table-cell table:style-name="ce14" table:formula="of:=([Marlin53.F9])/[Marlin54.F9]" office:value-type="percentage" office:value="1.02333722287048">
            <text:p>102.33%</text:p>
          </table:table-cell>
          <table:table-cell table:style-name="ce14" table:formula="of:=([Marlin53.G9])/[Marlin54.G9]" office:value-type="percentage" office:value="1.01584492662873">
            <text:p>101.58%</text:p>
          </table:table-cell>
          <table:table-cell table:style-name="ce17" table:formula="of:=([Marlin53.H9])/[Marlin54.H9]" office:value-type="percentage" office:value="1.01616976956126">
            <text:p>101.62%</text:p>
          </table:table-cell>
          <table:table-cell table:style-name="ce14" table:formula="of:=([Marlin53.I9])/[Marlin54.I9]" office:value-type="percentage" office:value="1.03093671904174">
            <text:p>103.09%</text:p>
          </table:table-cell>
          <table:table-cell table:style-name="ce14" table:formula="of:=([Marlin53.J9])/[Marlin54.J9]" office:value-type="percentage" office:value="0.999936556274584">
            <text:p>99.9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0])/[Marlin54.D10]" office:value-type="percentage" office:value="1.09579737935443">
            <text:p>109.58%</text:p>
          </table:table-cell>
          <table:table-cell table:style-name="ce14" table:formula="of:=([Marlin53.E10])/[Marlin54.E10]" office:value-type="percentage" office:value="1.09581867604733">
            <text:p>109.58%</text:p>
          </table:table-cell>
          <table:table-cell table:style-name="ce14" table:formula="of:=([Marlin53.F10])/[Marlin54.F10]" office:value-type="percentage" office:value="1.03496503496504">
            <text:p>103.50%</text:p>
          </table:table-cell>
          <table:table-cell table:style-name="ce14" table:formula="of:=([Marlin53.G10])/[Marlin54.G10]" office:value-type="percentage" office:value="1.09576338928857">
            <text:p>109.58%</text:p>
          </table:table-cell>
          <table:table-cell table:style-name="ce17" table:formula="of:=([Marlin53.H10])/[Marlin54.H10]" office:value-type="percentage" office:value="1.09479269011594">
            <text:p>109.48%</text:p>
          </table:table-cell>
          <table:table-cell table:style-name="ce14" table:formula="of:=([Marlin53.I10])/[Marlin54.I10]" office:value-type="percentage" office:value="1.0992301458671">
            <text:p>109.92%</text:p>
          </table:table-cell>
          <table:table-cell table:style-name="ce14" table:formula="of:=([Marlin53.J10])/[Marlin54.J10]" office:value-type="percentage" office:value="1.08721154859331">
            <text:p>108.72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1])/[Marlin54.D11]" office:value-type="percentage" office:value="1.09722683800451">
            <text:p>109.72%</text:p>
          </table:table-cell>
          <table:table-cell table:style-name="ce14" table:formula="of:=([Marlin53.E11])/[Marlin54.E11]" office:value-type="percentage" office:value="1.09719246398227">
            <text:p>109.72%</text:p>
          </table:table-cell>
          <table:table-cell table:style-name="ce14" table:formula="of:=([Marlin53.F11])/[Marlin54.F11]" office:value-type="percentage" office:value="1.0746887966805">
            <text:p>107.47%</text:p>
          </table:table-cell>
          <table:table-cell table:style-name="ce14" table:formula="of:=([Marlin53.G11])/[Marlin54.G11]" office:value-type="percentage" office:value="1.09719708999594">
            <text:p>109.72%</text:p>
          </table:table-cell>
          <table:table-cell table:style-name="ce17" table:formula="of:=([Marlin53.H11])/[Marlin54.H11]" office:value-type="percentage" office:value="1.09657107904868">
            <text:p>109.66%</text:p>
          </table:table-cell>
          <table:table-cell table:style-name="ce14" table:formula="of:=([Marlin53.I11])/[Marlin54.I11]" office:value-type="percentage" office:value="1.10458826644476">
            <text:p>110.46%</text:p>
          </table:table-cell>
          <table:table-cell table:style-name="ce14" table:formula="of:=([Marlin53.J11])/[Marlin54.J11]" office:value-type="percentage" office:value="1.08048419885419">
            <text:p>108.0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2])/[Marlin54.D12]" office:value-type="percentage" office:value="1.09409948542024">
            <text:p>109.41%</text:p>
          </table:table-cell>
          <table:table-cell table:style-name="ce14" table:formula="of:=([Marlin53.E12])/[Marlin54.E12]" office:value-type="percentage" office:value="1.09411683943159">
            <text:p>109.41%</text:p>
          </table:table-cell>
          <table:table-cell table:style-name="ce14" table:formula="of:=([Marlin53.F12])/[Marlin54.F12]" office:value-type="percentage" office:value="0.920588235294118">
            <text:p>92.06%</text:p>
          </table:table-cell>
          <table:table-cell table:style-name="ce14" table:formula="of:=([Marlin53.G12])/[Marlin54.G12]" office:value-type="percentage" office:value="1.09334018147577">
            <text:p>109.33%</text:p>
          </table:table-cell>
          <table:table-cell table:style-name="ce17" table:formula="of:=([Marlin53.H12])/[Marlin54.H12]" office:value-type="percentage" office:value="1.08276127542183">
            <text:p>108.28%</text:p>
          </table:table-cell>
          <table:table-cell table:style-name="ce14" table:formula="of:=([Marlin53.I12])/[Marlin54.I12]" office:value-type="percentage" office:value="1.10618598038858">
            <text:p>110.62%</text:p>
          </table:table-cell>
          <table:table-cell table:style-name="ce14" table:formula="of:=([Marlin53.J12])/[Marlin54.J12]" office:value-type="percentage" office:value="1.0330565529623">
            <text:p>103.3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3])/[Marlin54.D13]" office:value-type="percentage" office:value="0.983201884914629">
            <text:p>98.32%</text:p>
          </table:table-cell>
          <table:table-cell table:style-name="ce14" table:formula="of:=([Marlin53.E13])/[Marlin54.E13]" office:value-type="percentage" office:value="0.983404850926984">
            <text:p>98.34%</text:p>
          </table:table-cell>
          <table:table-cell table:style-name="ce14" table:formula="of:=([Marlin53.F13])/[Marlin54.F13]" office:value-type="percentage" office:value="1.1394422310757">
            <text:p>113.94%</text:p>
          </table:table-cell>
          <table:table-cell table:style-name="ce14" table:formula="of:=([Marlin53.G13])/[Marlin54.G13]" office:value-type="percentage" office:value="0.983407272515934">
            <text:p>98.34%</text:p>
          </table:table-cell>
          <table:table-cell table:style-name="ce17" table:formula="of:=([Marlin53.H13])/[Marlin54.H13]" office:value-type="percentage" office:value="0.983688860419864">
            <text:p>98.37%</text:p>
          </table:table-cell>
          <table:table-cell table:style-name="ce14" table:formula="of:=([Marlin53.I13])/[Marlin54.I13]" office:value-type="percentage" office:value="0.97797838673453">
            <text:p>97.80%</text:p>
          </table:table-cell>
          <table:table-cell table:style-name="ce14" table:formula="of:=([Marlin53.J13])/[Marlin54.J13]" office:value-type="percentage" office:value="0.983687934713165">
            <text:p>98.3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4])/[Marlin54.D14]" office:value-type="percentage" office:value="0.986915285733695">
            <text:p>98.69%</text:p>
          </table:table-cell>
          <table:table-cell table:style-name="ce14" table:formula="of:=([Marlin53.E14])/[Marlin54.E14]" office:value-type="percentage" office:value="0.986925039229265">
            <text:p>98.69%</text:p>
          </table:table-cell>
          <table:table-cell table:style-name="ce14" table:formula="of:=([Marlin53.F14])/[Marlin54.F14]" office:value-type="percentage" office:value="0.837170129140932">
            <text:p>83.72%</text:p>
          </table:table-cell>
          <table:table-cell table:style-name="ce14" table:formula="of:=([Marlin53.G14])/[Marlin54.G14]" office:value-type="percentage" office:value="0.986920770727773">
            <text:p>98.69%</text:p>
          </table:table-cell>
          <table:table-cell table:style-name="ce17" table:formula="of:=([Marlin53.H14])/[Marlin54.H14]" office:value-type="percentage" office:value="0.986340634919249">
            <text:p>98.63%</text:p>
          </table:table-cell>
          <table:table-cell table:style-name="ce14" table:formula="of:=([Marlin53.I14])/[Marlin54.I14]" office:value-type="percentage" office:value="0.988871473354232">
            <text:p>98.89%</text:p>
          </table:table-cell>
          <table:table-cell table:style-name="ce14" table:formula="of:=([Marlin53.J14])/[Marlin54.J14]" office:value-type="percentage" office:value="0.984535680560007">
            <text:p>98.4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5])/[Marlin54.D15]" office:value-type="percentage" office:value="0.983035112832603">
            <text:p>98.30%</text:p>
          </table:table-cell>
          <table:table-cell table:style-name="ce14" table:formula="of:=([Marlin53.E15])/[Marlin54.E15]" office:value-type="percentage" office:value="0.982882949269946">
            <text:p>98.29%</text:p>
          </table:table-cell>
          <table:table-cell table:style-name="ce14" table:formula="of:=([Marlin53.F15])/[Marlin54.F15]" office:value-type="percentage" office:value="1.17607162235486">
            <text:p>117.61%</text:p>
          </table:table-cell>
          <table:table-cell table:style-name="ce14" table:formula="of:=([Marlin53.G15])/[Marlin54.G15]" office:value-type="percentage" office:value="0.982894016590172">
            <text:p>98.29%</text:p>
          </table:table-cell>
          <table:table-cell table:style-name="ce17" table:formula="of:=([Marlin53.H15])/[Marlin54.H15]" office:value-type="percentage" office:value="0.984370658371131">
            <text:p>98.44%</text:p>
          </table:table-cell>
          <table:table-cell table:style-name="ce14" table:formula="of:=([Marlin53.I15])/[Marlin54.I15]" office:value-type="percentage" office:value="0.98017100778062">
            <text:p>98.02%</text:p>
          </table:table-cell>
          <table:table-cell table:style-name="ce14" table:formula="of:=([Marlin53.J15])/[Marlin54.J15]" office:value-type="percentage" office:value="1.00034075257053">
            <text:p>100.0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6])/[Marlin54.D16]" office:value-type="percentage" office:value="1.00332177931831">
            <text:p>100.33%</text:p>
          </table:table-cell>
          <table:table-cell table:style-name="ce14" table:formula="of:=([Marlin53.E16])/[Marlin54.E16]" office:value-type="percentage" office:value="1.00346870935106">
            <text:p>100.35%</text:p>
          </table:table-cell>
          <table:table-cell table:style-name="ce14" table:formula="of:=([Marlin53.F16])/[Marlin54.F16]" office:value-type="percentage" office:value="0.97037037037037">
            <text:p>97.04%</text:p>
          </table:table-cell>
          <table:table-cell table:style-name="ce14" table:formula="of:=([Marlin53.G16])/[Marlin54.G16]" office:value-type="percentage" office:value="1.00332321918798">
            <text:p>100.33%</text:p>
          </table:table-cell>
          <table:table-cell table:style-name="ce17" table:formula="of:=([Marlin53.H16])/[Marlin54.H16]" office:value-type="percentage" office:value="1.00269312544295">
            <text:p>100.27%</text:p>
          </table:table-cell>
          <table:table-cell table:style-name="ce14" table:formula="of:=([Marlin53.I16])/[Marlin54.I16]" office:value-type="percentage" office:value="1.00336109893322">
            <text:p>100.34%</text:p>
          </table:table-cell>
          <table:table-cell table:style-name="ce14" table:formula="of:=([Marlin53.J16])/[Marlin54.J16]" office:value-type="percentage" office:value="0.976028064704736">
            <text:p>97.60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7])/[Marlin54.D17]" office:value-type="percentage" office:value="0.998264815803524">
            <text:p>99.83%</text:p>
          </table:table-cell>
          <table:table-cell table:style-name="ce14" table:formula="of:=([Marlin53.E17])/[Marlin54.E17]" office:value-type="percentage" office:value="0.9983976498865">
            <text:p>99.84%</text:p>
          </table:table-cell>
          <table:table-cell table:style-name="ce14" table:formula="of:=([Marlin53.F17])/[Marlin54.F17]" office:value-type="percentage" office:value="1.05365853658537">
            <text:p>105.37%</text:p>
          </table:table-cell>
          <table:table-cell table:style-name="ce14" table:formula="of:=([Marlin53.G17])/[Marlin54.G17]" office:value-type="percentage" office:value="0.998398291510945">
            <text:p>99.84%</text:p>
          </table:table-cell>
          <table:table-cell table:style-name="ce17" table:formula="of:=([Marlin53.H17])/[Marlin54.H17]" office:value-type="percentage" office:value="0.999740057187419">
            <text:p>99.97%</text:p>
          </table:table-cell>
          <table:table-cell table:style-name="ce14" table:formula="of:=([Marlin53.I17])/[Marlin54.I17]" office:value-type="percentage" office:value="0.994296577946768">
            <text:p>99.43%</text:p>
          </table:table-cell>
          <table:table-cell table:style-name="ce14" table:formula="of:=([Marlin53.J17])/[Marlin54.J17]" office:value-type="percentage" office:value="1.02374719521316">
            <text:p>102.37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8])/[Marlin54.D18]" office:value-type="percentage" office:value="0.997701149425287">
            <text:p>99.77%</text:p>
          </table:table-cell>
          <table:table-cell table:style-name="ce14" table:formula="of:=([Marlin53.E18])/[Marlin54.E18]" office:value-type="percentage" office:value="0.997700268302031">
            <text:p>99.77%</text:p>
          </table:table-cell>
          <table:table-cell table:style-name="ce14" table:formula="of:=([Marlin53.F18])/[Marlin54.F18]" office:value-type="percentage" office:value="0.956112852664577">
            <text:p>95.61%</text:p>
          </table:table-cell>
          <table:table-cell table:style-name="ce14" table:formula="of:=([Marlin53.G18])/[Marlin54.G18]" office:value-type="percentage" office:value="0.997453202597733">
            <text:p>99.75%</text:p>
          </table:table-cell>
          <table:table-cell table:style-name="ce17" table:formula="of:=([Marlin53.H18])/[Marlin54.H18]" office:value-type="percentage" office:value="0.99468336483932">
            <text:p>99.47%</text:p>
          </table:table-cell>
          <table:table-cell table:style-name="ce14" table:formula="of:=([Marlin53.I18])/[Marlin54.I18]" office:value-type="percentage" office:value="1.00627553998832">
            <text:p>100.63%</text:p>
          </table:table-cell>
          <table:table-cell table:style-name="ce14" table:formula="of:=([Marlin53.J18])/[Marlin54.J18]" office:value-type="percentage" office:value="1.00636476287034">
            <text:p>100.6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19])/[Marlin54.D19]" office:value-type="percentage" office:value="1.00138580931264">
            <text:p>100.14%</text:p>
          </table:table-cell>
          <table:table-cell table:style-name="ce14" table:formula="of:=([Marlin53.E19])/[Marlin54.E19]" office:value-type="percentage" office:value="1.00138657792568">
            <text:p>100.14%</text:p>
          </table:table-cell>
          <table:table-cell table:style-name="ce14" table:formula="of:=([Marlin53.F19])/[Marlin54.F19]" office:value-type="percentage" office:value="0.9921875">
            <text:p>99.22%</text:p>
          </table:table-cell>
          <table:table-cell table:style-name="ce14" table:formula="of:=([Marlin53.G19])/[Marlin54.G19]" office:value-type="percentage" office:value="1.00166297117517">
            <text:p>100.17%</text:p>
          </table:table-cell>
          <table:table-cell table:style-name="ce17" table:formula="of:=([Marlin53.H19])/[Marlin54.H19]" office:value-type="percentage" office:value="1.00133940530405">
            <text:p>100.13%</text:p>
          </table:table-cell>
          <table:table-cell table:style-name="ce14" table:formula="of:=([Marlin53.I19])/[Marlin54.I19]" office:value-type="percentage" office:value="1.00169635284139">
            <text:p>100.17%</text:p>
          </table:table-cell>
          <table:table-cell table:style-name="ce14" table:formula="of:=([Marlin53.J19])/[Marlin54.J19]" office:value-type="percentage" office:value="0.981473440440006">
            <text:p>98.1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0])/[Marlin54.D20]" office:value-type="percentage" office:value="1.00077841203944">
            <text:p>100.08%</text:p>
          </table:table-cell>
          <table:table-cell table:style-name="ce14" table:formula="of:=([Marlin53.E20])/[Marlin54.E20]" office:value-type="percentage" office:value="1.00077861406696">
            <text:p>100.08%</text:p>
          </table:table-cell>
          <table:table-cell table:style-name="ce14" table:formula="of:=([Marlin53.F20])/[Marlin54.F20]" office:value-type="percentage" office:value="1.04433497536946">
            <text:p>104.43%</text:p>
          </table:table-cell>
          <table:table-cell table:style-name="ce14" table:formula="of:=([Marlin53.G20])/[Marlin54.G20]" office:value-type="percentage" office:value="1.00103680663556">
            <text:p>100.10%</text:p>
          </table:table-cell>
          <table:table-cell table:style-name="ce17" table:formula="of:=([Marlin53.H20])/[Marlin54.H20]" office:value-type="percentage" office:value="1.00320591861899">
            <text:p>100.32%</text:p>
          </table:table-cell>
          <table:table-cell table:style-name="ce14" table:formula="of:=([Marlin53.I20])/[Marlin54.I20]" office:value-type="percentage" office:value="1.02136514983352">
            <text:p>102.14%</text:p>
          </table:table-cell>
          <table:table-cell table:style-name="ce14" table:formula="of:=([Marlin53.J20])/[Marlin54.J20]" office:value-type="percentage" office:value="1.00352360817477">
            <text:p>100.3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1])/[Marlin54.D21]" office:value-type="percentage" office:value="0.999265246142542">
            <text:p>99.93%</text:p>
          </table:table-cell>
          <table:table-cell table:style-name="ce14" table:formula="of:=([Marlin53.E21])/[Marlin54.E21]" office:value-type="percentage" office:value="0.999264886057339">
            <text:p>99.93%</text:p>
          </table:table-cell>
          <table:table-cell table:style-name="ce14" table:formula="of:=([Marlin53.F21])/[Marlin54.F21]" office:value-type="percentage" office:value="0.952569169960474">
            <text:p>95.26%</text:p>
          </table:table-cell>
          <table:table-cell table:style-name="ce14" table:formula="of:=([Marlin53.G21])/[Marlin54.G21]" office:value-type="percentage" office:value="0.998540856031128">
            <text:p>99.85%</text:p>
          </table:table-cell>
          <table:table-cell table:style-name="ce17" table:formula="of:=([Marlin53.H21])/[Marlin54.H21]" office:value-type="percentage" office:value="0.994330571303969">
            <text:p>99.43%</text:p>
          </table:table-cell>
          <table:table-cell table:style-name="ce14" table:formula="of:=([Marlin53.I21])/[Marlin54.I21]" office:value-type="percentage" office:value="1.0799777839489">
            <text:p>108.00%</text:p>
          </table:table-cell>
          <table:table-cell table:style-name="ce14" table:formula="of:=([Marlin53.J21])/[Marlin54.J21]" office:value-type="percentage" office:value="1.05479367049333">
            <text:p>105.48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2])/[Marlin54.D22]" office:value-type="percentage" office:value="0.995364647713226">
            <text:p>99.54%</text:p>
          </table:table-cell>
          <table:table-cell table:style-name="ce14" table:formula="of:=([Marlin53.E22])/[Marlin54.E22]" office:value-type="percentage" office:value="0.995361781076067">
            <text:p>99.54%</text:p>
          </table:table-cell>
          <table:table-cell table:style-name="ce14" table:formula="of:=([Marlin53.F22])/[Marlin54.F22]" office:value-type="percentage" office:value="1">
            <text:p>100.00%</text:p>
          </table:table-cell>
          <table:table-cell table:style-name="ce14" table:formula="of:=([Marlin53.G22])/[Marlin54.G22]" office:value-type="percentage" office:value="0.995209395765724">
            <text:p>99.52%</text:p>
          </table:table-cell>
          <table:table-cell table:style-name="ce17" table:formula="of:=([Marlin53.H22])/[Marlin54.H22]" office:value-type="percentage" office:value="0.995182899292488">
            <text:p>99.52%</text:p>
          </table:table-cell>
          <table:table-cell table:style-name="ce14" table:formula="of:=([Marlin53.I22])/[Marlin54.I22]" office:value-type="percentage" office:value="0.993910056214866">
            <text:p>99.39%</text:p>
          </table:table-cell>
          <table:table-cell table:style-name="ce14" table:formula="of:=([Marlin53.J22])/[Marlin54.J22]" office:value-type="percentage" office:value="1.00694516429978">
            <text:p>100.69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3])/[Marlin54.D23]" office:value-type="percentage" office:value="0.995896834701055">
            <text:p>99.59%</text:p>
          </table:table-cell>
          <table:table-cell table:style-name="ce14" table:formula="of:=([Marlin53.E23])/[Marlin54.E23]" office:value-type="percentage" office:value="0.995895631779537">
            <text:p>99.59%</text:p>
          </table:table-cell>
          <table:table-cell table:style-name="ce14" table:formula="of:=([Marlin53.F23])/[Marlin54.F23]" office:value-type="percentage" office:value="0.982269503546099">
            <text:p>98.23%</text:p>
          </table:table-cell>
          <table:table-cell table:style-name="ce14" table:formula="of:=([Marlin53.G23])/[Marlin54.G23]" office:value-type="percentage" office:value="0.995899238429994">
            <text:p>99.59%</text:p>
          </table:table-cell>
          <table:table-cell table:style-name="ce17" table:formula="of:=([Marlin53.H23])/[Marlin54.H23]" office:value-type="percentage" office:value="0.99535472972973">
            <text:p>99.54%</text:p>
          </table:table-cell>
          <table:table-cell table:style-name="ce14" table:formula="of:=([Marlin53.I23])/[Marlin54.I23]" office:value-type="percentage" office:value="0.953115727002967">
            <text:p>95.31%</text:p>
          </table:table-cell>
          <table:table-cell table:style-name="ce14" table:formula="of:=([Marlin53.J23])/[Marlin54.J23]" office:value-type="percentage" office:value="0.988568683957733">
            <text:p>98.8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4])/[Marlin54.D24]" office:value-type="percentage" office:value="0.994333886124931">
            <text:p>99.43%</text:p>
          </table:table-cell>
          <table:table-cell table:style-name="ce14" table:formula="of:=([Marlin53.E24])/[Marlin54.E24]" office:value-type="percentage" office:value="0.994330752212389">
            <text:p>99.43%</text:p>
          </table:table-cell>
          <table:table-cell table:style-name="ce14" table:formula="of:=([Marlin53.F24])/[Marlin54.F24]" office:value-type="percentage" office:value="0.890855457227138">
            <text:p>89.09%</text:p>
          </table:table-cell>
          <table:table-cell table:style-name="ce14" table:formula="of:=([Marlin53.G24])/[Marlin54.G24]" office:value-type="percentage" office:value="0.993529735682819">
            <text:p>99.35%</text:p>
          </table:table-cell>
          <table:table-cell table:style-name="ce17" table:formula="of:=([Marlin53.H24])/[Marlin54.H24]" office:value-type="percentage" office:value="0.985463278978637">
            <text:p>98.55%</text:p>
          </table:table-cell>
          <table:table-cell table:style-name="ce14" table:formula="of:=([Marlin53.I24])/[Marlin54.I24]" office:value-type="percentage" office:value="0.944703143189756">
            <text:p>94.47%</text:p>
          </table:table-cell>
          <table:table-cell table:style-name="ce14" table:formula="of:=([Marlin53.J24])/[Marlin54.J24]" office:value-type="percentage" office:value="1.08130740140465">
            <text:p>108.13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5])/[Marlin54.D25]" office:value-type="percentage" office:value="0.998238993710692">
            <text:p>99.82%</text:p>
          </table:table-cell>
          <table:table-cell table:style-name="ce14" table:formula="of:=([Marlin53.E25])/[Marlin54.E25]" office:value-type="percentage" office:value="0.997986408255726">
            <text:p>99.80%</text:p>
          </table:table-cell>
          <table:table-cell table:style-name="ce14" table:formula="of:=([Marlin53.F25])/[Marlin54.F25]" office:value-type="percentage" office:value="0.981132075471698">
            <text:p>98.11%</text:p>
          </table:table-cell>
          <table:table-cell table:style-name="ce14" table:formula="of:=([Marlin53.G25])/[Marlin54.G25]" office:value-type="percentage" office:value="0.997987927565392">
            <text:p>99.80%</text:p>
          </table:table-cell>
          <table:table-cell table:style-name="ce17" table:formula="of:=([Marlin53.H25])/[Marlin54.H25]" office:value-type="percentage" office:value="0.997337850919652">
            <text:p>99.73%</text:p>
          </table:table-cell>
          <table:table-cell table:style-name="ce14" table:formula="of:=([Marlin53.I25])/[Marlin54.I25]" office:value-type="percentage" office:value="0.99948914431673">
            <text:p>99.95%</text:p>
          </table:table-cell>
          <table:table-cell table:style-name="ce14" table:formula="of:=([Marlin53.J25])/[Marlin54.J25]" office:value-type="percentage" office:value="0.997924162745641">
            <text:p>99.79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6])/[Marlin54.D26]" office:value-type="percentage" office:value="0.99928503336511">
            <text:p>99.93%</text:p>
          </table:table-cell>
          <table:table-cell table:style-name="ce14" table:formula="of:=([Marlin53.E26])/[Marlin54.E26]" office:value-type="percentage" office:value="0.999284862932062">
            <text:p>99.93%</text:p>
          </table:table-cell>
          <table:table-cell table:style-name="ce14" table:formula="of:=([Marlin53.F26])/[Marlin54.F26]" office:value-type="percentage" office:value="0.996">
            <text:p>99.60%</text:p>
          </table:table-cell>
          <table:table-cell table:style-name="ce14" table:formula="of:=([Marlin53.G26])/[Marlin54.G26]" office:value-type="percentage" office:value="0.999286054259876">
            <text:p>99.93%</text:p>
          </table:table-cell>
          <table:table-cell table:style-name="ce17" table:formula="of:=([Marlin53.H26])/[Marlin54.H26]" office:value-type="percentage" office:value="0.999099909990999">
            <text:p>99.91%</text:p>
          </table:table-cell>
          <table:table-cell table:style-name="ce14" table:formula="of:=([Marlin53.I26])/[Marlin54.I26]" office:value-type="percentage" office:value="1.01626817845699">
            <text:p>101.63%</text:p>
          </table:table-cell>
          <table:table-cell table:style-name="ce14" table:formula="of:=([Marlin53.J26])/[Marlin54.J26]" office:value-type="percentage" office:value="1.0187074829932">
            <text:p>101.87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([Marlin53.D27])/[Marlin54.D27]" office:value-type="percentage" office:value="0.995528727923094">
            <text:p>99.55%</text:p>
          </table:table-cell>
          <table:table-cell table:style-name="ce14" table:formula="of:=([Marlin53.E27])/[Marlin54.E27]" office:value-type="percentage" office:value="0.995526727801387">
            <text:p>99.55%</text:p>
          </table:table-cell>
          <table:table-cell table:style-name="ce14" table:formula="of:=([Marlin53.F27])/[Marlin54.F27]" office:value-type="percentage" office:value="0.941964285714286">
            <text:p>94.20%</text:p>
          </table:table-cell>
          <table:table-cell table:style-name="ce14" table:formula="of:=([Marlin53.G27])/[Marlin54.G27]" office:value-type="percentage" office:value="0.994249059942491">
            <text:p>99.42%</text:p>
          </table:table-cell>
          <table:table-cell table:style-name="ce17" table:formula="of:=([Marlin53.H27])/[Marlin54.H27]" office:value-type="percentage" office:value="0.988528096441765">
            <text:p>98.85%</text:p>
          </table:table-cell>
          <table:table-cell table:style-name="ce14" table:formula="of:=([Marlin53.I27])/[Marlin54.I27]" office:value-type="percentage" office:value="1.01572406796855">
            <text:p>101.57%</text:p>
          </table:table-cell>
          <table:table-cell table:style-name="ce14" table:formula="of:=([Marlin53.J27])/[Marlin54.J27]" office:value-type="percentage" office:value="1.04444444444444">
            <text:p>104.44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Marlin53.D29]/[Marlin54.D29]" office:value-type="percentage" office:value="1.06103775016804">
            <text:p>106.10%</text:p>
          </table:table-cell>
          <table:table-cell table:style-name="ce15" table:formula="of:=[Marlin53.E29]/[Marlin54.E29]" office:value-type="percentage" office:value="1.06116648102877">
            <text:p>106.12%</text:p>
          </table:table-cell>
          <table:table-cell table:style-name="ce15" table:formula="of:=[Marlin53.F29]/[Marlin54.F29]" office:value-type="percentage" office:value="1.27084531339851">
            <text:p>127.08%</text:p>
          </table:table-cell>
          <table:table-cell table:style-name="ce15" table:formula="of:=[Marlin53.G29]/[Marlin54.G29]" office:value-type="percentage" office:value="1.06117342474273">
            <text:p>106.12%</text:p>
          </table:table-cell>
          <table:table-cell table:style-name="ce17" table:formula="of:=[Marlin53.H29]/[Marlin54.H29]" office:value-type="percentage" office:value="1.06375623205383">
            <text:p>106.38%</text:p>
          </table:table-cell>
          <table:table-cell table:style-name="ce15" table:formula="of:=[Marlin53.I29]/[Marlin54.I29]" office:value-type="percentage" office:value="1.06004983449395">
            <text:p>106.00%</text:p>
          </table:table-cell>
          <table:table-cell table:style-name="ce15" table:formula="of:=[Marlin53.J29]/[Marlin54.J29]" office:value-type="percentage" office:value="1.04596281687372">
            <text:p>104.60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Marlin53.D30]/[Marlin54.D30]" office:value-type="percentage" office:value="1.06013662849106">
            <text:p>106.01%</text:p>
          </table:table-cell>
          <table:table-cell table:style-name="ce15" table:formula="of:=[Marlin53.E30]/[Marlin54.E30]" office:value-type="percentage" office:value="1.06030699550428">
            <text:p>106.03%</text:p>
          </table:table-cell>
          <table:table-cell table:style-name="ce15" table:formula="of:=[Marlin53.F30]/[Marlin54.F30]" office:value-type="percentage" office:value="1.26026967701474">
            <text:p>126.03%</text:p>
          </table:table-cell>
          <table:table-cell table:style-name="ce15" table:formula="of:=[Marlin53.G30]/[Marlin54.G30]" office:value-type="percentage" office:value="1.06038380387823">
            <text:p>106.04%</text:p>
          </table:table-cell>
          <table:table-cell table:style-name="ce17" table:formula="of:=[Marlin53.H30]/[Marlin54.H30]" office:value-type="percentage" office:value="1.06448481031757">
            <text:p>106.45%</text:p>
          </table:table-cell>
          <table:table-cell table:style-name="ce15" table:formula="of:=[Marlin53.I30]/[Marlin54.I30]" office:value-type="percentage" office:value="1.03325616233147">
            <text:p>103.33%</text:p>
          </table:table-cell>
          <table:table-cell table:style-name="ce15" table:formula="of:=[Marlin53.J30]/[Marlin54.J30]" office:value-type="percentage" office:value="1.05206442002305">
            <text:p>105.21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Marlin53.D31]/[Marlin54.D31]" office:value-type="percentage" office:value="1.05406508660211">
            <text:p>105.41%</text:p>
          </table:table-cell>
          <table:table-cell table:style-name="ce15" table:formula="of:=[Marlin53.E31]/[Marlin54.E31]" office:value-type="percentage" office:value="1.05408190191373">
            <text:p>105.41%</text:p>
          </table:table-cell>
          <table:table-cell table:style-name="ce15" table:formula="of:=[Marlin53.F31]/[Marlin54.F31]" office:value-type="percentage" office:value="1.02425106990014">
            <text:p>102.43%</text:p>
          </table:table-cell>
          <table:table-cell table:style-name="ce15" table:formula="of:=[Marlin53.G31]/[Marlin54.G31]" office:value-type="percentage" office:value="1.05387302523064">
            <text:p>105.39%</text:p>
          </table:table-cell>
          <table:table-cell table:style-name="ce17" table:formula="of:=[Marlin53.H31]/[Marlin54.H31]" office:value-type="percentage" office:value="1.0525967167332">
            <text:p>105.26%</text:p>
          </table:table-cell>
          <table:table-cell table:style-name="ce15" table:formula="of:=[Marlin53.I31]/[Marlin54.I31]" office:value-type="percentage" office:value="1.01944919253183">
            <text:p>101.94%</text:p>
          </table:table-cell>
          <table:table-cell table:style-name="ce15" table:formula="of:=[Marlin53.J31]/[Marlin54.J31]" office:value-type="percentage" office:value="1.06499414185468">
            <text:p>106.50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Marlin53.D33]/[Marlin54.D33]" office:value-type="percentage" office:value="0.983201884914629">
            <text:p>98.32%</text:p>
          </table:table-cell>
          <table:table-cell table:style-name="ce16" table:formula="of:=[Marlin53.E33]/[Marlin54.E33]" office:value-type="percentage" office:value="0.983404850926984">
            <text:p>98.34%</text:p>
          </table:table-cell>
          <table:table-cell table:style-name="ce16" table:formula="of:=[Marlin53.F33]/[Marlin54.F33]" office:value-type="percentage" office:value="1.1394422310757">
            <text:p>113.94%</text:p>
          </table:table-cell>
          <table:table-cell table:style-name="ce16" table:formula="of:=[Marlin53.G33]/[Marlin54.G33]" office:value-type="percentage" office:value="0.983407272515934">
            <text:p>98.34%</text:p>
          </table:table-cell>
          <table:table-cell table:style-name="ce18" table:formula="of:=[Marlin53.H33]/[Marlin54.H33]" office:value-type="percentage" office:value="0.983688860419864">
            <text:p>98.37%</text:p>
          </table:table-cell>
          <table:table-cell table:style-name="ce16" table:formula="of:=[Marlin53.I33]/[Marlin54.I33]" office:value-type="percentage" office:value="0.97797838673453">
            <text:p>97.80%</text:p>
          </table:table-cell>
          <table:table-cell table:style-name="ce16" table:formula="of:=[Marlin53.J33]/[Marlin54.J33]" office:value-type="percentage" office:value="0.983687934713165">
            <text:p>98.37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Marlin53.D34]/[Marlin54.D34]" office:value-type="percentage" office:value="0.986915285733695">
            <text:p>98.69%</text:p>
          </table:table-cell>
          <table:table-cell table:style-name="ce16" table:formula="of:=[Marlin53.E34]/[Marlin54.E34]" office:value-type="percentage" office:value="0.986925039229265">
            <text:p>98.69%</text:p>
          </table:table-cell>
          <table:table-cell table:style-name="ce16" table:formula="of:=[Marlin53.F34]/[Marlin54.F34]" office:value-type="percentage" office:value="0.837170129140932">
            <text:p>83.72%</text:p>
          </table:table-cell>
          <table:table-cell table:style-name="ce16" table:formula="of:=[Marlin53.G34]/[Marlin54.G34]" office:value-type="percentage" office:value="0.986920770727773">
            <text:p>98.69%</text:p>
          </table:table-cell>
          <table:table-cell table:style-name="ce18" table:formula="of:=[Marlin53.H34]/[Marlin54.H34]" office:value-type="percentage" office:value="0.986340634919249">
            <text:p>98.63%</text:p>
          </table:table-cell>
          <table:table-cell table:style-name="ce16" table:formula="of:=[Marlin53.I34]/[Marlin54.I34]" office:value-type="percentage" office:value="0.988871473354232">
            <text:p>98.89%</text:p>
          </table:table-cell>
          <table:table-cell table:style-name="ce16" table:formula="of:=[Marlin53.J34]/[Marlin54.J34]" office:value-type="percentage" office:value="0.984535680560007">
            <text:p>98.45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Marlin53.D35]/[Marlin54.D35]" office:value-type="percentage" office:value="0.983035112832603">
            <text:p>98.30%</text:p>
          </table:table-cell>
          <table:table-cell table:style-name="ce16" table:formula="of:=[Marlin53.E35]/[Marlin54.E35]" office:value-type="percentage" office:value="0.982882949269946">
            <text:p>98.29%</text:p>
          </table:table-cell>
          <table:table-cell table:style-name="ce16" table:formula="of:=[Marlin53.F35]/[Marlin54.F35]" office:value-type="percentage" office:value="1.17607162235486">
            <text:p>117.61%</text:p>
          </table:table-cell>
          <table:table-cell table:style-name="ce16" table:formula="of:=[Marlin53.G35]/[Marlin54.G35]" office:value-type="percentage" office:value="0.982894016590172">
            <text:p>98.29%</text:p>
          </table:table-cell>
          <table:table-cell table:style-name="ce18" table:formula="of:=[Marlin53.H35]/[Marlin54.H35]" office:value-type="percentage" office:value="0.984370658371131">
            <text:p>98.44%</text:p>
          </table:table-cell>
          <table:table-cell table:style-name="ce16" table:formula="of:=[Marlin53.I35]/[Marlin54.I35]" office:value-type="percentage" office:value="0.98017100778062">
            <text:p>98.02%</text:p>
          </table:table-cell>
          <table:table-cell table:style-name="ce16" table:formula="of:=[Marlin53.J35]/[Marlin54.J35]" office:value-type="percentage" office:value="1.00034075257053">
            <text:p>100.03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lin_Graph" table:style-name="ta1">
        <table:shapes>
          <draw:frame draw:z-index="0" draw:style-name="gr2" draw:text-style-name="P1" svg:width="15.0024in" svg:height="7.8559in" svg:x="0.0417in" svg:y="0.0677in">
            <draw:object draw:notify-on-update-of-ranges="Marlin41_vs_42.A4:Marlin41_vs_42.A4 Marlin41_vs_42.A5:Marlin41_vs_42.B27 Marlin41.E4:Marlin41.E27 Marlin42.E4:Marlin42.E27 Marlin52.E4:Marlin52.E27 Marlin53.E4:Marlin53.E27 Marlin54.E4:Marlin54.E27 ductus.E4:ductus.E2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5" table:default-cell-style-name="Default"/>
        <table:table-row table:style-name="ro4">
          <table:table-cell/>
        </table:table-row>
      </table:table>
      <table:table table:name="ductus_Marlin42" table:style-name="ta1" table:print-ranges="ductus_Marlin42.A1:ductus_Marlin42.L68">
        <table:shapes>
          <draw:frame draw:z-index="0" draw:style-name="gr1" svg:width="8.7008in" svg:height="5.3346in" svg:x="0in" svg:y="6.1768in">
            <draw:object draw:notify-on-update-of-ranges="ductus_Marlin42.A4:ductus_Marlin42.B27 ductus_Marlin42.H4:ductus_Marlin42.H11 ductus_Marlin42.H12:ductus_Marlin42.H19 ductus_Marlin42.H20:ductus_Marlin42.H27" xlink:href="./Object 3" xlink:type="simple" xlink:show="embed" xlink:actuate="onLoad"/>
            <draw:image xlink:href="./ObjectReplacements/Object 3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6"/>
        <table:table-column table:style-name="co14" table:default-cell-style-name="Default"/>
        <table:table-column table:style-name="co7" table:number-columns-repeated="2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ductus.B1]/[Marlin54.B1]" office:value-type="percentage" office:value="2.81644077631714">
            <text:p>281.64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test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ops</text:p>
          </table:table-cell>
          <table:table-cell table:style-name="ce2" office:value-type="string">
            <text:p>Tavg</text:p>
          </table:table-cell>
          <table:table-cell table:style-name="ce2" office:value-type="string">
            <text:p>Tmed</text:p>
          </table:table-cell>
          <table:table-cell table:style-name="ce2" office:value-type="string">
            <text:p>stdDev</text:p>
          </table:table-cell>
          <table:table-cell table:style-name="ce2" office:value-type="string">
            <text:p>rms</text:p>
          </table:table-cell>
          <table:table-cell table:style-name="ce2" office:value-type="string">
            <text:p>Med+Stddev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TotalOps</text:p>
          </table:table-cell>
          <table:table-cell table:style-name="ce6" table:number-columns-repeated="1013"/>
        </table:table-row>
        <table:table-row table:style-name="ro5">
          <table:table-cell table:style-name="ce11" office:value-type="string">
            <text:p>boulder_1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4]/[Marlin54.D4]" office:value-type="percentage" office:value="1.00156750048984">
            <text:p>100.16%</text:p>
          </table:table-cell>
          <table:table-cell table:style-name="ce14" table:formula="of:=[ductus.E4]/[Marlin54.E4]" office:value-type="percentage" office:value="1.00183015507296">
            <text:p>100.18%</text:p>
          </table:table-cell>
          <table:table-cell table:style-name="ce14" table:formula="of:=[ductus.F4]/[Marlin54.F4]" office:value-type="percentage" office:value="1.60869565217391">
            <text:p>160.87%</text:p>
          </table:table-cell>
          <table:table-cell table:style-name="ce14" table:formula="of:=[ductus.G4]/[Marlin54.G4]" office:value-type="percentage" office:value="1.00186280597405">
            <text:p>100.19%</text:p>
          </table:table-cell>
          <table:table-cell table:style-name="ce17" table:formula="of:=[ductus.H4]/[Marlin54.H4]" office:value-type="percentage" office:value="1.00500658333198">
            <text:p>100.50%</text:p>
          </table:table-cell>
          <table:table-cell table:style-name="ce14" table:formula="of:=[ductus.I4]/[Marlin54.I4]" office:value-type="percentage" office:value="1.00083975498913">
            <text:p>100.08%</text:p>
          </table:table-cell>
          <table:table-cell table:style-name="ce14" table:formula="of:=[ductus.J4]/[Marlin54.J4]" office:value-type="percentage" office:value="0.981883285083041">
            <text:p>98.19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boulder_20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7]/[Marlin54.D7]" office:value-type="percentage" office:value="0.996206031766446">
            <text:p>99.62%</text:p>
          </table:table-cell>
          <table:table-cell table:style-name="ce14" table:formula="of:=[ductus.E7]/[Marlin54.E7]" office:value-type="percentage" office:value="0.996235884567127">
            <text:p>99.62%</text:p>
          </table:table-cell>
          <table:table-cell table:style-name="ce14" table:formula="of:=[ductus.F7]/[Marlin54.F7]" office:value-type="percentage" office:value="1.08673469387755">
            <text:p>108.67%</text:p>
          </table:table-cell>
          <table:table-cell table:style-name="ce14" table:formula="of:=[ductus.G7]/[Marlin54.G7]" office:value-type="percentage" office:value="0.99626829660608">
            <text:p>99.63%</text:p>
          </table:table-cell>
          <table:table-cell table:style-name="ce17" table:formula="of:=[ductus.H7]/[Marlin54.H7]" office:value-type="percentage" office:value="0.99736298649722">
            <text:p>99.74%</text:p>
          </table:table-cell>
          <table:table-cell table:style-name="ce14" table:formula="of:=[ductus.I7]/[Marlin54.I7]" office:value-type="percentage" office:value="0.993689415132392">
            <text:p>99.37%</text:p>
          </table:table-cell>
          <table:table-cell table:style-name="ce14" table:formula="of:=[ductus.J7]/[Marlin54.J7]" office:value-type="percentage" office:value="0.99035156137158">
            <text:p>99.04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hp_alllayers_43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10]/[Marlin54.D10]" office:value-type="percentage" office:value="1.02412911473314">
            <text:p>102.41%</text:p>
          </table:table-cell>
          <table:table-cell table:style-name="ce14" table:formula="of:=[ductus.E10]/[Marlin54.E10]" office:value-type="percentage" office:value="1.02418452190598">
            <text:p>102.42%</text:p>
          </table:table-cell>
          <table:table-cell table:style-name="ce14" table:formula="of:=[ductus.F10]/[Marlin54.F10]" office:value-type="percentage" office:value="1.02331002331002">
            <text:p>102.33%</text:p>
          </table:table-cell>
          <table:table-cell table:style-name="ce14" table:formula="of:=[ductus.G10]/[Marlin54.G10]" office:value-type="percentage" office:value="1.02418065547562">
            <text:p>102.42%</text:p>
          </table:table-cell>
          <table:table-cell table:style-name="ce17" table:formula="of:=[ductus.H10]/[Marlin54.H10]" office:value-type="percentage" office:value="1.02416977795245">
            <text:p>102.42%</text:p>
          </table:table-cell>
          <table:table-cell table:style-name="ce14" table:formula="of:=[ductus.I10]/[Marlin54.I10]" office:value-type="percentage" office:value="1.02504051863857">
            <text:p>102.50%</text:p>
          </table:table-cell>
          <table:table-cell table:style-name="ce14" table:formula="of:=[ductus.J10]/[Marlin54.J10]" office:value-type="percentage" office:value="1.02019598890099">
            <text:p>102.02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hp_alllayers_4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13]/[Marlin54.D13]" office:value-type="percentage" office:value="1.50762416971981">
            <text:p>150.76%</text:p>
          </table:table-cell>
          <table:table-cell table:style-name="ce14" table:formula="of:=[ductus.E13]/[Marlin54.E13]" office:value-type="percentage" office:value="1.50760136771344">
            <text:p>150.76%</text:p>
          </table:table-cell>
          <table:table-cell table:style-name="ce14" table:formula="of:=[ductus.F13]/[Marlin54.F13]" office:value-type="percentage" office:value="2.93625498007968">
            <text:p>293.63%</text:p>
          </table:table-cell>
          <table:table-cell table:style-name="ce14" table:formula="of:=[ductus.G13]/[Marlin54.G13]" office:value-type="percentage" office:value="1.50761105406924">
            <text:p>150.76%</text:p>
          </table:table-cell>
          <table:table-cell table:style-name="ce17" table:formula="of:=[ductus.H13]/[Marlin54.H13]" office:value-type="percentage" office:value="1.51020413096288">
            <text:p>151.02%</text:p>
          </table:table-cell>
          <table:table-cell table:style-name="ce14" table:formula="of:=[ductus.I13]/[Marlin54.I13]" office:value-type="percentage" office:value="1.50227021929249">
            <text:p>150.23%</text:p>
          </table:table-cell>
          <table:table-cell table:style-name="ce14" table:formula="of:=[ductus.J13]/[Marlin54.J13]" office:value-type="percentage" office:value="1.51334546813409">
            <text:p>151.33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5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16]/[Marlin54.D16]" office:value-type="percentage" office:value="1.35196418255344">
            <text:p>135.20%</text:p>
          </table:table-cell>
          <table:table-cell table:style-name="ce14" table:formula="of:=[ductus.E16]/[Marlin54.E16]" office:value-type="percentage" office:value="1.35178494002023">
            <text:p>135.18%</text:p>
          </table:table-cell>
          <table:table-cell table:style-name="ce14" table:formula="of:=[ductus.F16]/[Marlin54.F16]" office:value-type="percentage" office:value="1.13333333333333">
            <text:p>113.33%</text:p>
          </table:table-cell>
          <table:table-cell table:style-name="ce14" table:formula="of:=[ductus.G16]/[Marlin54.G16]" office:value-type="percentage" office:value="1.35153879497182">
            <text:p>135.15%</text:p>
          </table:table-cell>
          <table:table-cell table:style-name="ce17" table:formula="of:=[ductus.H16]/[Marlin54.H16]" office:value-type="percentage" office:value="1.34741318214033">
            <text:p>134.74%</text:p>
          </table:table-cell>
          <table:table-cell table:style-name="ce14" table:formula="of:=[ductus.I16]/[Marlin54.I16]" office:value-type="percentage" office:value="1.34926201958205">
            <text:p>134.93%</text:p>
          </table:table-cell>
          <table:table-cell table:style-name="ce14" table:formula="of:=[ductus.J16]/[Marlin54.J16]" office:value-type="percentage" office:value="1.31923601637108">
            <text:p>131.92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9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19]/[Marlin54.D19]" office:value-type="percentage" office:value="1.17766075388027">
            <text:p>117.77%</text:p>
          </table:table-cell>
          <table:table-cell table:style-name="ce14" table:formula="of:=[ductus.E19]/[Marlin54.E19]" office:value-type="percentage" office:value="1.17692734331669">
            <text:p>117.69%</text:p>
          </table:table-cell>
          <table:table-cell table:style-name="ce14" table:formula="of:=[ductus.F19]/[Marlin54.F19]" office:value-type="percentage" office:value="1.484375">
            <text:p>148.44%</text:p>
          </table:table-cell>
          <table:table-cell table:style-name="ce14" table:formula="of:=[ductus.G19]/[Marlin54.G19]" office:value-type="percentage" office:value="1.17738359201774">
            <text:p>117.74%</text:p>
          </table:table-cell>
          <table:table-cell table:style-name="ce17" table:formula="of:=[ductus.H19]/[Marlin54.H19]" office:value-type="percentage" office:value="1.18778462362711">
            <text:p>118.78%</text:p>
          </table:table-cell>
          <table:table-cell table:style-name="ce14" table:formula="of:=[ductus.I19]/[Marlin54.I19]" office:value-type="percentage" office:value="1.1761379700311">
            <text:p>117.61%</text:p>
          </table:table-cell>
          <table:table-cell table:style-name="ce14" table:formula="of:=[ductus.J19]/[Marlin54.J19]" office:value-type="percentage" office:value="1.67245621652916">
            <text:p>167.25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6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22]/[Marlin54.D22]" office:value-type="percentage" office:value="1.28012978986403">
            <text:p>128.01%</text:p>
          </table:table-cell>
          <table:table-cell table:style-name="ce14" table:formula="of:=[ductus.E22]/[Marlin54.E22]" office:value-type="percentage" office:value="1.2799938157081">
            <text:p>128.00%</text:p>
          </table:table-cell>
          <table:table-cell table:style-name="ce14" table:formula="of:=[ductus.F22]/[Marlin54.F22]" office:value-type="percentage" office:value="1.20114942528736">
            <text:p>120.11%</text:p>
          </table:table-cell>
          <table:table-cell table:style-name="ce14" table:formula="of:=[ductus.G22]/[Marlin54.G22]" office:value-type="percentage" office:value="1.27970947303353">
            <text:p>127.97%</text:p>
          </table:table-cell>
          <table:table-cell table:style-name="ce17" table:formula="of:=[ductus.H22]/[Marlin54.H22]" office:value-type="percentage" office:value="1.27773596266747">
            <text:p>127.77%</text:p>
          </table:table-cell>
          <table:table-cell table:style-name="ce14" table:formula="of:=[ductus.I22]/[Marlin54.I22]" office:value-type="percentage" office:value="1.27857589006871">
            <text:p>127.86%</text:p>
          </table:table-cell>
          <table:table-cell table:style-name="ce14" table:formula="of:=[ductus.J22]/[Marlin54.J22]" office:value-type="percentage" office:value="1.28070902871359">
            <text:p>128.07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7</text:p>
          </table:table-cell>
          <table:table-cell table:style-name="ce2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4" table:formula="of:=[ductus.D25]/[Marlin54.D25]" office:value-type="percentage" office:value="1.38993710691824">
            <text:p>138.99%</text:p>
          </table:table-cell>
          <table:table-cell table:style-name="ce14" table:formula="of:=[ductus.E25]/[Marlin54.E25]" office:value-type="percentage" office:value="1.38963000251699">
            <text:p>138.96%</text:p>
          </table:table-cell>
          <table:table-cell table:style-name="ce14" table:formula="of:=[ductus.F25]/[Marlin54.F25]" office:value-type="percentage" office:value="1.32075471698113">
            <text:p>132.08%</text:p>
          </table:table-cell>
          <table:table-cell table:style-name="ce14" table:formula="of:=[ductus.G25]/[Marlin54.G25]" office:value-type="percentage" office:value="1.38958752515091">
            <text:p>138.96%</text:p>
          </table:table-cell>
          <table:table-cell table:style-name="ce17" table:formula="of:=[ductus.H25]/[Marlin54.H25]" office:value-type="percentage" office:value="1.38697967086157">
            <text:p>138.70%</text:p>
          </table:table-cell>
          <table:table-cell table:style-name="ce14" table:formula="of:=[ductus.I25]/[Marlin54.I25]" office:value-type="percentage" office:value="1.38901660280971">
            <text:p>138.90%</text:p>
          </table:table-cell>
          <table:table-cell table:style-name="ce14" table:formula="of:=[ductus.J25]/[Marlin54.J25]" office:value-type="percentage" office:value="1.35178522003875">
            <text:p>135.18%</text:p>
          </table:table-cell>
          <table:table-cell table:style-name="ce3" office:value-type="float" office:value="20">
            <text:p>2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boulder_1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5]/[Marlin54.D5]" office:value-type="percentage" office:value="1.51198455762771">
            <text:p>151.20%</text:p>
          </table:table-cell>
          <table:table-cell table:style-name="ce14" table:formula="of:=[ductus.E5]/[Marlin54.E5]" office:value-type="percentage" office:value="1.51156390177146">
            <text:p>151.16%</text:p>
          </table:table-cell>
          <table:table-cell table:style-name="ce14" table:formula="of:=[ductus.F5]/[Marlin54.F5]" office:value-type="percentage" office:value="3.50941028858218">
            <text:p>350.94%</text:p>
          </table:table-cell>
          <table:table-cell table:style-name="ce14" table:formula="of:=[ductus.G5]/[Marlin54.G5]" office:value-type="percentage" office:value="1.512057168922">
            <text:p>151.21%</text:p>
          </table:table-cell>
          <table:table-cell table:style-name="ce17" table:formula="of:=[ductus.H5]/[Marlin54.H5]" office:value-type="percentage" office:value="1.53548571256873">
            <text:p>153.55%</text:p>
          </table:table-cell>
          <table:table-cell table:style-name="ce14" table:formula="of:=[ductus.I5]/[Marlin54.I5]" office:value-type="percentage" office:value="1.47437000614628">
            <text:p>147.44%</text:p>
          </table:table-cell>
          <table:table-cell table:style-name="ce14" table:formula="of:=[ductus.J5]/[Marlin54.J5]" office:value-type="percentage" office:value="1.61121251263619">
            <text:p>161.12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boulder_20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8]/[Marlin54.D8]" office:value-type="percentage" office:value="1.61963604343998">
            <text:p>161.96%</text:p>
          </table:table-cell>
          <table:table-cell table:style-name="ce14" table:formula="of:=[ductus.E8]/[Marlin54.E8]" office:value-type="percentage" office:value="1.61921958953581">
            <text:p>161.92%</text:p>
          </table:table-cell>
          <table:table-cell table:style-name="ce14" table:formula="of:=[ductus.F8]/[Marlin54.F8]" office:value-type="percentage" office:value="3.6721536351166">
            <text:p>367.22%</text:p>
          </table:table-cell>
          <table:table-cell table:style-name="ce14" table:formula="of:=[ductus.G8]/[Marlin54.G8]" office:value-type="percentage" office:value="1.62079492749369">
            <text:p>162.08%</text:p>
          </table:table-cell>
          <table:table-cell table:style-name="ce17" table:formula="of:=[ductus.H8]/[Marlin54.H8]" office:value-type="percentage" office:value="1.66228763618593">
            <text:p>166.23%</text:p>
          </table:table-cell>
          <table:table-cell table:style-name="ce14" table:formula="of:=[ductus.I8]/[Marlin54.I8]" office:value-type="percentage" office:value="1.51089999404372">
            <text:p>151.09%</text:p>
          </table:table-cell>
          <table:table-cell table:style-name="ce14" table:formula="of:=[ductus.J8]/[Marlin54.J8]" office:value-type="percentage" office:value="1.8344629822732">
            <text:p>183.45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2" office:value-type="string">
            <text:p>shp_alllayers_43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11]/[Marlin54.D11]" office:value-type="percentage" office:value="1.56552564528636">
            <text:p>156.55%</text:p>
          </table:table-cell>
          <table:table-cell table:style-name="ce14" table:formula="of:=[ductus.E11]/[Marlin54.E11]" office:value-type="percentage" office:value="1.565533801256">
            <text:p>156.55%</text:p>
          </table:table-cell>
          <table:table-cell table:style-name="ce14" table:formula="of:=[ductus.F11]/[Marlin54.F11]" office:value-type="percentage" office:value="2.06085753803596">
            <text:p>206.09%</text:p>
          </table:table-cell>
          <table:table-cell table:style-name="ce14" table:formula="of:=[ductus.G11]/[Marlin54.G11]" office:value-type="percentage" office:value="1.56597363270431">
            <text:p>156.60%</text:p>
          </table:table-cell>
          <table:table-cell table:style-name="ce17" table:formula="of:=[ductus.H11]/[Marlin54.H11]" office:value-type="percentage" office:value="1.57838304609074">
            <text:p>157.84%</text:p>
          </table:table-cell>
          <table:table-cell table:style-name="ce14" table:formula="of:=[ductus.I11]/[Marlin54.I11]" office:value-type="percentage" office:value="1.42062261224799">
            <text:p>142.06%</text:p>
          </table:table-cell>
          <table:table-cell table:style-name="ce14" table:formula="of:=[ductus.J11]/[Marlin54.J11]" office:value-type="percentage" office:value="1.67760118277583">
            <text:p>167.7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hp_alllayers_4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14]/[Marlin54.D14]" office:value-type="percentage" office:value="1.88561667550522">
            <text:p>188.56%</text:p>
          </table:table-cell>
          <table:table-cell table:style-name="ce14" table:formula="of:=[ductus.E14]/[Marlin54.E14]" office:value-type="percentage" office:value="1.8843437973929">
            <text:p>188.43%</text:p>
          </table:table-cell>
          <table:table-cell table:style-name="ce14" table:formula="of:=[ductus.F14]/[Marlin54.F14]" office:value-type="percentage" office:value="15.4199887703537">
            <text:p>1542.00%</text:p>
          </table:table-cell>
          <table:table-cell table:style-name="ce14" table:formula="of:=[ductus.G14]/[Marlin54.G14]" office:value-type="percentage" office:value="1.88528937356453">
            <text:p>188.53%</text:p>
          </table:table-cell>
          <table:table-cell table:style-name="ce17" table:formula="of:=[ductus.H14]/[Marlin54.H14]" office:value-type="percentage" office:value="1.93696651632706">
            <text:p>193.70%</text:p>
          </table:table-cell>
          <table:table-cell table:style-name="ce14" table:formula="of:=[ductus.I14]/[Marlin54.I14]" office:value-type="percentage" office:value="1.83402578480286">
            <text:p>183.40%</text:p>
          </table:table-cell>
          <table:table-cell table:style-name="ce14" table:formula="of:=[ductus.J14]/[Marlin54.J14]" office:value-type="percentage" office:value="1.99661041177541">
            <text:p>199.66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5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17]/[Marlin54.D17]" office:value-type="percentage" office:value="1.93232781633743">
            <text:p>193.23%</text:p>
          </table:table-cell>
          <table:table-cell table:style-name="ce14" table:formula="of:=[ductus.E17]/[Marlin54.E17]" office:value-type="percentage" office:value="1.93109894511951">
            <text:p>193.11%</text:p>
          </table:table-cell>
          <table:table-cell table:style-name="ce14" table:formula="of:=[ductus.F17]/[Marlin54.F17]" office:value-type="percentage" office:value="6.35609756097561">
            <text:p>635.61%</text:p>
          </table:table-cell>
          <table:table-cell table:style-name="ce14" table:formula="of:=[ductus.G17]/[Marlin54.G17]" office:value-type="percentage" office:value="1.93806727175654">
            <text:p>193.81%</text:p>
          </table:table-cell>
          <table:table-cell table:style-name="ce17" table:formula="of:=[ductus.H17]/[Marlin54.H17]" office:value-type="percentage" office:value="2.04899922017156">
            <text:p>204.90%</text:p>
          </table:table-cell>
          <table:table-cell table:style-name="ce14" table:formula="of:=[ductus.I17]/[Marlin54.I17]" office:value-type="percentage" office:value="1.77566539923954">
            <text:p>177.57%</text:p>
          </table:table-cell>
          <table:table-cell table:style-name="ce14" table:formula="of:=[ductus.J17]/[Marlin54.J17]" office:value-type="percentage" office:value="2.96082647718773">
            <text:p>296.08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9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20]/[Marlin54.D20]" office:value-type="percentage" office:value="1.76829268292683">
            <text:p>176.83%</text:p>
          </table:table-cell>
          <table:table-cell table:style-name="ce14" table:formula="of:=[ductus.E20]/[Marlin54.E20]" office:value-type="percentage" office:value="1.76797300804568">
            <text:p>176.80%</text:p>
          </table:table-cell>
          <table:table-cell table:style-name="ce14" table:formula="of:=[ductus.F20]/[Marlin54.F20]" office:value-type="percentage" office:value="2.73399014778325">
            <text:p>273.40%</text:p>
          </table:table-cell>
          <table:table-cell table:style-name="ce14" table:formula="of:=[ductus.G20]/[Marlin54.G20]" office:value-type="percentage" office:value="1.77164333851737">
            <text:p>177.16%</text:p>
          </table:table-cell>
          <table:table-cell table:style-name="ce17" table:formula="of:=[ductus.H20]/[Marlin54.H20]" office:value-type="percentage" office:value="1.81676942046856">
            <text:p>181.68%</text:p>
          </table:table-cell>
          <table:table-cell table:style-name="ce14" table:formula="of:=[ductus.I20]/[Marlin54.I20]" office:value-type="percentage" office:value="1.66814650388457">
            <text:p>166.81%</text:p>
          </table:table-cell>
          <table:table-cell table:style-name="ce14" table:formula="of:=[ductus.J20]/[Marlin54.J20]" office:value-type="percentage" office:value="2.14785059901339">
            <text:p>214.79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6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23]/[Marlin54.D23]" office:value-type="percentage" office:value="1.84305392731536">
            <text:p>184.31%</text:p>
          </table:table-cell>
          <table:table-cell table:style-name="ce14" table:formula="of:=[ductus.E23]/[Marlin54.E23]" office:value-type="percentage" office:value="1.84212840809147">
            <text:p>184.21%</text:p>
          </table:table-cell>
          <table:table-cell table:style-name="ce14" table:formula="of:=[ductus.F23]/[Marlin54.F23]" office:value-type="percentage" office:value="3.75886524822695">
            <text:p>375.89%</text:p>
          </table:table-cell>
          <table:table-cell table:style-name="ce14" table:formula="of:=[ductus.G23]/[Marlin54.G23]" office:value-type="percentage" office:value="1.84710017574692">
            <text:p>184.71%</text:p>
          </table:table-cell>
          <table:table-cell table:style-name="ce17" table:formula="of:=[ductus.H23]/[Marlin54.H23]" office:value-type="percentage" office:value="1.91835585585586">
            <text:p>191.84%</text:p>
          </table:table-cell>
          <table:table-cell table:style-name="ce14" table:formula="of:=[ductus.I23]/[Marlin54.I23]" office:value-type="percentage" office:value="1.39258160237389">
            <text:p>139.26%</text:p>
          </table:table-cell>
          <table:table-cell table:style-name="ce14" table:formula="of:=[ductus.J23]/[Marlin54.J23]" office:value-type="percentage" office:value="2.64092219020173">
            <text:p>264.09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7</text:p>
          </table:table-cell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14" table:formula="of:=[ductus.D26]/[Marlin54.D26]" office:value-type="percentage" office:value="1.85629170638704">
            <text:p>185.63%</text:p>
          </table:table-cell>
          <table:table-cell table:style-name="ce14" table:formula="of:=[ductus.E26]/[Marlin54.E26]" office:value-type="percentage" office:value="1.85530393325387">
            <text:p>185.53%</text:p>
          </table:table-cell>
          <table:table-cell table:style-name="ce14" table:formula="of:=[ductus.F26]/[Marlin54.F26]" office:value-type="percentage" office:value="4.18">
            <text:p>418.00%</text:p>
          </table:table-cell>
          <table:table-cell table:style-name="ce14" table:formula="of:=[ductus.G26]/[Marlin54.G26]" office:value-type="percentage" office:value="1.8688719657306">
            <text:p>186.89%</text:p>
          </table:table-cell>
          <table:table-cell table:style-name="ce17" table:formula="of:=[ductus.H26]/[Marlin54.H26]" office:value-type="percentage" office:value="1.98627362736274">
            <text:p>198.63%</text:p>
          </table:table-cell>
          <table:table-cell table:style-name="ce14" table:formula="of:=[ductus.I26]/[Marlin54.I26]" office:value-type="percentage" office:value="1.50382055706187">
            <text:p>150.38%</text:p>
          </table:table-cell>
          <table:table-cell table:style-name="ce14" table:formula="of:=[ductus.J26]/[Marlin54.J26]" office:value-type="percentage" office:value="2.82587650444793">
            <text:p>282.59%</text:p>
          </table:table-cell>
          <table:table-cell table:style-name="ce3" office:value-type="float" office:value="40">
            <text:p>4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boulder_1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6]/[Marlin54.D6]" office:value-type="percentage" office:value="2.698342842398">
            <text:p>269.83%</text:p>
          </table:table-cell>
          <table:table-cell table:style-name="ce14" table:formula="of:=[ductus.E6]/[Marlin54.E6]" office:value-type="percentage" office:value="2.70087480281084">
            <text:p>270.09%</text:p>
          </table:table-cell>
          <table:table-cell table:style-name="ce14" table:formula="of:=[ductus.F6]/[Marlin54.F6]" office:value-type="percentage" office:value="6.28789279112754">
            <text:p>628.79%</text:p>
          </table:table-cell>
          <table:table-cell table:style-name="ce14" table:formula="of:=[ductus.G6]/[Marlin54.G6]" office:value-type="percentage" office:value="2.70663532244886">
            <text:p>270.66%</text:p>
          </table:table-cell>
          <table:table-cell table:style-name="ce17" table:formula="of:=[ductus.H6]/[Marlin54.H6]" office:value-type="percentage" office:value="2.80884357526358">
            <text:p>280.88%</text:p>
          </table:table-cell>
          <table:table-cell table:style-name="ce14" table:formula="of:=[ductus.I6]/[Marlin54.I6]" office:value-type="percentage" office:value="1.45704245026394">
            <text:p>145.70%</text:p>
          </table:table-cell>
          <table:table-cell table:style-name="ce14" table:formula="of:=[ductus.J6]/[Marlin54.J6]" office:value-type="percentage" office:value="3.00993172710632">
            <text:p>300.99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boulder_20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9]/[Marlin54.D9]" office:value-type="percentage" office:value="2.99948234524847">
            <text:p>299.95%</text:p>
          </table:table-cell>
          <table:table-cell table:style-name="ce14" table:formula="of:=[ductus.E9]/[Marlin54.E9]" office:value-type="percentage" office:value="3.0011446948843">
            <text:p>300.11%</text:p>
          </table:table-cell>
          <table:table-cell table:style-name="ce14" table:formula="of:=[ductus.F9]/[Marlin54.F9]" office:value-type="percentage" office:value="4.12018669778296">
            <text:p>412.02%</text:p>
          </table:table-cell>
          <table:table-cell table:style-name="ce14" table:formula="of:=[ductus.G9]/[Marlin54.G9]" office:value-type="percentage" office:value="3.00402929405679">
            <text:p>300.40%</text:p>
          </table:table-cell>
          <table:table-cell table:style-name="ce17" table:formula="of:=[ductus.H9]/[Marlin54.H9]" office:value-type="percentage" office:value="3.05108709803411">
            <text:p>305.11%</text:p>
          </table:table-cell>
          <table:table-cell table:style-name="ce14" table:formula="of:=[ductus.I9]/[Marlin54.I9]" office:value-type="percentage" office:value="1.85022836296786">
            <text:p>185.02%</text:p>
          </table:table-cell>
          <table:table-cell table:style-name="ce14" table:formula="of:=[ductus.J9]/[Marlin54.J9]" office:value-type="percentage" office:value="2.9926405278518">
            <text:p>299.2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hp_alllayers_43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12]/[Marlin54.D12]" office:value-type="percentage" office:value="2.94710120068611">
            <text:p>294.71%</text:p>
          </table:table-cell>
          <table:table-cell table:style-name="ce14" table:formula="of:=[ductus.E12]/[Marlin54.E12]" office:value-type="percentage" office:value="2.94851376398709">
            <text:p>294.85%</text:p>
          </table:table-cell>
          <table:table-cell table:style-name="ce14" table:formula="of:=[ductus.F12]/[Marlin54.F12]" office:value-type="percentage" office:value="2.16029411764706">
            <text:p>216.03%</text:p>
          </table:table-cell>
          <table:table-cell table:style-name="ce14" table:formula="of:=[ductus.G12]/[Marlin54.G12]" office:value-type="percentage" office:value="2.9452148604691">
            <text:p>294.52%</text:p>
          </table:table-cell>
          <table:table-cell table:style-name="ce17" table:formula="of:=[ductus.H12]/[Marlin54.H12]" office:value-type="percentage" office:value="2.89693334188747">
            <text:p>289.69%</text:p>
          </table:table-cell>
          <table:table-cell table:style-name="ce14" table:formula="of:=[ductus.I12]/[Marlin54.I12]" office:value-type="percentage" office:value="2.57594867495352">
            <text:p>257.59%</text:p>
          </table:table-cell>
          <table:table-cell table:style-name="ce14" table:formula="of:=[ductus.J12]/[Marlin54.J12]" office:value-type="percentage" office:value="2.37672800718133">
            <text:p>237.67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hp_alllayers_4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15]/[Marlin54.D15]" office:value-type="percentage" office:value="5.29865063994611">
            <text:p>529.87%</text:p>
          </table:table-cell>
          <table:table-cell table:style-name="ce14" table:formula="of:=[ductus.E15]/[Marlin54.E15]" office:value-type="percentage" office:value="5.31628646321308">
            <text:p>531.63%</text:p>
          </table:table-cell>
          <table:table-cell table:style-name="ce14" table:formula="of:=[ductus.F15]/[Marlin54.F15]" office:value-type="percentage" office:value="42.8646228974498">
            <text:p>4286.46%</text:p>
          </table:table-cell>
          <table:table-cell table:style-name="ce14" table:formula="of:=[ductus.G15]/[Marlin54.G15]" office:value-type="percentage" office:value="5.32651480062318">
            <text:p>532.65%</text:p>
          </table:table-cell>
          <table:table-cell table:style-name="ce17" table:formula="of:=[ductus.H15]/[Marlin54.H15]" office:value-type="percentage" office:value="5.60543903595731">
            <text:p>560.54%</text:p>
          </table:table-cell>
          <table:table-cell table:style-name="ce14" table:formula="of:=[ductus.I15]/[Marlin54.I15]" office:value-type="percentage" office:value="2.70127011871878">
            <text:p>270.13%</text:p>
          </table:table-cell>
          <table:table-cell table:style-name="ce14" table:formula="of:=[ductus.J15]/[Marlin54.J15]" office:value-type="percentage" office:value="6.12109853702195">
            <text:p>612.11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5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18]/[Marlin54.D18]" office:value-type="percentage" office:value="4.02950191570881">
            <text:p>402.95%</text:p>
          </table:table-cell>
          <table:table-cell table:style-name="ce14" table:formula="of:=[ductus.E18]/[Marlin54.E18]" office:value-type="percentage" office:value="4.02785230611984">
            <text:p>402.79%</text:p>
          </table:table-cell>
          <table:table-cell table:style-name="ce14" table:formula="of:=[ductus.F18]/[Marlin54.F18]" office:value-type="percentage" office:value="11.6771159874608">
            <text:p>1167.71%</text:p>
          </table:table-cell>
          <table:table-cell table:style-name="ce14" table:formula="of:=[ductus.G18]/[Marlin54.G18]" office:value-type="percentage" office:value="4.12504775245129">
            <text:p>412.50%</text:p>
          </table:table-cell>
          <table:table-cell table:style-name="ce17" table:formula="of:=[ductus.H18]/[Marlin54.H18]" office:value-type="percentage" office:value="4.60491493383743">
            <text:p>460.49%</text:p>
          </table:table-cell>
          <table:table-cell table:style-name="ce14" table:formula="of:=[ductus.I18]/[Marlin54.I18]" office:value-type="percentage" office:value="1.39696438995914">
            <text:p>139.70%</text:p>
          </table:table-cell>
          <table:table-cell table:style-name="ce14" table:formula="of:=[ductus.J18]/[Marlin54.J18]" office:value-type="percentage" office:value="5.9010363861665">
            <text:p>590.10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spearfish_1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21]/[Marlin54.D21]" office:value-type="percentage" office:value="3.48322312025471">
            <text:p>348.32%</text:p>
          </table:table-cell>
          <table:table-cell table:style-name="ce14" table:formula="of:=[ductus.E21]/[Marlin54.E21]" office:value-type="percentage" office:value="3.48444008821367">
            <text:p>348.44%</text:p>
          </table:table-cell>
          <table:table-cell table:style-name="ce14" table:formula="of:=[ductus.F21]/[Marlin54.F21]" office:value-type="percentage" office:value="4.21146245059289">
            <text:p>421.15%</text:p>
          </table:table-cell>
          <table:table-cell table:style-name="ce14" table:formula="of:=[ductus.G21]/[Marlin54.G21]" office:value-type="percentage" office:value="3.4965953307393">
            <text:p>349.66%</text:p>
          </table:table-cell>
          <table:table-cell table:style-name="ce17" table:formula="of:=[ductus.H21]/[Marlin54.H21]" office:value-type="percentage" office:value="3.56541648495421">
            <text:p>356.54%</text:p>
          </table:table-cell>
          <table:table-cell table:style-name="ce14" table:formula="of:=[ductus.I21]/[Marlin54.I21]" office:value-type="percentage" office:value="1.23104693140794">
            <text:p>123.10%</text:p>
          </table:table-cell>
          <table:table-cell table:style-name="ce14" table:formula="of:=[ductus.J21]/[Marlin54.J21]" office:value-type="percentage" office:value="2.33372634191747">
            <text:p>233.37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6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24]/[Marlin54.D24]" office:value-type="percentage" office:value="3.21393034825871">
            <text:p>321.39%</text:p>
          </table:table-cell>
          <table:table-cell table:style-name="ce14" table:formula="of:=[ductus.E24]/[Marlin54.E24]" office:value-type="percentage" office:value="3.21474004424779">
            <text:p>321.47%</text:p>
          </table:table-cell>
          <table:table-cell table:style-name="ce14" table:formula="of:=[ductus.F24]/[Marlin54.F24]" office:value-type="percentage" office:value="3.8023598820059">
            <text:p>380.24%</text:p>
          </table:table-cell>
          <table:table-cell table:style-name="ce14" table:formula="of:=[ductus.G24]/[Marlin54.G24]" office:value-type="percentage" office:value="3.22012665198238">
            <text:p>322.01%</text:p>
          </table:table-cell>
          <table:table-cell table:style-name="ce17" table:formula="of:=[ductus.H24]/[Marlin54.H24]" office:value-type="percentage" office:value="3.26469472885855">
            <text:p>326.47%</text:p>
          </table:table-cell>
          <table:table-cell table:style-name="ce14" table:formula="of:=[ductus.I24]/[Marlin54.I24]" office:value-type="percentage" office:value="1.31053550640279">
            <text:p>131.05%</text:p>
          </table:table-cell>
          <table:table-cell table:style-name="ce14" table:formula="of:=[ductus.J24]/[Marlin54.J24]" office:value-type="percentage" office:value="3.0064829821718">
            <text:p>300.65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5">
          <table:table-cell table:style-name="ce11" office:value-type="string">
            <text:p>topp:states_07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14" table:formula="of:=[ductus.D27]/[Marlin54.D27]" office:value-type="percentage" office:value="3.0261569416499">
            <text:p>302.62%</text:p>
          </table:table-cell>
          <table:table-cell table:style-name="ce14" table:formula="of:=[ductus.E27]/[Marlin54.E27]" office:value-type="percentage" office:value="3.02616864236189">
            <text:p>302.62%</text:p>
          </table:table-cell>
          <table:table-cell table:style-name="ce14" table:formula="of:=[ductus.F27]/[Marlin54.F27]" office:value-type="percentage" office:value="4.29166666666667">
            <text:p>429.17%</text:p>
          </table:table-cell>
          <table:table-cell table:style-name="ce14" table:formula="of:=[ductus.G27]/[Marlin54.G27]" office:value-type="percentage" office:value="3.05994249059942">
            <text:p>305.99%</text:p>
          </table:table-cell>
          <table:table-cell table:style-name="ce17" table:formula="of:=[ductus.H27]/[Marlin54.H27]" office:value-type="percentage" office:value="3.19152245770951">
            <text:p>319.15%</text:p>
          </table:table-cell>
          <table:table-cell table:style-name="ce14" table:formula="of:=[ductus.I27]/[Marlin54.I27]" office:value-type="percentage" office:value="1.4562515850875">
            <text:p>145.63%</text:p>
          </table:table-cell>
          <table:table-cell table:style-name="ce14" table:formula="of:=[ductus.J27]/[Marlin54.J27]" office:value-type="percentage" office:value="3.01063685636856">
            <text:p>301.06%</text:p>
          </table:table-cell>
          <table:table-cell table:style-name="ce3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4" office:value-type="string" table:number-columns-spanned="1" table:number-rows-spanned="3">
            <text:p>score smal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5" table:formula="of:=[ductus.D29]/[Marlin54.D29]" office:value-type="percentage" office:value="1.05075999045946">
            <text:p>105.08%</text:p>
          </table:table-cell>
          <table:table-cell table:style-name="ce15" table:formula="of:=[ductus.E29]/[Marlin54.E29]" office:value-type="percentage" office:value="1.05085272887706">
            <text:p>105.09%</text:p>
          </table:table-cell>
          <table:table-cell table:style-name="ce15" table:formula="of:=[ductus.F29]/[Marlin54.F29]" office:value-type="percentage" office:value="1.23346751006325">
            <text:p>123.35%</text:p>
          </table:table-cell>
          <table:table-cell table:style-name="ce15" table:formula="of:=[ductus.G29]/[Marlin54.G29]" office:value-type="percentage" office:value="1.05087540407437">
            <text:p>105.09%</text:p>
          </table:table-cell>
          <table:table-cell table:style-name="ce17" table:formula="of:=[ductus.H29]/[Marlin54.H29]" office:value-type="percentage" office:value="1.05311352694961">
            <text:p>105.31%</text:p>
          </table:table-cell>
          <table:table-cell table:style-name="ce15" table:formula="of:=[ductus.I29]/[Marlin54.I29]" office:value-type="percentage" office:value="1.04965181618233">
            <text:p>104.97%</text:p>
          </table:table-cell>
          <table:table-cell table:style-name="ce15" table:formula="of:=[ductus.J29]/[Marlin54.J29]" office:value-type="percentage" office:value="1.07510352539291">
            <text:p>107.51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5" table:formula="of:=[ductus.D30]/[Marlin54.D30]" office:value-type="percentage" office:value="1.5987743620655">
            <text:p>159.88%</text:p>
          </table:table-cell>
          <table:table-cell table:style-name="ce15" table:formula="of:=[ductus.E30]/[Marlin54.E30]" office:value-type="percentage" office:value="1.59835983196318">
            <text:p>159.84%</text:p>
          </table:table-cell>
          <table:table-cell table:style-name="ce15" table:formula="of:=[ductus.F30]/[Marlin54.F30]" office:value-type="percentage" office:value="3.42646597679523">
            <text:p>342.65%</text:p>
          </table:table-cell>
          <table:table-cell table:style-name="ce15" table:formula="of:=[ductus.G30]/[Marlin54.G30]" office:value-type="percentage" office:value="1.60010047221943">
            <text:p>160.01%</text:p>
          </table:table-cell>
          <table:table-cell table:style-name="ce17" table:formula="of:=[ductus.H30]/[Marlin54.H30]" office:value-type="percentage" office:value="1.63662842186055">
            <text:p>163.66%</text:p>
          </table:table-cell>
          <table:table-cell table:style-name="ce15" table:formula="of:=[ductus.I30]/[Marlin54.I30]" office:value-type="percentage" office:value="1.4899700394934">
            <text:p>149.00%</text:p>
          </table:table-cell>
          <table:table-cell table:style-name="ce15" table:formula="of:=[ductus.J30]/[Marlin54.J30]" office:value-type="percentage" office:value="1.88646673599595">
            <text:p>188.65%</text:p>
          </table:table-cell>
          <table:table-cell table:number-columns-repeated="1014"/>
        </table:table-row>
        <table:table-row table:style-name="ro2">
          <table:covered-table-cell table:style-name="ce4" office:value-type="string">
            <text:p>score</text:p>
          </table:covered-table-cell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5" table:formula="of:=[ductus.D31]/[Marlin54.D31]" office:value-type="percentage" office:value="2.93151588228645">
            <text:p>293.15%</text:p>
          </table:table-cell>
          <table:table-cell table:style-name="ce15" table:formula="of:=[ductus.E31]/[Marlin54.E31]" office:value-type="percentage" office:value="2.93325207644849">
            <text:p>293.33%</text:p>
          </table:table-cell>
          <table:table-cell table:style-name="ce15" table:formula="of:=[ductus.F31]/[Marlin54.F31]" office:value-type="percentage" office:value="4.76925820256776">
            <text:p>476.93%</text:p>
          </table:table-cell>
          <table:table-cell table:style-name="ce15" table:formula="of:=[ductus.G31]/[Marlin54.G31]" office:value-type="percentage" office:value="2.94248317643886">
            <text:p>294.25%</text:p>
          </table:table-cell>
          <table:table-cell table:style-name="ce17" table:formula="of:=[ductus.H31]/[Marlin54.H31]" office:value-type="percentage" office:value="3.0254330844925">
            <text:p>302.54%</text:p>
          </table:table-cell>
          <table:table-cell table:style-name="ce15" table:formula="of:=[ductus.I31]/[Marlin54.I31]" office:value-type="percentage" office:value="1.73520191654072">
            <text:p>173.52%</text:p>
          </table:table-cell>
          <table:table-cell table:style-name="ce15" table:formula="of:=[ductus.J31]/[Marlin54.J31]" office:value-type="percentage" office:value="3.05723470523731">
            <text:p>305.72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3">
            <text:p>score big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style-name="ce16" table:formula="of:=[ductus.D33]/[Marlin54.D33]" office:value-type="percentage" office:value="1.50762416971981">
            <text:p>150.76%</text:p>
          </table:table-cell>
          <table:table-cell table:style-name="ce16" table:formula="of:=[ductus.E33]/[Marlin54.E33]" office:value-type="percentage" office:value="1.50760136771344">
            <text:p>150.76%</text:p>
          </table:table-cell>
          <table:table-cell table:style-name="ce16" table:formula="of:=[ductus.F33]/[Marlin54.F33]" office:value-type="percentage" office:value="2.93625498007968">
            <text:p>293.63%</text:p>
          </table:table-cell>
          <table:table-cell table:style-name="ce16" table:formula="of:=[ductus.G33]/[Marlin54.G33]" office:value-type="percentage" office:value="1.50761105406924">
            <text:p>150.76%</text:p>
          </table:table-cell>
          <table:table-cell table:style-name="ce18" table:formula="of:=[ductus.H33]/[Marlin54.H33]" office:value-type="percentage" office:value="1.51020413096288">
            <text:p>151.02%</text:p>
          </table:table-cell>
          <table:table-cell table:style-name="ce16" table:formula="of:=[ductus.I33]/[Marlin54.I33]" office:value-type="percentage" office:value="1.50227021929249">
            <text:p>150.23%</text:p>
          </table:table-cell>
          <table:table-cell table:style-name="ce16" table:formula="of:=[ductus.J33]/[Marlin54.J33]" office:value-type="percentage" office:value="1.51334546813409">
            <text:p>151.33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16" table:formula="of:=[ductus.D34]/[Marlin54.D34]" office:value-type="percentage" office:value="1.88561667550522">
            <text:p>188.56%</text:p>
          </table:table-cell>
          <table:table-cell table:style-name="ce16" table:formula="of:=[ductus.E34]/[Marlin54.E34]" office:value-type="percentage" office:value="1.8843437973929">
            <text:p>188.43%</text:p>
          </table:table-cell>
          <table:table-cell table:style-name="ce16" table:formula="of:=[ductus.F34]/[Marlin54.F34]" office:value-type="percentage" office:value="15.4199887703537">
            <text:p>1542.00%</text:p>
          </table:table-cell>
          <table:table-cell table:style-name="ce16" table:formula="of:=[ductus.G34]/[Marlin54.G34]" office:value-type="percentage" office:value="1.88528937356453">
            <text:p>188.53%</text:p>
          </table:table-cell>
          <table:table-cell table:style-name="ce18" table:formula="of:=[ductus.H34]/[Marlin54.H34]" office:value-type="percentage" office:value="1.93696651632706">
            <text:p>193.70%</text:p>
          </table:table-cell>
          <table:table-cell table:style-name="ce16" table:formula="of:=[ductus.I34]/[Marlin54.I34]" office:value-type="percentage" office:value="1.83402578480286">
            <text:p>183.40%</text:p>
          </table:table-cell>
          <table:table-cell table:style-name="ce16" table:formula="of:=[ductus.J34]/[Marlin54.J34]" office:value-type="percentage" office:value="1.99661041177541">
            <text:p>199.66%</text:p>
          </table:table-cell>
          <table:table-cell table:number-columns-repeated="1014"/>
        </table:table-row>
        <table:table-row table:style-name="ro2">
          <table:covered-table-cell table:style-name="ce4"/>
          <table:table-cell table:style-name="ce2" office:value-type="float" office:value="4">
            <text:p>4</text:p>
          </table:table-cell>
          <table:table-cell table:style-name="ce4" office:value-type="float" office:value="80">
            <text:p>80</text:p>
          </table:table-cell>
          <table:table-cell table:style-name="ce16" table:formula="of:=[ductus.D35]/[Marlin54.D35]" office:value-type="percentage" office:value="5.29865063994611">
            <text:p>529.87%</text:p>
          </table:table-cell>
          <table:table-cell table:style-name="ce16" table:formula="of:=[ductus.E35]/[Marlin54.E35]" office:value-type="percentage" office:value="5.31628646321308">
            <text:p>531.63%</text:p>
          </table:table-cell>
          <table:table-cell table:style-name="ce16" table:formula="of:=[ductus.F35]/[Marlin54.F35]" office:value-type="percentage" office:value="42.8646228974498">
            <text:p>4286.46%</text:p>
          </table:table-cell>
          <table:table-cell table:style-name="ce16" table:formula="of:=[ductus.G35]/[Marlin54.G35]" office:value-type="percentage" office:value="5.32651480062318">
            <text:p>532.65%</text:p>
          </table:table-cell>
          <table:table-cell table:style-name="ce18" table:formula="of:=[ductus.H35]/[Marlin54.H35]" office:value-type="percentage" office:value="5.60543903595731">
            <text:p>560.54%</text:p>
          </table:table-cell>
          <table:table-cell table:style-name="ce16" table:formula="of:=[ductus.I35]/[Marlin54.I35]" office:value-type="percentage" office:value="2.70127011871878">
            <text:p>270.13%</text:p>
          </table:table-cell>
          <table:table-cell table:style-name="ce16" table:formula="of:=[ductus.J35]/[Marlin54.J35]" office:value-type="percentage" office:value="6.12109853702195">
            <text:p>612.11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1" table:target-range-address="ductus_Marlin42.A4:ductus_Marlin42.K27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number-style style:name="N12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21:35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2T22:12:40</dc:date>
    <dc:creator>Laurent Bourgès</dc:creator>
    <meta:generator>LibreOffice/4.0.4.2$Linux_X86_64 LibreOffice_project/400m0$Build-2</meta:generator>
    <meta:editing-duration>PT3H21M39S</meta:editing-duration>
    <meta:editing-cycles>27</meta:editing-cycles>
    <meta:document-statistic meta:table-count="12" meta:cell-count="39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4.2 vs 0.4.1</text:p>
        </chart:title>
        <chart:subtitle svg:x="8.863cm" svg:y="1.483cm" chart:style-name="ch3">
          <text:p>Oracle JDK8 b124 - CLQ</text:p>
        </chart:subtitle>
        <chart:plot-area chart:style-name="ch4" table:cell-range-address="Marlin41_vs_42.A4:Marlin41_vs_42.B27 Marlin41_vs_42.H3:Marlin41_vs_42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41_vs_42.A4:Marlin41_vs_42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1_vs_42.H4:Marlin41_vs_42.H27" chart:label-cell-address="Marlin41_vs_42.H3:Marlin41_vs_42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1_vs_42.H3:Marlin41_vs_4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1_vs_42.A4:Marlin41_vs_42.B27</svg:desc>
                </draw:g>
              </table:table-cell>
              <table:table-cell office:value-type="float" office:value="1.12911771308838">
                <text:p>1.12911771308838</text:p>
                <draw:g>
                  <svg:desc>Marlin41_vs_42.H4:Marlin41_vs_42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3936821988646">
                <text:p>1.13936821988646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3813395683642">
                <text:p>1.13813395683642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534854951444">
                <text:p>1.09534854951444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911419423693">
                <text:p>1.0891141942369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040405339369">
                <text:p>1.09040405339369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415526736543">
                <text:p>1.0941552673654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018923811091">
                <text:p>1.101892381109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0115520440534">
                <text:p>1.1011552044053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5061318065479">
                <text:p>1.1506131806547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4112541747232">
                <text:p>1.1411254174723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3634227297699">
                <text:p>1.1363422729769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675152029416">
                <text:p>1.0667515202941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011141339552">
                <text:p>1.0601114133955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997530283429">
                <text:p>1.0699753028342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695489725113">
                <text:p>1.0269548972511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94695481336">
                <text:p>1.029469548133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51095347382">
                <text:p>1.0075109534738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757793764988">
                <text:p>1.0275779376498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922273297117">
                <text:p>1.01922273297117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137931034483">
                <text:p>1.04137931034483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982621288921">
                <text:p>1.0398262128892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705357142857">
                <text:p>1.0370535714285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910068426197">
                <text:p>1.039100684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2 vs 0.4.2</text:p>
        </chart:title>
        <chart:subtitle svg:x="8.863cm" svg:y="1.483cm" chart:style-name="ch3">
          <text:p>Oracle JDK8 b124 - CLQ</text:p>
        </chart:subtitle>
        <chart:plot-area chart:style-name="ch4" table:cell-range-address="Marlin42_vs_52.A4:Marlin42_vs_52.B27 Marlin42_vs_52.H3:Marlin42_vs_52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42_vs_52.A4:Marlin42_vs_52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2_vs_52.H4:Marlin42_vs_52.H27" chart:label-cell-address="Marlin42_vs_52.H3:Marlin42_vs_52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2_vs_52.H3:Marlin42_vs_5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2_vs_52.A4:Marlin42_vs_52.B27</svg:desc>
                </draw:g>
              </table:table-cell>
              <table:table-cell office:value-type="float" office:value="1.00464619733558">
                <text:p>1.00464619733558</text:p>
                <draw:g>
                  <svg:desc>Marlin42_vs_52.H4:Marlin42_vs_52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0824666193281">
                <text:p>0.990824666193281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5373872299667">
                <text:p>0.985373872299667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039777983349">
                <text:p>0.99703977798334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255209500336">
                <text:p>0.99725520950033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6897594995128">
                <text:p>0.996897594995128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3506307439634">
                <text:p>0.983506307439634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7552002080083">
                <text:p>0.98755200208008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8813920454545">
                <text:p>0.988813920454545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365823908558">
                <text:p>1.0136582390855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4843479154234">
                <text:p>0.99484347915423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241384852567">
                <text:p>1.0124138485256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812660393499">
                <text:p>1.0081266039349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6771694214876">
                <text:p>0.99677169421487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84519026235">
                <text:p>1.0048451902623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888529886914">
                <text:p>1.00888529886914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295566502463">
                <text:p>1.0029556650246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565254969749">
                <text:p>1.0356525496974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136880400182">
                <text:p>1.0113688040018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815345341086">
                <text:p>1.01815345341086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76687116564">
                <text:p>1.00076687116564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60717749758">
                <text:p>1.00460717749758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42073307848">
                <text:p>1.00742073307848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872137024497">
                <text:p>1.01872137024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11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691cm" svg:y="0.407cm" chart:style-name="ch2">
          <text:p>Ductus vs Marlin 0.5.4</text:p>
        </chart:title>
        <chart:subtitle svg:x="8.863cm" svg:y="1.483cm" chart:style-name="ch3">
          <text:p>Oracle JDK8 b124 - CLQ</text:p>
        </chart:subtitle>
        <chart:legend chart:legend-position="end" svg:x="20.944cm" svg:y="5.969cm" style:legend-expansion="high" chart:style-name="ch4"/>
        <chart:plot-area chart:style-name="ch5" table:cell-range-address="ductus_Marlin42.A4:ductus_Marlin42.B27 ductus_Marlin42.H4:ductus_Marlin42.H27" chart:data-source-has-labels="both" svg:x="0.892cm" svg:y="2.682cm" svg:width="19.168cm" svg:height="10.178cm">
          <chartooo:coordinate-region svg:x="2.223cm" svg:y="2.842cm" svg:width="17.837cm" svg:height="9.131cm"/>
          <chart:axis chart:dimension="x" chart:name="primary-x" chart:style-name="ch6" chartooo:axis-type="text">
            <chart:categories table:cell-range-address="ductus_Marlin42.A4:ductus_Marlin42.B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uctus_Marlin42.H4:ductus_Marlin42.H11" chart:label-cell-address="" chart:class="chart:bar">
            <chart:data-point chart:repeated="8"/>
          </chart:series>
          <chart:series chart:style-name="ch10" chart:values-cell-range-address="ductus_Marlin42.H12:ductus_Marlin42.H19" chart:label-cell-address="" chart:class="chart:bar">
            <chart:data-point chart:repeated="8"/>
          </chart:series>
          <chart:series chart:style-name="ch11" chart:values-cell-range-address="ductus_Marlin42.H20:ductus_Marlin42.H27" chart:label-cell-address="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T</text:p>
              </table:table-cell>
              <table:table-cell office:value-type="string">
                <text:p>2T</text:p>
              </table:table-cell>
              <table:table-cell office:value-type="string">
                <text:p>4T</text:p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ductus_Marlin42.A4:ductus_Marlin42.B27</svg:desc>
                </draw:g>
              </table:table-cell>
              <table:table-cell office:value-type="float" office:value="1.00500658333198">
                <text:p>1.00500658333198</text:p>
                <draw:g>
                  <svg:desc>ductus_Marlin42.H4:ductus_Marlin42.H11</svg:desc>
                </draw:g>
              </table:table-cell>
              <table:table-cell office:value-type="float" office:value="1.53548571256873">
                <text:p>1.53548571256873</text:p>
                <draw:g>
                  <svg:desc>ductus_Marlin42.H12:ductus_Marlin42.H19</svg:desc>
                </draw:g>
              </table:table-cell>
              <table:table-cell office:value-type="float" office:value="2.80884357526358">
                <text:p>2.80884357526358</text:p>
                <draw:g>
                  <svg:desc>ductus_Marlin42.H20:ductus_Marlin42.H27</svg:desc>
                </draw:g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36298649722">
                <text:p>0.99736298649722</text:p>
              </table:table-cell>
              <table:table-cell office:value-type="float" office:value="1.66228763618593">
                <text:p>1.66228763618593</text:p>
              </table:table-cell>
              <table:table-cell office:value-type="float" office:value="3.05108709803411">
                <text:p>3.0510870980341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416977795245">
                <text:p>1.02416977795245</text:p>
              </table:table-cell>
              <table:table-cell office:value-type="float" office:value="1.57838304609074">
                <text:p>1.57838304609074</text:p>
              </table:table-cell>
              <table:table-cell office:value-type="float" office:value="2.89693334188747">
                <text:p>2.89693334188747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51020413096288">
                <text:p>1.51020413096288</text:p>
              </table:table-cell>
              <table:table-cell office:value-type="float" office:value="1.93696651632706">
                <text:p>1.93696651632706</text:p>
              </table:table-cell>
              <table:table-cell office:value-type="float" office:value="5.60543903595731">
                <text:p>5.60543903595731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4741318214033">
                <text:p>1.34741318214033</text:p>
              </table:table-cell>
              <table:table-cell office:value-type="float" office:value="2.04899922017156">
                <text:p>2.04899922017156</text:p>
              </table:table-cell>
              <table:table-cell office:value-type="float" office:value="4.60491493383743">
                <text:p>4.6049149338374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8778462362711">
                <text:p>1.18778462362711</text:p>
              </table:table-cell>
              <table:table-cell office:value-type="float" office:value="1.81676942046856">
                <text:p>1.81676942046856</text:p>
              </table:table-cell>
              <table:table-cell office:value-type="float" office:value="3.56541648495421">
                <text:p>3.56541648495421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7773596266747">
                <text:p>1.27773596266747</text:p>
              </table:table-cell>
              <table:table-cell office:value-type="float" office:value="1.91835585585586">
                <text:p>1.91835585585586</text:p>
              </table:table-cell>
              <table:table-cell office:value-type="float" office:value="3.26469472885855">
                <text:p>3.26469472885855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8697967086157">
                <text:p>1.38697967086157</text:p>
              </table:table-cell>
              <table:table-cell office:value-type="float" office:value="1.98627362736274">
                <text:p>1.98627362736274</text:p>
              </table:table-cell>
              <table:table-cell office:value-type="float" office:value="3.19152245770951">
                <text:p>3.191522457709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3 vs 0.5.2</text:p>
        </chart:title>
        <chart:subtitle svg:x="8.863cm" svg:y="1.483cm" chart:style-name="ch3">
          <text:p>Oracle JDK8 b124 - CLQ</text:p>
        </chart:subtitle>
        <chart:plot-area chart:style-name="ch4" table:cell-range-address="Marlin52_vs_53.A4:Marlin52_vs_53.B27 Marlin52_vs_53.H3:Marlin52_vs_53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52_vs_53.A4:Marlin52_vs_53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52_vs_53.H4:Marlin52_vs_53.H27" chart:label-cell-address="Marlin52_vs_53.H3:Marlin52_vs_53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52_vs_53.H3:Marlin52_vs_5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52_vs_53.A4:Marlin52_vs_53.B27</svg:desc>
                </draw:g>
              </table:table-cell>
              <table:table-cell office:value-type="float" office:value="0.992923260674828">
                <text:p>0.992923260674828</text:p>
                <draw:g>
                  <svg:desc>Marlin52_vs_53.H4:Marlin52_vs_53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5929606852625">
                <text:p>0.985929606852625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3659327091265">
                <text:p>0.993659327091265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6405198635819">
                <text:p>0.99640519863581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86900456928">
                <text:p>1.00086900456928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385025367704">
                <text:p>0.999385025367704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728219119072">
                <text:p>1.02728219119072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954818387637">
                <text:p>1.00954818387637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12579249867">
                <text:p>1.00112579249867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223505186052">
                <text:p>0.99922350518605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253162231611">
                <text:p>1.0125316223161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58469342276">
                <text:p>1.0035846934227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1518235793045">
                <text:p>0.991518235793045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676027041082">
                <text:p>1.0067602704108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510749495189">
                <text:p>1.0051074949518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3579454253612">
                <text:p>0.993579454253612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803343166175">
                <text:p>0.9980334316617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491228070175">
                <text:p>1.01491228070175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882317349871">
                <text:p>0.997882317349871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171545750248">
                <text:p>0.99717154575024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59158542842">
                <text:p>1.0035915854284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72797864596">
                <text:p>1.00072797864596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57657657658">
                <text:p>1.00157657657658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7608182533438">
                <text:p>0.9876081825334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cale-text="true" chart:display-label="true" chart:logarithmic="true" chart:minimum="2" chart:maximum="3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cale-text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cale-text="true"/>
      <style:graphic-properties draw:stroke="none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cale-text="true"/>
      <style:graphic-properties draw:stroke="none" draw:fill-color="#2300dc"/>
      <style:text-properties fo:font-size="10pt" style:font-size-asian="10pt" style:font-size-complex="10pt"/>
    </style:style>
    <style:style style:name="ch13" style:family="chart" style:data-style-name="N0">
      <style:chart-properties chart:scale-text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cale-text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cale-text="true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107cm" svg:height="19.955cm" xlink:href=".." xlink:type="simple" chart:class="chart:bar" chart:style-name="ch1">
        <chart:title svg:x="15.34cm" svg:y="0.535cm" chart:style-name="ch2">
          <text:p>Marlin releases (median time in ms)</text:p>
        </chart:title>
        <chart:subtitle svg:x="17.306cm" svg:y="1.223cm" chart:style-name="ch3">
          <text:p>Oracle JDK 1.8b124</text:p>
        </chart:subtitle>
        <chart:legend chart:legend-position="end" svg:x="35.04cm" svg:y="8.226cm" style:legend-expansion="high" chart:style-name="ch4"/>
        <chart:plot-area chart:style-name="ch5" table:cell-range-address="Marlin41_vs_42.A4:Marlin41_vs_42.A4 Marlin41_vs_42.A5:Marlin41_vs_42.B27 Marlin41.E4:Marlin41.E27 Marlin42.E4:Marlin42.E27 Marlin52.E4:Marlin52.E27 Marlin53.E4:Marlin53.E27 Marlin54.E4:Marlin54.E27 ductus.E4:ductus.E27" chart:data-source-has-labels="both" svg:x="0.656cm" svg:y="2.016cm" svg:width="34.136cm" svg:height="17.111cm">
          <chartooo:coordinate-region svg:x="1.669cm" svg:y="2.016cm" svg:width="32.109cm" svg:height="14.194cm"/>
          <chart:axis chart:dimension="x" chart:name="primary-x" chart:style-name="ch6" chartooo:axis-type="auto">
            <chartooo:date-scale/>
            <chart:categories table:cell-range-address="Marlin41_vs_42.A5:Marlin41_vs_42.B27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Marlin41.E4:Marlin41.E27" chart:label-cell-address="" chart:class="chart:bar">
            <chart:data-point chart:repeated="24"/>
          </chart:series>
          <chart:series chart:attached-axis="primary-y" chart:style-name="ch11" chart:values-cell-range-address="Marlin42.E4:Marlin42.E27" chart:label-cell-address="" chart:class="chart:bar">
            <chart:data-point chart:repeated="24"/>
          </chart:series>
          <chart:series chart:attached-axis="primary-y" chart:style-name="ch12" chart:values-cell-range-address="Marlin52.E4:Marlin52.E27" chart:label-cell-address="" chart:class="chart:bar">
            <chart:data-point chart:repeated="24"/>
          </chart:series>
          <chart:series chart:attached-axis="primary-y" chart:style-name="ch13" chart:values-cell-range-address="Marlin53.E4:Marlin53.E27" chart:label-cell-address="" chart:class="chart:bar">
            <chart:data-point chart:repeated="24"/>
          </chart:series>
          <chart:series chart:attached-axis="primary-y" chart:style-name="ch14" chart:values-cell-range-address="Marlin54.E4:Marlin54.E27" chart:label-cell-address="" chart:class="chart:bar">
            <chart:data-point chart:repeated="24"/>
          </chart:series>
          <chart:series chart:attached-axis="primary-y" chart:style-name="ch15" chart:values-cell-range-address="ductus.E4:ductus.E27" chart:label-cell-address="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lin 0.4.1</text:p>
              </table:table-cell>
              <table:table-cell office:value-type="string">
                <text:p>marlin 0.4.2</text:p>
              </table:table-cell>
              <table:table-cell office:value-type="string">
                <text:p>marlin 0.5.2</text:p>
              </table:table-cell>
              <table:table-cell office:value-type="string">
                <text:p>marlin 0.5.3</text:p>
              </table:table-cell>
              <table:table-cell office:value-type="string">
                <text:p>marlin 0.5.4</text:p>
              </table:table-cell>
              <table:table-cell office:value-type="string">
                <text:p>ductus</text:p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1_vs_42.A5:Marlin41_vs_42.B27</svg:desc>
                </draw:g>
              </table:table-cell>
              <table:table-cell office:value-type="float" office:value="74.974">
                <text:p>74.974</text:p>
                <draw:g>
                  <svg:desc>Marlin41.E4:Marlin41.E27</svg:desc>
                </draw:g>
              </table:table-cell>
              <table:table-cell office:value-type="float" office:value="66.161">
                <text:p>66.161</text:p>
                <draw:g>
                  <svg:desc>Marlin42.E4:Marlin42.E27</svg:desc>
                </draw:g>
              </table:table-cell>
              <table:table-cell office:value-type="float" office:value="66.083">
                <text:p>66.083</text:p>
                <draw:g>
                  <svg:desc>Marlin52.E4:Marlin52.E27</svg:desc>
                </draw:g>
              </table:table-cell>
              <table:table-cell office:value-type="float" office:value="66.233">
                <text:p>66.233</text:p>
                <draw:g>
                  <svg:desc>Marlin53.E4:Marlin53.E27</svg:desc>
                </draw:g>
              </table:table-cell>
              <table:table-cell office:value-type="float" office:value="61.197">
                <text:p>61.197</text:p>
                <draw:g>
                  <svg:desc>Marlin54.E4:Marlin54.E27</svg:desc>
                </draw:g>
              </table:table-cell>
              <table:table-cell office:value-type="float" office:value="61.309">
                <text:p>61.309</text:p>
                <draw:g>
                  <svg:desc>ductus.E4:ductus.E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0.388">
                <text:p>80.388</text:p>
              </table:table-cell>
              <table:table-cell office:value-type="float" office:value="70.51">
                <text:p>70.51</text:p>
              </table:table-cell>
              <table:table-cell office:value-type="float" office:value="71.082">
                <text:p>71.082</text:p>
              </table:table-cell>
              <table:table-cell office:value-type="float" office:value="71.263">
                <text:p>71.263</text:p>
              </table:table-cell>
              <table:table-cell office:value-type="float" office:value="65.765">
                <text:p>65.765</text:p>
              </table:table-cell>
              <table:table-cell office:value-type="float" office:value="99.408">
                <text:p>99.408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4.571">
                <text:p>84.571</text:p>
              </table:table-cell>
              <table:table-cell office:value-type="float" office:value="74.26">
                <text:p>74.26</text:p>
              </table:table-cell>
              <table:table-cell office:value-type="float" office:value="75.16">
                <text:p>75.16</text:p>
              </table:table-cell>
              <table:table-cell office:value-type="float" office:value="75.097">
                <text:p>75.097</text:p>
              </table:table-cell>
              <table:table-cell office:value-type="float" office:value="69.73">
                <text:p>69.73</text:p>
              </table:table-cell>
              <table:table-cell office:value-type="float" office:value="188.332">
                <text:p>188.332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4.982">
                <text:p>34.982</text:p>
              </table:table-cell>
              <table:table-cell office:value-type="float" office:value="31.891">
                <text:p>31.891</text:p>
              </table:table-cell>
              <table:table-cell office:value-type="float" office:value="31.98">
                <text:p>31.98</text:p>
              </table:table-cell>
              <table:table-cell office:value-type="float" office:value="32.116">
                <text:p>32.116</text:p>
              </table:table-cell>
              <table:table-cell office:value-type="float" office:value="31.083">
                <text:p>31.083</text:p>
              </table:table-cell>
              <table:table-cell office:value-type="float" office:value="30.966">
                <text:p>30.96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8.069">
                <text:p>38.069</text:p>
              </table:table-cell>
              <table:table-cell office:value-type="float" office:value="34.923">
                <text:p>34.923</text:p>
              </table:table-cell>
              <table:table-cell office:value-type="float" office:value="35.005">
                <text:p>35.005</text:p>
              </table:table-cell>
              <table:table-cell office:value-type="float" office:value="34.971">
                <text:p>34.971</text:p>
              </table:table-cell>
              <table:table-cell office:value-type="float" office:value="34.059">
                <text:p>34.059</text:p>
              </table:table-cell>
              <table:table-cell office:value-type="float" office:value="55.149">
                <text:p>55.149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0.458">
                <text:p>40.458</text:p>
              </table:table-cell>
              <table:table-cell office:value-type="float" office:value="37.137">
                <text:p>37.137</text:p>
              </table:table-cell>
              <table:table-cell office:value-type="float" office:value="37.264">
                <text:p>37.264</text:p>
              </table:table-cell>
              <table:table-cell office:value-type="float" office:value="37.272">
                <text:p>37.272</text:p>
              </table:table-cell>
              <table:table-cell office:value-type="float" office:value="36.691">
                <text:p>36.691</text:p>
              </table:table-cell>
              <table:table-cell office:value-type="float" office:value="110.115">
                <text:p>110.115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0.406">
                <text:p>30.406</text:p>
              </table:table-cell>
              <table:table-cell office:value-type="float" office:value="27.608">
                <text:p>27.608</text:p>
              </table:table-cell>
              <table:table-cell office:value-type="float" office:value="28.041">
                <text:p>28.041</text:p>
              </table:table-cell>
              <table:table-cell office:value-type="float" office:value="27.413">
                <text:p>27.413</text:p>
              </table:table-cell>
              <table:table-cell office:value-type="float" office:value="25.016">
                <text:p>25.016</text:p>
              </table:table-cell>
              <table:table-cell office:value-type="float" office:value="25.621">
                <text:p>25.62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.771">
                <text:p>32.771</text:p>
              </table:table-cell>
              <table:table-cell office:value-type="float" office:value="29.645">
                <text:p>29.645</text:p>
              </table:table-cell>
              <table:table-cell office:value-type="float" office:value="30.016">
                <text:p>30.016</text:p>
              </table:table-cell>
              <table:table-cell office:value-type="float" office:value="29.701">
                <text:p>29.701</text:p>
              </table:table-cell>
              <table:table-cell office:value-type="float" office:value="27.07">
                <text:p>27.07</text:p>
              </table:table-cell>
              <table:table-cell office:value-type="float" office:value="42.379">
                <text:p>42.37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4.821">
                <text:p>34.821</text:p>
              </table:table-cell>
              <table:table-cell office:value-type="float" office:value="31.656">
                <text:p>31.656</text:p>
              </table:table-cell>
              <table:table-cell office:value-type="float" office:value="31.923">
                <text:p>31.923</text:p>
              </table:table-cell>
              <table:table-cell office:value-type="float" office:value="31.876">
                <text:p>31.876</text:p>
              </table:table-cell>
              <table:table-cell office:value-type="float" office:value="29.134">
                <text:p>29.134</text:p>
              </table:table-cell>
              <table:table-cell office:value-type="float" office:value="85.902">
                <text:p>85.90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73.054">
                <text:p>473.054</text:p>
              </table:table-cell>
              <table:table-cell office:value-type="float" office:value="411.239">
                <text:p>411.239</text:p>
              </table:table-cell>
              <table:table-cell office:value-type="float" office:value="405.296">
                <text:p>405.296</text:p>
              </table:table-cell>
              <table:table-cell office:value-type="float" office:value="406.099">
                <text:p>406.099</text:p>
              </table:table-cell>
              <table:table-cell office:value-type="float" office:value="412.952">
                <text:p>412.952</text:p>
              </table:table-cell>
              <table:table-cell office:value-type="float" office:value="622.567">
                <text:p>622.567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17.359">
                <text:p>517.359</text:p>
              </table:table-cell>
              <table:table-cell office:value-type="float" office:value="453.164">
                <text:p>453.164</text:p>
              </table:table-cell>
              <table:table-cell office:value-type="float" office:value="455.756">
                <text:p>455.756</text:p>
              </table:table-cell>
              <table:table-cell office:value-type="float" office:value="450.326">
                <text:p>450.326</text:p>
              </table:table-cell>
              <table:table-cell office:value-type="float" office:value="456.292">
                <text:p>456.292</text:p>
              </table:table-cell>
              <table:table-cell office:value-type="float" office:value="859.811">
                <text:p>859.811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40.245">
                <text:p>540.245</text:p>
              </table:table-cell>
              <table:table-cell office:value-type="float" office:value="475.17">
                <text:p>475.17</text:p>
              </table:table-cell>
              <table:table-cell office:value-type="float" office:value="469.301">
                <text:p>469.301</text:p>
              </table:table-cell>
              <table:table-cell office:value-type="float" office:value="466.835">
                <text:p>466.835</text:p>
              </table:table-cell>
              <table:table-cell office:value-type="float" office:value="474.965">
                <text:p>474.965</text:p>
              </table:table-cell>
              <table:table-cell office:value-type="float" office:value="2525.05">
                <text:p>2525.05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404">
                <text:p>7.404</text:p>
              </table:table-cell>
              <table:table-cell office:value-type="float" office:value="6.943">
                <text:p>6.943</text:p>
              </table:table-cell>
              <table:table-cell office:value-type="float" office:value="6.846">
                <text:p>6.846</text:p>
              </table:table-cell>
              <table:table-cell office:value-type="float" office:value="6.943">
                <text:p>6.943</text:p>
              </table:table-cell>
              <table:table-cell office:value-type="float" office:value="6.919">
                <text:p>6.919</text:p>
              </table:table-cell>
              <table:table-cell office:value-type="float" office:value="9.353">
                <text:p>9.353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952">
                <text:p>7.952</text:p>
              </table:table-cell>
              <table:table-cell office:value-type="float" office:value="7.491">
                <text:p>7.491</text:p>
              </table:table-cell>
              <table:table-cell office:value-type="float" office:value="7.48">
                <text:p>7.48</text:p>
              </table:table-cell>
              <table:table-cell office:value-type="float" office:value="7.477">
                <text:p>7.477</text:p>
              </table:table-cell>
              <table:table-cell office:value-type="float" office:value="7.489">
                <text:p>7.489</text:p>
              </table:table-cell>
              <table:table-cell office:value-type="float" office:value="14.462">
                <text:p>14.462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.365">
                <text:p>8.365</text:p>
              </table:table-cell>
              <table:table-cell office:value-type="float" office:value="7.86">
                <text:p>7.86</text:p>
              </table:table-cell>
              <table:table-cell office:value-type="float" office:value="7.797">
                <text:p>7.797</text:p>
              </table:table-cell>
              <table:table-cell office:value-type="float" office:value="7.809">
                <text:p>7.809</text:p>
              </table:table-cell>
              <table:table-cell office:value-type="float" office:value="7.827">
                <text:p>7.827</text:p>
              </table:table-cell>
              <table:table-cell office:value-type="float" office:value="31.526">
                <text:p>31.52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72">
                <text:p>3.72</text:p>
              </table:table-cell>
              <table:table-cell office:value-type="float" office:value="3.624">
                <text:p>3.624</text:p>
              </table:table-cell>
              <table:table-cell office:value-type="float" office:value="3.564">
                <text:p>3.564</text:p>
              </table:table-cell>
              <table:table-cell office:value-type="float" office:value="3.611">
                <text:p>3.611</text:p>
              </table:table-cell>
              <table:table-cell office:value-type="float" office:value="3.606">
                <text:p>3.606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981">
                <text:p>3.981</text:p>
              </table:table-cell>
              <table:table-cell office:value-type="float" office:value="3.863">
                <text:p>3.863</text:p>
              </table:table-cell>
              <table:table-cell office:value-type="float" office:value="3.843">
                <text:p>3.843</text:p>
              </table:table-cell>
              <table:table-cell office:value-type="float" office:value="3.856">
                <text:p>3.856</text:p>
              </table:table-cell>
              <table:table-cell office:value-type="float" office:value="3.853">
                <text:p>3.853</text:p>
              </table:table-cell>
              <table:table-cell office:value-type="float" office:value="6.812">
                <text:p>6.81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222">
                <text:p>4.222</text:p>
              </table:table-cell>
              <table:table-cell office:value-type="float" office:value="4.114">
                <text:p>4.114</text:p>
              </table:table-cell>
              <table:table-cell office:value-type="float" office:value="4.053">
                <text:p>4.053</text:p>
              </table:table-cell>
              <table:table-cell office:value-type="float" office:value="4.078">
                <text:p>4.078</text:p>
              </table:table-cell>
              <table:table-cell office:value-type="float" office:value="4.081">
                <text:p>4.081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.711">
                <text:p>6.711</text:p>
              </table:table-cell>
              <table:table-cell office:value-type="float" office:value="6.498">
                <text:p>6.498</text:p>
              </table:table-cell>
              <table:table-cell office:value-type="float" office:value="6.41">
                <text:p>6.41</text:p>
              </table:table-cell>
              <table:table-cell office:value-type="float" office:value="6.438">
                <text:p>6.438</text:p>
              </table:table-cell>
              <table:table-cell office:value-type="float" office:value="6.468">
                <text:p>6.468</text:p>
              </table:table-cell>
              <table:table-cell office:value-type="float" office:value="8.279">
                <text:p>8.27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062">
                <text:p>7.062</text:p>
              </table:table-cell>
              <table:table-cell office:value-type="float" office:value="6.862">
                <text:p>6.862</text:p>
              </table:table-cell>
              <table:table-cell office:value-type="float" office:value="6.789">
                <text:p>6.789</text:p>
              </table:table-cell>
              <table:table-cell office:value-type="float" office:value="6.794">
                <text:p>6.794</text:p>
              </table:table-cell>
              <table:table-cell office:value-type="float" office:value="6.822">
                <text:p>6.822</text:p>
              </table:table-cell>
              <table:table-cell office:value-type="float" office:value="12.567">
                <text:p>12.56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485">
                <text:p>7.485</text:p>
              </table:table-cell>
              <table:table-cell office:value-type="float" office:value="7.295">
                <text:p>7.295</text:p>
              </table:table-cell>
              <table:table-cell office:value-type="float" office:value="7.17">
                <text:p>7.17</text:p>
              </table:table-cell>
              <table:table-cell office:value-type="float" office:value="7.191">
                <text:p>7.191</text:p>
              </table:table-cell>
              <table:table-cell office:value-type="float" office:value="7.232">
                <text:p>7.232</text:p>
              </table:table-cell>
              <table:table-cell office:value-type="float" office:value="23.249">
                <text:p>23.24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152">
                <text:p>4.152</text:p>
              </table:table-cell>
              <table:table-cell office:value-type="float" office:value="3.99">
                <text:p>3.99</text:p>
              </table:table-cell>
              <table:table-cell office:value-type="float" office:value="3.946">
                <text:p>3.946</text:p>
              </table:table-cell>
              <table:table-cell office:value-type="float" office:value="3.965">
                <text:p>3.965</text:p>
              </table:table-cell>
              <table:table-cell office:value-type="float" office:value="3.973">
                <text:p>3.973</text:p>
              </table:table-cell>
              <table:table-cell office:value-type="float" office:value="5.521">
                <text:p>5.52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384">
                <text:p>4.384</text:p>
              </table:table-cell>
              <table:table-cell office:value-type="float" office:value="4.224">
                <text:p>4.224</text:p>
              </table:table-cell>
              <table:table-cell office:value-type="float" office:value="4.186">
                <text:p>4.186</text:p>
              </table:table-cell>
              <table:table-cell office:value-type="float" office:value="4.192">
                <text:p>4.192</text:p>
              </table:table-cell>
              <table:table-cell office:value-type="float" office:value="4.195">
                <text:p>4.195</text:p>
              </table:table-cell>
              <table:table-cell office:value-type="float" office:value="7.783">
                <text:p>7.783</text:p>
              </table:table-cell>
            </table:table-row>
            <table:table-row>
              <table:table-cell office:value-type="string"/>
              <table:table-cell office:value-type="float" office:value="4.655">
                <text:p>4.655</text:p>
              </table:table-cell>
              <table:table-cell office:value-type="float" office:value="4.492">
                <text:p>4.492</text:p>
              </table:table-cell>
              <table:table-cell office:value-type="float" office:value="4.432">
                <text:p>4.432</text:p>
              </table:table-cell>
              <table:table-cell office:value-type="float" office:value="4.451">
                <text:p>4.451</text:p>
              </table:table-cell>
              <table:table-cell office:value-type="float" office:value="4.471">
                <text:p>4.471</text:p>
              </table:table-cell>
              <table:table-cell office:value-type="float" office:value="13.53">
                <text:p>13.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4 vs 0.5.3</text:p>
        </chart:title>
        <chart:subtitle svg:x="8.863cm" svg:y="1.483cm" chart:style-name="ch3">
          <text:p>Oracle JDK8 b124 - CLQ</text:p>
        </chart:subtitle>
        <chart:plot-area chart:style-name="ch4" table:cell-range-address="Marlin53_vs_54.A4:Marlin53_vs_54.B27 Marlin53_vs_54.H3:Marlin53_vs_54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53_vs_54.A4:Marlin53_vs_54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53_vs_54.H4:Marlin53_vs_54.H27" chart:label-cell-address="Marlin53_vs_54.H3:Marlin53_vs_54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53_vs_54.H3:Marlin53_vs_54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53_vs_54.A4:Marlin53_vs_54.B27</svg:desc>
                </draw:g>
              </table:table-cell>
              <table:table-cell office:value-type="float" office:value="1.08876932329849">
                <text:p>1.08876932329849</text:p>
                <draw:g>
                  <svg:desc>Marlin53_vs_54.H4:Marlin53_vs_54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443826808089">
                <text:p>1.09443826808089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14810693521">
                <text:p>1.081481069352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405877680699">
                <text:p>1.0340587768069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546928450283">
                <text:p>1.0254692845028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616976956126">
                <text:p>1.0161697695612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479269011594">
                <text:p>1.09479269011594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657107904868">
                <text:p>1.09657107904868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276127542183">
                <text:p>1.08276127542183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3688860419864">
                <text:p>0.98368886041986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6340634919249">
                <text:p>0.98634063491924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4370658371131">
                <text:p>0.984370658371131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269312544295">
                <text:p>1.00269312544295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740057187419">
                <text:p>0.99974005718741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468336483932">
                <text:p>0.99468336483932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33940530405">
                <text:p>1.0013394053040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20591861899">
                <text:p>1.0032059186189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4330571303969">
                <text:p>0.99433057130396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5182899292488">
                <text:p>0.99518289929248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535472972973">
                <text:p>0.99535472972973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5463278978637">
                <text:p>0.98546327897863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337850919652">
                <text:p>0.99733785091965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099909990999">
                <text:p>0.99909990999099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8528096441765">
                <text:p>0.9885280964417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